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16.44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17.21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40.34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29.54pt"/>
    </style:style>
    <style:style style:name="co15" style:family="table-column">
      <style:table-column-properties fo:break-before="auto" style:column-width="20.3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55.05pt"/>
    </style:style>
    <style:style style:name="co18" style:family="table-column">
      <style:table-column-properties fo:break-before="auto" style:column-width="61.99pt"/>
    </style:style>
    <style:style style:name="co19" style:family="table-column">
      <style:table-column-properties fo:break-before="auto" style:column-width="55.81pt"/>
    </style:style>
    <style:style style:name="co20" style:family="table-column">
      <style:table-column-properties fo:break-before="auto" style:column-width="50.4pt"/>
    </style:style>
    <style:style style:name="co21" style:family="table-column">
      <style:table-column-properties fo:break-before="auto" style:column-width="51.14pt"/>
    </style:style>
    <style:style style:name="co22" style:family="table-column">
      <style:table-column-properties fo:break-before="auto" style:column-width="24.89pt"/>
    </style:style>
    <style:style style:name="co23" style:family="table-column">
      <style:table-column-properties fo:break-before="auto" style:column-width="34.21pt"/>
    </style:style>
    <style:style style:name="co24" style:family="table-column">
      <style:table-column-properties fo:break-before="auto" style:column-width="49.66pt"/>
    </style:style>
    <style:style style:name="co25" style:family="table-column">
      <style:table-column-properties fo:break-before="auto" style:column-width="51.96pt"/>
    </style:style>
    <style:style style:name="co26" style:family="table-column">
      <style:table-column-properties fo:break-before="auto" style:column-width="44.19pt"/>
    </style:style>
    <style:style style:name="co27" style:family="table-column">
      <style:table-column-properties fo:break-before="auto" style:column-width="32.66pt"/>
    </style:style>
    <style:style style:name="co28" style:family="table-column">
      <style:table-column-properties fo:break-before="auto" style:column-width="38.04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13.44pt"/>
    </style:style>
    <style:style style:name="co31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50"/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ig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19-10-07 17:24:11</text:p>
          </table:table-cell>
          <table:table-cell office:value-type="float" office:value="9990496" calcext:value-type="float">
            <text:p>9990496</text:p>
          </table:table-cell>
          <table:table-cell office:value-type="float" office:value="6656" calcext:value-type="float">
            <text:p>66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739300" calcext:value-type="float">
            <text:p>5739300</text:p>
          </table:table-cell>
          <table:table-cell office:value-type="float" office:value="33376" calcext:value-type="float">
            <text:p>33376</text:p>
          </table:table-cell>
          <table:table-cell office:value-type="float" office:value="9608" calcext:value-type="float">
            <text:p>9608</text:p>
          </table:table-cell>
          <table:table-cell office:value-type="float" office:value="23768" calcext:value-type="float">
            <text:p>237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0464" calcext:value-type="float">
            <text:p>190464</text:p>
          </table:table-cell>
          <table:table-cell office:value-type="float" office:value="1382" calcext:value-type="float">
            <text:p>1382</text:p>
          </table:table-cell>
          <table:table-cell office:value-type="float" office:value="4480" calcext:value-type="float">
            <text:p>4480</text:p>
          </table:table-cell>
          <table:table-cell office:value-type="float" office:value="102" calcext:value-type="float">
            <text:p>102</text:p>
          </table:table-cell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92" calcext:value-type="float">
            <text:p>15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07 17:24:12</text:p>
          </table:table-cell>
          <table:table-cell office:value-type="float" office:value="9912128" calcext:value-type="float">
            <text:p>99121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8388" calcext:value-type="float">
            <text:p>6148388</text:p>
          </table:table-cell>
          <table:table-cell office:value-type="float" office:value="120872" calcext:value-type="float">
            <text:p>120872</text:p>
          </table:table-cell>
          <table:table-cell office:value-type="float" office:value="84432" calcext:value-type="float">
            <text:p>84432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39" calcext:value-type="float">
            <text:p>293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0464" calcext:value-type="float">
            <text:p>190464</text:p>
          </table:table-cell>
          <table:table-cell office:value-type="float" office:value="35079" calcext:value-type="float">
            <text:p>35079</text:p>
          </table:table-cell>
          <table:table-cell office:value-type="float" office:value="13952" calcext:value-type="float">
            <text:p>13952</text:p>
          </table:table-cell>
          <table:table-cell office:value-type="float" office:value="11729" calcext:value-type="float">
            <text:p>11729</text:p>
          </table:table-cell>
          <table:table-cell office:value-type="float" office:value="1664" calcext:value-type="float">
            <text:p>1664</text:p>
          </table:table-cell>
          <table:table-cell office:value-type="float" office:value="1304" calcext:value-type="float">
            <text:p>1304</text:p>
          </table:table-cell>
          <table:table-cell office:value-type="float" office:value="21296" calcext:value-type="float">
            <text:p>21296</text:p>
          </table:table-cell>
          <table:table-cell office:value-type="float" office:value="9280" calcext:value-type="float">
            <text:p>92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13</text:p>
          </table:table-cell>
          <table:table-cell office:value-type="float" office:value="9808400" calcext:value-type="float">
            <text:p>980840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9288" calcext:value-type="float">
            <text:p>6149288</text:p>
          </table:table-cell>
          <table:table-cell office:value-type="float" office:value="229220" calcext:value-type="float">
            <text:p>229220</text:p>
          </table:table-cell>
          <table:table-cell office:value-type="float" office:value="192780" calcext:value-type="float">
            <text:p>192780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0464" calcext:value-type="float">
            <text:p>190464</text:p>
          </table:table-cell>
          <table:table-cell office:value-type="float" office:value="84119" calcext:value-type="float">
            <text:p>84119</text:p>
          </table:table-cell>
          <table:table-cell office:value-type="float" office:value="14976" calcext:value-type="float">
            <text:p>14976</text:p>
          </table:table-cell>
          <table:table-cell office:value-type="float" office:value="12691" calcext:value-type="float">
            <text:p>12691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1296" calcext:value-type="float">
            <text:p>21296</text:p>
          </table:table-cell>
          <table:table-cell office:value-type="float" office:value="11712" calcext:value-type="float">
            <text:p>117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14</text:p>
          </table:table-cell>
          <table:table-cell office:value-type="float" office:value="9763256" calcext:value-type="float">
            <text:p>976325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9288" calcext:value-type="float">
            <text:p>6149288</text:p>
          </table:table-cell>
          <table:table-cell office:value-type="float" office:value="275296" calcext:value-type="float">
            <text:p>275296</text:p>
          </table:table-cell>
          <table:table-cell office:value-type="float" office:value="238796" calcext:value-type="float">
            <text:p>238796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9376" calcext:value-type="float">
            <text:p>229376</text:p>
          </table:table-cell>
          <table:table-cell office:value-type="float" office:value="123467" calcext:value-type="float">
            <text:p>123467</text:p>
          </table:table-cell>
          <table:table-cell office:value-type="float" office:value="14976" calcext:value-type="float">
            <text:p>14976</text:p>
          </table:table-cell>
          <table:table-cell office:value-type="float" office:value="12958" calcext:value-type="float">
            <text:p>12958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1296" calcext:value-type="float">
            <text:p>2129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15</text:p>
          </table:table-cell>
          <table:table-cell office:value-type="float" office:value="9911188" calcext:value-type="float">
            <text:p>991118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9288" calcext:value-type="float">
            <text:p>6149288</text:p>
          </table:table-cell>
          <table:table-cell office:value-type="float" office:value="120960" calcext:value-type="float">
            <text:p>120960</text:p>
          </table:table-cell>
          <table:table-cell office:value-type="float" office:value="84460" calcext:value-type="float">
            <text:p>84460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447" calcext:value-type="float">
            <text:p>4447</text:p>
          </table:table-cell>
          <table:table-cell office:value-type="float" office:value="14976" calcext:value-type="float">
            <text:p>14976</text:p>
          </table:table-cell>
          <table:table-cell office:value-type="float" office:value="13031" calcext:value-type="float">
            <text:p>13031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4960" calcext:value-type="float">
            <text:p>24960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16</text:p>
          </table:table-cell>
          <table:table-cell office:value-type="float" office:value="9915892" calcext:value-type="float">
            <text:p>991589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9288" calcext:value-type="float">
            <text:p>6149288</text:p>
          </table:table-cell>
          <table:table-cell office:value-type="float" office:value="120960" calcext:value-type="float">
            <text:p>120960</text:p>
          </table:table-cell>
          <table:table-cell office:value-type="float" office:value="84460" calcext:value-type="float">
            <text:p>8446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447" calcext:value-type="float">
            <text:p>4447</text:p>
          </table:table-cell>
          <table:table-cell office:value-type="float" office:value="14976" calcext:value-type="float">
            <text:p>14976</text:p>
          </table:table-cell>
          <table:table-cell office:value-type="float" office:value="13031" calcext:value-type="float">
            <text:p>13031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4960" calcext:value-type="float">
            <text:p>24960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17</text:p>
          </table:table-cell>
          <table:table-cell office:value-type="float" office:value="9915900" calcext:value-type="float">
            <text:p>991590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9288" calcext:value-type="float">
            <text:p>6149288</text:p>
          </table:table-cell>
          <table:table-cell office:value-type="float" office:value="120960" calcext:value-type="float">
            <text:p>120960</text:p>
          </table:table-cell>
          <table:table-cell office:value-type="float" office:value="84460" calcext:value-type="float">
            <text:p>8446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447" calcext:value-type="float">
            <text:p>4447</text:p>
          </table:table-cell>
          <table:table-cell office:value-type="float" office:value="14976" calcext:value-type="float">
            <text:p>14976</text:p>
          </table:table-cell>
          <table:table-cell office:value-type="float" office:value="13031" calcext:value-type="float">
            <text:p>13031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4960" calcext:value-type="float">
            <text:p>24960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18</text:p>
          </table:table-cell>
          <table:table-cell office:value-type="float" office:value="9915776" calcext:value-type="float">
            <text:p>991577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9288" calcext:value-type="float">
            <text:p>6149288</text:p>
          </table:table-cell>
          <table:table-cell office:value-type="float" office:value="120960" calcext:value-type="float">
            <text:p>120960</text:p>
          </table:table-cell>
          <table:table-cell office:value-type="float" office:value="84460" calcext:value-type="float">
            <text:p>8446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447" calcext:value-type="float">
            <text:p>4447</text:p>
          </table:table-cell>
          <table:table-cell office:value-type="float" office:value="14976" calcext:value-type="float">
            <text:p>14976</text:p>
          </table:table-cell>
          <table:table-cell office:value-type="float" office:value="13031" calcext:value-type="float">
            <text:p>13031</text:p>
          </table:table-cell>
          <table:table-cell office:value-type="float" office:value="1664" calcext:value-type="float">
            <text:p>1664</text:p>
          </table:table-cell>
          <table:table-cell office:value-type="float" office:value="1305" calcext:value-type="float">
            <text:p>1305</text:p>
          </table:table-cell>
          <table:table-cell office:value-type="float" office:value="24960" calcext:value-type="float">
            <text:p>24960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19</text:p>
          </table:table-cell>
          <table:table-cell office:value-type="float" office:value="9844600" calcext:value-type="float">
            <text:p>984460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4584" calcext:value-type="float">
            <text:p>6204584</text:p>
          </table:table-cell>
          <table:table-cell office:value-type="float" office:value="190300" calcext:value-type="float">
            <text:p>190300</text:p>
          </table:table-cell>
          <table:table-cell office:value-type="float" office:value="153800" calcext:value-type="float">
            <text:p>153800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9154" calcext:value-type="float">
            <text:p>9154</text:p>
          </table:table-cell>
          <table:table-cell office:value-type="float" office:value="75980" calcext:value-type="float">
            <text:p>75980</text:p>
          </table:table-cell>
          <table:table-cell office:value-type="float" office:value="70870" calcext:value-type="float">
            <text:p>70870</text:p>
          </table:table-cell>
          <table:table-cell office:value-type="float" office:value="7168" calcext:value-type="float">
            <text:p>7168</text:p>
          </table:table-cell>
          <table:table-cell office:value-type="float" office:value="5464" calcext:value-type="float">
            <text:p>5464</text:p>
          </table:table-cell>
          <table:table-cell office:value-type="float" office:value="114688" calcext:value-type="float">
            <text:p>11468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65" calcext:value-type="float">
            <text:p>265</text:p>
          </table:table-cell>
          <table:table-cell office:value-type="float" office:value="208" calcext:value-type="float">
            <text:p>208</text:p>
          </table:table-cell>
          <table:table-cell office:value-type="float" office:value="8337" calcext:value-type="float">
            <text:p>8337</text:p>
          </table:table-cell>
          <table:table-cell office:value-type="float" office:value="5354" calcext:value-type="float">
            <text:p>5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20</text:p>
          </table:table-cell>
          <table:table-cell office:value-type="float" office:value="9751456" calcext:value-type="float">
            <text:p>975145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0600" calcext:value-type="float">
            <text:p>6290600</text:p>
          </table:table-cell>
          <table:table-cell office:value-type="float" office:value="285876" calcext:value-type="float">
            <text:p>285876</text:p>
          </table:table-cell>
          <table:table-cell office:value-type="float" office:value="249376" calcext:value-type="float">
            <text:p>249376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10996" calcext:value-type="float">
            <text:p>10996</text:p>
          </table:table-cell>
          <table:table-cell office:value-type="float" office:value="170828" calcext:value-type="float">
            <text:p>170828</text:p>
          </table:table-cell>
          <table:table-cell office:value-type="float" office:value="160446" calcext:value-type="float">
            <text:p>160446</text:p>
          </table:table-cell>
          <table:table-cell office:value-type="float" office:value="15744" calcext:value-type="float">
            <text:p>15744</text:p>
          </table:table-cell>
          <table:table-cell office:value-type="float" office:value="11907" calcext:value-type="float">
            <text:p>11907</text:p>
          </table:table-cell>
          <table:table-cell office:value-type="float" office:value="272556" calcext:value-type="float">
            <text:p>272556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48" calcext:value-type="float">
            <text:p>348</text:p>
          </table:table-cell>
          <table:table-cell office:value-type="float" office:value="208" calcext:value-type="float">
            <text:p>208</text:p>
          </table:table-cell>
          <table:table-cell office:value-type="float" office:value="16629" calcext:value-type="float">
            <text:p>16629</text:p>
          </table:table-cell>
          <table:table-cell office:value-type="float" office:value="8292" calcext:value-type="float">
            <text:p>8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21</text:p>
          </table:table-cell>
          <table:table-cell office:value-type="float" office:value="9657116" calcext:value-type="float">
            <text:p>965711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78664" calcext:value-type="float">
            <text:p>6378664</text:p>
          </table:table-cell>
          <table:table-cell office:value-type="float" office:value="379904" calcext:value-type="float">
            <text:p>379904</text:p>
          </table:table-cell>
          <table:table-cell office:value-type="float" office:value="343404" calcext:value-type="float">
            <text:p>343404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9364" calcext:value-type="float">
            <text:p>9364</text:p>
          </table:table-cell>
          <table:table-cell office:value-type="float" office:value="268108" calcext:value-type="float">
            <text:p>268108</text:p>
          </table:table-cell>
          <table:table-cell office:value-type="float" office:value="252034" calcext:value-type="float">
            <text:p>252034</text:p>
          </table:table-cell>
          <table:table-cell office:value-type="float" office:value="24704" calcext:value-type="float">
            <text:p>24704</text:p>
          </table:table-cell>
          <table:table-cell office:value-type="float" office:value="18494" calcext:value-type="float">
            <text:p>18494</text:p>
          </table:table-cell>
          <table:table-cell office:value-type="float" office:value="446208" calcext:value-type="float">
            <text:p>446208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33" calcext:value-type="float">
            <text:p>433</text:p>
          </table:table-cell>
          <table:table-cell office:value-type="float" office:value="208" calcext:value-type="float">
            <text:p>208</text:p>
          </table:table-cell>
          <table:table-cell office:value-type="float" office:value="25107" calcext:value-type="float">
            <text:p>25107</text:p>
          </table:table-cell>
          <table:table-cell office:value-type="float" office:value="8478" calcext:value-type="float">
            <text:p>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22</text:p>
          </table:table-cell>
          <table:table-cell office:value-type="float" office:value="9569828" calcext:value-type="float">
            <text:p>95698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60584" calcext:value-type="float">
            <text:p>6460584</text:p>
          </table:table-cell>
          <table:table-cell office:value-type="float" office:value="466920" calcext:value-type="float">
            <text:p>466920</text:p>
          </table:table-cell>
          <table:table-cell office:value-type="float" office:value="430420" calcext:value-type="float">
            <text:p>430420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2528" calcext:value-type="float">
            <text:p>22528</text:p>
          </table:table-cell>
          <table:table-cell office:value-type="float" office:value="12068" calcext:value-type="float">
            <text:p>12068</text:p>
          </table:table-cell>
          <table:table-cell office:value-type="float" office:value="357580" calcext:value-type="float">
            <text:p>357580</text:p>
          </table:table-cell>
          <table:table-cell office:value-type="float" office:value="336678" calcext:value-type="float">
            <text:p>336678</text:p>
          </table:table-cell>
          <table:table-cell office:value-type="float" office:value="32768" calcext:value-type="float">
            <text:p>32768</text:p>
          </table:table-cell>
          <table:table-cell office:value-type="float" office:value="24581" calcext:value-type="float">
            <text:p>24581</text:p>
          </table:table-cell>
          <table:table-cell office:value-type="float" office:value="569728" calcext:value-type="float">
            <text:p>569728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11" calcext:value-type="float">
            <text:p>511</text:p>
          </table:table-cell>
          <table:table-cell office:value-type="float" office:value="208" calcext:value-type="float">
            <text:p>208</text:p>
          </table:table-cell>
          <table:table-cell office:value-type="float" office:value="32944" calcext:value-type="float">
            <text:p>32944</text:p>
          </table:table-cell>
          <table:table-cell office:value-type="float" office:value="7837" calcext:value-type="float">
            <text:p>7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23</text:p>
          </table:table-cell>
          <table:table-cell office:value-type="float" office:value="9464428" calcext:value-type="float">
            <text:p>94644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48648" calcext:value-type="float">
            <text:p>6548648</text:p>
          </table:table-cell>
          <table:table-cell office:value-type="float" office:value="571992" calcext:value-type="float">
            <text:p>571992</text:p>
          </table:table-cell>
          <table:table-cell office:value-type="float" office:value="535492" calcext:value-type="float">
            <text:p>535492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7520" calcext:value-type="float">
            <text:p>107520</text:p>
          </table:table-cell>
          <table:table-cell office:value-type="float" office:value="22450" calcext:value-type="float">
            <text:p>22450</text:p>
          </table:table-cell>
          <table:table-cell office:value-type="float" office:value="453836" calcext:value-type="float">
            <text:p>453836</text:p>
          </table:table-cell>
          <table:table-cell office:value-type="float" office:value="427530" calcext:value-type="float">
            <text:p>427530</text:p>
          </table:table-cell>
          <table:table-cell office:value-type="float" office:value="41472" calcext:value-type="float">
            <text:p>41472</text:p>
          </table:table-cell>
          <table:table-cell office:value-type="float" office:value="31115" calcext:value-type="float">
            <text:p>31115</text:p>
          </table:table-cell>
          <table:table-cell office:value-type="float" office:value="700288" calcext:value-type="float">
            <text:p>700288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95" calcext:value-type="float">
            <text:p>595</text:p>
          </table:table-cell>
          <table:table-cell office:value-type="float" office:value="208" calcext:value-type="float">
            <text:p>208</text:p>
          </table:table-cell>
          <table:table-cell office:value-type="float" office:value="41355" calcext:value-type="float">
            <text:p>41355</text:p>
          </table:table-cell>
          <table:table-cell office:value-type="float" office:value="8411" calcext:value-type="float">
            <text:p>8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24</text:p>
          </table:table-cell>
          <table:table-cell office:value-type="float" office:value="9453520" calcext:value-type="float">
            <text:p>945352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80172" calcext:value-type="float">
            <text:p>580172</text:p>
          </table:table-cell>
          <table:table-cell office:value-type="float" office:value="543672" calcext:value-type="float">
            <text:p>543672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6" calcext:value-type="float">
            <text:p>12076</text:p>
          </table:table-cell>
          <table:table-cell office:value-type="float" office:value="472524" calcext:value-type="float">
            <text:p>4725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25</text:p>
          </table:table-cell>
          <table:table-cell office:value-type="float" office:value="9455676" calcext:value-type="float">
            <text:p>945567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80172" calcext:value-type="float">
            <text:p>580172</text:p>
          </table:table-cell>
          <table:table-cell office:value-type="float" office:value="543672" calcext:value-type="float">
            <text:p>54367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6" calcext:value-type="float">
            <text:p>12076</text:p>
          </table:table-cell>
          <table:table-cell office:value-type="float" office:value="472524" calcext:value-type="float">
            <text:p>4725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26</text:p>
          </table:table-cell>
          <table:table-cell office:value-type="float" office:value="9455676" calcext:value-type="float">
            <text:p>945567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80172" calcext:value-type="float">
            <text:p>580172</text:p>
          </table:table-cell>
          <table:table-cell office:value-type="float" office:value="543672" calcext:value-type="float">
            <text:p>54367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6" calcext:value-type="float">
            <text:p>12076</text:p>
          </table:table-cell>
          <table:table-cell office:value-type="float" office:value="472524" calcext:value-type="float">
            <text:p>4725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27</text:p>
          </table:table-cell>
          <table:table-cell office:value-type="float" office:value="9455628" calcext:value-type="float">
            <text:p>94556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80172" calcext:value-type="float">
            <text:p>580172</text:p>
          </table:table-cell>
          <table:table-cell office:value-type="float" office:value="543672" calcext:value-type="float">
            <text:p>54367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6" calcext:value-type="float">
            <text:p>12076</text:p>
          </table:table-cell>
          <table:table-cell office:value-type="float" office:value="472524" calcext:value-type="float">
            <text:p>4725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28</text:p>
          </table:table-cell>
          <table:table-cell office:value-type="float" office:value="9453520" calcext:value-type="float">
            <text:p>945352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80172" calcext:value-type="float">
            <text:p>580172</text:p>
          </table:table-cell>
          <table:table-cell office:value-type="float" office:value="543672" calcext:value-type="float">
            <text:p>54367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6" calcext:value-type="float">
            <text:p>12076</text:p>
          </table:table-cell>
          <table:table-cell office:value-type="float" office:value="472524" calcext:value-type="float">
            <text:p>4725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29</text:p>
          </table:table-cell>
          <table:table-cell office:value-type="float" office:value="9453520" calcext:value-type="float">
            <text:p>945352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80172" calcext:value-type="float">
            <text:p>580172</text:p>
          </table:table-cell>
          <table:table-cell office:value-type="float" office:value="543672" calcext:value-type="float">
            <text:p>54367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6" calcext:value-type="float">
            <text:p>12076</text:p>
          </table:table-cell>
          <table:table-cell office:value-type="float" office:value="472524" calcext:value-type="float">
            <text:p>4725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30</text:p>
          </table:table-cell>
          <table:table-cell office:value-type="float" office:value="9453520" calcext:value-type="float">
            <text:p>945352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80172" calcext:value-type="float">
            <text:p>580172</text:p>
          </table:table-cell>
          <table:table-cell office:value-type="float" office:value="543672" calcext:value-type="float">
            <text:p>54367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6" calcext:value-type="float">
            <text:p>12076</text:p>
          </table:table-cell>
          <table:table-cell office:value-type="float" office:value="472524" calcext:value-type="float">
            <text:p>4725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31</text:p>
          </table:table-cell>
          <table:table-cell office:value-type="float" office:value="9456124" calcext:value-type="float">
            <text:p>94561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80172" calcext:value-type="float">
            <text:p>580172</text:p>
          </table:table-cell>
          <table:table-cell office:value-type="float" office:value="543672" calcext:value-type="float">
            <text:p>54367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6" calcext:value-type="float">
            <text:p>12076</text:p>
          </table:table-cell>
          <table:table-cell office:value-type="float" office:value="472524" calcext:value-type="float">
            <text:p>472524</text:p>
          </table:table-cell>
          <table:table-cell office:value-type="float" office:value="445125" calcext:value-type="float">
            <text:p>445125</text:p>
          </table:table-cell>
          <table:table-cell office:value-type="float" office:value="43264" calcext:value-type="float">
            <text:p>43264</text:p>
          </table:table-cell>
          <table:table-cell office:value-type="float" office:value="32380" calcext:value-type="float">
            <text:p>3238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32</text:p>
          </table:table-cell>
          <table:table-cell office:value-type="float" office:value="9451288" calcext:value-type="float">
            <text:p>945128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80136" calcext:value-type="float">
            <text:p>580136</text:p>
          </table:table-cell>
          <table:table-cell office:value-type="float" office:value="543636" calcext:value-type="float">
            <text:p>543636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4" calcext:value-type="float">
            <text:p>10614</text:p>
          </table:table-cell>
          <table:table-cell office:value-type="float" office:value="472524" calcext:value-type="float">
            <text:p>472524</text:p>
          </table:table-cell>
          <table:table-cell office:value-type="float" office:value="358712" calcext:value-type="float">
            <text:p>358712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07 17:24:33</text:p>
          </table:table-cell>
          <table:table-cell office:value-type="float" office:value="9451288" calcext:value-type="float">
            <text:p>945128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80136" calcext:value-type="float">
            <text:p>580136</text:p>
          </table:table-cell>
          <table:table-cell office:value-type="float" office:value="543636" calcext:value-type="float">
            <text:p>54363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4" calcext:value-type="float">
            <text:p>10614</text:p>
          </table:table-cell>
          <table:table-cell office:value-type="float" office:value="472524" calcext:value-type="float">
            <text:p>472524</text:p>
          </table:table-cell>
          <table:table-cell office:value-type="float" office:value="358712" calcext:value-type="float">
            <text:p>358712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34</text:p>
          </table:table-cell>
          <table:table-cell office:value-type="float" office:value="9451288" calcext:value-type="float">
            <text:p>945128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80136" calcext:value-type="float">
            <text:p>580136</text:p>
          </table:table-cell>
          <table:table-cell office:value-type="float" office:value="543636" calcext:value-type="float">
            <text:p>54363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4" calcext:value-type="float">
            <text:p>10614</text:p>
          </table:table-cell>
          <table:table-cell office:value-type="float" office:value="472524" calcext:value-type="float">
            <text:p>472524</text:p>
          </table:table-cell>
          <table:table-cell office:value-type="float" office:value="358712" calcext:value-type="float">
            <text:p>358712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35</text:p>
          </table:table-cell>
          <table:table-cell office:value-type="float" office:value="9451288" calcext:value-type="float">
            <text:p>945128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80136" calcext:value-type="float">
            <text:p>580136</text:p>
          </table:table-cell>
          <table:table-cell office:value-type="float" office:value="543636" calcext:value-type="float">
            <text:p>54363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4" calcext:value-type="float">
            <text:p>10614</text:p>
          </table:table-cell>
          <table:table-cell office:value-type="float" office:value="472524" calcext:value-type="float">
            <text:p>472524</text:p>
          </table:table-cell>
          <table:table-cell office:value-type="float" office:value="358712" calcext:value-type="float">
            <text:p>358712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36</text:p>
          </table:table-cell>
          <table:table-cell office:value-type="float" office:value="9452904" calcext:value-type="float">
            <text:p>945290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80136" calcext:value-type="float">
            <text:p>580136</text:p>
          </table:table-cell>
          <table:table-cell office:value-type="float" office:value="543636" calcext:value-type="float">
            <text:p>54363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4" calcext:value-type="float">
            <text:p>10614</text:p>
          </table:table-cell>
          <table:table-cell office:value-type="float" office:value="472524" calcext:value-type="float">
            <text:p>472524</text:p>
          </table:table-cell>
          <table:table-cell office:value-type="float" office:value="358712" calcext:value-type="float">
            <text:p>358712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37</text:p>
          </table:table-cell>
          <table:table-cell office:value-type="float" office:value="9452904" calcext:value-type="float">
            <text:p>945290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80136" calcext:value-type="float">
            <text:p>580136</text:p>
          </table:table-cell>
          <table:table-cell office:value-type="float" office:value="543636" calcext:value-type="float">
            <text:p>54363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4" calcext:value-type="float">
            <text:p>10614</text:p>
          </table:table-cell>
          <table:table-cell office:value-type="float" office:value="472524" calcext:value-type="float">
            <text:p>472524</text:p>
          </table:table-cell>
          <table:table-cell office:value-type="float" office:value="358712" calcext:value-type="float">
            <text:p>358712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38</text:p>
          </table:table-cell>
          <table:table-cell office:value-type="float" office:value="9452936" calcext:value-type="float">
            <text:p>945293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80136" calcext:value-type="float">
            <text:p>580136</text:p>
          </table:table-cell>
          <table:table-cell office:value-type="float" office:value="543636" calcext:value-type="float">
            <text:p>54363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4" calcext:value-type="float">
            <text:p>10614</text:p>
          </table:table-cell>
          <table:table-cell office:value-type="float" office:value="472524" calcext:value-type="float">
            <text:p>472524</text:p>
          </table:table-cell>
          <table:table-cell office:value-type="float" office:value="358712" calcext:value-type="float">
            <text:p>358712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39</text:p>
          </table:table-cell>
          <table:table-cell office:value-type="float" office:value="9452564" calcext:value-type="float">
            <text:p>945256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5032" calcext:value-type="float">
            <text:p>6565032</text:p>
          </table:table-cell>
          <table:table-cell office:value-type="float" office:value="580136" calcext:value-type="float">
            <text:p>580136</text:p>
          </table:table-cell>
          <table:table-cell office:value-type="float" office:value="543636" calcext:value-type="float">
            <text:p>54363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4" calcext:value-type="float">
            <text:p>10614</text:p>
          </table:table-cell>
          <table:table-cell office:value-type="float" office:value="472524" calcext:value-type="float">
            <text:p>472524</text:p>
          </table:table-cell>
          <table:table-cell office:value-type="float" office:value="358712" calcext:value-type="float">
            <text:p>358712</text:p>
          </table:table-cell>
          <table:table-cell office:value-type="float" office:value="43264" calcext:value-type="float">
            <text:p>43264</text:p>
          </table:table-cell>
          <table:table-cell office:value-type="float" office:value="26165" calcext:value-type="float">
            <text:p>2616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40</text:p>
          </table:table-cell>
          <table:table-cell office:value-type="float" office:value="9455912" calcext:value-type="float">
            <text:p>945591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8888" calcext:value-type="float">
            <text:p>6558888</text:p>
          </table:table-cell>
          <table:table-cell office:value-type="float" office:value="574420" calcext:value-type="float">
            <text:p>574420</text:p>
          </table:table-cell>
          <table:table-cell office:value-type="float" office:value="537920" calcext:value-type="float">
            <text:p>537920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12" calcext:value-type="float">
            <text:p>9112</text:p>
          </table:table-cell>
          <table:table-cell office:value-type="float" office:value="466380" calcext:value-type="float">
            <text:p>466380</text:p>
          </table:table-cell>
          <table:table-cell office:value-type="float" office:value="272299" calcext:value-type="float">
            <text:p>272299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07 17:24:41</text:p>
          </table:table-cell>
          <table:table-cell office:value-type="float" office:value="9455912" calcext:value-type="float">
            <text:p>945591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8888" calcext:value-type="float">
            <text:p>6558888</text:p>
          </table:table-cell>
          <table:table-cell office:value-type="float" office:value="574420" calcext:value-type="float">
            <text:p>574420</text:p>
          </table:table-cell>
          <table:table-cell office:value-type="float" office:value="537920" calcext:value-type="float">
            <text:p>53792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12" calcext:value-type="float">
            <text:p>9112</text:p>
          </table:table-cell>
          <table:table-cell office:value-type="float" office:value="466380" calcext:value-type="float">
            <text:p>466380</text:p>
          </table:table-cell>
          <table:table-cell office:value-type="float" office:value="272299" calcext:value-type="float">
            <text:p>272299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42</text:p>
          </table:table-cell>
          <table:table-cell office:value-type="float" office:value="9461244" calcext:value-type="float">
            <text:p>94612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8888" calcext:value-type="float">
            <text:p>6558888</text:p>
          </table:table-cell>
          <table:table-cell office:value-type="float" office:value="574420" calcext:value-type="float">
            <text:p>574420</text:p>
          </table:table-cell>
          <table:table-cell office:value-type="float" office:value="537920" calcext:value-type="float">
            <text:p>53792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12" calcext:value-type="float">
            <text:p>9112</text:p>
          </table:table-cell>
          <table:table-cell office:value-type="float" office:value="466380" calcext:value-type="float">
            <text:p>466380</text:p>
          </table:table-cell>
          <table:table-cell office:value-type="float" office:value="272299" calcext:value-type="float">
            <text:p>272299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43</text:p>
          </table:table-cell>
          <table:table-cell office:value-type="float" office:value="9461244" calcext:value-type="float">
            <text:p>94612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8888" calcext:value-type="float">
            <text:p>6558888</text:p>
          </table:table-cell>
          <table:table-cell office:value-type="float" office:value="574420" calcext:value-type="float">
            <text:p>574420</text:p>
          </table:table-cell>
          <table:table-cell office:value-type="float" office:value="537920" calcext:value-type="float">
            <text:p>53792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12" calcext:value-type="float">
            <text:p>9112</text:p>
          </table:table-cell>
          <table:table-cell office:value-type="float" office:value="466380" calcext:value-type="float">
            <text:p>466380</text:p>
          </table:table-cell>
          <table:table-cell office:value-type="float" office:value="272299" calcext:value-type="float">
            <text:p>272299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44</text:p>
          </table:table-cell>
          <table:table-cell office:value-type="float" office:value="9459136" calcext:value-type="float">
            <text:p>945913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8888" calcext:value-type="float">
            <text:p>6558888</text:p>
          </table:table-cell>
          <table:table-cell office:value-type="float" office:value="574420" calcext:value-type="float">
            <text:p>574420</text:p>
          </table:table-cell>
          <table:table-cell office:value-type="float" office:value="537920" calcext:value-type="float">
            <text:p>53792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12" calcext:value-type="float">
            <text:p>9112</text:p>
          </table:table-cell>
          <table:table-cell office:value-type="float" office:value="466380" calcext:value-type="float">
            <text:p>466380</text:p>
          </table:table-cell>
          <table:table-cell office:value-type="float" office:value="272300" calcext:value-type="float">
            <text:p>272300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45</text:p>
          </table:table-cell>
          <table:table-cell office:value-type="float" office:value="9461244" calcext:value-type="float">
            <text:p>94612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8888" calcext:value-type="float">
            <text:p>6558888</text:p>
          </table:table-cell>
          <table:table-cell office:value-type="float" office:value="574420" calcext:value-type="float">
            <text:p>574420</text:p>
          </table:table-cell>
          <table:table-cell office:value-type="float" office:value="537920" calcext:value-type="float">
            <text:p>53792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12" calcext:value-type="float">
            <text:p>9112</text:p>
          </table:table-cell>
          <table:table-cell office:value-type="float" office:value="466380" calcext:value-type="float">
            <text:p>466380</text:p>
          </table:table-cell>
          <table:table-cell office:value-type="float" office:value="272300" calcext:value-type="float">
            <text:p>272300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46</text:p>
          </table:table-cell>
          <table:table-cell office:value-type="float" office:value="9461740" calcext:value-type="float">
            <text:p>94617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8888" calcext:value-type="float">
            <text:p>6558888</text:p>
          </table:table-cell>
          <table:table-cell office:value-type="float" office:value="574420" calcext:value-type="float">
            <text:p>574420</text:p>
          </table:table-cell>
          <table:table-cell office:value-type="float" office:value="537920" calcext:value-type="float">
            <text:p>53792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12" calcext:value-type="float">
            <text:p>9112</text:p>
          </table:table-cell>
          <table:table-cell office:value-type="float" office:value="466380" calcext:value-type="float">
            <text:p>466380</text:p>
          </table:table-cell>
          <table:table-cell office:value-type="float" office:value="272300" calcext:value-type="float">
            <text:p>272300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47</text:p>
          </table:table-cell>
          <table:table-cell office:value-type="float" office:value="9461368" calcext:value-type="float">
            <text:p>946136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8888" calcext:value-type="float">
            <text:p>6558888</text:p>
          </table:table-cell>
          <table:table-cell office:value-type="float" office:value="574420" calcext:value-type="float">
            <text:p>574420</text:p>
          </table:table-cell>
          <table:table-cell office:value-type="float" office:value="537920" calcext:value-type="float">
            <text:p>53792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12" calcext:value-type="float">
            <text:p>9112</text:p>
          </table:table-cell>
          <table:table-cell office:value-type="float" office:value="466380" calcext:value-type="float">
            <text:p>466380</text:p>
          </table:table-cell>
          <table:table-cell office:value-type="float" office:value="272300" calcext:value-type="float">
            <text:p>272300</text:p>
          </table:table-cell>
          <table:table-cell office:value-type="float" office:value="43264" calcext:value-type="float">
            <text:p>43264</text:p>
          </table:table-cell>
          <table:table-cell office:value-type="float" office:value="19950" calcext:value-type="float">
            <text:p>1995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48</text:p>
          </table:table-cell>
          <table:table-cell office:value-type="float" office:value="9495592" calcext:value-type="float">
            <text:p>949559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7928" calcext:value-type="float">
            <text:p>6517928</text:p>
          </table:table-cell>
          <table:table-cell office:value-type="float" office:value="535124" calcext:value-type="float">
            <text:p>535124</text:p>
          </table:table-cell>
          <table:table-cell office:value-type="float" office:value="498624" calcext:value-type="float">
            <text:p>498624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50" calcext:value-type="float">
            <text:p>7650</text:p>
          </table:table-cell>
          <table:table-cell office:value-type="float" office:value="425420" calcext:value-type="float">
            <text:p>425420</text:p>
          </table:table-cell>
          <table:table-cell office:value-type="float" office:value="185887" calcext:value-type="float">
            <text:p>185887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07 17:24:49</text:p>
          </table:table-cell>
          <table:table-cell office:value-type="float" office:value="9497976" calcext:value-type="float">
            <text:p>949797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7928" calcext:value-type="float">
            <text:p>6517928</text:p>
          </table:table-cell>
          <table:table-cell office:value-type="float" office:value="535124" calcext:value-type="float">
            <text:p>535124</text:p>
          </table:table-cell>
          <table:table-cell office:value-type="float" office:value="498624" calcext:value-type="float">
            <text:p>498624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50" calcext:value-type="float">
            <text:p>7650</text:p>
          </table:table-cell>
          <table:table-cell office:value-type="float" office:value="425420" calcext:value-type="float">
            <text:p>425420</text:p>
          </table:table-cell>
          <table:table-cell office:value-type="float" office:value="185887" calcext:value-type="float">
            <text:p>185887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50</text:p>
          </table:table-cell>
          <table:table-cell office:value-type="float" office:value="9497984" calcext:value-type="float">
            <text:p>949798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7928" calcext:value-type="float">
            <text:p>6517928</text:p>
          </table:table-cell>
          <table:table-cell office:value-type="float" office:value="535124" calcext:value-type="float">
            <text:p>535124</text:p>
          </table:table-cell>
          <table:table-cell office:value-type="float" office:value="498624" calcext:value-type="float">
            <text:p>498624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50" calcext:value-type="float">
            <text:p>7650</text:p>
          </table:table-cell>
          <table:table-cell office:value-type="float" office:value="425420" calcext:value-type="float">
            <text:p>425420</text:p>
          </table:table-cell>
          <table:table-cell office:value-type="float" office:value="185887" calcext:value-type="float">
            <text:p>185887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51</text:p>
          </table:table-cell>
          <table:table-cell office:value-type="float" office:value="9500588" calcext:value-type="float">
            <text:p>950058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7928" calcext:value-type="float">
            <text:p>6517928</text:p>
          </table:table-cell>
          <table:table-cell office:value-type="float" office:value="535124" calcext:value-type="float">
            <text:p>535124</text:p>
          </table:table-cell>
          <table:table-cell office:value-type="float" office:value="498624" calcext:value-type="float">
            <text:p>498624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50" calcext:value-type="float">
            <text:p>7650</text:p>
          </table:table-cell>
          <table:table-cell office:value-type="float" office:value="425420" calcext:value-type="float">
            <text:p>425420</text:p>
          </table:table-cell>
          <table:table-cell office:value-type="float" office:value="185887" calcext:value-type="float">
            <text:p>185887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52</text:p>
          </table:table-cell>
          <table:table-cell office:value-type="float" office:value="9498480" calcext:value-type="float">
            <text:p>949848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7928" calcext:value-type="float">
            <text:p>6517928</text:p>
          </table:table-cell>
          <table:table-cell office:value-type="float" office:value="535124" calcext:value-type="float">
            <text:p>535124</text:p>
          </table:table-cell>
          <table:table-cell office:value-type="float" office:value="498624" calcext:value-type="float">
            <text:p>498624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50" calcext:value-type="float">
            <text:p>7650</text:p>
          </table:table-cell>
          <table:table-cell office:value-type="float" office:value="425420" calcext:value-type="float">
            <text:p>425420</text:p>
          </table:table-cell>
          <table:table-cell office:value-type="float" office:value="185887" calcext:value-type="float">
            <text:p>185887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53</text:p>
          </table:table-cell>
          <table:table-cell office:value-type="float" office:value="9498480" calcext:value-type="float">
            <text:p>949848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7928" calcext:value-type="float">
            <text:p>6517928</text:p>
          </table:table-cell>
          <table:table-cell office:value-type="float" office:value="535124" calcext:value-type="float">
            <text:p>535124</text:p>
          </table:table-cell>
          <table:table-cell office:value-type="float" office:value="498624" calcext:value-type="float">
            <text:p>498624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50" calcext:value-type="float">
            <text:p>7650</text:p>
          </table:table-cell>
          <table:table-cell office:value-type="float" office:value="425420" calcext:value-type="float">
            <text:p>425420</text:p>
          </table:table-cell>
          <table:table-cell office:value-type="float" office:value="185887" calcext:value-type="float">
            <text:p>185887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54</text:p>
          </table:table-cell>
          <table:table-cell office:value-type="float" office:value="9498356" calcext:value-type="float">
            <text:p>949835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7928" calcext:value-type="float">
            <text:p>6517928</text:p>
          </table:table-cell>
          <table:table-cell office:value-type="float" office:value="535124" calcext:value-type="float">
            <text:p>535124</text:p>
          </table:table-cell>
          <table:table-cell office:value-type="float" office:value="498624" calcext:value-type="float">
            <text:p>498624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50" calcext:value-type="float">
            <text:p>7650</text:p>
          </table:table-cell>
          <table:table-cell office:value-type="float" office:value="425420" calcext:value-type="float">
            <text:p>425420</text:p>
          </table:table-cell>
          <table:table-cell office:value-type="float" office:value="185887" calcext:value-type="float">
            <text:p>185887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55</text:p>
          </table:table-cell>
          <table:table-cell office:value-type="float" office:value="9498356" calcext:value-type="float">
            <text:p>949835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17928" calcext:value-type="float">
            <text:p>6517928</text:p>
          </table:table-cell>
          <table:table-cell office:value-type="float" office:value="535124" calcext:value-type="float">
            <text:p>535124</text:p>
          </table:table-cell>
          <table:table-cell office:value-type="float" office:value="498624" calcext:value-type="float">
            <text:p>498624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50" calcext:value-type="float">
            <text:p>7650</text:p>
          </table:table-cell>
          <table:table-cell office:value-type="float" office:value="425420" calcext:value-type="float">
            <text:p>425420</text:p>
          </table:table-cell>
          <table:table-cell office:value-type="float" office:value="185887" calcext:value-type="float">
            <text:p>185887</text:p>
          </table:table-cell>
          <table:table-cell office:value-type="float" office:value="43264" calcext:value-type="float">
            <text:p>43264</text:p>
          </table:table-cell>
          <table:table-cell office:value-type="float" office:value="13735" calcext:value-type="float">
            <text:p>13735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56</text:p>
          </table:table-cell>
          <table:table-cell office:value-type="float" office:value="9539284" calcext:value-type="float">
            <text:p>953928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07 17:24:57</text:p>
          </table:table-cell>
          <table:table-cell office:value-type="float" office:value="9541892" calcext:value-type="float">
            <text:p>954189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58</text:p>
          </table:table-cell>
          <table:table-cell office:value-type="float" office:value="9544004" calcext:value-type="float">
            <text:p>954400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4:59</text:p>
          </table:table-cell>
          <table:table-cell office:value-type="float" office:value="9544004" calcext:value-type="float">
            <text:p>954400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00</text:p>
          </table:table-cell>
          <table:table-cell office:value-type="float" office:value="9542020" calcext:value-type="float">
            <text:p>954202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01</text:p>
          </table:table-cell>
          <table:table-cell office:value-type="float" office:value="9541896" calcext:value-type="float">
            <text:p>954189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02</text:p>
          </table:table-cell>
          <table:table-cell office:value-type="float" office:value="9541896" calcext:value-type="float">
            <text:p>954189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03</text:p>
          </table:table-cell>
          <table:table-cell office:value-type="float" office:value="9544376" calcext:value-type="float">
            <text:p>954437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04</text:p>
          </table:table-cell>
          <table:table-cell office:value-type="float" office:value="9544380" calcext:value-type="float">
            <text:p>954438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05</text:p>
          </table:table-cell>
          <table:table-cell office:value-type="float" office:value="9544380" calcext:value-type="float">
            <text:p>954438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06</text:p>
          </table:table-cell>
          <table:table-cell office:value-type="float" office:value="9544384" calcext:value-type="float">
            <text:p>954438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07</text:p>
          </table:table-cell>
          <table:table-cell office:value-type="float" office:value="9544136" calcext:value-type="float">
            <text:p>954413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08</text:p>
          </table:table-cell>
          <table:table-cell office:value-type="float" office:value="9544136" calcext:value-type="float">
            <text:p>954413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09</text:p>
          </table:table-cell>
          <table:table-cell office:value-type="float" office:value="9544136" calcext:value-type="float">
            <text:p>954413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10</text:p>
          </table:table-cell>
          <table:table-cell office:value-type="float" office:value="9544012" calcext:value-type="float">
            <text:p>954401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11</text:p>
          </table:table-cell>
          <table:table-cell office:value-type="float" office:value="9544012" calcext:value-type="float">
            <text:p>954401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12</text:p>
          </table:table-cell>
          <table:table-cell office:value-type="float" office:value="9544012" calcext:value-type="float">
            <text:p>954401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13</text:p>
          </table:table-cell>
          <table:table-cell office:value-type="float" office:value="9544012" calcext:value-type="float">
            <text:p>954401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14</text:p>
          </table:table-cell>
          <table:table-cell office:value-type="float" office:value="9544020" calcext:value-type="float">
            <text:p>954402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15</text:p>
          </table:table-cell>
          <table:table-cell office:value-type="float" office:value="9544020" calcext:value-type="float">
            <text:p>954402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16</text:p>
          </table:table-cell>
          <table:table-cell office:value-type="float" office:value="9543896" calcext:value-type="float">
            <text:p>954389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17</text:p>
          </table:table-cell>
          <table:table-cell office:value-type="float" office:value="9543908" calcext:value-type="float">
            <text:p>954390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18</text:p>
          </table:table-cell>
          <table:table-cell office:value-type="float" office:value="9543924" calcext:value-type="float">
            <text:p>95439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19</text:p>
          </table:table-cell>
          <table:table-cell office:value-type="float" office:value="9543928" calcext:value-type="float">
            <text:p>95439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20</text:p>
          </table:table-cell>
          <table:table-cell office:value-type="float" office:value="9543928" calcext:value-type="float">
            <text:p>95439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21</text:p>
          </table:table-cell>
          <table:table-cell office:value-type="float" office:value="9543432" calcext:value-type="float">
            <text:p>95434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22</text:p>
          </table:table-cell>
          <table:table-cell office:value-type="float" office:value="9543432" calcext:value-type="float">
            <text:p>95434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23</text:p>
          </table:table-cell>
          <table:table-cell office:value-type="float" office:value="9543432" calcext:value-type="float">
            <text:p>95434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24</text:p>
          </table:table-cell>
          <table:table-cell office:value-type="float" office:value="9543436" calcext:value-type="float">
            <text:p>954343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25</text:p>
          </table:table-cell>
          <table:table-cell office:value-type="float" office:value="9543436" calcext:value-type="float">
            <text:p>954343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26</text:p>
          </table:table-cell>
          <table:table-cell office:value-type="float" office:value="9543436" calcext:value-type="float">
            <text:p>954343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27</text:p>
          </table:table-cell>
          <table:table-cell office:value-type="float" office:value="9543436" calcext:value-type="float">
            <text:p>954343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28</text:p>
          </table:table-cell>
          <table:table-cell office:value-type="float" office:value="9543436" calcext:value-type="float">
            <text:p>954343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29</text:p>
          </table:table-cell>
          <table:table-cell office:value-type="float" office:value="9543436" calcext:value-type="float">
            <text:p>954343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30</text:p>
          </table:table-cell>
          <table:table-cell office:value-type="float" office:value="9543436" calcext:value-type="float">
            <text:p>954343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31</text:p>
          </table:table-cell>
          <table:table-cell office:value-type="float" office:value="9543440" calcext:value-type="float">
            <text:p>95434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32</text:p>
          </table:table-cell>
          <table:table-cell office:value-type="float" office:value="9543440" calcext:value-type="float">
            <text:p>95434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33</text:p>
          </table:table-cell>
          <table:table-cell office:value-type="float" office:value="9543440" calcext:value-type="float">
            <text:p>95434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34</text:p>
          </table:table-cell>
          <table:table-cell office:value-type="float" office:value="9543440" calcext:value-type="float">
            <text:p>95434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35</text:p>
          </table:table-cell>
          <table:table-cell office:value-type="float" office:value="9543316" calcext:value-type="float">
            <text:p>954331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36</text:p>
          </table:table-cell>
          <table:table-cell office:value-type="float" office:value="9543192" calcext:value-type="float">
            <text:p>954319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37</text:p>
          </table:table-cell>
          <table:table-cell office:value-type="float" office:value="9543316" calcext:value-type="float">
            <text:p>954331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38</text:p>
          </table:table-cell>
          <table:table-cell office:value-type="float" office:value="9543316" calcext:value-type="float">
            <text:p>954331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39</text:p>
          </table:table-cell>
          <table:table-cell office:value-type="float" office:value="9543316" calcext:value-type="float">
            <text:p>954331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40</text:p>
          </table:table-cell>
          <table:table-cell office:value-type="float" office:value="9543316" calcext:value-type="float">
            <text:p>954331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41</text:p>
          </table:table-cell>
          <table:table-cell office:value-type="float" office:value="9543316" calcext:value-type="float">
            <text:p>954331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42</text:p>
          </table:table-cell>
          <table:table-cell office:value-type="float" office:value="9543316" calcext:value-type="float">
            <text:p>954331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43</text:p>
          </table:table-cell>
          <table:table-cell office:value-type="float" office:value="9543316" calcext:value-type="float">
            <text:p>954331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44</text:p>
          </table:table-cell>
          <table:table-cell office:value-type="float" office:value="9543828" calcext:value-type="float">
            <text:p>95438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45</text:p>
          </table:table-cell>
          <table:table-cell office:value-type="float" office:value="9543832" calcext:value-type="float">
            <text:p>95438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46</text:p>
          </table:table-cell>
          <table:table-cell office:value-type="float" office:value="9543832" calcext:value-type="float">
            <text:p>95438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47</text:p>
          </table:table-cell>
          <table:table-cell office:value-type="float" office:value="9543832" calcext:value-type="float">
            <text:p>95438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48</text:p>
          </table:table-cell>
          <table:table-cell office:value-type="float" office:value="9543832" calcext:value-type="float">
            <text:p>95438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49</text:p>
          </table:table-cell>
          <table:table-cell office:value-type="float" office:value="9543832" calcext:value-type="float">
            <text:p>95438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50</text:p>
          </table:table-cell>
          <table:table-cell office:value-type="float" office:value="9543708" calcext:value-type="float">
            <text:p>954370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51</text:p>
          </table:table-cell>
          <table:table-cell office:value-type="float" office:value="9543708" calcext:value-type="float">
            <text:p>954370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52</text:p>
          </table:table-cell>
          <table:table-cell office:value-type="float" office:value="9543708" calcext:value-type="float">
            <text:p>954370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53</text:p>
          </table:table-cell>
          <table:table-cell office:value-type="float" office:value="9543708" calcext:value-type="float">
            <text:p>954370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54</text:p>
          </table:table-cell>
          <table:table-cell office:value-type="float" office:value="9543712" calcext:value-type="float">
            <text:p>9543712</text:p>
          </table:table-cell>
          <table:table-cell office:value-type="float" office:value="6656" calcext:value-type="float">
            <text:p>66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55</text:p>
          </table:table-cell>
          <table:table-cell office:value-type="float" office:value="9543712" calcext:value-type="float">
            <text:p>954371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56</text:p>
          </table:table-cell>
          <table:table-cell office:value-type="float" office:value="9543712" calcext:value-type="float">
            <text:p>954371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57</text:p>
          </table:table-cell>
          <table:table-cell office:value-type="float" office:value="9543712" calcext:value-type="float">
            <text:p>954371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58</text:p>
          </table:table-cell>
          <table:table-cell office:value-type="float" office:value="9543712" calcext:value-type="float">
            <text:p>954371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5:59</text:p>
          </table:table-cell>
          <table:table-cell office:value-type="float" office:value="9543712" calcext:value-type="float">
            <text:p>954371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1632" calcext:value-type="float">
            <text:p>491632</text:p>
          </table:table-cell>
          <table:table-cell office:value-type="float" office:value="455132" calcext:value-type="float">
            <text:p>455132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380364" calcext:value-type="float">
            <text:p>380364</text:p>
          </table:table-cell>
          <table:table-cell office:value-type="float" office:value="99474" calcext:value-type="float">
            <text:p>99474</text:p>
          </table:table-cell>
          <table:table-cell office:value-type="float" office:value="43264" calcext:value-type="float">
            <text:p>43264</text:p>
          </table:table-cell>
          <table:table-cell office:value-type="float" office:value="7520" calcext:value-type="float">
            <text:p>752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00</text:p>
          </table:table-cell>
          <table:table-cell office:value-type="float" office:value="9538140" calcext:value-type="float">
            <text:p>95381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4788" calcext:value-type="float">
            <text:p>494788</text:p>
          </table:table-cell>
          <table:table-cell office:value-type="float" office:value="458288" calcext:value-type="float">
            <text:p>458288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8011" calcext:value-type="float">
            <text:p>18011</text:p>
          </table:table-cell>
          <table:table-cell office:value-type="float" office:value="380364" calcext:value-type="float">
            <text:p>380364</text:p>
          </table:table-cell>
          <table:table-cell office:value-type="float" office:value="151310" calcext:value-type="float">
            <text:p>151310</text:p>
          </table:table-cell>
          <table:table-cell office:value-type="float" office:value="43264" calcext:value-type="float">
            <text:p>43264</text:p>
          </table:table-cell>
          <table:table-cell office:value-type="float" office:value="11248" calcext:value-type="float">
            <text:p>11248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39" calcext:value-type="float">
            <text:p>339</text:p>
          </table:table-cell>
          <table:table-cell office:value-type="float" office:value="208" calcext:value-type="float">
            <text:p>208</text:p>
          </table:table-cell>
          <table:table-cell office:value-type="float" office:value="15782" calcext:value-type="float">
            <text:p>15782</text:p>
          </table:table-cell>
          <table:table-cell office:value-type="float" office:value="4799" calcext:value-type="float">
            <text:p>4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01</text:p>
          </table:table-cell>
          <table:table-cell office:value-type="float" office:value="9533680" calcext:value-type="float">
            <text:p>953368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499276" calcext:value-type="float">
            <text:p>499276</text:p>
          </table:table-cell>
          <table:table-cell office:value-type="float" office:value="462776" calcext:value-type="float">
            <text:p>462776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8408" calcext:value-type="float">
            <text:p>18408</text:p>
          </table:table-cell>
          <table:table-cell office:value-type="float" office:value="380364" calcext:value-type="float">
            <text:p>380364</text:p>
          </table:table-cell>
          <table:table-cell office:value-type="float" office:value="249497" calcext:value-type="float">
            <text:p>249497</text:p>
          </table:table-cell>
          <table:table-cell office:value-type="float" office:value="43264" calcext:value-type="float">
            <text:p>43264</text:p>
          </table:table-cell>
          <table:table-cell office:value-type="float" office:value="18310" calcext:value-type="float">
            <text:p>18310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30" calcext:value-type="float">
            <text:p>430</text:p>
          </table:table-cell>
          <table:table-cell office:value-type="float" office:value="208" calcext:value-type="float">
            <text:p>208</text:p>
          </table:table-cell>
          <table:table-cell office:value-type="float" office:value="24872" calcext:value-type="float">
            <text:p>24872</text:p>
          </table:table-cell>
          <table:table-cell office:value-type="float" office:value="9090" calcext:value-type="float">
            <text:p>9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02</text:p>
          </table:table-cell>
          <table:table-cell office:value-type="float" office:value="9530208" calcext:value-type="float">
            <text:p>953020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72872" calcext:value-type="float">
            <text:p>6472872</text:p>
          </table:table-cell>
          <table:table-cell office:value-type="float" office:value="505348" calcext:value-type="float">
            <text:p>505348</text:p>
          </table:table-cell>
          <table:table-cell office:value-type="float" office:value="468848" calcext:value-type="float">
            <text:p>468848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6465" calcext:value-type="float">
            <text:p>16465</text:p>
          </table:table-cell>
          <table:table-cell office:value-type="float" office:value="380364" calcext:value-type="float">
            <text:p>380364</text:p>
          </table:table-cell>
          <table:table-cell office:value-type="float" office:value="343194" calcext:value-type="float">
            <text:p>343194</text:p>
          </table:table-cell>
          <table:table-cell office:value-type="float" office:value="43264" calcext:value-type="float">
            <text:p>43264</text:p>
          </table:table-cell>
          <table:table-cell office:value-type="float" office:value="25049" calcext:value-type="float">
            <text:p>25049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17" calcext:value-type="float">
            <text:p>517</text:p>
          </table:table-cell>
          <table:table-cell office:value-type="float" office:value="208" calcext:value-type="float">
            <text:p>208</text:p>
          </table:table-cell>
          <table:table-cell office:value-type="float" office:value="33546" calcext:value-type="float">
            <text:p>33546</text:p>
          </table:table-cell>
          <table:table-cell office:value-type="float" office:value="8674" calcext:value-type="float">
            <text:p>8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03</text:p>
          </table:table-cell>
          <table:table-cell office:value-type="float" office:value="9447252" calcext:value-type="float">
            <text:p>94472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6840" calcext:value-type="float">
            <text:p>6556840</text:p>
          </table:table-cell>
          <table:table-cell office:value-type="float" office:value="588316" calcext:value-type="float">
            <text:p>588316</text:p>
          </table:table-cell>
          <table:table-cell office:value-type="float" office:value="551816" calcext:value-type="float">
            <text:p>551816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14686" calcext:value-type="float">
            <text:p>14686</text:p>
          </table:table-cell>
          <table:table-cell office:value-type="float" office:value="463820" calcext:value-type="float">
            <text:p>463820</text:p>
          </table:table-cell>
          <table:table-cell office:value-type="float" office:value="435928" calcext:value-type="float">
            <text:p>435928</text:p>
          </table:table-cell>
          <table:table-cell office:value-type="float" office:value="43264" calcext:value-type="float">
            <text:p>43264</text:p>
          </table:table-cell>
          <table:table-cell office:value-type="float" office:value="31719" calcext:value-type="float">
            <text:p>31719</text:p>
          </table:table-cell>
          <table:table-cell office:value-type="float" office:value="787540" calcext:value-type="float">
            <text:p>787540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03" calcext:value-type="float">
            <text:p>603</text:p>
          </table:table-cell>
          <table:table-cell office:value-type="float" office:value="208" calcext:value-type="float">
            <text:p>208</text:p>
          </table:table-cell>
          <table:table-cell office:value-type="float" office:value="42132" calcext:value-type="float">
            <text:p>42132</text:p>
          </table:table-cell>
          <table:table-cell office:value-type="float" office:value="8586" calcext:value-type="float">
            <text:p>8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04</text:p>
          </table:table-cell>
          <table:table-cell office:value-type="float" office:value="9354132" calcext:value-type="float">
            <text:p>93541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2856" calcext:value-type="float">
            <text:p>6642856</text:p>
          </table:table-cell>
          <table:table-cell office:value-type="float" office:value="681368" calcext:value-type="float">
            <text:p>681368</text:p>
          </table:table-cell>
          <table:table-cell office:value-type="float" office:value="644868" calcext:value-type="float">
            <text:p>644868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696" calcext:value-type="float">
            <text:p>29696</text:p>
          </table:table-cell>
          <table:table-cell office:value-type="float" office:value="20678" calcext:value-type="float">
            <text:p>20678</text:p>
          </table:table-cell>
          <table:table-cell office:value-type="float" office:value="558668" calcext:value-type="float">
            <text:p>558668</text:p>
          </table:table-cell>
          <table:table-cell office:value-type="float" office:value="526499" calcext:value-type="float">
            <text:p>526499</text:p>
          </table:table-cell>
          <table:table-cell office:value-type="float" office:value="51072" calcext:value-type="float">
            <text:p>51072</text:p>
          </table:table-cell>
          <table:table-cell office:value-type="float" office:value="38233" calcext:value-type="float">
            <text:p>38233</text:p>
          </table:table-cell>
          <table:table-cell office:value-type="float" office:value="872448" calcext:value-type="float">
            <text:p>872448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87" calcext:value-type="float">
            <text:p>687</text:p>
          </table:table-cell>
          <table:table-cell office:value-type="float" office:value="208" calcext:value-type="float">
            <text:p>208</text:p>
          </table:table-cell>
          <table:table-cell office:value-type="float" office:value="50516" calcext:value-type="float">
            <text:p>50516</text:p>
          </table:table-cell>
          <table:table-cell office:value-type="float" office:value="8384" calcext:value-type="float">
            <text:p>8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05</text:p>
          </table:table-cell>
          <table:table-cell office:value-type="float" office:value="9345700" calcext:value-type="float">
            <text:p>934570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440" calcext:value-type="float">
            <text:p>687440</text:p>
          </table:table-cell>
          <table:table-cell office:value-type="float" office:value="650940" calcext:value-type="float">
            <text:p>650940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3573" calcext:value-type="float">
            <text:p>13573</text:p>
          </table:table-cell>
          <table:table-cell office:value-type="float" office:value="564044" calcext:value-type="float">
            <text:p>564044</text:p>
          </table:table-cell>
          <table:table-cell office:value-type="float" office:value="531542" calcext:value-type="float">
            <text:p>53154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06</text:p>
          </table:table-cell>
          <table:table-cell office:value-type="float" office:value="9345700" calcext:value-type="float">
            <text:p>934570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440" calcext:value-type="float">
            <text:p>687440</text:p>
          </table:table-cell>
          <table:table-cell office:value-type="float" office:value="650940" calcext:value-type="float">
            <text:p>65094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3573" calcext:value-type="float">
            <text:p>13573</text:p>
          </table:table-cell>
          <table:table-cell office:value-type="float" office:value="564044" calcext:value-type="float">
            <text:p>564044</text:p>
          </table:table-cell>
          <table:table-cell office:value-type="float" office:value="531542" calcext:value-type="float">
            <text:p>53154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07</text:p>
          </table:table-cell>
          <table:table-cell office:value-type="float" office:value="9347880" calcext:value-type="float">
            <text:p>934788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440" calcext:value-type="float">
            <text:p>687440</text:p>
          </table:table-cell>
          <table:table-cell office:value-type="float" office:value="650940" calcext:value-type="float">
            <text:p>65094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3573" calcext:value-type="float">
            <text:p>13573</text:p>
          </table:table-cell>
          <table:table-cell office:value-type="float" office:value="564044" calcext:value-type="float">
            <text:p>564044</text:p>
          </table:table-cell>
          <table:table-cell office:value-type="float" office:value="531542" calcext:value-type="float">
            <text:p>53154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08</text:p>
          </table:table-cell>
          <table:table-cell office:value-type="float" office:value="9347932" calcext:value-type="float">
            <text:p>93479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440" calcext:value-type="float">
            <text:p>687440</text:p>
          </table:table-cell>
          <table:table-cell office:value-type="float" office:value="650940" calcext:value-type="float">
            <text:p>65094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3573" calcext:value-type="float">
            <text:p>13573</text:p>
          </table:table-cell>
          <table:table-cell office:value-type="float" office:value="564044" calcext:value-type="float">
            <text:p>564044</text:p>
          </table:table-cell>
          <table:table-cell office:value-type="float" office:value="531542" calcext:value-type="float">
            <text:p>53154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09</text:p>
          </table:table-cell>
          <table:table-cell office:value-type="float" office:value="9345452" calcext:value-type="float">
            <text:p>93454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440" calcext:value-type="float">
            <text:p>687440</text:p>
          </table:table-cell>
          <table:table-cell office:value-type="float" office:value="650940" calcext:value-type="float">
            <text:p>65094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3573" calcext:value-type="float">
            <text:p>13573</text:p>
          </table:table-cell>
          <table:table-cell office:value-type="float" office:value="564044" calcext:value-type="float">
            <text:p>564044</text:p>
          </table:table-cell>
          <table:table-cell office:value-type="float" office:value="531542" calcext:value-type="float">
            <text:p>53154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10</text:p>
          </table:table-cell>
          <table:table-cell office:value-type="float" office:value="9347560" calcext:value-type="float">
            <text:p>934756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440" calcext:value-type="float">
            <text:p>687440</text:p>
          </table:table-cell>
          <table:table-cell office:value-type="float" office:value="650940" calcext:value-type="float">
            <text:p>65094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3573" calcext:value-type="float">
            <text:p>13573</text:p>
          </table:table-cell>
          <table:table-cell office:value-type="float" office:value="564044" calcext:value-type="float">
            <text:p>564044</text:p>
          </table:table-cell>
          <table:table-cell office:value-type="float" office:value="531542" calcext:value-type="float">
            <text:p>53154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11</text:p>
          </table:table-cell>
          <table:table-cell office:value-type="float" office:value="9347560" calcext:value-type="float">
            <text:p>934756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440" calcext:value-type="float">
            <text:p>687440</text:p>
          </table:table-cell>
          <table:table-cell office:value-type="float" office:value="650940" calcext:value-type="float">
            <text:p>65094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3573" calcext:value-type="float">
            <text:p>13573</text:p>
          </table:table-cell>
          <table:table-cell office:value-type="float" office:value="564044" calcext:value-type="float">
            <text:p>564044</text:p>
          </table:table-cell>
          <table:table-cell office:value-type="float" office:value="531542" calcext:value-type="float">
            <text:p>53154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12</text:p>
          </table:table-cell>
          <table:table-cell office:value-type="float" office:value="9347560" calcext:value-type="float">
            <text:p>934756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440" calcext:value-type="float">
            <text:p>687440</text:p>
          </table:table-cell>
          <table:table-cell office:value-type="float" office:value="650940" calcext:value-type="float">
            <text:p>65094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3573" calcext:value-type="float">
            <text:p>13573</text:p>
          </table:table-cell>
          <table:table-cell office:value-type="float" office:value="564044" calcext:value-type="float">
            <text:p>564044</text:p>
          </table:table-cell>
          <table:table-cell office:value-type="float" office:value="531542" calcext:value-type="float">
            <text:p>531542</text:p>
          </table:table-cell>
          <table:table-cell office:value-type="float" office:value="51584" calcext:value-type="float">
            <text:p>51584</text:p>
          </table:table-cell>
          <table:table-cell office:value-type="float" office:value="38595" calcext:value-type="float">
            <text:p>3859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13</text:p>
          </table:table-cell>
          <table:table-cell office:value-type="float" office:value="9342496" calcext:value-type="float">
            <text:p>934249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440" calcext:value-type="float">
            <text:p>687440</text:p>
          </table:table-cell>
          <table:table-cell office:value-type="float" office:value="650940" calcext:value-type="float">
            <text:p>650940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51" calcext:value-type="float">
            <text:p>12151</text:p>
          </table:table-cell>
          <table:table-cell office:value-type="float" office:value="564044" calcext:value-type="float">
            <text:p>564044</text:p>
          </table:table-cell>
          <table:table-cell office:value-type="float" office:value="445129" calcext:value-type="float">
            <text:p>445129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07 17:26:14</text:p>
          </table:table-cell>
          <table:table-cell office:value-type="float" office:value="9344844" calcext:value-type="float">
            <text:p>93448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440" calcext:value-type="float">
            <text:p>687440</text:p>
          </table:table-cell>
          <table:table-cell office:value-type="float" office:value="650940" calcext:value-type="float">
            <text:p>65094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51" calcext:value-type="float">
            <text:p>12151</text:p>
          </table:table-cell>
          <table:table-cell office:value-type="float" office:value="564044" calcext:value-type="float">
            <text:p>564044</text:p>
          </table:table-cell>
          <table:table-cell office:value-type="float" office:value="445129" calcext:value-type="float">
            <text:p>445129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15</text:p>
          </table:table-cell>
          <table:table-cell office:value-type="float" office:value="9344844" calcext:value-type="float">
            <text:p>93448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440" calcext:value-type="float">
            <text:p>687440</text:p>
          </table:table-cell>
          <table:table-cell office:value-type="float" office:value="650940" calcext:value-type="float">
            <text:p>65094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51" calcext:value-type="float">
            <text:p>12151</text:p>
          </table:table-cell>
          <table:table-cell office:value-type="float" office:value="564044" calcext:value-type="float">
            <text:p>564044</text:p>
          </table:table-cell>
          <table:table-cell office:value-type="float" office:value="445129" calcext:value-type="float">
            <text:p>445129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16</text:p>
          </table:table-cell>
          <table:table-cell office:value-type="float" office:value="9347448" calcext:value-type="float">
            <text:p>934744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440" calcext:value-type="float">
            <text:p>687440</text:p>
          </table:table-cell>
          <table:table-cell office:value-type="float" office:value="650940" calcext:value-type="float">
            <text:p>65094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51" calcext:value-type="float">
            <text:p>12151</text:p>
          </table:table-cell>
          <table:table-cell office:value-type="float" office:value="564044" calcext:value-type="float">
            <text:p>564044</text:p>
          </table:table-cell>
          <table:table-cell office:value-type="float" office:value="445129" calcext:value-type="float">
            <text:p>445129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17</text:p>
          </table:table-cell>
          <table:table-cell office:value-type="float" office:value="9345464" calcext:value-type="float">
            <text:p>934546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440" calcext:value-type="float">
            <text:p>687440</text:p>
          </table:table-cell>
          <table:table-cell office:value-type="float" office:value="650940" calcext:value-type="float">
            <text:p>65094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51" calcext:value-type="float">
            <text:p>12151</text:p>
          </table:table-cell>
          <table:table-cell office:value-type="float" office:value="564044" calcext:value-type="float">
            <text:p>564044</text:p>
          </table:table-cell>
          <table:table-cell office:value-type="float" office:value="445129" calcext:value-type="float">
            <text:p>445129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18</text:p>
          </table:table-cell>
          <table:table-cell office:value-type="float" office:value="9345344" calcext:value-type="float">
            <text:p>93453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440" calcext:value-type="float">
            <text:p>687440</text:p>
          </table:table-cell>
          <table:table-cell office:value-type="float" office:value="650940" calcext:value-type="float">
            <text:p>65094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51" calcext:value-type="float">
            <text:p>12151</text:p>
          </table:table-cell>
          <table:table-cell office:value-type="float" office:value="564044" calcext:value-type="float">
            <text:p>564044</text:p>
          </table:table-cell>
          <table:table-cell office:value-type="float" office:value="445129" calcext:value-type="float">
            <text:p>445129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19</text:p>
          </table:table-cell>
          <table:table-cell office:value-type="float" office:value="9347332" calcext:value-type="float">
            <text:p>93473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440" calcext:value-type="float">
            <text:p>687440</text:p>
          </table:table-cell>
          <table:table-cell office:value-type="float" office:value="650940" calcext:value-type="float">
            <text:p>65094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51" calcext:value-type="float">
            <text:p>12151</text:p>
          </table:table-cell>
          <table:table-cell office:value-type="float" office:value="564044" calcext:value-type="float">
            <text:p>564044</text:p>
          </table:table-cell>
          <table:table-cell office:value-type="float" office:value="445129" calcext:value-type="float">
            <text:p>445129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20</text:p>
          </table:table-cell>
          <table:table-cell office:value-type="float" office:value="9347332" calcext:value-type="float">
            <text:p>93473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440" calcext:value-type="float">
            <text:p>687440</text:p>
          </table:table-cell>
          <table:table-cell office:value-type="float" office:value="650940" calcext:value-type="float">
            <text:p>650940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2151" calcext:value-type="float">
            <text:p>12151</text:p>
          </table:table-cell>
          <table:table-cell office:value-type="float" office:value="564044" calcext:value-type="float">
            <text:p>564044</text:p>
          </table:table-cell>
          <table:table-cell office:value-type="float" office:value="445129" calcext:value-type="float">
            <text:p>445129</text:p>
          </table:table-cell>
          <table:table-cell office:value-type="float" office:value="51584" calcext:value-type="float">
            <text:p>51584</text:p>
          </table:table-cell>
          <table:table-cell office:value-type="float" office:value="32380" calcext:value-type="float">
            <text:p>3238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21</text:p>
          </table:table-cell>
          <table:table-cell office:value-type="float" office:value="9342620" calcext:value-type="float">
            <text:p>934262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276" calcext:value-type="float">
            <text:p>687276</text:p>
          </table:table-cell>
          <table:table-cell office:value-type="float" office:value="650776" calcext:value-type="float">
            <text:p>650776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3" calcext:value-type="float">
            <text:p>10663</text:p>
          </table:table-cell>
          <table:table-cell office:value-type="float" office:value="564044" calcext:value-type="float">
            <text:p>564044</text:p>
          </table:table-cell>
          <table:table-cell office:value-type="float" office:value="358716" calcext:value-type="float">
            <text:p>358716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07 17:26:22</text:p>
          </table:table-cell>
          <table:table-cell office:value-type="float" office:value="9347456" calcext:value-type="float">
            <text:p>934745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276" calcext:value-type="float">
            <text:p>687276</text:p>
          </table:table-cell>
          <table:table-cell office:value-type="float" office:value="650776" calcext:value-type="float">
            <text:p>65077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3" calcext:value-type="float">
            <text:p>10663</text:p>
          </table:table-cell>
          <table:table-cell office:value-type="float" office:value="564044" calcext:value-type="float">
            <text:p>564044</text:p>
          </table:table-cell>
          <table:table-cell office:value-type="float" office:value="358716" calcext:value-type="float">
            <text:p>358716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23</text:p>
          </table:table-cell>
          <table:table-cell office:value-type="float" office:value="9347208" calcext:value-type="float">
            <text:p>934720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276" calcext:value-type="float">
            <text:p>687276</text:p>
          </table:table-cell>
          <table:table-cell office:value-type="float" office:value="650776" calcext:value-type="float">
            <text:p>65077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3" calcext:value-type="float">
            <text:p>10663</text:p>
          </table:table-cell>
          <table:table-cell office:value-type="float" office:value="564044" calcext:value-type="float">
            <text:p>564044</text:p>
          </table:table-cell>
          <table:table-cell office:value-type="float" office:value="358716" calcext:value-type="float">
            <text:p>358716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24</text:p>
          </table:table-cell>
          <table:table-cell office:value-type="float" office:value="9347208" calcext:value-type="float">
            <text:p>934720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276" calcext:value-type="float">
            <text:p>687276</text:p>
          </table:table-cell>
          <table:table-cell office:value-type="float" office:value="650776" calcext:value-type="float">
            <text:p>65077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3" calcext:value-type="float">
            <text:p>10663</text:p>
          </table:table-cell>
          <table:table-cell office:value-type="float" office:value="564044" calcext:value-type="float">
            <text:p>564044</text:p>
          </table:table-cell>
          <table:table-cell office:value-type="float" office:value="358716" calcext:value-type="float">
            <text:p>358716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25</text:p>
          </table:table-cell>
          <table:table-cell office:value-type="float" office:value="9344604" calcext:value-type="float">
            <text:p>934460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276" calcext:value-type="float">
            <text:p>687276</text:p>
          </table:table-cell>
          <table:table-cell office:value-type="float" office:value="650776" calcext:value-type="float">
            <text:p>65077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3" calcext:value-type="float">
            <text:p>10663</text:p>
          </table:table-cell>
          <table:table-cell office:value-type="float" office:value="564044" calcext:value-type="float">
            <text:p>564044</text:p>
          </table:table-cell>
          <table:table-cell office:value-type="float" office:value="358716" calcext:value-type="float">
            <text:p>358716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26</text:p>
          </table:table-cell>
          <table:table-cell office:value-type="float" office:value="9344604" calcext:value-type="float">
            <text:p>934460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276" calcext:value-type="float">
            <text:p>687276</text:p>
          </table:table-cell>
          <table:table-cell office:value-type="float" office:value="650776" calcext:value-type="float">
            <text:p>65077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3" calcext:value-type="float">
            <text:p>10663</text:p>
          </table:table-cell>
          <table:table-cell office:value-type="float" office:value="564044" calcext:value-type="float">
            <text:p>564044</text:p>
          </table:table-cell>
          <table:table-cell office:value-type="float" office:value="358716" calcext:value-type="float">
            <text:p>358716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27</text:p>
          </table:table-cell>
          <table:table-cell office:value-type="float" office:value="9344728" calcext:value-type="float">
            <text:p>93447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276" calcext:value-type="float">
            <text:p>687276</text:p>
          </table:table-cell>
          <table:table-cell office:value-type="float" office:value="650776" calcext:value-type="float">
            <text:p>65077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3" calcext:value-type="float">
            <text:p>10663</text:p>
          </table:table-cell>
          <table:table-cell office:value-type="float" office:value="564044" calcext:value-type="float">
            <text:p>564044</text:p>
          </table:table-cell>
          <table:table-cell office:value-type="float" office:value="358716" calcext:value-type="float">
            <text:p>358716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28</text:p>
          </table:table-cell>
          <table:table-cell office:value-type="float" office:value="9344728" calcext:value-type="float">
            <text:p>93447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9000" calcext:value-type="float">
            <text:p>6649000</text:p>
          </table:table-cell>
          <table:table-cell office:value-type="float" office:value="687276" calcext:value-type="float">
            <text:p>687276</text:p>
          </table:table-cell>
          <table:table-cell office:value-type="float" office:value="650776" calcext:value-type="float">
            <text:p>65077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3" calcext:value-type="float">
            <text:p>10663</text:p>
          </table:table-cell>
          <table:table-cell office:value-type="float" office:value="564044" calcext:value-type="float">
            <text:p>564044</text:p>
          </table:table-cell>
          <table:table-cell office:value-type="float" office:value="358716" calcext:value-type="float">
            <text:p>358716</text:p>
          </table:table-cell>
          <table:table-cell office:value-type="float" office:value="51584" calcext:value-type="float">
            <text:p>51584</text:p>
          </table:table-cell>
          <table:table-cell office:value-type="float" office:value="26165" calcext:value-type="float">
            <text:p>2616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29</text:p>
          </table:table-cell>
          <table:table-cell office:value-type="float" office:value="9370032" calcext:value-type="float">
            <text:p>93700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0328" calcext:value-type="float">
            <text:p>6620328</text:p>
          </table:table-cell>
          <table:table-cell office:value-type="float" office:value="659476" calcext:value-type="float">
            <text:p>659476</text:p>
          </table:table-cell>
          <table:table-cell office:value-type="float" office:value="622976" calcext:value-type="float">
            <text:p>622976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60" calcext:value-type="float">
            <text:p>9160</text:p>
          </table:table-cell>
          <table:table-cell office:value-type="float" office:value="535372" calcext:value-type="float">
            <text:p>535372</text:p>
          </table:table-cell>
          <table:table-cell office:value-type="float" office:value="272302" calcext:value-type="float">
            <text:p>272302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07 17:26:30</text:p>
          </table:table-cell>
          <table:table-cell office:value-type="float" office:value="9370032" calcext:value-type="float">
            <text:p>93700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0328" calcext:value-type="float">
            <text:p>6620328</text:p>
          </table:table-cell>
          <table:table-cell office:value-type="float" office:value="659476" calcext:value-type="float">
            <text:p>659476</text:p>
          </table:table-cell>
          <table:table-cell office:value-type="float" office:value="622976" calcext:value-type="float">
            <text:p>62297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60" calcext:value-type="float">
            <text:p>9160</text:p>
          </table:table-cell>
          <table:table-cell office:value-type="float" office:value="535372" calcext:value-type="float">
            <text:p>535372</text:p>
          </table:table-cell>
          <table:table-cell office:value-type="float" office:value="272302" calcext:value-type="float">
            <text:p>272302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31</text:p>
          </table:table-cell>
          <table:table-cell office:value-type="float" office:value="9374712" calcext:value-type="float">
            <text:p>937471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0328" calcext:value-type="float">
            <text:p>6620328</text:p>
          </table:table-cell>
          <table:table-cell office:value-type="float" office:value="659476" calcext:value-type="float">
            <text:p>659476</text:p>
          </table:table-cell>
          <table:table-cell office:value-type="float" office:value="622976" calcext:value-type="float">
            <text:p>62297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60" calcext:value-type="float">
            <text:p>9160</text:p>
          </table:table-cell>
          <table:table-cell office:value-type="float" office:value="535372" calcext:value-type="float">
            <text:p>535372</text:p>
          </table:table-cell>
          <table:table-cell office:value-type="float" office:value="272302" calcext:value-type="float">
            <text:p>272302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32</text:p>
          </table:table-cell>
          <table:table-cell office:value-type="float" office:value="9374588" calcext:value-type="float">
            <text:p>937458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0328" calcext:value-type="float">
            <text:p>6620328</text:p>
          </table:table-cell>
          <table:table-cell office:value-type="float" office:value="659476" calcext:value-type="float">
            <text:p>659476</text:p>
          </table:table-cell>
          <table:table-cell office:value-type="float" office:value="622976" calcext:value-type="float">
            <text:p>62297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60" calcext:value-type="float">
            <text:p>9160</text:p>
          </table:table-cell>
          <table:table-cell office:value-type="float" office:value="535372" calcext:value-type="float">
            <text:p>535372</text:p>
          </table:table-cell>
          <table:table-cell office:value-type="float" office:value="272302" calcext:value-type="float">
            <text:p>272302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33</text:p>
          </table:table-cell>
          <table:table-cell office:value-type="float" office:value="9372492" calcext:value-type="float">
            <text:p>937249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0328" calcext:value-type="float">
            <text:p>6620328</text:p>
          </table:table-cell>
          <table:table-cell office:value-type="float" office:value="659476" calcext:value-type="float">
            <text:p>659476</text:p>
          </table:table-cell>
          <table:table-cell office:value-type="float" office:value="622976" calcext:value-type="float">
            <text:p>62297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60" calcext:value-type="float">
            <text:p>9160</text:p>
          </table:table-cell>
          <table:table-cell office:value-type="float" office:value="535372" calcext:value-type="float">
            <text:p>535372</text:p>
          </table:table-cell>
          <table:table-cell office:value-type="float" office:value="272304" calcext:value-type="float">
            <text:p>272304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34</text:p>
          </table:table-cell>
          <table:table-cell office:value-type="float" office:value="9374724" calcext:value-type="float">
            <text:p>93747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0328" calcext:value-type="float">
            <text:p>6620328</text:p>
          </table:table-cell>
          <table:table-cell office:value-type="float" office:value="659476" calcext:value-type="float">
            <text:p>659476</text:p>
          </table:table-cell>
          <table:table-cell office:value-type="float" office:value="622976" calcext:value-type="float">
            <text:p>62297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60" calcext:value-type="float">
            <text:p>9160</text:p>
          </table:table-cell>
          <table:table-cell office:value-type="float" office:value="535372" calcext:value-type="float">
            <text:p>535372</text:p>
          </table:table-cell>
          <table:table-cell office:value-type="float" office:value="272304" calcext:value-type="float">
            <text:p>272304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35</text:p>
          </table:table-cell>
          <table:table-cell office:value-type="float" office:value="9374724" calcext:value-type="float">
            <text:p>93747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0328" calcext:value-type="float">
            <text:p>6620328</text:p>
          </table:table-cell>
          <table:table-cell office:value-type="float" office:value="659476" calcext:value-type="float">
            <text:p>659476</text:p>
          </table:table-cell>
          <table:table-cell office:value-type="float" office:value="622976" calcext:value-type="float">
            <text:p>62297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60" calcext:value-type="float">
            <text:p>9160</text:p>
          </table:table-cell>
          <table:table-cell office:value-type="float" office:value="535372" calcext:value-type="float">
            <text:p>535372</text:p>
          </table:table-cell>
          <table:table-cell office:value-type="float" office:value="272304" calcext:value-type="float">
            <text:p>272304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36</text:p>
          </table:table-cell>
          <table:table-cell office:value-type="float" office:value="9374600" calcext:value-type="float">
            <text:p>937460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0328" calcext:value-type="float">
            <text:p>6620328</text:p>
          </table:table-cell>
          <table:table-cell office:value-type="float" office:value="659476" calcext:value-type="float">
            <text:p>659476</text:p>
          </table:table-cell>
          <table:table-cell office:value-type="float" office:value="622976" calcext:value-type="float">
            <text:p>62297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9160" calcext:value-type="float">
            <text:p>9160</text:p>
          </table:table-cell>
          <table:table-cell office:value-type="float" office:value="535372" calcext:value-type="float">
            <text:p>535372</text:p>
          </table:table-cell>
          <table:table-cell office:value-type="float" office:value="272304" calcext:value-type="float">
            <text:p>272304</text:p>
          </table:table-cell>
          <table:table-cell office:value-type="float" office:value="51584" calcext:value-type="float">
            <text:p>51584</text:p>
          </table:table-cell>
          <table:table-cell office:value-type="float" office:value="19950" calcext:value-type="float">
            <text:p>19950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37</text:p>
          </table:table-cell>
          <table:table-cell office:value-type="float" office:value="9395184" calcext:value-type="float">
            <text:p>939518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93704" calcext:value-type="float">
            <text:p>6593704</text:p>
          </table:table-cell>
          <table:table-cell office:value-type="float" office:value="634008" calcext:value-type="float">
            <text:p>634008</text:p>
          </table:table-cell>
          <table:table-cell office:value-type="float" office:value="597508" calcext:value-type="float">
            <text:p>597508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98" calcext:value-type="float">
            <text:p>7698</text:p>
          </table:table-cell>
          <table:table-cell office:value-type="float" office:value="508748" calcext:value-type="float">
            <text:p>508748</text:p>
          </table:table-cell>
          <table:table-cell office:value-type="float" office:value="185900" calcext:value-type="float">
            <text:p>18590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07 17:26:38</text:p>
          </table:table-cell>
          <table:table-cell office:value-type="float" office:value="9397912" calcext:value-type="float">
            <text:p>939791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93704" calcext:value-type="float">
            <text:p>6593704</text:p>
          </table:table-cell>
          <table:table-cell office:value-type="float" office:value="634008" calcext:value-type="float">
            <text:p>634008</text:p>
          </table:table-cell>
          <table:table-cell office:value-type="float" office:value="597508" calcext:value-type="float">
            <text:p>597508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98" calcext:value-type="float">
            <text:p>7698</text:p>
          </table:table-cell>
          <table:table-cell office:value-type="float" office:value="508748" calcext:value-type="float">
            <text:p>508748</text:p>
          </table:table-cell>
          <table:table-cell office:value-type="float" office:value="185900" calcext:value-type="float">
            <text:p>18590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39</text:p>
          </table:table-cell>
          <table:table-cell office:value-type="float" office:value="9397912" calcext:value-type="float">
            <text:p>939791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93704" calcext:value-type="float">
            <text:p>6593704</text:p>
          </table:table-cell>
          <table:table-cell office:value-type="float" office:value="634008" calcext:value-type="float">
            <text:p>634008</text:p>
          </table:table-cell>
          <table:table-cell office:value-type="float" office:value="597508" calcext:value-type="float">
            <text:p>597508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98" calcext:value-type="float">
            <text:p>7698</text:p>
          </table:table-cell>
          <table:table-cell office:value-type="float" office:value="508748" calcext:value-type="float">
            <text:p>508748</text:p>
          </table:table-cell>
          <table:table-cell office:value-type="float" office:value="185900" calcext:value-type="float">
            <text:p>18590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40</text:p>
          </table:table-cell>
          <table:table-cell office:value-type="float" office:value="9400392" calcext:value-type="float">
            <text:p>940039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93704" calcext:value-type="float">
            <text:p>6593704</text:p>
          </table:table-cell>
          <table:table-cell office:value-type="float" office:value="634008" calcext:value-type="float">
            <text:p>634008</text:p>
          </table:table-cell>
          <table:table-cell office:value-type="float" office:value="597508" calcext:value-type="float">
            <text:p>597508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98" calcext:value-type="float">
            <text:p>7698</text:p>
          </table:table-cell>
          <table:table-cell office:value-type="float" office:value="508748" calcext:value-type="float">
            <text:p>508748</text:p>
          </table:table-cell>
          <table:table-cell office:value-type="float" office:value="185900" calcext:value-type="float">
            <text:p>18590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41</text:p>
          </table:table-cell>
          <table:table-cell office:value-type="float" office:value="9398724" calcext:value-type="float">
            <text:p>93987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93704" calcext:value-type="float">
            <text:p>6593704</text:p>
          </table:table-cell>
          <table:table-cell office:value-type="float" office:value="634008" calcext:value-type="float">
            <text:p>634008</text:p>
          </table:table-cell>
          <table:table-cell office:value-type="float" office:value="597508" calcext:value-type="float">
            <text:p>597508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98" calcext:value-type="float">
            <text:p>7698</text:p>
          </table:table-cell>
          <table:table-cell office:value-type="float" office:value="508748" calcext:value-type="float">
            <text:p>508748</text:p>
          </table:table-cell>
          <table:table-cell office:value-type="float" office:value="185900" calcext:value-type="float">
            <text:p>18590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6:42" calcext:value-type="date">
            <text:p>10/07/19 05:26 PM</text:p>
          </table:table-cell>
          <table:table-cell office:value-type="float" office:value="9398724" calcext:value-type="float">
            <text:p>93987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93704" calcext:value-type="float">
            <text:p>6593704</text:p>
          </table:table-cell>
          <table:table-cell office:value-type="float" office:value="634008" calcext:value-type="float">
            <text:p>634008</text:p>
          </table:table-cell>
          <table:table-cell office:value-type="float" office:value="597508" calcext:value-type="float">
            <text:p>597508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98" calcext:value-type="float">
            <text:p>7698</text:p>
          </table:table-cell>
          <table:table-cell office:value-type="float" office:value="508748" calcext:value-type="float">
            <text:p>508748</text:p>
          </table:table-cell>
          <table:table-cell office:value-type="float" office:value="185900" calcext:value-type="float">
            <text:p>18590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6:43" calcext:value-type="date">
            <text:p>10/07/19 05:26 PM</text:p>
          </table:table-cell>
          <table:table-cell office:value-type="float" office:value="9398600" calcext:value-type="float">
            <text:p>939860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93704" calcext:value-type="float">
            <text:p>6593704</text:p>
          </table:table-cell>
          <table:table-cell office:value-type="float" office:value="634008" calcext:value-type="float">
            <text:p>634008</text:p>
          </table:table-cell>
          <table:table-cell office:value-type="float" office:value="597508" calcext:value-type="float">
            <text:p>597508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98" calcext:value-type="float">
            <text:p>7698</text:p>
          </table:table-cell>
          <table:table-cell office:value-type="float" office:value="508748" calcext:value-type="float">
            <text:p>508748</text:p>
          </table:table-cell>
          <table:table-cell office:value-type="float" office:value="185900" calcext:value-type="float">
            <text:p>18590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6:44" calcext:value-type="date">
            <text:p>10/07/19 05:26 PM</text:p>
          </table:table-cell>
          <table:table-cell office:value-type="float" office:value="9398600" calcext:value-type="float">
            <text:p>939860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93704" calcext:value-type="float">
            <text:p>6593704</text:p>
          </table:table-cell>
          <table:table-cell office:value-type="float" office:value="634008" calcext:value-type="float">
            <text:p>634008</text:p>
          </table:table-cell>
          <table:table-cell office:value-type="float" office:value="597508" calcext:value-type="float">
            <text:p>597508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720" calcext:value-type="float">
            <text:p>30720</text:p>
          </table:table-cell>
          <table:table-cell office:value-type="float" office:value="7698" calcext:value-type="float">
            <text:p>7698</text:p>
          </table:table-cell>
          <table:table-cell office:value-type="float" office:value="508748" calcext:value-type="float">
            <text:p>508748</text:p>
          </table:table-cell>
          <table:table-cell office:value-type="float" office:value="185900" calcext:value-type="float">
            <text:p>185900</text:p>
          </table:table-cell>
          <table:table-cell office:value-type="float" office:value="51584" calcext:value-type="float">
            <text:p>51584</text:p>
          </table:table-cell>
          <table:table-cell office:value-type="float" office:value="13735" calcext:value-type="float">
            <text:p>13735</text:p>
          </table:table-cell>
          <table:table-cell office:value-type="float" office:value="940076" calcext:value-type="float">
            <text:p>94007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6:45" calcext:value-type="date">
            <text:p>10/07/19 05:26 PM</text:p>
          </table:table-cell>
          <table:table-cell office:value-type="float" office:value="9840728" calcext:value-type="float">
            <text:p>98407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1336" calcext:value-type="float">
            <text:p>6151336</text:p>
          </table:table-cell>
          <table:table-cell office:value-type="float" office:value="189536" calcext:value-type="float">
            <text:p>189536</text:p>
          </table:table-cell>
          <table:table-cell office:value-type="float" office:value="153036" calcext:value-type="float">
            <text:p>153036</text:p>
          </table:table-cell>
          <table:table-cell office:value-type="float" office:value="36500" calcext:value-type="float">
            <text:p>3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747" calcext:value-type="float">
            <text:p>4747</text:p>
          </table:table-cell>
          <table:table-cell office:value-type="float" office:value="66432" calcext:value-type="float">
            <text:p>66432</text:p>
          </table:table-cell>
          <table:table-cell office:value-type="float" office:value="13074" calcext:value-type="float">
            <text:p>13074</text:p>
          </table:table-cell>
          <table:table-cell office:value-type="float" office:value="51584" calcext:value-type="float">
            <text:p>51584</text:p>
          </table:table-cell>
          <table:table-cell office:value-type="float" office:value="1305" calcext:value-type="float">
            <text:p>1305</text:p>
          </table:table-cell>
          <table:table-cell office:value-type="float" office:value="868216" calcext:value-type="float">
            <text:p>86821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2" office:value-type="date" office:date-value="2019-10-07T17:26:46" calcext:value-type="date">
            <text:p>10/07/19 05:26 PM</text:p>
          </table:table-cell>
          <table:table-cell office:value-type="float" office:value="9842900" calcext:value-type="float">
            <text:p>984290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1336" calcext:value-type="float">
            <text:p>6151336</text:p>
          </table:table-cell>
          <table:table-cell office:value-type="float" office:value="189536" calcext:value-type="float">
            <text:p>189536</text:p>
          </table:table-cell>
          <table:table-cell office:value-type="float" office:value="153036" calcext:value-type="float">
            <text:p>15303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747" calcext:value-type="float">
            <text:p>4747</text:p>
          </table:table-cell>
          <table:table-cell office:value-type="float" office:value="66432" calcext:value-type="float">
            <text:p>66432</text:p>
          </table:table-cell>
          <table:table-cell office:value-type="float" office:value="13074" calcext:value-type="float">
            <text:p>13074</text:p>
          </table:table-cell>
          <table:table-cell office:value-type="float" office:value="51584" calcext:value-type="float">
            <text:p>51584</text:p>
          </table:table-cell>
          <table:table-cell office:value-type="float" office:value="1305" calcext:value-type="float">
            <text:p>1305</text:p>
          </table:table-cell>
          <table:table-cell office:value-type="float" office:value="868216" calcext:value-type="float">
            <text:p>86821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6:47" calcext:value-type="date">
            <text:p>10/07/19 05:26 PM</text:p>
          </table:table-cell>
          <table:table-cell office:value-type="float" office:value="9845504" calcext:value-type="float">
            <text:p>984550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1336" calcext:value-type="float">
            <text:p>6151336</text:p>
          </table:table-cell>
          <table:table-cell office:value-type="float" office:value="189536" calcext:value-type="float">
            <text:p>189536</text:p>
          </table:table-cell>
          <table:table-cell office:value-type="float" office:value="153036" calcext:value-type="float">
            <text:p>15303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747" calcext:value-type="float">
            <text:p>4747</text:p>
          </table:table-cell>
          <table:table-cell office:value-type="float" office:value="66432" calcext:value-type="float">
            <text:p>66432</text:p>
          </table:table-cell>
          <table:table-cell office:value-type="float" office:value="13074" calcext:value-type="float">
            <text:p>13074</text:p>
          </table:table-cell>
          <table:table-cell office:value-type="float" office:value="51584" calcext:value-type="float">
            <text:p>51584</text:p>
          </table:table-cell>
          <table:table-cell office:value-type="float" office:value="1305" calcext:value-type="float">
            <text:p>1305</text:p>
          </table:table-cell>
          <table:table-cell office:value-type="float" office:value="868216" calcext:value-type="float">
            <text:p>86821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6:48" calcext:value-type="date">
            <text:p>10/07/19 05:26 PM</text:p>
          </table:table-cell>
          <table:table-cell office:value-type="float" office:value="9845504" calcext:value-type="float">
            <text:p>984550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1336" calcext:value-type="float">
            <text:p>6151336</text:p>
          </table:table-cell>
          <table:table-cell office:value-type="float" office:value="189536" calcext:value-type="float">
            <text:p>189536</text:p>
          </table:table-cell>
          <table:table-cell office:value-type="float" office:value="153036" calcext:value-type="float">
            <text:p>153036</text:p>
          </table:table-cell>
          <table:table-cell office:value-type="float" office:value="36500" calcext:value-type="float">
            <text:p>36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747" calcext:value-type="float">
            <text:p>4747</text:p>
          </table:table-cell>
          <table:table-cell office:value-type="float" office:value="66432" calcext:value-type="float">
            <text:p>66432</text:p>
          </table:table-cell>
          <table:table-cell office:value-type="float" office:value="13074" calcext:value-type="float">
            <text:p>13074</text:p>
          </table:table-cell>
          <table:table-cell office:value-type="float" office:value="51584" calcext:value-type="float">
            <text:p>51584</text:p>
          </table:table-cell>
          <table:table-cell office:value-type="float" office:value="1305" calcext:value-type="float">
            <text:p>1305</text:p>
          </table:table-cell>
          <table:table-cell office:value-type="float" office:value="868216" calcext:value-type="float">
            <text:p>86821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7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stand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19-10-07 17:26:48</text:p>
          </table:table-cell>
          <table:table-cell office:value-type="float" office:value="9989028" calcext:value-type="float">
            <text:p>9989028</text:p>
          </table:table-cell>
          <table:table-cell office:value-type="float" office:value="6656" calcext:value-type="float">
            <text:p>66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682728" calcext:value-type="float">
            <text:p>5682728</text:p>
          </table:table-cell>
          <table:table-cell office:value-type="float" office:value="33180" calcext:value-type="float">
            <text:p>33180</text:p>
          </table:table-cell>
          <table:table-cell office:value-type="float" office:value="9296" calcext:value-type="float">
            <text:p>9296</text:p>
          </table:table-cell>
          <table:table-cell office:value-type="float" office:value="23884" calcext:value-type="float">
            <text:p>23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0464" calcext:value-type="float">
            <text:p>190464</text:p>
          </table:table-cell>
          <table:table-cell office:value-type="float" office:value="1382" calcext:value-type="float">
            <text:p>1382</text:p>
          </table:table-cell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92" calcext:value-type="float">
            <text:p>15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07 17:26:49</text:p>
          </table:table-cell>
          <table:table-cell office:value-type="float" office:value="9914412" calcext:value-type="float">
            <text:p>991441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7976" calcext:value-type="float">
            <text:p>6227976</text:p>
          </table:table-cell>
          <table:table-cell office:value-type="float" office:value="120460" calcext:value-type="float">
            <text:p>120460</text:p>
          </table:table-cell>
          <table:table-cell office:value-type="float" office:value="83708" calcext:value-type="float">
            <text:p>83708</text:p>
          </table:table-cell>
          <table:table-cell office:value-type="float" office:value="36752" calcext:value-type="float">
            <text:p>36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24" calcext:value-type="float">
            <text:p>29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0464" calcext:value-type="float">
            <text:p>190464</text:p>
          </table:table-cell>
          <table:table-cell office:value-type="float" office:value="7998" calcext:value-type="float">
            <text:p>7998</text:p>
          </table:table-cell>
          <table:table-cell office:value-type="float" office:value="12096" calcext:value-type="float">
            <text:p>12096</text:p>
          </table:table-cell>
          <table:table-cell office:value-type="float" office:value="11828" calcext:value-type="float">
            <text:p>11828</text:p>
          </table:table-cell>
          <table:table-cell office:value-type="float" office:value="1472" calcext:value-type="float">
            <text:p>1472</text:p>
          </table:table-cell>
          <table:table-cell office:value-type="float" office:value="1374" calcext:value-type="float">
            <text:p>1374</text:p>
          </table:table-cell>
          <table:table-cell office:value-type="float" office:value="21248" calcext:value-type="float">
            <text:p>21248</text:p>
          </table:table-cell>
          <table:table-cell office:value-type="float" office:value="9280" calcext:value-type="float">
            <text:p>92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50</text:p>
          </table:table-cell>
          <table:table-cell office:value-type="float" office:value="9806452" calcext:value-type="float">
            <text:p>98064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864" calcext:value-type="float">
            <text:p>6226864</text:p>
          </table:table-cell>
          <table:table-cell office:value-type="float" office:value="227420" calcext:value-type="float">
            <text:p>227420</text:p>
          </table:table-cell>
          <table:table-cell office:value-type="float" office:value="190668" calcext:value-type="float">
            <text:p>190668</text:p>
          </table:table-cell>
          <table:table-cell office:value-type="float" office:value="36752" calcext:value-type="float">
            <text:p>36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77" calcext:value-type="float">
            <text:p>157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0464" calcext:value-type="float">
            <text:p>190464</text:p>
          </table:table-cell>
          <table:table-cell office:value-type="float" office:value="76592" calcext:value-type="float">
            <text:p>76592</text:p>
          </table:table-cell>
          <table:table-cell office:value-type="float" office:value="13120" calcext:value-type="float">
            <text:p>13120</text:p>
          </table:table-cell>
          <table:table-cell office:value-type="float" office:value="12836" calcext:value-type="float">
            <text:p>12836</text:p>
          </table:table-cell>
          <table:table-cell office:value-type="float" office:value="1472" calcext:value-type="float">
            <text:p>1472</text:p>
          </table:table-cell>
          <table:table-cell office:value-type="float" office:value="1375" calcext:value-type="float">
            <text:p>1375</text:p>
          </table:table-cell>
          <table:table-cell office:value-type="float" office:value="21248" calcext:value-type="float">
            <text:p>21248</text:p>
          </table:table-cell>
          <table:table-cell office:value-type="float" office:value="11584" calcext:value-type="float">
            <text:p>115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51</text:p>
          </table:table-cell>
          <table:table-cell office:value-type="float" office:value="9766728" calcext:value-type="float">
            <text:p>97667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864" calcext:value-type="float">
            <text:p>6226864</text:p>
          </table:table-cell>
          <table:table-cell office:value-type="float" office:value="269864" calcext:value-type="float">
            <text:p>269864</text:p>
          </table:table-cell>
          <table:table-cell office:value-type="float" office:value="233048" calcext:value-type="float">
            <text:p>233048</text:p>
          </table:table-cell>
          <table:table-cell office:value-type="float" office:value="36816" calcext:value-type="float">
            <text:p>36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29376" calcext:value-type="float">
            <text:p>229376</text:p>
          </table:table-cell>
          <table:table-cell office:value-type="float" office:value="130920" calcext:value-type="float">
            <text:p>130920</text:p>
          </table:table-cell>
          <table:table-cell office:value-type="float" office:value="13376" calcext:value-type="float">
            <text:p>13376</text:p>
          </table:table-cell>
          <table:table-cell office:value-type="float" office:value="13131" calcext:value-type="float">
            <text:p>13131</text:p>
          </table:table-cell>
          <table:table-cell office:value-type="float" office:value="1472" calcext:value-type="float">
            <text:p>1472</text:p>
          </table:table-cell>
          <table:table-cell office:value-type="float" office:value="1375" calcext:value-type="float">
            <text:p>1375</text:p>
          </table:table-cell>
          <table:table-cell office:value-type="float" office:value="21248" calcext:value-type="float">
            <text:p>21248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52</text:p>
          </table:table-cell>
          <table:table-cell office:value-type="float" office:value="9914464" calcext:value-type="float">
            <text:p>991446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864" calcext:value-type="float">
            <text:p>6226864</text:p>
          </table:table-cell>
          <table:table-cell office:value-type="float" office:value="116484" calcext:value-type="float">
            <text:p>116484</text:p>
          </table:table-cell>
          <table:table-cell office:value-type="float" office:value="79604" calcext:value-type="float">
            <text:p>79604</text:p>
          </table:table-cell>
          <table:table-cell office:value-type="float" office:value="36880" calcext:value-type="float">
            <text:p>3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440" calcext:value-type="float">
            <text:p>4440</text:p>
          </table:table-cell>
          <table:table-cell office:value-type="float" office:value="13376" calcext:value-type="float">
            <text:p>13376</text:p>
          </table:table-cell>
          <table:table-cell office:value-type="float" office:value="13184" calcext:value-type="float">
            <text:p>13184</text:p>
          </table:table-cell>
          <table:table-cell office:value-type="float" office:value="1472" calcext:value-type="float">
            <text:p>1472</text:p>
          </table:table-cell>
          <table:table-cell office:value-type="float" office:value="1375" calcext:value-type="float">
            <text:p>1375</text:p>
          </table:table-cell>
          <table:table-cell office:value-type="float" office:value="22336" calcext:value-type="float">
            <text:p>2233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53</text:p>
          </table:table-cell>
          <table:table-cell office:value-type="float" office:value="9914464" calcext:value-type="float">
            <text:p>991446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864" calcext:value-type="float">
            <text:p>6226864</text:p>
          </table:table-cell>
          <table:table-cell office:value-type="float" office:value="116484" calcext:value-type="float">
            <text:p>116484</text:p>
          </table:table-cell>
          <table:table-cell office:value-type="float" office:value="79604" calcext:value-type="float">
            <text:p>79604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440" calcext:value-type="float">
            <text:p>4440</text:p>
          </table:table-cell>
          <table:table-cell office:value-type="float" office:value="13376" calcext:value-type="float">
            <text:p>13376</text:p>
          </table:table-cell>
          <table:table-cell office:value-type="float" office:value="13184" calcext:value-type="float">
            <text:p>13184</text:p>
          </table:table-cell>
          <table:table-cell office:value-type="float" office:value="1472" calcext:value-type="float">
            <text:p>1472</text:p>
          </table:table-cell>
          <table:table-cell office:value-type="float" office:value="1375" calcext:value-type="float">
            <text:p>1375</text:p>
          </table:table-cell>
          <table:table-cell office:value-type="float" office:value="22336" calcext:value-type="float">
            <text:p>2233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54</text:p>
          </table:table-cell>
          <table:table-cell office:value-type="float" office:value="9919672" calcext:value-type="float">
            <text:p>991967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864" calcext:value-type="float">
            <text:p>6226864</text:p>
          </table:table-cell>
          <table:table-cell office:value-type="float" office:value="116484" calcext:value-type="float">
            <text:p>116484</text:p>
          </table:table-cell>
          <table:table-cell office:value-type="float" office:value="79604" calcext:value-type="float">
            <text:p>79604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440" calcext:value-type="float">
            <text:p>4440</text:p>
          </table:table-cell>
          <table:table-cell office:value-type="float" office:value="13376" calcext:value-type="float">
            <text:p>13376</text:p>
          </table:table-cell>
          <table:table-cell office:value-type="float" office:value="13184" calcext:value-type="float">
            <text:p>13184</text:p>
          </table:table-cell>
          <table:table-cell office:value-type="float" office:value="1472" calcext:value-type="float">
            <text:p>1472</text:p>
          </table:table-cell>
          <table:table-cell office:value-type="float" office:value="1375" calcext:value-type="float">
            <text:p>1375</text:p>
          </table:table-cell>
          <table:table-cell office:value-type="float" office:value="22336" calcext:value-type="float">
            <text:p>2233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55</text:p>
          </table:table-cell>
          <table:table-cell office:value-type="float" office:value="9919672" calcext:value-type="float">
            <text:p>991967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864" calcext:value-type="float">
            <text:p>6226864</text:p>
          </table:table-cell>
          <table:table-cell office:value-type="float" office:value="116484" calcext:value-type="float">
            <text:p>116484</text:p>
          </table:table-cell>
          <table:table-cell office:value-type="float" office:value="79604" calcext:value-type="float">
            <text:p>79604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440" calcext:value-type="float">
            <text:p>4440</text:p>
          </table:table-cell>
          <table:table-cell office:value-type="float" office:value="13376" calcext:value-type="float">
            <text:p>13376</text:p>
          </table:table-cell>
          <table:table-cell office:value-type="float" office:value="13184" calcext:value-type="float">
            <text:p>13184</text:p>
          </table:table-cell>
          <table:table-cell office:value-type="float" office:value="1472" calcext:value-type="float">
            <text:p>1472</text:p>
          </table:table-cell>
          <table:table-cell office:value-type="float" office:value="1375" calcext:value-type="float">
            <text:p>1375</text:p>
          </table:table-cell>
          <table:table-cell office:value-type="float" office:value="22336" calcext:value-type="float">
            <text:p>22336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56</text:p>
          </table:table-cell>
          <table:table-cell office:value-type="float" office:value="9839580" calcext:value-type="float">
            <text:p>983958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4208" calcext:value-type="float">
            <text:p>6284208</text:p>
          </table:table-cell>
          <table:table-cell office:value-type="float" office:value="194532" calcext:value-type="float">
            <text:p>194532</text:p>
          </table:table-cell>
          <table:table-cell office:value-type="float" office:value="157652" calcext:value-type="float">
            <text:p>157652</text:p>
          </table:table-cell>
          <table:table-cell office:value-type="float" office:value="36880" calcext:value-type="float">
            <text:p>3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11957" calcext:value-type="float">
            <text:p>11957</text:p>
          </table:table-cell>
          <table:table-cell office:value-type="float" office:value="76224" calcext:value-type="float">
            <text:p>76224</text:p>
          </table:table-cell>
          <table:table-cell office:value-type="float" office:value="75976" calcext:value-type="float">
            <text:p>75976</text:p>
          </table:table-cell>
          <table:table-cell office:value-type="float" office:value="6016" calcext:value-type="float">
            <text:p>6016</text:p>
          </table:table-cell>
          <table:table-cell office:value-type="float" office:value="5909" calcext:value-type="float">
            <text:p>5909</text:p>
          </table:table-cell>
          <table:table-cell office:value-type="float" office:value="104960" calcext:value-type="float">
            <text:p>10496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68" calcext:value-type="float">
            <text:p>268</text:p>
          </table:table-cell>
          <table:table-cell office:value-type="float" office:value="208" calcext:value-type="float">
            <text:p>208</text:p>
          </table:table-cell>
          <table:table-cell office:value-type="float" office:value="8665" calcext:value-type="float">
            <text:p>8665</text:p>
          </table:table-cell>
          <table:table-cell office:value-type="float" office:value="5682" calcext:value-type="float">
            <text:p>5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57</text:p>
          </table:table-cell>
          <table:table-cell office:value-type="float" office:value="9742372" calcext:value-type="float">
            <text:p>974237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66128" calcext:value-type="float">
            <text:p>6366128</text:p>
          </table:table-cell>
          <table:table-cell office:value-type="float" office:value="290976" calcext:value-type="float">
            <text:p>290976</text:p>
          </table:table-cell>
          <table:table-cell office:value-type="float" office:value="254096" calcext:value-type="float">
            <text:p>254096</text:p>
          </table:table-cell>
          <table:table-cell office:value-type="float" office:value="36880" calcext:value-type="float">
            <text:p>3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8407" calcext:value-type="float">
            <text:p>8407</text:p>
          </table:table-cell>
          <table:table-cell office:value-type="float" office:value="167232" calcext:value-type="float">
            <text:p>167232</text:p>
          </table:table-cell>
          <table:table-cell office:value-type="float" office:value="166852" calcext:value-type="float">
            <text:p>166852</text:p>
          </table:table-cell>
          <table:table-cell office:value-type="float" office:value="12608" calcext:value-type="float">
            <text:p>12608</text:p>
          </table:table-cell>
          <table:table-cell office:value-type="float" office:value="12471" calcext:value-type="float">
            <text:p>12471</text:p>
          </table:table-cell>
          <table:table-cell office:value-type="float" office:value="247680" calcext:value-type="float">
            <text:p>24768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51" calcext:value-type="float">
            <text:p>351</text:p>
          </table:table-cell>
          <table:table-cell office:value-type="float" office:value="208" calcext:value-type="float">
            <text:p>208</text:p>
          </table:table-cell>
          <table:table-cell office:value-type="float" office:value="16890" calcext:value-type="float">
            <text:p>16890</text:p>
          </table:table-cell>
          <table:table-cell office:value-type="float" office:value="8225" calcext:value-type="float">
            <text:p>8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58</text:p>
          </table:table-cell>
          <table:table-cell office:value-type="float" office:value="9648256" calcext:value-type="float">
            <text:p>964825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56240" calcext:value-type="float">
            <text:p>6456240</text:p>
          </table:table-cell>
          <table:table-cell office:value-type="float" office:value="387516" calcext:value-type="float">
            <text:p>387516</text:p>
          </table:table-cell>
          <table:table-cell office:value-type="float" office:value="350636" calcext:value-type="float">
            <text:p>350636</text:p>
          </table:table-cell>
          <table:table-cell office:value-type="float" office:value="36880" calcext:value-type="float">
            <text:p>3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14364" calcext:value-type="float">
            <text:p>14364</text:p>
          </table:table-cell>
          <table:table-cell office:value-type="float" office:value="259584" calcext:value-type="float">
            <text:p>259584</text:p>
          </table:table-cell>
          <table:table-cell office:value-type="float" office:value="259015" calcext:value-type="float">
            <text:p>259015</text:p>
          </table:table-cell>
          <table:table-cell office:value-type="float" office:value="19328" calcext:value-type="float">
            <text:p>19328</text:p>
          </table:table-cell>
          <table:table-cell office:value-type="float" office:value="19125" calcext:value-type="float">
            <text:p>19125</text:p>
          </table:table-cell>
          <table:table-cell office:value-type="float" office:value="414528" calcext:value-type="float">
            <text:p>41452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34" calcext:value-type="float">
            <text:p>434</text:p>
          </table:table-cell>
          <table:table-cell office:value-type="float" office:value="208" calcext:value-type="float">
            <text:p>208</text:p>
          </table:table-cell>
          <table:table-cell office:value-type="float" office:value="25230" calcext:value-type="float">
            <text:p>25230</text:p>
          </table:table-cell>
          <table:table-cell office:value-type="float" office:value="8340" calcext:value-type="float">
            <text:p>8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6:59</text:p>
          </table:table-cell>
          <table:table-cell office:value-type="float" office:value="9553768" calcext:value-type="float">
            <text:p>955376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29968" calcext:value-type="float">
            <text:p>6529968</text:p>
          </table:table-cell>
          <table:table-cell office:value-type="float" office:value="481844" calcext:value-type="float">
            <text:p>481844</text:p>
          </table:table-cell>
          <table:table-cell office:value-type="float" office:value="444964" calcext:value-type="float">
            <text:p>444964</text:p>
          </table:table-cell>
          <table:table-cell office:value-type="float" office:value="36880" calcext:value-type="float">
            <text:p>3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5472" calcext:value-type="float">
            <text:p>105472</text:p>
          </table:table-cell>
          <table:table-cell office:value-type="float" office:value="21261" calcext:value-type="float">
            <text:p>21261</text:p>
          </table:table-cell>
          <table:table-cell office:value-type="float" office:value="344832" calcext:value-type="float">
            <text:p>344832</text:p>
          </table:table-cell>
          <table:table-cell office:value-type="float" office:value="344231" calcext:value-type="float">
            <text:p>344231</text:p>
          </table:table-cell>
          <table:table-cell office:value-type="float" office:value="25472" calcext:value-type="float">
            <text:p>25472</text:p>
          </table:table-cell>
          <table:table-cell office:value-type="float" office:value="25280" calcext:value-type="float">
            <text:p>25280</text:p>
          </table:table-cell>
          <table:table-cell office:value-type="float" office:value="517440" calcext:value-type="float">
            <text:p>517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11" calcext:value-type="float">
            <text:p>511</text:p>
          </table:table-cell>
          <table:table-cell office:value-type="float" office:value="208" calcext:value-type="float">
            <text:p>208</text:p>
          </table:table-cell>
          <table:table-cell office:value-type="float" office:value="32943" calcext:value-type="float">
            <text:p>32943</text:p>
          </table:table-cell>
          <table:table-cell office:value-type="float" office:value="7713" calcext:value-type="float">
            <text:p>7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00</text:p>
          </table:table-cell>
          <table:table-cell office:value-type="float" office:value="9417120" calcext:value-type="float">
            <text:p>941712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0080" calcext:value-type="float">
            <text:p>6620080</text:p>
          </table:table-cell>
          <table:table-cell office:value-type="float" office:value="618016" calcext:value-type="float">
            <text:p>618016</text:p>
          </table:table-cell>
          <table:table-cell office:value-type="float" office:value="581136" calcext:value-type="float">
            <text:p>581136</text:p>
          </table:table-cell>
          <table:table-cell office:value-type="float" office:value="36880" calcext:value-type="float">
            <text:p>3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5472" calcext:value-type="float">
            <text:p>105472</text:p>
          </table:table-cell>
          <table:table-cell office:value-type="float" office:value="65293" calcext:value-type="float">
            <text:p>65293</text:p>
          </table:table-cell>
          <table:table-cell office:value-type="float" office:value="436288" calcext:value-type="float">
            <text:p>436288</text:p>
          </table:table-cell>
          <table:table-cell office:value-type="float" office:value="435609" calcext:value-type="float">
            <text:p>435609</text:p>
          </table:table-cell>
          <table:table-cell office:value-type="float" office:value="32064" calcext:value-type="float">
            <text:p>32064</text:p>
          </table:table-cell>
          <table:table-cell office:value-type="float" office:value="31878" calcext:value-type="float">
            <text:p>31878</text:p>
          </table:table-cell>
          <table:table-cell office:value-type="float" office:value="517440" calcext:value-type="float">
            <text:p>51744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94" calcext:value-type="float">
            <text:p>594</text:p>
          </table:table-cell>
          <table:table-cell office:value-type="float" office:value="208" calcext:value-type="float">
            <text:p>208</text:p>
          </table:table-cell>
          <table:table-cell office:value-type="float" office:value="41213" calcext:value-type="float">
            <text:p>41213</text:p>
          </table:table-cell>
          <table:table-cell office:value-type="float" office:value="8270" calcext:value-type="float">
            <text:p>8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01</text:p>
          </table:table-cell>
          <table:table-cell office:value-type="float" office:value="9445144" calcext:value-type="float">
            <text:p>94451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88108" calcext:value-type="float">
            <text:p>588108</text:p>
          </table:table-cell>
          <table:table-cell office:value-type="float" office:value="551228" calcext:value-type="float">
            <text:p>551228</text:p>
          </table:table-cell>
          <table:table-cell office:value-type="float" office:value="36880" calcext:value-type="float">
            <text:p>3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9" calcext:value-type="float">
            <text:p>12079</text:p>
          </table:table-cell>
          <table:table-cell office:value-type="float" office:value="455872" calcext:value-type="float">
            <text:p>455872</text:p>
          </table:table-cell>
          <table:table-cell office:value-type="float" office:value="455145" calcext:value-type="float">
            <text:p>455145</text:p>
          </table:table-cell>
          <table:table-cell office:value-type="float" office:value="33472" calcext:value-type="float">
            <text:p>33472</text:p>
          </table:table-cell>
          <table:table-cell office:value-type="float" office:value="33291" calcext:value-type="float">
            <text:p>33291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02</text:p>
          </table:table-cell>
          <table:table-cell office:value-type="float" office:value="9445144" calcext:value-type="float">
            <text:p>94451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88108" calcext:value-type="float">
            <text:p>588108</text:p>
          </table:table-cell>
          <table:table-cell office:value-type="float" office:value="551228" calcext:value-type="float">
            <text:p>551228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9" calcext:value-type="float">
            <text:p>12079</text:p>
          </table:table-cell>
          <table:table-cell office:value-type="float" office:value="455872" calcext:value-type="float">
            <text:p>455872</text:p>
          </table:table-cell>
          <table:table-cell office:value-type="float" office:value="455145" calcext:value-type="float">
            <text:p>455145</text:p>
          </table:table-cell>
          <table:table-cell office:value-type="float" office:value="33472" calcext:value-type="float">
            <text:p>33472</text:p>
          </table:table-cell>
          <table:table-cell office:value-type="float" office:value="33291" calcext:value-type="float">
            <text:p>33291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03</text:p>
          </table:table-cell>
          <table:table-cell office:value-type="float" office:value="9447692" calcext:value-type="float">
            <text:p>944769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88108" calcext:value-type="float">
            <text:p>588108</text:p>
          </table:table-cell>
          <table:table-cell office:value-type="float" office:value="551228" calcext:value-type="float">
            <text:p>551228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9" calcext:value-type="float">
            <text:p>12079</text:p>
          </table:table-cell>
          <table:table-cell office:value-type="float" office:value="455872" calcext:value-type="float">
            <text:p>455872</text:p>
          </table:table-cell>
          <table:table-cell office:value-type="float" office:value="455145" calcext:value-type="float">
            <text:p>455145</text:p>
          </table:table-cell>
          <table:table-cell office:value-type="float" office:value="33472" calcext:value-type="float">
            <text:p>33472</text:p>
          </table:table-cell>
          <table:table-cell office:value-type="float" office:value="33291" calcext:value-type="float">
            <text:p>33291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04</text:p>
          </table:table-cell>
          <table:table-cell office:value-type="float" office:value="9447752" calcext:value-type="float">
            <text:p>94477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88108" calcext:value-type="float">
            <text:p>588108</text:p>
          </table:table-cell>
          <table:table-cell office:value-type="float" office:value="551228" calcext:value-type="float">
            <text:p>551228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9" calcext:value-type="float">
            <text:p>12079</text:p>
          </table:table-cell>
          <table:table-cell office:value-type="float" office:value="455872" calcext:value-type="float">
            <text:p>455872</text:p>
          </table:table-cell>
          <table:table-cell office:value-type="float" office:value="455145" calcext:value-type="float">
            <text:p>455145</text:p>
          </table:table-cell>
          <table:table-cell office:value-type="float" office:value="33472" calcext:value-type="float">
            <text:p>33472</text:p>
          </table:table-cell>
          <table:table-cell office:value-type="float" office:value="33291" calcext:value-type="float">
            <text:p>33291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05</text:p>
          </table:table-cell>
          <table:table-cell office:value-type="float" office:value="9445396" calcext:value-type="float">
            <text:p>944539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88108" calcext:value-type="float">
            <text:p>588108</text:p>
          </table:table-cell>
          <table:table-cell office:value-type="float" office:value="551228" calcext:value-type="float">
            <text:p>551228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9" calcext:value-type="float">
            <text:p>12079</text:p>
          </table:table-cell>
          <table:table-cell office:value-type="float" office:value="455872" calcext:value-type="float">
            <text:p>455872</text:p>
          </table:table-cell>
          <table:table-cell office:value-type="float" office:value="455145" calcext:value-type="float">
            <text:p>455145</text:p>
          </table:table-cell>
          <table:table-cell office:value-type="float" office:value="33472" calcext:value-type="float">
            <text:p>33472</text:p>
          </table:table-cell>
          <table:table-cell office:value-type="float" office:value="33291" calcext:value-type="float">
            <text:p>33291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06</text:p>
          </table:table-cell>
          <table:table-cell office:value-type="float" office:value="9445396" calcext:value-type="float">
            <text:p>944539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88108" calcext:value-type="float">
            <text:p>588108</text:p>
          </table:table-cell>
          <table:table-cell office:value-type="float" office:value="551228" calcext:value-type="float">
            <text:p>551228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9" calcext:value-type="float">
            <text:p>12079</text:p>
          </table:table-cell>
          <table:table-cell office:value-type="float" office:value="455872" calcext:value-type="float">
            <text:p>455872</text:p>
          </table:table-cell>
          <table:table-cell office:value-type="float" office:value="455145" calcext:value-type="float">
            <text:p>455145</text:p>
          </table:table-cell>
          <table:table-cell office:value-type="float" office:value="33472" calcext:value-type="float">
            <text:p>33472</text:p>
          </table:table-cell>
          <table:table-cell office:value-type="float" office:value="33291" calcext:value-type="float">
            <text:p>33291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07</text:p>
          </table:table-cell>
          <table:table-cell office:value-type="float" office:value="9447752" calcext:value-type="float">
            <text:p>94477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88108" calcext:value-type="float">
            <text:p>588108</text:p>
          </table:table-cell>
          <table:table-cell office:value-type="float" office:value="551228" calcext:value-type="float">
            <text:p>551228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9" calcext:value-type="float">
            <text:p>12079</text:p>
          </table:table-cell>
          <table:table-cell office:value-type="float" office:value="455872" calcext:value-type="float">
            <text:p>455872</text:p>
          </table:table-cell>
          <table:table-cell office:value-type="float" office:value="455145" calcext:value-type="float">
            <text:p>455145</text:p>
          </table:table-cell>
          <table:table-cell office:value-type="float" office:value="33472" calcext:value-type="float">
            <text:p>33472</text:p>
          </table:table-cell>
          <table:table-cell office:value-type="float" office:value="33291" calcext:value-type="float">
            <text:p>33291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08</text:p>
          </table:table-cell>
          <table:table-cell office:value-type="float" office:value="9447752" calcext:value-type="float">
            <text:p>94477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88108" calcext:value-type="float">
            <text:p>588108</text:p>
          </table:table-cell>
          <table:table-cell office:value-type="float" office:value="551228" calcext:value-type="float">
            <text:p>551228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79" calcext:value-type="float">
            <text:p>12079</text:p>
          </table:table-cell>
          <table:table-cell office:value-type="float" office:value="455872" calcext:value-type="float">
            <text:p>455872</text:p>
          </table:table-cell>
          <table:table-cell office:value-type="float" office:value="455145" calcext:value-type="float">
            <text:p>455145</text:p>
          </table:table-cell>
          <table:table-cell office:value-type="float" office:value="33472" calcext:value-type="float">
            <text:p>33472</text:p>
          </table:table-cell>
          <table:table-cell office:value-type="float" office:value="33291" calcext:value-type="float">
            <text:p>33291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09</text:p>
          </table:table-cell>
          <table:table-cell office:value-type="float" office:value="9525004" calcext:value-type="float">
            <text:p>952500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05692" calcext:value-type="float">
            <text:p>505692</text:p>
          </table:table-cell>
          <table:table-cell office:value-type="float" office:value="468812" calcext:value-type="float">
            <text:p>468812</text:p>
          </table:table-cell>
          <table:table-cell office:value-type="float" office:value="36880" calcext:value-type="float">
            <text:p>3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7" calcext:value-type="float">
            <text:p>10617</text:p>
          </table:table-cell>
          <table:table-cell office:value-type="float" office:value="377344" calcext:value-type="float">
            <text:p>377344</text:p>
          </table:table-cell>
          <table:table-cell office:value-type="float" office:value="366757" calcext:value-type="float">
            <text:p>366757</text:p>
          </table:table-cell>
          <table:table-cell office:value-type="float" office:value="32128" calcext:value-type="float">
            <text:p>32128</text:p>
          </table:table-cell>
          <table:table-cell office:value-type="float" office:value="26907" calcext:value-type="float">
            <text:p>26907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07 17:27:10</text:p>
          </table:table-cell>
          <table:table-cell office:value-type="float" office:value="9524000" calcext:value-type="float">
            <text:p>952400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05692" calcext:value-type="float">
            <text:p>505692</text:p>
          </table:table-cell>
          <table:table-cell office:value-type="float" office:value="468812" calcext:value-type="float">
            <text:p>468812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7" calcext:value-type="float">
            <text:p>10617</text:p>
          </table:table-cell>
          <table:table-cell office:value-type="float" office:value="377344" calcext:value-type="float">
            <text:p>377344</text:p>
          </table:table-cell>
          <table:table-cell office:value-type="float" office:value="366757" calcext:value-type="float">
            <text:p>366757</text:p>
          </table:table-cell>
          <table:table-cell office:value-type="float" office:value="32128" calcext:value-type="float">
            <text:p>32128</text:p>
          </table:table-cell>
          <table:table-cell office:value-type="float" office:value="26907" calcext:value-type="float">
            <text:p>26907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11</text:p>
          </table:table-cell>
          <table:table-cell office:value-type="float" office:value="9529224" calcext:value-type="float">
            <text:p>95292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05692" calcext:value-type="float">
            <text:p>505692</text:p>
          </table:table-cell>
          <table:table-cell office:value-type="float" office:value="468812" calcext:value-type="float">
            <text:p>468812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7" calcext:value-type="float">
            <text:p>10617</text:p>
          </table:table-cell>
          <table:table-cell office:value-type="float" office:value="377344" calcext:value-type="float">
            <text:p>377344</text:p>
          </table:table-cell>
          <table:table-cell office:value-type="float" office:value="366757" calcext:value-type="float">
            <text:p>366757</text:p>
          </table:table-cell>
          <table:table-cell office:value-type="float" office:value="32128" calcext:value-type="float">
            <text:p>32128</text:p>
          </table:table-cell>
          <table:table-cell office:value-type="float" office:value="26907" calcext:value-type="float">
            <text:p>26907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12</text:p>
          </table:table-cell>
          <table:table-cell office:value-type="float" office:value="9529224" calcext:value-type="float">
            <text:p>95292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05692" calcext:value-type="float">
            <text:p>505692</text:p>
          </table:table-cell>
          <table:table-cell office:value-type="float" office:value="468812" calcext:value-type="float">
            <text:p>468812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7" calcext:value-type="float">
            <text:p>10617</text:p>
          </table:table-cell>
          <table:table-cell office:value-type="float" office:value="377344" calcext:value-type="float">
            <text:p>377344</text:p>
          </table:table-cell>
          <table:table-cell office:value-type="float" office:value="366757" calcext:value-type="float">
            <text:p>366757</text:p>
          </table:table-cell>
          <table:table-cell office:value-type="float" office:value="32128" calcext:value-type="float">
            <text:p>32128</text:p>
          </table:table-cell>
          <table:table-cell office:value-type="float" office:value="26907" calcext:value-type="float">
            <text:p>26907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13</text:p>
          </table:table-cell>
          <table:table-cell office:value-type="float" office:value="9526868" calcext:value-type="float">
            <text:p>952686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05692" calcext:value-type="float">
            <text:p>505692</text:p>
          </table:table-cell>
          <table:table-cell office:value-type="float" office:value="468812" calcext:value-type="float">
            <text:p>468812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7" calcext:value-type="float">
            <text:p>10617</text:p>
          </table:table-cell>
          <table:table-cell office:value-type="float" office:value="377344" calcext:value-type="float">
            <text:p>377344</text:p>
          </table:table-cell>
          <table:table-cell office:value-type="float" office:value="366757" calcext:value-type="float">
            <text:p>366757</text:p>
          </table:table-cell>
          <table:table-cell office:value-type="float" office:value="32128" calcext:value-type="float">
            <text:p>32128</text:p>
          </table:table-cell>
          <table:table-cell office:value-type="float" office:value="26907" calcext:value-type="float">
            <text:p>26907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14</text:p>
          </table:table-cell>
          <table:table-cell office:value-type="float" office:value="9526868" calcext:value-type="float">
            <text:p>952686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05692" calcext:value-type="float">
            <text:p>505692</text:p>
          </table:table-cell>
          <table:table-cell office:value-type="float" office:value="468812" calcext:value-type="float">
            <text:p>468812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7" calcext:value-type="float">
            <text:p>10617</text:p>
          </table:table-cell>
          <table:table-cell office:value-type="float" office:value="377344" calcext:value-type="float">
            <text:p>377344</text:p>
          </table:table-cell>
          <table:table-cell office:value-type="float" office:value="366757" calcext:value-type="float">
            <text:p>366757</text:p>
          </table:table-cell>
          <table:table-cell office:value-type="float" office:value="32128" calcext:value-type="float">
            <text:p>32128</text:p>
          </table:table-cell>
          <table:table-cell office:value-type="float" office:value="26907" calcext:value-type="float">
            <text:p>26907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15</text:p>
          </table:table-cell>
          <table:table-cell office:value-type="float" office:value="9529220" calcext:value-type="float">
            <text:p>952922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05692" calcext:value-type="float">
            <text:p>505692</text:p>
          </table:table-cell>
          <table:table-cell office:value-type="float" office:value="468812" calcext:value-type="float">
            <text:p>468812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7" calcext:value-type="float">
            <text:p>10617</text:p>
          </table:table-cell>
          <table:table-cell office:value-type="float" office:value="377344" calcext:value-type="float">
            <text:p>377344</text:p>
          </table:table-cell>
          <table:table-cell office:value-type="float" office:value="366757" calcext:value-type="float">
            <text:p>366757</text:p>
          </table:table-cell>
          <table:table-cell office:value-type="float" office:value="32128" calcext:value-type="float">
            <text:p>32128</text:p>
          </table:table-cell>
          <table:table-cell office:value-type="float" office:value="26907" calcext:value-type="float">
            <text:p>26907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16</text:p>
          </table:table-cell>
          <table:table-cell office:value-type="float" office:value="9529220" calcext:value-type="float">
            <text:p>952922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05692" calcext:value-type="float">
            <text:p>505692</text:p>
          </table:table-cell>
          <table:table-cell office:value-type="float" office:value="468812" calcext:value-type="float">
            <text:p>468812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7" calcext:value-type="float">
            <text:p>10617</text:p>
          </table:table-cell>
          <table:table-cell office:value-type="float" office:value="377344" calcext:value-type="float">
            <text:p>377344</text:p>
          </table:table-cell>
          <table:table-cell office:value-type="float" office:value="366757" calcext:value-type="float">
            <text:p>366757</text:p>
          </table:table-cell>
          <table:table-cell office:value-type="float" office:value="32128" calcext:value-type="float">
            <text:p>32128</text:p>
          </table:table-cell>
          <table:table-cell office:value-type="float" office:value="26907" calcext:value-type="float">
            <text:p>26907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17</text:p>
          </table:table-cell>
          <table:table-cell office:value-type="float" office:value="9612064" calcext:value-type="float">
            <text:p>961206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417672" calcext:value-type="float">
            <text:p>417672</text:p>
          </table:table-cell>
          <table:table-cell office:value-type="float" office:value="380792" calcext:value-type="float">
            <text:p>380792</text:p>
          </table:table-cell>
          <table:table-cell office:value-type="float" office:value="36880" calcext:value-type="float">
            <text:p>3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54" calcext:value-type="float">
            <text:p>9154</text:p>
          </table:table-cell>
          <table:table-cell office:value-type="float" office:value="288832" calcext:value-type="float">
            <text:p>288832</text:p>
          </table:table-cell>
          <table:table-cell office:value-type="float" office:value="278370" calcext:value-type="float">
            <text:p>278370</text:p>
          </table:table-cell>
          <table:table-cell office:value-type="float" office:value="25728" calcext:value-type="float">
            <text:p>25728</text:p>
          </table:table-cell>
          <table:table-cell office:value-type="float" office:value="20524" calcext:value-type="float">
            <text:p>20524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07 17:27:18</text:p>
          </table:table-cell>
          <table:table-cell office:value-type="float" office:value="9611940" calcext:value-type="float">
            <text:p>96119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417672" calcext:value-type="float">
            <text:p>417672</text:p>
          </table:table-cell>
          <table:table-cell office:value-type="float" office:value="380792" calcext:value-type="float">
            <text:p>380792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54" calcext:value-type="float">
            <text:p>9154</text:p>
          </table:table-cell>
          <table:table-cell office:value-type="float" office:value="288832" calcext:value-type="float">
            <text:p>288832</text:p>
          </table:table-cell>
          <table:table-cell office:value-type="float" office:value="278370" calcext:value-type="float">
            <text:p>278370</text:p>
          </table:table-cell>
          <table:table-cell office:value-type="float" office:value="25728" calcext:value-type="float">
            <text:p>25728</text:p>
          </table:table-cell>
          <table:table-cell office:value-type="float" office:value="20524" calcext:value-type="float">
            <text:p>20524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19</text:p>
          </table:table-cell>
          <table:table-cell office:value-type="float" office:value="9617148" calcext:value-type="float">
            <text:p>961714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417672" calcext:value-type="float">
            <text:p>417672</text:p>
          </table:table-cell>
          <table:table-cell office:value-type="float" office:value="380792" calcext:value-type="float">
            <text:p>380792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54" calcext:value-type="float">
            <text:p>9154</text:p>
          </table:table-cell>
          <table:table-cell office:value-type="float" office:value="288832" calcext:value-type="float">
            <text:p>288832</text:p>
          </table:table-cell>
          <table:table-cell office:value-type="float" office:value="278370" calcext:value-type="float">
            <text:p>278370</text:p>
          </table:table-cell>
          <table:table-cell office:value-type="float" office:value="25728" calcext:value-type="float">
            <text:p>25728</text:p>
          </table:table-cell>
          <table:table-cell office:value-type="float" office:value="20524" calcext:value-type="float">
            <text:p>20524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20</text:p>
          </table:table-cell>
          <table:table-cell office:value-type="float" office:value="9617024" calcext:value-type="float">
            <text:p>96170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417672" calcext:value-type="float">
            <text:p>417672</text:p>
          </table:table-cell>
          <table:table-cell office:value-type="float" office:value="380792" calcext:value-type="float">
            <text:p>380792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54" calcext:value-type="float">
            <text:p>9154</text:p>
          </table:table-cell>
          <table:table-cell office:value-type="float" office:value="288832" calcext:value-type="float">
            <text:p>288832</text:p>
          </table:table-cell>
          <table:table-cell office:value-type="float" office:value="278370" calcext:value-type="float">
            <text:p>278370</text:p>
          </table:table-cell>
          <table:table-cell office:value-type="float" office:value="25728" calcext:value-type="float">
            <text:p>25728</text:p>
          </table:table-cell>
          <table:table-cell office:value-type="float" office:value="20524" calcext:value-type="float">
            <text:p>20524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21</text:p>
          </table:table-cell>
          <table:table-cell office:value-type="float" office:value="9614916" calcext:value-type="float">
            <text:p>961491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417672" calcext:value-type="float">
            <text:p>417672</text:p>
          </table:table-cell>
          <table:table-cell office:value-type="float" office:value="380792" calcext:value-type="float">
            <text:p>380792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54" calcext:value-type="float">
            <text:p>9154</text:p>
          </table:table-cell>
          <table:table-cell office:value-type="float" office:value="288832" calcext:value-type="float">
            <text:p>288832</text:p>
          </table:table-cell>
          <table:table-cell office:value-type="float" office:value="278371" calcext:value-type="float">
            <text:p>278371</text:p>
          </table:table-cell>
          <table:table-cell office:value-type="float" office:value="25728" calcext:value-type="float">
            <text:p>25728</text:p>
          </table:table-cell>
          <table:table-cell office:value-type="float" office:value="20524" calcext:value-type="float">
            <text:p>20524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22</text:p>
          </table:table-cell>
          <table:table-cell office:value-type="float" office:value="9614916" calcext:value-type="float">
            <text:p>961491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417672" calcext:value-type="float">
            <text:p>417672</text:p>
          </table:table-cell>
          <table:table-cell office:value-type="float" office:value="380792" calcext:value-type="float">
            <text:p>380792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54" calcext:value-type="float">
            <text:p>9154</text:p>
          </table:table-cell>
          <table:table-cell office:value-type="float" office:value="288832" calcext:value-type="float">
            <text:p>288832</text:p>
          </table:table-cell>
          <table:table-cell office:value-type="float" office:value="278371" calcext:value-type="float">
            <text:p>278371</text:p>
          </table:table-cell>
          <table:table-cell office:value-type="float" office:value="25728" calcext:value-type="float">
            <text:p>25728</text:p>
          </table:table-cell>
          <table:table-cell office:value-type="float" office:value="20524" calcext:value-type="float">
            <text:p>20524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23</text:p>
          </table:table-cell>
          <table:table-cell office:value-type="float" office:value="9615040" calcext:value-type="float">
            <text:p>96150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417672" calcext:value-type="float">
            <text:p>417672</text:p>
          </table:table-cell>
          <table:table-cell office:value-type="float" office:value="380792" calcext:value-type="float">
            <text:p>380792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54" calcext:value-type="float">
            <text:p>9154</text:p>
          </table:table-cell>
          <table:table-cell office:value-type="float" office:value="288832" calcext:value-type="float">
            <text:p>288832</text:p>
          </table:table-cell>
          <table:table-cell office:value-type="float" office:value="278371" calcext:value-type="float">
            <text:p>278371</text:p>
          </table:table-cell>
          <table:table-cell office:value-type="float" office:value="25728" calcext:value-type="float">
            <text:p>25728</text:p>
          </table:table-cell>
          <table:table-cell office:value-type="float" office:value="20524" calcext:value-type="float">
            <text:p>20524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24</text:p>
          </table:table-cell>
          <table:table-cell office:value-type="float" office:value="9614920" calcext:value-type="float">
            <text:p>961492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417672" calcext:value-type="float">
            <text:p>417672</text:p>
          </table:table-cell>
          <table:table-cell office:value-type="float" office:value="380792" calcext:value-type="float">
            <text:p>380792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54" calcext:value-type="float">
            <text:p>9154</text:p>
          </table:table-cell>
          <table:table-cell office:value-type="float" office:value="288832" calcext:value-type="float">
            <text:p>288832</text:p>
          </table:table-cell>
          <table:table-cell office:value-type="float" office:value="278371" calcext:value-type="float">
            <text:p>278371</text:p>
          </table:table-cell>
          <table:table-cell office:value-type="float" office:value="25728" calcext:value-type="float">
            <text:p>25728</text:p>
          </table:table-cell>
          <table:table-cell office:value-type="float" office:value="20524" calcext:value-type="float">
            <text:p>20524</text:p>
          </table:table-cell>
          <table:table-cell office:value-type="float" office:value="759808" calcext:value-type="float">
            <text:p>75980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25</text:p>
          </table:table-cell>
          <table:table-cell office:value-type="float" office:value="9700604" calcext:value-type="float">
            <text:p>970060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329232" calcext:value-type="float">
            <text:p>329232</text:p>
          </table:table-cell>
          <table:table-cell office:value-type="float" office:value="292352" calcext:value-type="float">
            <text:p>292352</text:p>
          </table:table-cell>
          <table:table-cell office:value-type="float" office:value="36880" calcext:value-type="float">
            <text:p>3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2" calcext:value-type="float">
            <text:p>7652</text:p>
          </table:table-cell>
          <table:table-cell office:value-type="float" office:value="200448" calcext:value-type="float">
            <text:p>200448</text:p>
          </table:table-cell>
          <table:table-cell office:value-type="float" office:value="189983" calcext:value-type="float">
            <text:p>189983</text:p>
          </table:table-cell>
          <table:table-cell office:value-type="float" office:value="19328" calcext:value-type="float">
            <text:p>19328</text:p>
          </table:table-cell>
          <table:table-cell office:value-type="float" office:value="14141" calcext:value-type="float">
            <text:p>14141</text:p>
          </table:table-cell>
          <table:table-cell office:value-type="float" office:value="750656" calcext:value-type="float">
            <text:p>750656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07 17:27:26</text:p>
          </table:table-cell>
          <table:table-cell office:value-type="float" office:value="9700604" calcext:value-type="float">
            <text:p>970060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329232" calcext:value-type="float">
            <text:p>329232</text:p>
          </table:table-cell>
          <table:table-cell office:value-type="float" office:value="292352" calcext:value-type="float">
            <text:p>292352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2" calcext:value-type="float">
            <text:p>7652</text:p>
          </table:table-cell>
          <table:table-cell office:value-type="float" office:value="200448" calcext:value-type="float">
            <text:p>200448</text:p>
          </table:table-cell>
          <table:table-cell office:value-type="float" office:value="189983" calcext:value-type="float">
            <text:p>189983</text:p>
          </table:table-cell>
          <table:table-cell office:value-type="float" office:value="19328" calcext:value-type="float">
            <text:p>19328</text:p>
          </table:table-cell>
          <table:table-cell office:value-type="float" office:value="14141" calcext:value-type="float">
            <text:p>14141</text:p>
          </table:table-cell>
          <table:table-cell office:value-type="float" office:value="750656" calcext:value-type="float">
            <text:p>750656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27</text:p>
          </table:table-cell>
          <table:table-cell office:value-type="float" office:value="9702884" calcext:value-type="float">
            <text:p>970288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329232" calcext:value-type="float">
            <text:p>329232</text:p>
          </table:table-cell>
          <table:table-cell office:value-type="float" office:value="292352" calcext:value-type="float">
            <text:p>292352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2" calcext:value-type="float">
            <text:p>7652</text:p>
          </table:table-cell>
          <table:table-cell office:value-type="float" office:value="200448" calcext:value-type="float">
            <text:p>200448</text:p>
          </table:table-cell>
          <table:table-cell office:value-type="float" office:value="189983" calcext:value-type="float">
            <text:p>189983</text:p>
          </table:table-cell>
          <table:table-cell office:value-type="float" office:value="19328" calcext:value-type="float">
            <text:p>19328</text:p>
          </table:table-cell>
          <table:table-cell office:value-type="float" office:value="14141" calcext:value-type="float">
            <text:p>14141</text:p>
          </table:table-cell>
          <table:table-cell office:value-type="float" office:value="750656" calcext:value-type="float">
            <text:p>750656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28</text:p>
          </table:table-cell>
          <table:table-cell office:value-type="float" office:value="9705308" calcext:value-type="float">
            <text:p>970530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329232" calcext:value-type="float">
            <text:p>329232</text:p>
          </table:table-cell>
          <table:table-cell office:value-type="float" office:value="292352" calcext:value-type="float">
            <text:p>292352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2" calcext:value-type="float">
            <text:p>7652</text:p>
          </table:table-cell>
          <table:table-cell office:value-type="float" office:value="200448" calcext:value-type="float">
            <text:p>200448</text:p>
          </table:table-cell>
          <table:table-cell office:value-type="float" office:value="189983" calcext:value-type="float">
            <text:p>189983</text:p>
          </table:table-cell>
          <table:table-cell office:value-type="float" office:value="19328" calcext:value-type="float">
            <text:p>19328</text:p>
          </table:table-cell>
          <table:table-cell office:value-type="float" office:value="14141" calcext:value-type="float">
            <text:p>14141</text:p>
          </table:table-cell>
          <table:table-cell office:value-type="float" office:value="750656" calcext:value-type="float">
            <text:p>750656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29</text:p>
          </table:table-cell>
          <table:table-cell office:value-type="float" office:value="9703336" calcext:value-type="float">
            <text:p>970333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329232" calcext:value-type="float">
            <text:p>329232</text:p>
          </table:table-cell>
          <table:table-cell office:value-type="float" office:value="292352" calcext:value-type="float">
            <text:p>292352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2" calcext:value-type="float">
            <text:p>7652</text:p>
          </table:table-cell>
          <table:table-cell office:value-type="float" office:value="200448" calcext:value-type="float">
            <text:p>200448</text:p>
          </table:table-cell>
          <table:table-cell office:value-type="float" office:value="189983" calcext:value-type="float">
            <text:p>189983</text:p>
          </table:table-cell>
          <table:table-cell office:value-type="float" office:value="19328" calcext:value-type="float">
            <text:p>19328</text:p>
          </table:table-cell>
          <table:table-cell office:value-type="float" office:value="14141" calcext:value-type="float">
            <text:p>14141</text:p>
          </table:table-cell>
          <table:table-cell office:value-type="float" office:value="750656" calcext:value-type="float">
            <text:p>750656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30</text:p>
          </table:table-cell>
          <table:table-cell office:value-type="float" office:value="9703216" calcext:value-type="float">
            <text:p>970321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329232" calcext:value-type="float">
            <text:p>329232</text:p>
          </table:table-cell>
          <table:table-cell office:value-type="float" office:value="292352" calcext:value-type="float">
            <text:p>292352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2" calcext:value-type="float">
            <text:p>7652</text:p>
          </table:table-cell>
          <table:table-cell office:value-type="float" office:value="200448" calcext:value-type="float">
            <text:p>200448</text:p>
          </table:table-cell>
          <table:table-cell office:value-type="float" office:value="189983" calcext:value-type="float">
            <text:p>189983</text:p>
          </table:table-cell>
          <table:table-cell office:value-type="float" office:value="19328" calcext:value-type="float">
            <text:p>19328</text:p>
          </table:table-cell>
          <table:table-cell office:value-type="float" office:value="14141" calcext:value-type="float">
            <text:p>14141</text:p>
          </table:table-cell>
          <table:table-cell office:value-type="float" office:value="750656" calcext:value-type="float">
            <text:p>750656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31</text:p>
          </table:table-cell>
          <table:table-cell office:value-type="float" office:value="9705324" calcext:value-type="float">
            <text:p>97053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329232" calcext:value-type="float">
            <text:p>329232</text:p>
          </table:table-cell>
          <table:table-cell office:value-type="float" office:value="292352" calcext:value-type="float">
            <text:p>292352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2" calcext:value-type="float">
            <text:p>7652</text:p>
          </table:table-cell>
          <table:table-cell office:value-type="float" office:value="200448" calcext:value-type="float">
            <text:p>200448</text:p>
          </table:table-cell>
          <table:table-cell office:value-type="float" office:value="189983" calcext:value-type="float">
            <text:p>189983</text:p>
          </table:table-cell>
          <table:table-cell office:value-type="float" office:value="19328" calcext:value-type="float">
            <text:p>19328</text:p>
          </table:table-cell>
          <table:table-cell office:value-type="float" office:value="14141" calcext:value-type="float">
            <text:p>14141</text:p>
          </table:table-cell>
          <table:table-cell office:value-type="float" office:value="750656" calcext:value-type="float">
            <text:p>750656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32</text:p>
          </table:table-cell>
          <table:table-cell office:value-type="float" office:value="9705324" calcext:value-type="float">
            <text:p>97053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329232" calcext:value-type="float">
            <text:p>329232</text:p>
          </table:table-cell>
          <table:table-cell office:value-type="float" office:value="292352" calcext:value-type="float">
            <text:p>292352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2" calcext:value-type="float">
            <text:p>7652</text:p>
          </table:table-cell>
          <table:table-cell office:value-type="float" office:value="200448" calcext:value-type="float">
            <text:p>200448</text:p>
          </table:table-cell>
          <table:table-cell office:value-type="float" office:value="189983" calcext:value-type="float">
            <text:p>189983</text:p>
          </table:table-cell>
          <table:table-cell office:value-type="float" office:value="19328" calcext:value-type="float">
            <text:p>19328</text:p>
          </table:table-cell>
          <table:table-cell office:value-type="float" office:value="14141" calcext:value-type="float">
            <text:p>14141</text:p>
          </table:table-cell>
          <table:table-cell office:value-type="float" office:value="750656" calcext:value-type="float">
            <text:p>750656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33</text:p>
          </table:table-cell>
          <table:table-cell office:value-type="float" office:value="9788900" calcext:value-type="float">
            <text:p>978890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07 17:27:34</text:p>
          </table:table-cell>
          <table:table-cell office:value-type="float" office:value="9788900" calcext:value-type="float">
            <text:p>978890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35</text:p>
          </table:table-cell>
          <table:table-cell office:value-type="float" office:value="9795368" calcext:value-type="float">
            <text:p>979536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36</text:p>
          </table:table-cell>
          <table:table-cell office:value-type="float" office:value="9795368" calcext:value-type="float">
            <text:p>979536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37</text:p>
          </table:table-cell>
          <table:table-cell office:value-type="float" office:value="9793124" calcext:value-type="float">
            <text:p>97931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38</text:p>
          </table:table-cell>
          <table:table-cell office:value-type="float" office:value="9793124" calcext:value-type="float">
            <text:p>97931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39</text:p>
          </table:table-cell>
          <table:table-cell office:value-type="float" office:value="9793124" calcext:value-type="float">
            <text:p>97931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40</text:p>
          </table:table-cell>
          <table:table-cell office:value-type="float" office:value="9795232" calcext:value-type="float">
            <text:p>97952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41</text:p>
          </table:table-cell>
          <table:table-cell office:value-type="float" office:value="9795244" calcext:value-type="float">
            <text:p>97952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42</text:p>
          </table:table-cell>
          <table:table-cell office:value-type="float" office:value="9795244" calcext:value-type="float">
            <text:p>97952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43</text:p>
          </table:table-cell>
          <table:table-cell office:value-type="float" office:value="9795244" calcext:value-type="float">
            <text:p>97952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44</text:p>
          </table:table-cell>
          <table:table-cell office:value-type="float" office:value="9795244" calcext:value-type="float">
            <text:p>97952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45</text:p>
          </table:table-cell>
          <table:table-cell office:value-type="float" office:value="9795244" calcext:value-type="float">
            <text:p>97952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46</text:p>
          </table:table-cell>
          <table:table-cell office:value-type="float" office:value="9795244" calcext:value-type="float">
            <text:p>97952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47</text:p>
          </table:table-cell>
          <table:table-cell office:value-type="float" office:value="9795244" calcext:value-type="float">
            <text:p>97952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48</text:p>
          </table:table-cell>
          <table:table-cell office:value-type="float" office:value="9795244" calcext:value-type="float">
            <text:p>97952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49</text:p>
          </table:table-cell>
          <table:table-cell office:value-type="float" office:value="9795244" calcext:value-type="float">
            <text:p>97952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50</text:p>
          </table:table-cell>
          <table:table-cell office:value-type="float" office:value="9795120" calcext:value-type="float">
            <text:p>979512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51</text:p>
          </table:table-cell>
          <table:table-cell office:value-type="float" office:value="9795120" calcext:value-type="float">
            <text:p>979512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52</text:p>
          </table:table-cell>
          <table:table-cell office:value-type="float" office:value="9795120" calcext:value-type="float">
            <text:p>979512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53</text:p>
          </table:table-cell>
          <table:table-cell office:value-type="float" office:value="9795160" calcext:value-type="float">
            <text:p>979516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54</text:p>
          </table:table-cell>
          <table:table-cell office:value-type="float" office:value="9795160" calcext:value-type="float">
            <text:p>979516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55</text:p>
          </table:table-cell>
          <table:table-cell office:value-type="float" office:value="9795056" calcext:value-type="float">
            <text:p>979505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56</text:p>
          </table:table-cell>
          <table:table-cell office:value-type="float" office:value="9795056" calcext:value-type="float">
            <text:p>979505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57</text:p>
          </table:table-cell>
          <table:table-cell office:value-type="float" office:value="9795168" calcext:value-type="float">
            <text:p>979516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58</text:p>
          </table:table-cell>
          <table:table-cell office:value-type="float" office:value="9795168" calcext:value-type="float">
            <text:p>979516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7:59</text:p>
          </table:table-cell>
          <table:table-cell office:value-type="float" office:value="9795168" calcext:value-type="float">
            <text:p>979516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00</text:p>
          </table:table-cell>
          <table:table-cell office:value-type="float" office:value="9794920" calcext:value-type="float">
            <text:p>979492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01</text:p>
          </table:table-cell>
          <table:table-cell office:value-type="float" office:value="9795048" calcext:value-type="float">
            <text:p>979504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02</text:p>
          </table:table-cell>
          <table:table-cell office:value-type="float" office:value="9795444" calcext:value-type="float">
            <text:p>97954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03</text:p>
          </table:table-cell>
          <table:table-cell office:value-type="float" office:value="9795548" calcext:value-type="float">
            <text:p>979554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04</text:p>
          </table:table-cell>
          <table:table-cell office:value-type="float" office:value="9795548" calcext:value-type="float">
            <text:p>979554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05</text:p>
          </table:table-cell>
          <table:table-cell office:value-type="float" office:value="9795548" calcext:value-type="float">
            <text:p>979554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06</text:p>
          </table:table-cell>
          <table:table-cell office:value-type="float" office:value="9795548" calcext:value-type="float">
            <text:p>979554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07</text:p>
          </table:table-cell>
          <table:table-cell office:value-type="float" office:value="9795548" calcext:value-type="float">
            <text:p>979554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08</text:p>
          </table:table-cell>
          <table:table-cell office:value-type="float" office:value="9795548" calcext:value-type="float">
            <text:p>979554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09</text:p>
          </table:table-cell>
          <table:table-cell office:value-type="float" office:value="9795548" calcext:value-type="float">
            <text:p>979554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10</text:p>
          </table:table-cell>
          <table:table-cell office:value-type="float" office:value="9795548" calcext:value-type="float">
            <text:p>979554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11</text:p>
          </table:table-cell>
          <table:table-cell office:value-type="float" office:value="9794956" calcext:value-type="float">
            <text:p>979495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12</text:p>
          </table:table-cell>
          <table:table-cell office:value-type="float" office:value="9794940" calcext:value-type="float">
            <text:p>97949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13</text:p>
          </table:table-cell>
          <table:table-cell office:value-type="float" office:value="9794940" calcext:value-type="float">
            <text:p>97949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14</text:p>
          </table:table-cell>
          <table:table-cell office:value-type="float" office:value="9794940" calcext:value-type="float">
            <text:p>97949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15</text:p>
          </table:table-cell>
          <table:table-cell office:value-type="float" office:value="9794940" calcext:value-type="float">
            <text:p>97949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16</text:p>
          </table:table-cell>
          <table:table-cell office:value-type="float" office:value="9794940" calcext:value-type="float">
            <text:p>97949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17</text:p>
          </table:table-cell>
          <table:table-cell office:value-type="float" office:value="9794940" calcext:value-type="float">
            <text:p>97949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18</text:p>
          </table:table-cell>
          <table:table-cell office:value-type="float" office:value="9794940" calcext:value-type="float">
            <text:p>97949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19</text:p>
          </table:table-cell>
          <table:table-cell office:value-type="float" office:value="9794940" calcext:value-type="float">
            <text:p>97949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20</text:p>
          </table:table-cell>
          <table:table-cell office:value-type="float" office:value="9794940" calcext:value-type="float">
            <text:p>97949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21</text:p>
          </table:table-cell>
          <table:table-cell office:value-type="float" office:value="9794940" calcext:value-type="float">
            <text:p>97949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22</text:p>
          </table:table-cell>
          <table:table-cell office:value-type="float" office:value="9794940" calcext:value-type="float">
            <text:p>97949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23</text:p>
          </table:table-cell>
          <table:table-cell office:value-type="float" office:value="9794944" calcext:value-type="float">
            <text:p>97949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24</text:p>
          </table:table-cell>
          <table:table-cell office:value-type="float" office:value="9794828" calcext:value-type="float">
            <text:p>97948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25</text:p>
          </table:table-cell>
          <table:table-cell office:value-type="float" office:value="9794828" calcext:value-type="float">
            <text:p>97948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26</text:p>
          </table:table-cell>
          <table:table-cell office:value-type="float" office:value="9794828" calcext:value-type="float">
            <text:p>97948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27</text:p>
          </table:table-cell>
          <table:table-cell office:value-type="float" office:value="9794828" calcext:value-type="float">
            <text:p>97948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28</text:p>
          </table:table-cell>
          <table:table-cell office:value-type="float" office:value="9794828" calcext:value-type="float">
            <text:p>97948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29</text:p>
          </table:table-cell>
          <table:table-cell office:value-type="float" office:value="9794832" calcext:value-type="float">
            <text:p>97948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30</text:p>
          </table:table-cell>
          <table:table-cell office:value-type="float" office:value="9795208" calcext:value-type="float">
            <text:p>979520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31</text:p>
          </table:table-cell>
          <table:table-cell office:value-type="float" office:value="9791012" calcext:value-type="float">
            <text:p>979101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32</text:p>
          </table:table-cell>
          <table:table-cell office:value-type="float" office:value="9756268" calcext:value-type="float">
            <text:p>975626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33</text:p>
          </table:table-cell>
          <table:table-cell office:value-type="float" office:value="9760632" calcext:value-type="float">
            <text:p>97606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34</text:p>
          </table:table-cell>
          <table:table-cell office:value-type="float" office:value="9760508" calcext:value-type="float">
            <text:p>976050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35</text:p>
          </table:table-cell>
          <table:table-cell office:value-type="float" office:value="9760384" calcext:value-type="float">
            <text:p>976038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36</text:p>
          </table:table-cell>
          <table:table-cell office:value-type="float" office:value="9758760" calcext:value-type="float">
            <text:p>9758760</text:p>
          </table:table-cell>
          <table:table-cell office:value-type="float" office:value="6656" calcext:value-type="float">
            <text:p>66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40696" calcext:value-type="float">
            <text:p>240696</text:p>
          </table:table-cell>
          <table:table-cell office:value-type="float" office:value="203816" calcext:value-type="float">
            <text:p>20381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9" calcext:value-type="float">
            <text:p>6189</text:p>
          </table:table-cell>
          <table:table-cell office:value-type="float" office:value="111936" calcext:value-type="float">
            <text:p>111936</text:p>
          </table:table-cell>
          <table:table-cell office:value-type="float" office:value="101595" calcext:value-type="float">
            <text:p>101595</text:p>
          </table:table-cell>
          <table:table-cell office:value-type="float" office:value="12928" calcext:value-type="float">
            <text:p>12928</text:p>
          </table:table-cell>
          <table:table-cell office:value-type="float" office:value="7758" calcext:value-type="float">
            <text:p>7758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37</text:p>
          </table:table-cell>
          <table:table-cell office:value-type="float" office:value="9717044" calcext:value-type="float">
            <text:p>97170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80408" calcext:value-type="float">
            <text:p>280408</text:p>
          </table:table-cell>
          <table:table-cell office:value-type="float" office:value="243528" calcext:value-type="float">
            <text:p>243528</text:p>
          </table:table-cell>
          <table:table-cell office:value-type="float" office:value="36880" calcext:value-type="float">
            <text:p>3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2981" calcext:value-type="float">
            <text:p>12981</text:p>
          </table:table-cell>
          <table:table-cell office:value-type="float" office:value="146560" calcext:value-type="float">
            <text:p>146560</text:p>
          </table:table-cell>
          <table:table-cell office:value-type="float" office:value="144202" calcext:value-type="float">
            <text:p>144202</text:p>
          </table:table-cell>
          <table:table-cell office:value-type="float" office:value="12928" calcext:value-type="float">
            <text:p>12928</text:p>
          </table:table-cell>
          <table:table-cell office:value-type="float" office:value="10834" calcext:value-type="float">
            <text:p>10834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30" calcext:value-type="float">
            <text:p>330</text:p>
          </table:table-cell>
          <table:table-cell office:value-type="float" office:value="208" calcext:value-type="float">
            <text:p>208</text:p>
          </table:table-cell>
          <table:table-cell office:value-type="float" office:value="14838" calcext:value-type="float">
            <text:p>14838</text:p>
          </table:table-cell>
          <table:table-cell office:value-type="float" office:value="3855" calcext:value-type="float">
            <text:p>3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38</text:p>
          </table:table-cell>
          <table:table-cell office:value-type="float" office:value="9627148" calcext:value-type="float">
            <text:p>962714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369772" calcext:value-type="float">
            <text:p>369772</text:p>
          </table:table-cell>
          <table:table-cell office:value-type="float" office:value="332892" calcext:value-type="float">
            <text:p>332892</text:p>
          </table:table-cell>
          <table:table-cell office:value-type="float" office:value="36880" calcext:value-type="float">
            <text:p>3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8416" calcext:value-type="float">
            <text:p>8416</text:p>
          </table:table-cell>
          <table:table-cell office:value-type="float" office:value="235968" calcext:value-type="float">
            <text:p>235968</text:p>
          </table:table-cell>
          <table:table-cell office:value-type="float" office:value="235419" calcext:value-type="float">
            <text:p>235419</text:p>
          </table:table-cell>
          <table:table-cell office:value-type="float" office:value="17600" calcext:value-type="float">
            <text:p>17600</text:p>
          </table:table-cell>
          <table:table-cell office:value-type="float" office:value="17421" calcext:value-type="float">
            <text:p>17421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13" calcext:value-type="float">
            <text:p>413</text:p>
          </table:table-cell>
          <table:table-cell office:value-type="float" office:value="208" calcext:value-type="float">
            <text:p>208</text:p>
          </table:table-cell>
          <table:table-cell office:value-type="float" office:value="23094" calcext:value-type="float">
            <text:p>23094</text:p>
          </table:table-cell>
          <table:table-cell office:value-type="float" office:value="8256" calcext:value-type="float">
            <text:p>8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39</text:p>
          </table:table-cell>
          <table:table-cell office:value-type="float" office:value="9537124" calcext:value-type="float">
            <text:p>95371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462428" calcext:value-type="float">
            <text:p>462428</text:p>
          </table:table-cell>
          <table:table-cell office:value-type="float" office:value="425548" calcext:value-type="float">
            <text:p>425548</text:p>
          </table:table-cell>
          <table:table-cell office:value-type="float" office:value="36880" calcext:value-type="float">
            <text:p>3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3620" calcext:value-type="float">
            <text:p>13620</text:p>
          </table:table-cell>
          <table:table-cell office:value-type="float" office:value="328640" calcext:value-type="float">
            <text:p>328640</text:p>
          </table:table-cell>
          <table:table-cell office:value-type="float" office:value="328025" calcext:value-type="float">
            <text:p>328025</text:p>
          </table:table-cell>
          <table:table-cell office:value-type="float" office:value="24320" calcext:value-type="float">
            <text:p>24320</text:p>
          </table:table-cell>
          <table:table-cell office:value-type="float" office:value="24110" calcext:value-type="float">
            <text:p>24110</text:p>
          </table:table-cell>
          <table:table-cell office:value-type="float" office:value="373184" calcext:value-type="float">
            <text:p>37318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96" calcext:value-type="float">
            <text:p>496</text:p>
          </table:table-cell>
          <table:table-cell office:value-type="float" office:value="208" calcext:value-type="float">
            <text:p>208</text:p>
          </table:table-cell>
          <table:table-cell office:value-type="float" office:value="31477" calcext:value-type="float">
            <text:p>31477</text:p>
          </table:table-cell>
          <table:table-cell office:value-type="float" office:value="8383" calcext:value-type="float">
            <text:p>8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40</text:p>
          </table:table-cell>
          <table:table-cell office:value-type="float" office:value="9450828" calcext:value-type="float">
            <text:p>94508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51060" calcext:value-type="float">
            <text:p>551060</text:p>
          </table:table-cell>
          <table:table-cell office:value-type="float" office:value="514180" calcext:value-type="float">
            <text:p>514180</text:p>
          </table:table-cell>
          <table:table-cell office:value-type="float" office:value="36880" calcext:value-type="float">
            <text:p>3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5835" calcext:value-type="float">
            <text:p>15835</text:p>
          </table:table-cell>
          <table:table-cell office:value-type="float" office:value="415936" calcext:value-type="float">
            <text:p>415936</text:p>
          </table:table-cell>
          <table:table-cell office:value-type="float" office:value="415235" calcext:value-type="float">
            <text:p>415235</text:p>
          </table:table-cell>
          <table:table-cell office:value-type="float" office:value="30592" calcext:value-type="float">
            <text:p>30592</text:p>
          </table:table-cell>
          <table:table-cell office:value-type="float" office:value="30408" calcext:value-type="float">
            <text:p>30408</text:p>
          </table:table-cell>
          <table:table-cell office:value-type="float" office:value="652416" calcext:value-type="float">
            <text:p>652416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75" calcext:value-type="float">
            <text:p>575</text:p>
          </table:table-cell>
          <table:table-cell office:value-type="float" office:value="208" calcext:value-type="float">
            <text:p>208</text:p>
          </table:table-cell>
          <table:table-cell office:value-type="float" office:value="39370" calcext:value-type="float">
            <text:p>39370</text:p>
          </table:table-cell>
          <table:table-cell office:value-type="float" office:value="7893" calcext:value-type="float">
            <text:p>7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41</text:p>
          </table:table-cell>
          <table:table-cell office:value-type="float" office:value="9357828" calcext:value-type="float">
            <text:p>93578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85616" calcext:value-type="float">
            <text:p>6685616</text:p>
          </table:table-cell>
          <table:table-cell office:value-type="float" office:value="643716" calcext:value-type="float">
            <text:p>643716</text:p>
          </table:table-cell>
          <table:table-cell office:value-type="float" office:value="606836" calcext:value-type="float">
            <text:p>606836</text:p>
          </table:table-cell>
          <table:table-cell office:value-type="float" office:value="36880" calcext:value-type="float">
            <text:p>3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8935" calcext:value-type="float">
            <text:p>18935</text:p>
          </table:table-cell>
          <table:table-cell office:value-type="float" office:value="507200" calcext:value-type="float">
            <text:p>507200</text:p>
          </table:table-cell>
          <table:table-cell office:value-type="float" office:value="506418" calcext:value-type="float">
            <text:p>506418</text:p>
          </table:table-cell>
          <table:table-cell office:value-type="float" office:value="37184" calcext:value-type="float">
            <text:p>37184</text:p>
          </table:table-cell>
          <table:table-cell office:value-type="float" office:value="36991" calcext:value-type="float">
            <text:p>36991</text:p>
          </table:table-cell>
          <table:table-cell office:value-type="float" office:value="799168" calcext:value-type="float">
            <text:p>799168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58" calcext:value-type="float">
            <text:p>658</text:p>
          </table:table-cell>
          <table:table-cell office:value-type="float" office:value="208" calcext:value-type="float">
            <text:p>208</text:p>
          </table:table-cell>
          <table:table-cell office:value-type="float" office:value="47622" calcext:value-type="float">
            <text:p>47622</text:p>
          </table:table-cell>
          <table:table-cell office:value-type="float" office:value="8252" calcext:value-type="float">
            <text:p>8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42</text:p>
          </table:table-cell>
          <table:table-cell office:value-type="float" office:value="9314676" calcext:value-type="float">
            <text:p>931467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84464" calcext:value-type="float">
            <text:p>684464</text:p>
          </table:table-cell>
          <table:table-cell office:value-type="float" office:value="647584" calcext:value-type="float">
            <text:p>647584</text:p>
          </table:table-cell>
          <table:table-cell office:value-type="float" office:value="36880" calcext:value-type="float">
            <text:p>3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1200" calcext:value-type="float">
            <text:p>51200</text:p>
          </table:table-cell>
          <table:table-cell office:value-type="float" office:value="13574" calcext:value-type="float">
            <text:p>13574</text:p>
          </table:table-cell>
          <table:table-cell office:value-type="float" office:value="544320" calcext:value-type="float">
            <text:p>544320</text:p>
          </table:table-cell>
          <table:table-cell office:value-type="float" office:value="543535" calcext:value-type="float">
            <text:p>543535</text:p>
          </table:table-cell>
          <table:table-cell office:value-type="float" office:value="39872" calcext:value-type="float">
            <text:p>39872</text:p>
          </table:table-cell>
          <table:table-cell office:value-type="float" office:value="39674" calcext:value-type="float">
            <text:p>39674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office:value-type="float" office:value="3361" calcext:value-type="float">
            <text:p>3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43</text:p>
          </table:table-cell>
          <table:table-cell office:value-type="float" office:value="9314808" calcext:value-type="float">
            <text:p>931480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84464" calcext:value-type="float">
            <text:p>684464</text:p>
          </table:table-cell>
          <table:table-cell office:value-type="float" office:value="647584" calcext:value-type="float">
            <text:p>647584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1200" calcext:value-type="float">
            <text:p>51200</text:p>
          </table:table-cell>
          <table:table-cell office:value-type="float" office:value="13574" calcext:value-type="float">
            <text:p>13574</text:p>
          </table:table-cell>
          <table:table-cell office:value-type="float" office:value="544320" calcext:value-type="float">
            <text:p>544320</text:p>
          </table:table-cell>
          <table:table-cell office:value-type="float" office:value="543535" calcext:value-type="float">
            <text:p>543535</text:p>
          </table:table-cell>
          <table:table-cell office:value-type="float" office:value="39872" calcext:value-type="float">
            <text:p>39872</text:p>
          </table:table-cell>
          <table:table-cell office:value-type="float" office:value="39674" calcext:value-type="float">
            <text:p>39674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44</text:p>
          </table:table-cell>
          <table:table-cell office:value-type="float" office:value="9314808" calcext:value-type="float">
            <text:p>931480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84464" calcext:value-type="float">
            <text:p>684464</text:p>
          </table:table-cell>
          <table:table-cell office:value-type="float" office:value="647584" calcext:value-type="float">
            <text:p>647584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1200" calcext:value-type="float">
            <text:p>51200</text:p>
          </table:table-cell>
          <table:table-cell office:value-type="float" office:value="13574" calcext:value-type="float">
            <text:p>13574</text:p>
          </table:table-cell>
          <table:table-cell office:value-type="float" office:value="544320" calcext:value-type="float">
            <text:p>544320</text:p>
          </table:table-cell>
          <table:table-cell office:value-type="float" office:value="543535" calcext:value-type="float">
            <text:p>543535</text:p>
          </table:table-cell>
          <table:table-cell office:value-type="float" office:value="39872" calcext:value-type="float">
            <text:p>39872</text:p>
          </table:table-cell>
          <table:table-cell office:value-type="float" office:value="39674" calcext:value-type="float">
            <text:p>39674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45</text:p>
          </table:table-cell>
          <table:table-cell office:value-type="float" office:value="9316768" calcext:value-type="float">
            <text:p>931676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84464" calcext:value-type="float">
            <text:p>684464</text:p>
          </table:table-cell>
          <table:table-cell office:value-type="float" office:value="647584" calcext:value-type="float">
            <text:p>647584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1200" calcext:value-type="float">
            <text:p>51200</text:p>
          </table:table-cell>
          <table:table-cell office:value-type="float" office:value="13574" calcext:value-type="float">
            <text:p>13574</text:p>
          </table:table-cell>
          <table:table-cell office:value-type="float" office:value="544320" calcext:value-type="float">
            <text:p>544320</text:p>
          </table:table-cell>
          <table:table-cell office:value-type="float" office:value="543535" calcext:value-type="float">
            <text:p>543535</text:p>
          </table:table-cell>
          <table:table-cell office:value-type="float" office:value="39872" calcext:value-type="float">
            <text:p>39872</text:p>
          </table:table-cell>
          <table:table-cell office:value-type="float" office:value="39674" calcext:value-type="float">
            <text:p>39674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46</text:p>
          </table:table-cell>
          <table:table-cell office:value-type="float" office:value="9314808" calcext:value-type="float">
            <text:p>931480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84536" calcext:value-type="float">
            <text:p>684536</text:p>
          </table:table-cell>
          <table:table-cell office:value-type="float" office:value="647656" calcext:value-type="float">
            <text:p>64765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1200" calcext:value-type="float">
            <text:p>51200</text:p>
          </table:table-cell>
          <table:table-cell office:value-type="float" office:value="13574" calcext:value-type="float">
            <text:p>13574</text:p>
          </table:table-cell>
          <table:table-cell office:value-type="float" office:value="544320" calcext:value-type="float">
            <text:p>544320</text:p>
          </table:table-cell>
          <table:table-cell office:value-type="float" office:value="543535" calcext:value-type="float">
            <text:p>543535</text:p>
          </table:table-cell>
          <table:table-cell office:value-type="float" office:value="39872" calcext:value-type="float">
            <text:p>39872</text:p>
          </table:table-cell>
          <table:table-cell office:value-type="float" office:value="39674" calcext:value-type="float">
            <text:p>39674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47</text:p>
          </table:table-cell>
          <table:table-cell office:value-type="float" office:value="9314684" calcext:value-type="float">
            <text:p>931468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84536" calcext:value-type="float">
            <text:p>684536</text:p>
          </table:table-cell>
          <table:table-cell office:value-type="float" office:value="647656" calcext:value-type="float">
            <text:p>64765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1200" calcext:value-type="float">
            <text:p>51200</text:p>
          </table:table-cell>
          <table:table-cell office:value-type="float" office:value="13574" calcext:value-type="float">
            <text:p>13574</text:p>
          </table:table-cell>
          <table:table-cell office:value-type="float" office:value="544320" calcext:value-type="float">
            <text:p>544320</text:p>
          </table:table-cell>
          <table:table-cell office:value-type="float" office:value="543535" calcext:value-type="float">
            <text:p>543535</text:p>
          </table:table-cell>
          <table:table-cell office:value-type="float" office:value="39872" calcext:value-type="float">
            <text:p>39872</text:p>
          </table:table-cell>
          <table:table-cell office:value-type="float" office:value="39674" calcext:value-type="float">
            <text:p>39674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48</text:p>
          </table:table-cell>
          <table:table-cell office:value-type="float" office:value="9348804" calcext:value-type="float">
            <text:p>934880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84536" calcext:value-type="float">
            <text:p>684536</text:p>
          </table:table-cell>
          <table:table-cell office:value-type="float" office:value="647656" calcext:value-type="float">
            <text:p>64765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1200" calcext:value-type="float">
            <text:p>51200</text:p>
          </table:table-cell>
          <table:table-cell office:value-type="float" office:value="13574" calcext:value-type="float">
            <text:p>13574</text:p>
          </table:table-cell>
          <table:table-cell office:value-type="float" office:value="544320" calcext:value-type="float">
            <text:p>544320</text:p>
          </table:table-cell>
          <table:table-cell office:value-type="float" office:value="543535" calcext:value-type="float">
            <text:p>543535</text:p>
          </table:table-cell>
          <table:table-cell office:value-type="float" office:value="39872" calcext:value-type="float">
            <text:p>39872</text:p>
          </table:table-cell>
          <table:table-cell office:value-type="float" office:value="39674" calcext:value-type="float">
            <text:p>39674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49</text:p>
          </table:table-cell>
          <table:table-cell office:value-type="float" office:value="9348928" calcext:value-type="float">
            <text:p>93489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84536" calcext:value-type="float">
            <text:p>684536</text:p>
          </table:table-cell>
          <table:table-cell office:value-type="float" office:value="647656" calcext:value-type="float">
            <text:p>64765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1200" calcext:value-type="float">
            <text:p>51200</text:p>
          </table:table-cell>
          <table:table-cell office:value-type="float" office:value="13574" calcext:value-type="float">
            <text:p>13574</text:p>
          </table:table-cell>
          <table:table-cell office:value-type="float" office:value="544320" calcext:value-type="float">
            <text:p>544320</text:p>
          </table:table-cell>
          <table:table-cell office:value-type="float" office:value="543535" calcext:value-type="float">
            <text:p>543535</text:p>
          </table:table-cell>
          <table:table-cell office:value-type="float" office:value="39872" calcext:value-type="float">
            <text:p>39872</text:p>
          </table:table-cell>
          <table:table-cell office:value-type="float" office:value="39674" calcext:value-type="float">
            <text:p>39674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50</text:p>
          </table:table-cell>
          <table:table-cell office:value-type="float" office:value="9421840" calcext:value-type="float">
            <text:p>94218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07008" calcext:value-type="float">
            <text:p>607008</text:p>
          </table:table-cell>
          <table:table-cell office:value-type="float" office:value="570128" calcext:value-type="float">
            <text:p>570128</text:p>
          </table:table-cell>
          <table:table-cell office:value-type="float" office:value="36880" calcext:value-type="float">
            <text:p>3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123" calcext:value-type="float">
            <text:p>12123</text:p>
          </table:table-cell>
          <table:table-cell office:value-type="float" office:value="466816" calcext:value-type="float">
            <text:p>466816</text:p>
          </table:table-cell>
          <table:table-cell office:value-type="float" office:value="455148" calcext:value-type="float">
            <text:p>455148</text:p>
          </table:table-cell>
          <table:table-cell office:value-type="float" office:value="38720" calcext:value-type="float">
            <text:p>38720</text:p>
          </table:table-cell>
          <table:table-cell office:value-type="float" office:value="33291" calcext:value-type="float">
            <text:p>33291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07 17:28:51</text:p>
          </table:table-cell>
          <table:table-cell office:value-type="float" office:value="9421840" calcext:value-type="float">
            <text:p>94218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07008" calcext:value-type="float">
            <text:p>607008</text:p>
          </table:table-cell>
          <table:table-cell office:value-type="float" office:value="570128" calcext:value-type="float">
            <text:p>570128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123" calcext:value-type="float">
            <text:p>12123</text:p>
          </table:table-cell>
          <table:table-cell office:value-type="float" office:value="466816" calcext:value-type="float">
            <text:p>466816</text:p>
          </table:table-cell>
          <table:table-cell office:value-type="float" office:value="455148" calcext:value-type="float">
            <text:p>455148</text:p>
          </table:table-cell>
          <table:table-cell office:value-type="float" office:value="38720" calcext:value-type="float">
            <text:p>38720</text:p>
          </table:table-cell>
          <table:table-cell office:value-type="float" office:value="33291" calcext:value-type="float">
            <text:p>33291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52</text:p>
          </table:table-cell>
          <table:table-cell office:value-type="float" office:value="9426740" calcext:value-type="float">
            <text:p>94267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07008" calcext:value-type="float">
            <text:p>607008</text:p>
          </table:table-cell>
          <table:table-cell office:value-type="float" office:value="570128" calcext:value-type="float">
            <text:p>570128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123" calcext:value-type="float">
            <text:p>12123</text:p>
          </table:table-cell>
          <table:table-cell office:value-type="float" office:value="466816" calcext:value-type="float">
            <text:p>466816</text:p>
          </table:table-cell>
          <table:table-cell office:value-type="float" office:value="455148" calcext:value-type="float">
            <text:p>455148</text:p>
          </table:table-cell>
          <table:table-cell office:value-type="float" office:value="38720" calcext:value-type="float">
            <text:p>38720</text:p>
          </table:table-cell>
          <table:table-cell office:value-type="float" office:value="33291" calcext:value-type="float">
            <text:p>33291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53</text:p>
          </table:table-cell>
          <table:table-cell office:value-type="float" office:value="9426800" calcext:value-type="float">
            <text:p>942680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07008" calcext:value-type="float">
            <text:p>607008</text:p>
          </table:table-cell>
          <table:table-cell office:value-type="float" office:value="570128" calcext:value-type="float">
            <text:p>570128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123" calcext:value-type="float">
            <text:p>12123</text:p>
          </table:table-cell>
          <table:table-cell office:value-type="float" office:value="466816" calcext:value-type="float">
            <text:p>466816</text:p>
          </table:table-cell>
          <table:table-cell office:value-type="float" office:value="455148" calcext:value-type="float">
            <text:p>455148</text:p>
          </table:table-cell>
          <table:table-cell office:value-type="float" office:value="38720" calcext:value-type="float">
            <text:p>38720</text:p>
          </table:table-cell>
          <table:table-cell office:value-type="float" office:value="33291" calcext:value-type="float">
            <text:p>33291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54</text:p>
          </table:table-cell>
          <table:table-cell office:value-type="float" office:value="9424696" calcext:value-type="float">
            <text:p>942469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07008" calcext:value-type="float">
            <text:p>607008</text:p>
          </table:table-cell>
          <table:table-cell office:value-type="float" office:value="570128" calcext:value-type="float">
            <text:p>570128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123" calcext:value-type="float">
            <text:p>12123</text:p>
          </table:table-cell>
          <table:table-cell office:value-type="float" office:value="466816" calcext:value-type="float">
            <text:p>466816</text:p>
          </table:table-cell>
          <table:table-cell office:value-type="float" office:value="455148" calcext:value-type="float">
            <text:p>455148</text:p>
          </table:table-cell>
          <table:table-cell office:value-type="float" office:value="38720" calcext:value-type="float">
            <text:p>38720</text:p>
          </table:table-cell>
          <table:table-cell office:value-type="float" office:value="33291" calcext:value-type="float">
            <text:p>33291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55</text:p>
          </table:table-cell>
          <table:table-cell office:value-type="float" office:value="9427048" calcext:value-type="float">
            <text:p>942704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07008" calcext:value-type="float">
            <text:p>607008</text:p>
          </table:table-cell>
          <table:table-cell office:value-type="float" office:value="570128" calcext:value-type="float">
            <text:p>570128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123" calcext:value-type="float">
            <text:p>12123</text:p>
          </table:table-cell>
          <table:table-cell office:value-type="float" office:value="466816" calcext:value-type="float">
            <text:p>466816</text:p>
          </table:table-cell>
          <table:table-cell office:value-type="float" office:value="455148" calcext:value-type="float">
            <text:p>455148</text:p>
          </table:table-cell>
          <table:table-cell office:value-type="float" office:value="38720" calcext:value-type="float">
            <text:p>38720</text:p>
          </table:table-cell>
          <table:table-cell office:value-type="float" office:value="33291" calcext:value-type="float">
            <text:p>33291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56</text:p>
          </table:table-cell>
          <table:table-cell office:value-type="float" office:value="9411564" calcext:value-type="float">
            <text:p>941156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07008" calcext:value-type="float">
            <text:p>607008</text:p>
          </table:table-cell>
          <table:table-cell office:value-type="float" office:value="570128" calcext:value-type="float">
            <text:p>570128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123" calcext:value-type="float">
            <text:p>12123</text:p>
          </table:table-cell>
          <table:table-cell office:value-type="float" office:value="466816" calcext:value-type="float">
            <text:p>466816</text:p>
          </table:table-cell>
          <table:table-cell office:value-type="float" office:value="455148" calcext:value-type="float">
            <text:p>455148</text:p>
          </table:table-cell>
          <table:table-cell office:value-type="float" office:value="38720" calcext:value-type="float">
            <text:p>38720</text:p>
          </table:table-cell>
          <table:table-cell office:value-type="float" office:value="33291" calcext:value-type="float">
            <text:p>33291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57</text:p>
          </table:table-cell>
          <table:table-cell office:value-type="float" office:value="9411176" calcext:value-type="float">
            <text:p>941117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07008" calcext:value-type="float">
            <text:p>607008</text:p>
          </table:table-cell>
          <table:table-cell office:value-type="float" office:value="570128" calcext:value-type="float">
            <text:p>570128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123" calcext:value-type="float">
            <text:p>12123</text:p>
          </table:table-cell>
          <table:table-cell office:value-type="float" office:value="466816" calcext:value-type="float">
            <text:p>466816</text:p>
          </table:table-cell>
          <table:table-cell office:value-type="float" office:value="455148" calcext:value-type="float">
            <text:p>455148</text:p>
          </table:table-cell>
          <table:table-cell office:value-type="float" office:value="38720" calcext:value-type="float">
            <text:p>38720</text:p>
          </table:table-cell>
          <table:table-cell office:value-type="float" office:value="33291" calcext:value-type="float">
            <text:p>33291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8:58</text:p>
          </table:table-cell>
          <table:table-cell office:value-type="float" office:value="9492396" calcext:value-type="float">
            <text:p>949239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520508" calcext:value-type="float">
            <text:p>520508</text:p>
          </table:table-cell>
          <table:table-cell office:value-type="float" office:value="483628" calcext:value-type="float">
            <text:p>483628</text:p>
          </table:table-cell>
          <table:table-cell office:value-type="float" office:value="36880" calcext:value-type="float">
            <text:p>3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0" calcext:value-type="float">
            <text:p>10660</text:p>
          </table:table-cell>
          <table:table-cell office:value-type="float" office:value="380352" calcext:value-type="float">
            <text:p>380352</text:p>
          </table:table-cell>
          <table:table-cell office:value-type="float" office:value="366760" calcext:value-type="float">
            <text:p>366760</text:p>
          </table:table-cell>
          <table:table-cell office:value-type="float" office:value="33280" calcext:value-type="float">
            <text:p>33280</text:p>
          </table:table-cell>
          <table:table-cell office:value-type="float" office:value="26907" calcext:value-type="float">
            <text:p>26907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07 17:28:59</text:p>
          </table:table-cell>
          <table:table-cell office:value-type="float" office:value="9492272" calcext:value-type="float">
            <text:p>949227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520508" calcext:value-type="float">
            <text:p>520508</text:p>
          </table:table-cell>
          <table:table-cell office:value-type="float" office:value="483628" calcext:value-type="float">
            <text:p>483628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0" calcext:value-type="float">
            <text:p>10660</text:p>
          </table:table-cell>
          <table:table-cell office:value-type="float" office:value="380352" calcext:value-type="float">
            <text:p>380352</text:p>
          </table:table-cell>
          <table:table-cell office:value-type="float" office:value="366760" calcext:value-type="float">
            <text:p>366760</text:p>
          </table:table-cell>
          <table:table-cell office:value-type="float" office:value="33280" calcext:value-type="float">
            <text:p>33280</text:p>
          </table:table-cell>
          <table:table-cell office:value-type="float" office:value="26907" calcext:value-type="float">
            <text:p>26907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9:00</text:p>
          </table:table-cell>
          <table:table-cell office:value-type="float" office:value="9494352" calcext:value-type="float">
            <text:p>94943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520508" calcext:value-type="float">
            <text:p>520508</text:p>
          </table:table-cell>
          <table:table-cell office:value-type="float" office:value="483628" calcext:value-type="float">
            <text:p>483628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0" calcext:value-type="float">
            <text:p>10660</text:p>
          </table:table-cell>
          <table:table-cell office:value-type="float" office:value="380352" calcext:value-type="float">
            <text:p>380352</text:p>
          </table:table-cell>
          <table:table-cell office:value-type="float" office:value="366760" calcext:value-type="float">
            <text:p>366760</text:p>
          </table:table-cell>
          <table:table-cell office:value-type="float" office:value="33280" calcext:value-type="float">
            <text:p>33280</text:p>
          </table:table-cell>
          <table:table-cell office:value-type="float" office:value="26907" calcext:value-type="float">
            <text:p>26907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9:01</text:p>
          </table:table-cell>
          <table:table-cell office:value-type="float" office:value="9496460" calcext:value-type="float">
            <text:p>949646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520508" calcext:value-type="float">
            <text:p>520508</text:p>
          </table:table-cell>
          <table:table-cell office:value-type="float" office:value="483628" calcext:value-type="float">
            <text:p>483628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0" calcext:value-type="float">
            <text:p>10660</text:p>
          </table:table-cell>
          <table:table-cell office:value-type="float" office:value="380352" calcext:value-type="float">
            <text:p>380352</text:p>
          </table:table-cell>
          <table:table-cell office:value-type="float" office:value="366760" calcext:value-type="float">
            <text:p>366760</text:p>
          </table:table-cell>
          <table:table-cell office:value-type="float" office:value="33280" calcext:value-type="float">
            <text:p>33280</text:p>
          </table:table-cell>
          <table:table-cell office:value-type="float" office:value="26907" calcext:value-type="float">
            <text:p>26907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9:02</text:p>
          </table:table-cell>
          <table:table-cell office:value-type="float" office:value="9494596" calcext:value-type="float">
            <text:p>949459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520508" calcext:value-type="float">
            <text:p>520508</text:p>
          </table:table-cell>
          <table:table-cell office:value-type="float" office:value="483628" calcext:value-type="float">
            <text:p>483628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0" calcext:value-type="float">
            <text:p>10660</text:p>
          </table:table-cell>
          <table:table-cell office:value-type="float" office:value="380352" calcext:value-type="float">
            <text:p>380352</text:p>
          </table:table-cell>
          <table:table-cell office:value-type="float" office:value="366760" calcext:value-type="float">
            <text:p>366760</text:p>
          </table:table-cell>
          <table:table-cell office:value-type="float" office:value="33280" calcext:value-type="float">
            <text:p>33280</text:p>
          </table:table-cell>
          <table:table-cell office:value-type="float" office:value="26907" calcext:value-type="float">
            <text:p>26907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9:03</text:p>
          </table:table-cell>
          <table:table-cell office:value-type="float" office:value="9494360" calcext:value-type="float">
            <text:p>949436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520508" calcext:value-type="float">
            <text:p>520508</text:p>
          </table:table-cell>
          <table:table-cell office:value-type="float" office:value="483628" calcext:value-type="float">
            <text:p>483628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0" calcext:value-type="float">
            <text:p>10660</text:p>
          </table:table-cell>
          <table:table-cell office:value-type="float" office:value="380352" calcext:value-type="float">
            <text:p>380352</text:p>
          </table:table-cell>
          <table:table-cell office:value-type="float" office:value="366760" calcext:value-type="float">
            <text:p>366760</text:p>
          </table:table-cell>
          <table:table-cell office:value-type="float" office:value="33280" calcext:value-type="float">
            <text:p>33280</text:p>
          </table:table-cell>
          <table:table-cell office:value-type="float" office:value="26907" calcext:value-type="float">
            <text:p>26907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9:04</text:p>
          </table:table-cell>
          <table:table-cell office:value-type="float" office:value="9495148" calcext:value-type="float">
            <text:p>949514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520508" calcext:value-type="float">
            <text:p>520508</text:p>
          </table:table-cell>
          <table:table-cell office:value-type="float" office:value="483628" calcext:value-type="float">
            <text:p>483628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0" calcext:value-type="float">
            <text:p>10660</text:p>
          </table:table-cell>
          <table:table-cell office:value-type="float" office:value="380352" calcext:value-type="float">
            <text:p>380352</text:p>
          </table:table-cell>
          <table:table-cell office:value-type="float" office:value="366760" calcext:value-type="float">
            <text:p>366760</text:p>
          </table:table-cell>
          <table:table-cell office:value-type="float" office:value="33280" calcext:value-type="float">
            <text:p>33280</text:p>
          </table:table-cell>
          <table:table-cell office:value-type="float" office:value="26907" calcext:value-type="float">
            <text:p>26907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9:05</text:p>
          </table:table-cell>
          <table:table-cell office:value-type="float" office:value="9495236" calcext:value-type="float">
            <text:p>949523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520508" calcext:value-type="float">
            <text:p>520508</text:p>
          </table:table-cell>
          <table:table-cell office:value-type="float" office:value="483628" calcext:value-type="float">
            <text:p>483628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0" calcext:value-type="float">
            <text:p>10660</text:p>
          </table:table-cell>
          <table:table-cell office:value-type="float" office:value="380352" calcext:value-type="float">
            <text:p>380352</text:p>
          </table:table-cell>
          <table:table-cell office:value-type="float" office:value="366760" calcext:value-type="float">
            <text:p>366760</text:p>
          </table:table-cell>
          <table:table-cell office:value-type="float" office:value="33280" calcext:value-type="float">
            <text:p>33280</text:p>
          </table:table-cell>
          <table:table-cell office:value-type="float" office:value="26907" calcext:value-type="float">
            <text:p>26907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9:06</text:p>
          </table:table-cell>
          <table:table-cell office:value-type="float" office:value="9578696" calcext:value-type="float">
            <text:p>957869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434020" calcext:value-type="float">
            <text:p>434020</text:p>
          </table:table-cell>
          <table:table-cell office:value-type="float" office:value="397140" calcext:value-type="float">
            <text:p>397140</text:p>
          </table:table-cell>
          <table:table-cell office:value-type="float" office:value="36880" calcext:value-type="float">
            <text:p>3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98" calcext:value-type="float">
            <text:p>9198</text:p>
          </table:table-cell>
          <table:table-cell office:value-type="float" office:value="293888" calcext:value-type="float">
            <text:p>293888</text:p>
          </table:table-cell>
          <table:table-cell office:value-type="float" office:value="278373" calcext:value-type="float">
            <text:p>278373</text:p>
          </table:table-cell>
          <table:table-cell office:value-type="float" office:value="27904" calcext:value-type="float">
            <text:p>27904</text:p>
          </table:table-cell>
          <table:table-cell office:value-type="float" office:value="20524" calcext:value-type="float">
            <text:p>20524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07 17:29:07</text:p>
          </table:table-cell>
          <table:table-cell office:value-type="float" office:value="9581796" calcext:value-type="float">
            <text:p>958179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434020" calcext:value-type="float">
            <text:p>434020</text:p>
          </table:table-cell>
          <table:table-cell office:value-type="float" office:value="397140" calcext:value-type="float">
            <text:p>397140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98" calcext:value-type="float">
            <text:p>9198</text:p>
          </table:table-cell>
          <table:table-cell office:value-type="float" office:value="293888" calcext:value-type="float">
            <text:p>293888</text:p>
          </table:table-cell>
          <table:table-cell office:value-type="float" office:value="278373" calcext:value-type="float">
            <text:p>278373</text:p>
          </table:table-cell>
          <table:table-cell office:value-type="float" office:value="27904" calcext:value-type="float">
            <text:p>27904</text:p>
          </table:table-cell>
          <table:table-cell office:value-type="float" office:value="20524" calcext:value-type="float">
            <text:p>20524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9:08</text:p>
          </table:table-cell>
          <table:table-cell office:value-type="float" office:value="9581796" calcext:value-type="float">
            <text:p>958179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434020" calcext:value-type="float">
            <text:p>434020</text:p>
          </table:table-cell>
          <table:table-cell office:value-type="float" office:value="397140" calcext:value-type="float">
            <text:p>397140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98" calcext:value-type="float">
            <text:p>9198</text:p>
          </table:table-cell>
          <table:table-cell office:value-type="float" office:value="293888" calcext:value-type="float">
            <text:p>293888</text:p>
          </table:table-cell>
          <table:table-cell office:value-type="float" office:value="278373" calcext:value-type="float">
            <text:p>278373</text:p>
          </table:table-cell>
          <table:table-cell office:value-type="float" office:value="27904" calcext:value-type="float">
            <text:p>27904</text:p>
          </table:table-cell>
          <table:table-cell office:value-type="float" office:value="20524" calcext:value-type="float">
            <text:p>20524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9:09</text:p>
          </table:table-cell>
          <table:table-cell office:value-type="float" office:value="9584400" calcext:value-type="float">
            <text:p>958440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434020" calcext:value-type="float">
            <text:p>434020</text:p>
          </table:table-cell>
          <table:table-cell office:value-type="float" office:value="397140" calcext:value-type="float">
            <text:p>397140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98" calcext:value-type="float">
            <text:p>9198</text:p>
          </table:table-cell>
          <table:table-cell office:value-type="float" office:value="293888" calcext:value-type="float">
            <text:p>293888</text:p>
          </table:table-cell>
          <table:table-cell office:value-type="float" office:value="278373" calcext:value-type="float">
            <text:p>278373</text:p>
          </table:table-cell>
          <table:table-cell office:value-type="float" office:value="27904" calcext:value-type="float">
            <text:p>27904</text:p>
          </table:table-cell>
          <table:table-cell office:value-type="float" office:value="20524" calcext:value-type="float">
            <text:p>20524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9:10</text:p>
          </table:table-cell>
          <table:table-cell office:value-type="float" office:value="9582416" calcext:value-type="float">
            <text:p>958241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434020" calcext:value-type="float">
            <text:p>434020</text:p>
          </table:table-cell>
          <table:table-cell office:value-type="float" office:value="397140" calcext:value-type="float">
            <text:p>397140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98" calcext:value-type="float">
            <text:p>9198</text:p>
          </table:table-cell>
          <table:table-cell office:value-type="float" office:value="293888" calcext:value-type="float">
            <text:p>293888</text:p>
          </table:table-cell>
          <table:table-cell office:value-type="float" office:value="278374" calcext:value-type="float">
            <text:p>278374</text:p>
          </table:table-cell>
          <table:table-cell office:value-type="float" office:value="27904" calcext:value-type="float">
            <text:p>27904</text:p>
          </table:table-cell>
          <table:table-cell office:value-type="float" office:value="20524" calcext:value-type="float">
            <text:p>20524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9:11</text:p>
          </table:table-cell>
          <table:table-cell office:value-type="float" office:value="9552160" calcext:value-type="float">
            <text:p>955216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434020" calcext:value-type="float">
            <text:p>434020</text:p>
          </table:table-cell>
          <table:table-cell office:value-type="float" office:value="397140" calcext:value-type="float">
            <text:p>397140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98" calcext:value-type="float">
            <text:p>9198</text:p>
          </table:table-cell>
          <table:table-cell office:value-type="float" office:value="293888" calcext:value-type="float">
            <text:p>293888</text:p>
          </table:table-cell>
          <table:table-cell office:value-type="float" office:value="278374" calcext:value-type="float">
            <text:p>278374</text:p>
          </table:table-cell>
          <table:table-cell office:value-type="float" office:value="27904" calcext:value-type="float">
            <text:p>27904</text:p>
          </table:table-cell>
          <table:table-cell office:value-type="float" office:value="20524" calcext:value-type="float">
            <text:p>20524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9:12</text:p>
          </table:table-cell>
          <table:table-cell office:value-type="float" office:value="9552160" calcext:value-type="float">
            <text:p>955216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434020" calcext:value-type="float">
            <text:p>434020</text:p>
          </table:table-cell>
          <table:table-cell office:value-type="float" office:value="397140" calcext:value-type="float">
            <text:p>397140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98" calcext:value-type="float">
            <text:p>9198</text:p>
          </table:table-cell>
          <table:table-cell office:value-type="float" office:value="293888" calcext:value-type="float">
            <text:p>293888</text:p>
          </table:table-cell>
          <table:table-cell office:value-type="float" office:value="278374" calcext:value-type="float">
            <text:p>278374</text:p>
          </table:table-cell>
          <table:table-cell office:value-type="float" office:value="27904" calcext:value-type="float">
            <text:p>27904</text:p>
          </table:table-cell>
          <table:table-cell office:value-type="float" office:value="20524" calcext:value-type="float">
            <text:p>20524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9:13</text:p>
          </table:table-cell>
          <table:table-cell office:value-type="float" office:value="9554524" calcext:value-type="float">
            <text:p>95545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434020" calcext:value-type="float">
            <text:p>434020</text:p>
          </table:table-cell>
          <table:table-cell office:value-type="float" office:value="397140" calcext:value-type="float">
            <text:p>397140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98" calcext:value-type="float">
            <text:p>9198</text:p>
          </table:table-cell>
          <table:table-cell office:value-type="float" office:value="293888" calcext:value-type="float">
            <text:p>293888</text:p>
          </table:table-cell>
          <table:table-cell office:value-type="float" office:value="278374" calcext:value-type="float">
            <text:p>278374</text:p>
          </table:table-cell>
          <table:table-cell office:value-type="float" office:value="27904" calcext:value-type="float">
            <text:p>27904</text:p>
          </table:table-cell>
          <table:table-cell office:value-type="float" office:value="20524" calcext:value-type="float">
            <text:p>20524</text:p>
          </table:table-cell>
          <table:table-cell office:value-type="float" office:value="907200" calcext:value-type="float">
            <text:p>907200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9:14</text:p>
          </table:table-cell>
          <table:table-cell office:value-type="float" office:value="9636240" calcext:value-type="float">
            <text:p>96362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347604" calcext:value-type="float">
            <text:p>347604</text:p>
          </table:table-cell>
          <table:table-cell office:value-type="float" office:value="310724" calcext:value-type="float">
            <text:p>310724</text:p>
          </table:table-cell>
          <table:table-cell office:value-type="float" office:value="36880" calcext:value-type="float">
            <text:p>3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96" calcext:value-type="float">
            <text:p>7696</text:p>
          </table:table-cell>
          <table:table-cell office:value-type="float" office:value="207488" calcext:value-type="float">
            <text:p>207488</text:p>
          </table:table-cell>
          <table:table-cell office:value-type="float" office:value="189995" calcext:value-type="float">
            <text:p>189995</text:p>
          </table:table-cell>
          <table:table-cell office:value-type="float" office:value="22528" calcext:value-type="float">
            <text:p>22528</text:p>
          </table:table-cell>
          <table:table-cell office:value-type="float" office:value="14141" calcext:value-type="float">
            <text:p>14141</text:p>
          </table:table-cell>
          <table:table-cell office:value-type="float" office:value="885696" calcext:value-type="float">
            <text:p>88569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07 17:29:15</text:p>
          </table:table-cell>
          <table:table-cell office:value-type="float" office:value="9636240" calcext:value-type="float">
            <text:p>96362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347604" calcext:value-type="float">
            <text:p>347604</text:p>
          </table:table-cell>
          <table:table-cell office:value-type="float" office:value="310724" calcext:value-type="float">
            <text:p>310724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96" calcext:value-type="float">
            <text:p>7696</text:p>
          </table:table-cell>
          <table:table-cell office:value-type="float" office:value="207488" calcext:value-type="float">
            <text:p>207488</text:p>
          </table:table-cell>
          <table:table-cell office:value-type="float" office:value="189995" calcext:value-type="float">
            <text:p>189995</text:p>
          </table:table-cell>
          <table:table-cell office:value-type="float" office:value="22528" calcext:value-type="float">
            <text:p>22528</text:p>
          </table:table-cell>
          <table:table-cell office:value-type="float" office:value="14141" calcext:value-type="float">
            <text:p>14141</text:p>
          </table:table-cell>
          <table:table-cell office:value-type="float" office:value="885696" calcext:value-type="float">
            <text:p>88569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9:16</text:p>
          </table:table-cell>
          <table:table-cell office:value-type="float" office:value="9639404" calcext:value-type="float">
            <text:p>963940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347604" calcext:value-type="float">
            <text:p>347604</text:p>
          </table:table-cell>
          <table:table-cell office:value-type="float" office:value="310724" calcext:value-type="float">
            <text:p>310724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96" calcext:value-type="float">
            <text:p>7696</text:p>
          </table:table-cell>
          <table:table-cell office:value-type="float" office:value="207488" calcext:value-type="float">
            <text:p>207488</text:p>
          </table:table-cell>
          <table:table-cell office:value-type="float" office:value="189995" calcext:value-type="float">
            <text:p>189995</text:p>
          </table:table-cell>
          <table:table-cell office:value-type="float" office:value="22528" calcext:value-type="float">
            <text:p>22528</text:p>
          </table:table-cell>
          <table:table-cell office:value-type="float" office:value="14141" calcext:value-type="float">
            <text:p>14141</text:p>
          </table:table-cell>
          <table:table-cell office:value-type="float" office:value="885696" calcext:value-type="float">
            <text:p>88569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9:17</text:p>
          </table:table-cell>
          <table:table-cell office:value-type="float" office:value="9639464" calcext:value-type="float">
            <text:p>963946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347604" calcext:value-type="float">
            <text:p>347604</text:p>
          </table:table-cell>
          <table:table-cell office:value-type="float" office:value="310724" calcext:value-type="float">
            <text:p>310724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96" calcext:value-type="float">
            <text:p>7696</text:p>
          </table:table-cell>
          <table:table-cell office:value-type="float" office:value="207488" calcext:value-type="float">
            <text:p>207488</text:p>
          </table:table-cell>
          <table:table-cell office:value-type="float" office:value="189995" calcext:value-type="float">
            <text:p>189995</text:p>
          </table:table-cell>
          <table:table-cell office:value-type="float" office:value="22528" calcext:value-type="float">
            <text:p>22528</text:p>
          </table:table-cell>
          <table:table-cell office:value-type="float" office:value="14141" calcext:value-type="float">
            <text:p>14141</text:p>
          </table:table-cell>
          <table:table-cell office:value-type="float" office:value="885696" calcext:value-type="float">
            <text:p>88569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9:18</text:p>
          </table:table-cell>
          <table:table-cell office:value-type="float" office:value="9637108" calcext:value-type="float">
            <text:p>963710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347604" calcext:value-type="float">
            <text:p>347604</text:p>
          </table:table-cell>
          <table:table-cell office:value-type="float" office:value="310724" calcext:value-type="float">
            <text:p>310724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96" calcext:value-type="float">
            <text:p>7696</text:p>
          </table:table-cell>
          <table:table-cell office:value-type="float" office:value="207488" calcext:value-type="float">
            <text:p>207488</text:p>
          </table:table-cell>
          <table:table-cell office:value-type="float" office:value="189995" calcext:value-type="float">
            <text:p>189995</text:p>
          </table:table-cell>
          <table:table-cell office:value-type="float" office:value="22528" calcext:value-type="float">
            <text:p>22528</text:p>
          </table:table-cell>
          <table:table-cell office:value-type="float" office:value="14141" calcext:value-type="float">
            <text:p>14141</text:p>
          </table:table-cell>
          <table:table-cell office:value-type="float" office:value="885696" calcext:value-type="float">
            <text:p>88569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9:19</text:p>
          </table:table-cell>
          <table:table-cell office:value-type="float" office:value="9637108" calcext:value-type="float">
            <text:p>963710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347604" calcext:value-type="float">
            <text:p>347604</text:p>
          </table:table-cell>
          <table:table-cell office:value-type="float" office:value="310724" calcext:value-type="float">
            <text:p>310724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96" calcext:value-type="float">
            <text:p>7696</text:p>
          </table:table-cell>
          <table:table-cell office:value-type="float" office:value="207488" calcext:value-type="float">
            <text:p>207488</text:p>
          </table:table-cell>
          <table:table-cell office:value-type="float" office:value="189995" calcext:value-type="float">
            <text:p>189995</text:p>
          </table:table-cell>
          <table:table-cell office:value-type="float" office:value="22528" calcext:value-type="float">
            <text:p>22528</text:p>
          </table:table-cell>
          <table:table-cell office:value-type="float" office:value="14141" calcext:value-type="float">
            <text:p>14141</text:p>
          </table:table-cell>
          <table:table-cell office:value-type="float" office:value="885696" calcext:value-type="float">
            <text:p>88569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07 17:29:20</text:p>
          </table:table-cell>
          <table:table-cell office:value-type="float" office:value="9637108" calcext:value-type="float">
            <text:p>963710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347604" calcext:value-type="float">
            <text:p>347604</text:p>
          </table:table-cell>
          <table:table-cell office:value-type="float" office:value="310724" calcext:value-type="float">
            <text:p>310724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96" calcext:value-type="float">
            <text:p>7696</text:p>
          </table:table-cell>
          <table:table-cell office:value-type="float" office:value="207488" calcext:value-type="float">
            <text:p>207488</text:p>
          </table:table-cell>
          <table:table-cell office:value-type="float" office:value="189995" calcext:value-type="float">
            <text:p>189995</text:p>
          </table:table-cell>
          <table:table-cell office:value-type="float" office:value="22528" calcext:value-type="float">
            <text:p>22528</text:p>
          </table:table-cell>
          <table:table-cell office:value-type="float" office:value="14141" calcext:value-type="float">
            <text:p>14141</text:p>
          </table:table-cell>
          <table:table-cell office:value-type="float" office:value="885696" calcext:value-type="float">
            <text:p>88569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21" calcext:value-type="date">
            <text:p>10/07/19 05:29 PM</text:p>
          </table:table-cell>
          <table:table-cell office:value-type="float" office:value="9644916" calcext:value-type="float">
            <text:p>964491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347604" calcext:value-type="float">
            <text:p>347604</text:p>
          </table:table-cell>
          <table:table-cell office:value-type="float" office:value="310724" calcext:value-type="float">
            <text:p>310724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96" calcext:value-type="float">
            <text:p>7696</text:p>
          </table:table-cell>
          <table:table-cell office:value-type="float" office:value="207488" calcext:value-type="float">
            <text:p>207488</text:p>
          </table:table-cell>
          <table:table-cell office:value-type="float" office:value="189995" calcext:value-type="float">
            <text:p>189995</text:p>
          </table:table-cell>
          <table:table-cell office:value-type="float" office:value="22528" calcext:value-type="float">
            <text:p>22528</text:p>
          </table:table-cell>
          <table:table-cell office:value-type="float" office:value="14141" calcext:value-type="float">
            <text:p>14141</text:p>
          </table:table-cell>
          <table:table-cell office:value-type="float" office:value="885696" calcext:value-type="float">
            <text:p>88569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22" calcext:value-type="date">
            <text:p>10/07/19 05:29 PM</text:p>
          </table:table-cell>
          <table:table-cell office:value-type="float" office:value="9842480" calcext:value-type="float">
            <text:p>984248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5056" calcext:value-type="float">
            <text:p>6235056</text:p>
          </table:table-cell>
          <table:table-cell office:value-type="float" office:value="148376" calcext:value-type="float">
            <text:p>148376</text:p>
          </table:table-cell>
          <table:table-cell office:value-type="float" office:value="111496" calcext:value-type="float">
            <text:p>111496</text:p>
          </table:table-cell>
          <table:table-cell office:value-type="float" office:value="36880" calcext:value-type="float">
            <text:p>36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4787" calcext:value-type="float">
            <text:p>4787</text:p>
          </table:table-cell>
          <table:table-cell office:value-type="float" office:value="13504" calcext:value-type="float">
            <text:p>13504</text:p>
          </table:table-cell>
          <table:table-cell office:value-type="float" office:value="13220" calcext:value-type="float">
            <text:p>13220</text:p>
          </table:table-cell>
          <table:table-cell office:value-type="float" office:value="1472" calcext:value-type="float">
            <text:p>1472</text:p>
          </table:table-cell>
          <table:table-cell office:value-type="float" office:value="1375" calcext:value-type="float">
            <text:p>1375</text:p>
          </table:table-cell>
          <table:table-cell office:value-type="float" office:value="45056" calcext:value-type="float">
            <text:p>450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2" office:value-type="date" office:date-value="2019-10-07T17:29:23" calcext:value-type="date">
            <text:p>10/07/19 05:29 PM</text:p>
          </table:table-cell>
          <table:table-cell office:value-type="float" office:value="9842472" calcext:value-type="float">
            <text:p>984247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5056" calcext:value-type="float">
            <text:p>6235056</text:p>
          </table:table-cell>
          <table:table-cell office:value-type="float" office:value="148376" calcext:value-type="float">
            <text:p>148376</text:p>
          </table:table-cell>
          <table:table-cell office:value-type="float" office:value="111496" calcext:value-type="float">
            <text:p>11149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4787" calcext:value-type="float">
            <text:p>4787</text:p>
          </table:table-cell>
          <table:table-cell office:value-type="float" office:value="13504" calcext:value-type="float">
            <text:p>13504</text:p>
          </table:table-cell>
          <table:table-cell office:value-type="float" office:value="13220" calcext:value-type="float">
            <text:p>13220</text:p>
          </table:table-cell>
          <table:table-cell office:value-type="float" office:value="1472" calcext:value-type="float">
            <text:p>1472</text:p>
          </table:table-cell>
          <table:table-cell office:value-type="float" office:value="1375" calcext:value-type="float">
            <text:p>1375</text:p>
          </table:table-cell>
          <table:table-cell office:value-type="float" office:value="45056" calcext:value-type="float">
            <text:p>450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24" calcext:value-type="date">
            <text:p>10/07/19 05:29 PM</text:p>
          </table:table-cell>
          <table:table-cell office:value-type="float" office:value="9773508" calcext:value-type="float">
            <text:p>977350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5056" calcext:value-type="float">
            <text:p>6235056</text:p>
          </table:table-cell>
          <table:table-cell office:value-type="float" office:value="148376" calcext:value-type="float">
            <text:p>148376</text:p>
          </table:table-cell>
          <table:table-cell office:value-type="float" office:value="111496" calcext:value-type="float">
            <text:p>11149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4787" calcext:value-type="float">
            <text:p>4787</text:p>
          </table:table-cell>
          <table:table-cell office:value-type="float" office:value="13504" calcext:value-type="float">
            <text:p>13504</text:p>
          </table:table-cell>
          <table:table-cell office:value-type="float" office:value="13220" calcext:value-type="float">
            <text:p>13220</text:p>
          </table:table-cell>
          <table:table-cell office:value-type="float" office:value="1472" calcext:value-type="float">
            <text:p>1472</text:p>
          </table:table-cell>
          <table:table-cell office:value-type="float" office:value="1375" calcext:value-type="float">
            <text:p>1375</text:p>
          </table:table-cell>
          <table:table-cell office:value-type="float" office:value="45056" calcext:value-type="float">
            <text:p>450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25" calcext:value-type="date">
            <text:p>10/07/19 05:29 PM</text:p>
          </table:table-cell>
          <table:table-cell office:value-type="float" office:value="9750452" calcext:value-type="float">
            <text:p>97504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5056" calcext:value-type="float">
            <text:p>6235056</text:p>
          </table:table-cell>
          <table:table-cell office:value-type="float" office:value="148376" calcext:value-type="float">
            <text:p>148376</text:p>
          </table:table-cell>
          <table:table-cell office:value-type="float" office:value="111496" calcext:value-type="float">
            <text:p>111496</text:p>
          </table:table-cell>
          <table:table-cell office:value-type="float" office:value="36880" calcext:value-type="float">
            <text:p>368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4787" calcext:value-type="float">
            <text:p>4787</text:p>
          </table:table-cell>
          <table:table-cell office:value-type="float" office:value="13504" calcext:value-type="float">
            <text:p>13504</text:p>
          </table:table-cell>
          <table:table-cell office:value-type="float" office:value="13220" calcext:value-type="float">
            <text:p>13220</text:p>
          </table:table-cell>
          <table:table-cell office:value-type="float" office:value="1472" calcext:value-type="float">
            <text:p>1472</text:p>
          </table:table-cell>
          <table:table-cell office:value-type="float" office:value="1375" calcext:value-type="float">
            <text:p>1375</text:p>
          </table:table-cell>
          <table:table-cell office:value-type="float" office:value="45056" calcext:value-type="float">
            <text:p>45056</text:p>
          </table:table-cell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7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aggressive" table:style-name="ta1">
        <table:table-column table:style-name="co29" table:number-columns-repeated="27" table:default-cell-style-name="Default"/>
        <table:table-column table:style-name="co29" table:number-columns-repeated="2" table:default-cell-style-name="ce4"/>
        <table:table-column table:style-name="co29" table:number-columns-repeated="14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2" office:value-type="date" office:date-value="2019-10-07T17:29:26" calcext:value-type="date">
            <text:p>10/07/19 05:29 PM</text:p>
          </table:table-cell>
          <table:table-cell office:value-type="float" office:value="9900516" calcext:value-type="float">
            <text:p>9900516</text:p>
          </table:table-cell>
          <table:table-cell office:value-type="float" office:value="6656" calcext:value-type="float">
            <text:p>66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748264" calcext:value-type="float">
            <text:p>5748264</text:p>
          </table:table-cell>
          <table:table-cell office:value-type="float" office:value="33628" calcext:value-type="float">
            <text:p>33628</text:p>
          </table:table-cell>
          <table:table-cell office:value-type="float" office:value="9380" calcext:value-type="float">
            <text:p>9380</text:p>
          </table:table-cell>
          <table:table-cell office:value-type="float" office:value="24248" calcext:value-type="float">
            <text:p>242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0464" calcext:value-type="float">
            <text:p>190464</text:p>
          </table:table-cell>
          <table:table-cell office:value-type="float" office:value="1382" calcext:value-type="float">
            <text:p>1382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92" calcext:value-type="float">
            <text:p>15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9-10-07T17:29:27" calcext:value-type="date">
            <text:p>10/07/19 05:29 PM</text:p>
          </table:table-cell>
          <table:table-cell office:value-type="float" office:value="9829740" calcext:value-type="float">
            <text:p>98297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864" calcext:value-type="float">
            <text:p>6226864</text:p>
          </table:table-cell>
          <table:table-cell office:value-type="float" office:value="114004" calcext:value-type="float">
            <text:p>114004</text:p>
          </table:table-cell>
          <table:table-cell office:value-type="float" office:value="77200" calcext:value-type="float">
            <text:p>77200</text:p>
          </table:table-cell>
          <table:table-cell office:value-type="float" office:value="36804" calcext:value-type="float">
            <text:p>36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88" calcext:value-type="float">
            <text:p>288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0464" calcext:value-type="float">
            <text:p>190464</text:p>
          </table:table-cell>
          <table:table-cell office:value-type="float" office:value="29957" calcext:value-type="float">
            <text:p>29957</text:p>
          </table:table-cell>
          <table:table-cell office:value-type="float" office:value="11984" calcext:value-type="float">
            <text:p>11984</text:p>
          </table:table-cell>
          <table:table-cell office:value-type="float" office:value="11775" calcext:value-type="float">
            <text:p>11775</text:p>
          </table:table-cell>
          <table:table-cell office:value-type="float" office:value="1472" calcext:value-type="float">
            <text:p>1472</text:p>
          </table:table-cell>
          <table:table-cell office:value-type="float" office:value="1370" calcext:value-type="float">
            <text:p>1370</text:p>
          </table:table-cell>
          <table:table-cell office:value-type="float" office:value="21296" calcext:value-type="float">
            <text:p>21296</text:p>
          </table:table-cell>
          <table:table-cell office:value-type="float" office:value="9088" calcext:value-type="float">
            <text:p>90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28" calcext:value-type="date">
            <text:p>10/07/19 05:29 PM</text:p>
          </table:table-cell>
          <table:table-cell office:value-type="float" office:value="9700572" calcext:value-type="float">
            <text:p>970057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864" calcext:value-type="float">
            <text:p>6226864</text:p>
          </table:table-cell>
          <table:table-cell office:value-type="float" office:value="224892" calcext:value-type="float">
            <text:p>224892</text:p>
          </table:table-cell>
          <table:table-cell office:value-type="float" office:value="188088" calcext:value-type="float">
            <text:p>188088</text:p>
          </table:table-cell>
          <table:table-cell office:value-type="float" office:value="36804" calcext:value-type="float">
            <text:p>36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0464" calcext:value-type="float">
            <text:p>190464</text:p>
          </table:table-cell>
          <table:table-cell office:value-type="float" office:value="65331" calcext:value-type="float">
            <text:p>65331</text:p>
          </table:table-cell>
          <table:table-cell office:value-type="float" office:value="13024" calcext:value-type="float">
            <text:p>13024</text:p>
          </table:table-cell>
          <table:table-cell office:value-type="float" office:value="12819" calcext:value-type="float">
            <text:p>12819</text:p>
          </table:table-cell>
          <table:table-cell office:value-type="float" office:value="1472" calcext:value-type="float">
            <text:p>1472</text:p>
          </table:table-cell>
          <table:table-cell office:value-type="float" office:value="1371" calcext:value-type="float">
            <text:p>1371</text:p>
          </table:table-cell>
          <table:table-cell office:value-type="float" office:value="21296" calcext:value-type="float">
            <text:p>21296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29" calcext:value-type="date">
            <text:p>10/07/19 05:29 PM</text:p>
          </table:table-cell>
          <table:table-cell office:value-type="float" office:value="9694992" calcext:value-type="float">
            <text:p>969499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864" calcext:value-type="float">
            <text:p>6226864</text:p>
          </table:table-cell>
          <table:table-cell office:value-type="float" office:value="231068" calcext:value-type="float">
            <text:p>231068</text:p>
          </table:table-cell>
          <table:table-cell office:value-type="float" office:value="194264" calcext:value-type="float">
            <text:p>194264</text:p>
          </table:table-cell>
          <table:table-cell office:value-type="float" office:value="36804" calcext:value-type="float">
            <text:p>36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0464" calcext:value-type="float">
            <text:p>190464</text:p>
          </table:table-cell>
          <table:table-cell office:value-type="float" office:value="35431" calcext:value-type="float">
            <text:p>35431</text:p>
          </table:table-cell>
          <table:table-cell office:value-type="float" office:value="13296" calcext:value-type="float">
            <text:p>13296</text:p>
          </table:table-cell>
          <table:table-cell office:value-type="float" office:value="13106" calcext:value-type="float">
            <text:p>13106</text:p>
          </table:table-cell>
          <table:table-cell office:value-type="float" office:value="1472" calcext:value-type="float">
            <text:p>1472</text:p>
          </table:table-cell>
          <table:table-cell office:value-type="float" office:value="1371" calcext:value-type="float">
            <text:p>1371</text:p>
          </table:table-cell>
          <table:table-cell office:value-type="float" office:value="21296" calcext:value-type="float">
            <text:p>21296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30" calcext:value-type="date">
            <text:p>10/07/19 05:29 PM</text:p>
          </table:table-cell>
          <table:table-cell office:value-type="float" office:value="9804360" calcext:value-type="float">
            <text:p>980436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864" calcext:value-type="float">
            <text:p>6226864</text:p>
          </table:table-cell>
          <table:table-cell office:value-type="float" office:value="116236" calcext:value-type="float">
            <text:p>116236</text:p>
          </table:table-cell>
          <table:table-cell office:value-type="float" office:value="79368" calcext:value-type="float">
            <text:p>79368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4576" calcext:value-type="float">
            <text:p>24576</text:p>
          </table:table-cell>
          <table:table-cell office:value-type="float" office:value="4487" calcext:value-type="float">
            <text:p>4487</text:p>
          </table:table-cell>
          <table:table-cell office:value-type="float" office:value="13376" calcext:value-type="float">
            <text:p>13376</text:p>
          </table:table-cell>
          <table:table-cell office:value-type="float" office:value="13178" calcext:value-type="float">
            <text:p>13178</text:p>
          </table:table-cell>
          <table:table-cell office:value-type="float" office:value="1472" calcext:value-type="float">
            <text:p>1472</text:p>
          </table:table-cell>
          <table:table-cell office:value-type="float" office:value="1371" calcext:value-type="float">
            <text:p>1371</text:p>
          </table:table-cell>
          <table:table-cell office:value-type="float" office:value="22304" calcext:value-type="float">
            <text:p>22304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31" calcext:value-type="date">
            <text:p>10/07/19 05:29 PM</text:p>
          </table:table-cell>
          <table:table-cell office:value-type="float" office:value="9817256" calcext:value-type="float">
            <text:p>981725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864" calcext:value-type="float">
            <text:p>6226864</text:p>
          </table:table-cell>
          <table:table-cell office:value-type="float" office:value="116236" calcext:value-type="float">
            <text:p>116236</text:p>
          </table:table-cell>
          <table:table-cell office:value-type="float" office:value="79368" calcext:value-type="float">
            <text:p>7936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4576" calcext:value-type="float">
            <text:p>24576</text:p>
          </table:table-cell>
          <table:table-cell office:value-type="float" office:value="4487" calcext:value-type="float">
            <text:p>4487</text:p>
          </table:table-cell>
          <table:table-cell office:value-type="float" office:value="13376" calcext:value-type="float">
            <text:p>13376</text:p>
          </table:table-cell>
          <table:table-cell office:value-type="float" office:value="13178" calcext:value-type="float">
            <text:p>13178</text:p>
          </table:table-cell>
          <table:table-cell office:value-type="float" office:value="1472" calcext:value-type="float">
            <text:p>1472</text:p>
          </table:table-cell>
          <table:table-cell office:value-type="float" office:value="1371" calcext:value-type="float">
            <text:p>1371</text:p>
          </table:table-cell>
          <table:table-cell office:value-type="float" office:value="22304" calcext:value-type="float">
            <text:p>22304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32" calcext:value-type="date">
            <text:p>10/07/19 05:29 PM</text:p>
          </table:table-cell>
          <table:table-cell office:value-type="float" office:value="9858920" calcext:value-type="float">
            <text:p>985892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864" calcext:value-type="float">
            <text:p>6226864</text:p>
          </table:table-cell>
          <table:table-cell office:value-type="float" office:value="111052" calcext:value-type="float">
            <text:p>111052</text:p>
          </table:table-cell>
          <table:table-cell office:value-type="float" office:value="74184" calcext:value-type="float">
            <text:p>74184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4576" calcext:value-type="float">
            <text:p>24576</text:p>
          </table:table-cell>
          <table:table-cell office:value-type="float" office:value="4487" calcext:value-type="float">
            <text:p>4487</text:p>
          </table:table-cell>
          <table:table-cell office:value-type="float" office:value="13376" calcext:value-type="float">
            <text:p>13376</text:p>
          </table:table-cell>
          <table:table-cell office:value-type="float" office:value="13178" calcext:value-type="float">
            <text:p>13178</text:p>
          </table:table-cell>
          <table:table-cell office:value-type="float" office:value="1472" calcext:value-type="float">
            <text:p>1472</text:p>
          </table:table-cell>
          <table:table-cell office:value-type="float" office:value="1371" calcext:value-type="float">
            <text:p>1371</text:p>
          </table:table-cell>
          <table:table-cell office:value-type="float" office:value="22304" calcext:value-type="float">
            <text:p>22304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33" calcext:value-type="date">
            <text:p>10/07/19 05:29 PM</text:p>
          </table:table-cell>
          <table:table-cell office:value-type="float" office:value="9857928" calcext:value-type="float">
            <text:p>98579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864" calcext:value-type="float">
            <text:p>6226864</text:p>
          </table:table-cell>
          <table:table-cell office:value-type="float" office:value="111052" calcext:value-type="float">
            <text:p>111052</text:p>
          </table:table-cell>
          <table:table-cell office:value-type="float" office:value="74184" calcext:value-type="float">
            <text:p>74184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4576" calcext:value-type="float">
            <text:p>24576</text:p>
          </table:table-cell>
          <table:table-cell office:value-type="float" office:value="4487" calcext:value-type="float">
            <text:p>4487</text:p>
          </table:table-cell>
          <table:table-cell office:value-type="float" office:value="13376" calcext:value-type="float">
            <text:p>13376</text:p>
          </table:table-cell>
          <table:table-cell office:value-type="float" office:value="13178" calcext:value-type="float">
            <text:p>13178</text:p>
          </table:table-cell>
          <table:table-cell office:value-type="float" office:value="1472" calcext:value-type="float">
            <text:p>1472</text:p>
          </table:table-cell>
          <table:table-cell office:value-type="float" office:value="1371" calcext:value-type="float">
            <text:p>1371</text:p>
          </table:table-cell>
          <table:table-cell office:value-type="float" office:value="22304" calcext:value-type="float">
            <text:p>22304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34" calcext:value-type="date">
            <text:p>10/07/19 05:29 PM</text:p>
          </table:table-cell>
          <table:table-cell office:value-type="float" office:value="9774548" calcext:value-type="float">
            <text:p>977454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4208" calcext:value-type="float">
            <text:p>6284208</text:p>
          </table:table-cell>
          <table:table-cell office:value-type="float" office:value="192084" calcext:value-type="float">
            <text:p>192084</text:p>
          </table:table-cell>
          <table:table-cell office:value-type="float" office:value="155216" calcext:value-type="float">
            <text:p>155216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12530" calcext:value-type="float">
            <text:p>12530</text:p>
          </table:table-cell>
          <table:table-cell office:value-type="float" office:value="76592" calcext:value-type="float">
            <text:p>76592</text:p>
          </table:table-cell>
          <table:table-cell office:value-type="float" office:value="76326" calcext:value-type="float">
            <text:p>76326</text:p>
          </table:table-cell>
          <table:table-cell office:value-type="float" office:value="6048" calcext:value-type="float">
            <text:p>6048</text:p>
          </table:table-cell>
          <table:table-cell office:value-type="float" office:value="5929" calcext:value-type="float">
            <text:p>5929</text:p>
          </table:table-cell>
          <table:table-cell office:value-type="float" office:value="103504" calcext:value-type="float">
            <text:p>103504</text:p>
          </table:table-cell>
          <table:table-cell office:value-type="float" office:value="12736" calcext:value-type="float">
            <text:p>127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8696" calcext:value-type="float">
            <text:p>8696</text:p>
          </table:table-cell>
          <table:table-cell office:value-type="float" office:value="5713" calcext:value-type="float">
            <text:p>5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35" calcext:value-type="date">
            <text:p>10/07/19 05:29 PM</text:p>
          </table:table-cell>
          <table:table-cell office:value-type="float" office:value="9674548" calcext:value-type="float">
            <text:p>967454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66128" calcext:value-type="float">
            <text:p>6366128</text:p>
          </table:table-cell>
          <table:table-cell office:value-type="float" office:value="287056" calcext:value-type="float">
            <text:p>287056</text:p>
          </table:table-cell>
          <table:table-cell office:value-type="float" office:value="250188" calcext:value-type="float">
            <text:p>250188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13332" calcext:value-type="float">
            <text:p>13332</text:p>
          </table:table-cell>
          <table:table-cell office:value-type="float" office:value="161504" calcext:value-type="float">
            <text:p>161504</text:p>
          </table:table-cell>
          <table:table-cell office:value-type="float" office:value="161158" calcext:value-type="float">
            <text:p>161158</text:p>
          </table:table-cell>
          <table:table-cell office:value-type="float" office:value="12192" calcext:value-type="float">
            <text:p>12192</text:p>
          </table:table-cell>
          <table:table-cell office:value-type="float" office:value="12056" calcext:value-type="float">
            <text:p>12056</text:p>
          </table:table-cell>
          <table:table-cell office:value-type="float" office:value="212560" calcext:value-type="float">
            <text:p>21256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45" calcext:value-type="float">
            <text:p>345</text:p>
          </table:table-cell>
          <table:table-cell office:value-type="float" office:value="208" calcext:value-type="float">
            <text:p>208</text:p>
          </table:table-cell>
          <table:table-cell office:value-type="float" office:value="16376" calcext:value-type="float">
            <text:p>16376</text:p>
          </table:table-cell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36" calcext:value-type="date">
            <text:p>10/07/19 05:29 PM</text:p>
          </table:table-cell>
          <table:table-cell office:value-type="float" office:value="9586084" calcext:value-type="float">
            <text:p>958608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39856" calcext:value-type="float">
            <text:p>6439856</text:p>
          </table:table-cell>
          <table:table-cell office:value-type="float" office:value="369828" calcext:value-type="float">
            <text:p>369828</text:p>
          </table:table-cell>
          <table:table-cell office:value-type="float" office:value="332960" calcext:value-type="float">
            <text:p>332960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11797" calcext:value-type="float">
            <text:p>11797</text:p>
          </table:table-cell>
          <table:table-cell office:value-type="float" office:value="241056" calcext:value-type="float">
            <text:p>241056</text:p>
          </table:table-cell>
          <table:table-cell office:value-type="float" office:value="240625" calcext:value-type="float">
            <text:p>240625</text:p>
          </table:table-cell>
          <table:table-cell office:value-type="float" office:value="17936" calcext:value-type="float">
            <text:p>17936</text:p>
          </table:table-cell>
          <table:table-cell office:value-type="float" office:value="17794" calcext:value-type="float">
            <text:p>17794</text:p>
          </table:table-cell>
          <table:table-cell office:value-type="float" office:value="393552" calcext:value-type="float">
            <text:p>393552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17" calcext:value-type="float">
            <text:p>417</text:p>
          </table:table-cell>
          <table:table-cell office:value-type="float" office:value="208" calcext:value-type="float">
            <text:p>208</text:p>
          </table:table-cell>
          <table:table-cell office:value-type="float" office:value="23568" calcext:value-type="float">
            <text:p>23568</text:p>
          </table:table-cell>
          <table:table-cell office:value-type="float" office:value="7192" calcext:value-type="float">
            <text:p>7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37" calcext:value-type="date">
            <text:p>10/07/19 05:29 PM</text:p>
          </table:table-cell>
          <table:table-cell office:value-type="float" office:value="9518700" calcext:value-type="float">
            <text:p>951870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05392" calcext:value-type="float">
            <text:p>6505392</text:p>
          </table:table-cell>
          <table:table-cell office:value-type="float" office:value="443320" calcext:value-type="float">
            <text:p>443320</text:p>
          </table:table-cell>
          <table:table-cell office:value-type="float" office:value="406452" calcext:value-type="float">
            <text:p>406452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15368" calcext:value-type="float">
            <text:p>15368</text:p>
          </table:table-cell>
          <table:table-cell office:value-type="float" office:value="313424" calcext:value-type="float">
            <text:p>313424</text:p>
          </table:table-cell>
          <table:table-cell office:value-type="float" office:value="312913" calcext:value-type="float">
            <text:p>312913</text:p>
          </table:table-cell>
          <table:table-cell office:value-type="float" office:value="23168" calcext:value-type="float">
            <text:p>23168</text:p>
          </table:table-cell>
          <table:table-cell office:value-type="float" office:value="23012" calcext:value-type="float">
            <text:p>23012</text:p>
          </table:table-cell>
          <table:table-cell office:value-type="float" office:value="393552" calcext:value-type="float">
            <text:p>393552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83" calcext:value-type="float">
            <text:p>483</text:p>
          </table:table-cell>
          <table:table-cell office:value-type="float" office:value="208" calcext:value-type="float">
            <text:p>208</text:p>
          </table:table-cell>
          <table:table-cell office:value-type="float" office:value="30108" calcext:value-type="float">
            <text:p>30108</text:p>
          </table:table-cell>
          <table:table-cell office:value-type="float" office:value="6540" calcext:value-type="float">
            <text:p>6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38" calcext:value-type="date">
            <text:p>10/07/19 05:29 PM</text:p>
          </table:table-cell>
          <table:table-cell office:value-type="float" office:value="9437116" calcext:value-type="float">
            <text:p>943711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79120" calcext:value-type="float">
            <text:p>6579120</text:p>
          </table:table-cell>
          <table:table-cell office:value-type="float" office:value="523356" calcext:value-type="float">
            <text:p>523356</text:p>
          </table:table-cell>
          <table:table-cell office:value-type="float" office:value="486488" calcext:value-type="float">
            <text:p>486488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13520" calcext:value-type="float">
            <text:p>13520</text:p>
          </table:table-cell>
          <table:table-cell office:value-type="float" office:value="392496" calcext:value-type="float">
            <text:p>392496</text:p>
          </table:table-cell>
          <table:table-cell office:value-type="float" office:value="391907" calcext:value-type="float">
            <text:p>391907</text:p>
          </table:table-cell>
          <table:table-cell office:value-type="float" office:value="28896" calcext:value-type="float">
            <text:p>28896</text:p>
          </table:table-cell>
          <table:table-cell office:value-type="float" office:value="28719" calcext:value-type="float">
            <text:p>28719</text:p>
          </table:table-cell>
          <table:table-cell office:value-type="float" office:value="623744" calcext:value-type="float">
            <text:p>62374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54" calcext:value-type="float">
            <text:p>554</text:p>
          </table:table-cell>
          <table:table-cell office:value-type="float" office:value="208" calcext:value-type="float">
            <text:p>208</text:p>
          </table:table-cell>
          <table:table-cell office:value-type="float" office:value="37260" calcext:value-type="float">
            <text:p>37260</text:p>
          </table:table-cell>
          <table:table-cell office:value-type="float" office:value="7152" calcext:value-type="float">
            <text:p>7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39" calcext:value-type="date">
            <text:p>10/07/19 05:29 PM</text:p>
          </table:table-cell>
          <table:table-cell office:value-type="float" office:value="9396204" calcext:value-type="float">
            <text:p>939620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89076" calcext:value-type="float">
            <text:p>589076</text:p>
          </table:table-cell>
          <table:table-cell office:value-type="float" office:value="552208" calcext:value-type="float">
            <text:p>552208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56" calcext:value-type="float">
            <text:p>12056</text:p>
          </table:table-cell>
          <table:table-cell office:value-type="float" office:value="455792" calcext:value-type="float">
            <text:p>455792</text:p>
          </table:table-cell>
          <table:table-cell office:value-type="float" office:value="455138" calcext:value-type="float">
            <text:p>455138</text:p>
          </table:table-cell>
          <table:table-cell office:value-type="float" office:value="33472" calcext:value-type="float">
            <text:p>33472</text:p>
          </table:table-cell>
          <table:table-cell office:value-type="float" office:value="33286" calcext:value-type="float">
            <text:p>33286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office:value-type="float" office:value="5723" calcext:value-type="float">
            <text:p>5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40" calcext:value-type="date">
            <text:p>10/07/19 05:29 PM</text:p>
          </table:table-cell>
          <table:table-cell office:value-type="float" office:value="9396204" calcext:value-type="float">
            <text:p>939620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89076" calcext:value-type="float">
            <text:p>589076</text:p>
          </table:table-cell>
          <table:table-cell office:value-type="float" office:value="552208" calcext:value-type="float">
            <text:p>55220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56" calcext:value-type="float">
            <text:p>12056</text:p>
          </table:table-cell>
          <table:table-cell office:value-type="float" office:value="455792" calcext:value-type="float">
            <text:p>455792</text:p>
          </table:table-cell>
          <table:table-cell office:value-type="float" office:value="455138" calcext:value-type="float">
            <text:p>455138</text:p>
          </table:table-cell>
          <table:table-cell office:value-type="float" office:value="33472" calcext:value-type="float">
            <text:p>33472</text:p>
          </table:table-cell>
          <table:table-cell office:value-type="float" office:value="33286" calcext:value-type="float">
            <text:p>33286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41" calcext:value-type="date">
            <text:p>10/07/19 05:29 PM</text:p>
          </table:table-cell>
          <table:table-cell office:value-type="float" office:value="9396204" calcext:value-type="float">
            <text:p>939620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89076" calcext:value-type="float">
            <text:p>589076</text:p>
          </table:table-cell>
          <table:table-cell office:value-type="float" office:value="552208" calcext:value-type="float">
            <text:p>55220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56" calcext:value-type="float">
            <text:p>12056</text:p>
          </table:table-cell>
          <table:table-cell office:value-type="float" office:value="455792" calcext:value-type="float">
            <text:p>455792</text:p>
          </table:table-cell>
          <table:table-cell office:value-type="float" office:value="455138" calcext:value-type="float">
            <text:p>455138</text:p>
          </table:table-cell>
          <table:table-cell office:value-type="float" office:value="33472" calcext:value-type="float">
            <text:p>33472</text:p>
          </table:table-cell>
          <table:table-cell office:value-type="float" office:value="33286" calcext:value-type="float">
            <text:p>33286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42" calcext:value-type="date">
            <text:p>10/07/19 05:29 PM</text:p>
          </table:table-cell>
          <table:table-cell office:value-type="float" office:value="9398560" calcext:value-type="float">
            <text:p>939856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89076" calcext:value-type="float">
            <text:p>589076</text:p>
          </table:table-cell>
          <table:table-cell office:value-type="float" office:value="552208" calcext:value-type="float">
            <text:p>55220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56" calcext:value-type="float">
            <text:p>12056</text:p>
          </table:table-cell>
          <table:table-cell office:value-type="float" office:value="455792" calcext:value-type="float">
            <text:p>455792</text:p>
          </table:table-cell>
          <table:table-cell office:value-type="float" office:value="455138" calcext:value-type="float">
            <text:p>455138</text:p>
          </table:table-cell>
          <table:table-cell office:value-type="float" office:value="33472" calcext:value-type="float">
            <text:p>33472</text:p>
          </table:table-cell>
          <table:table-cell office:value-type="float" office:value="33286" calcext:value-type="float">
            <text:p>33286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43" calcext:value-type="date">
            <text:p>10/07/19 05:29 PM</text:p>
          </table:table-cell>
          <table:table-cell office:value-type="float" office:value="9410880" calcext:value-type="float">
            <text:p>941088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89076" calcext:value-type="float">
            <text:p>589076</text:p>
          </table:table-cell>
          <table:table-cell office:value-type="float" office:value="552208" calcext:value-type="float">
            <text:p>55220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56" calcext:value-type="float">
            <text:p>12056</text:p>
          </table:table-cell>
          <table:table-cell office:value-type="float" office:value="455792" calcext:value-type="float">
            <text:p>455792</text:p>
          </table:table-cell>
          <table:table-cell office:value-type="float" office:value="455138" calcext:value-type="float">
            <text:p>455138</text:p>
          </table:table-cell>
          <table:table-cell office:value-type="float" office:value="33472" calcext:value-type="float">
            <text:p>33472</text:p>
          </table:table-cell>
          <table:table-cell office:value-type="float" office:value="33286" calcext:value-type="float">
            <text:p>33286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44" calcext:value-type="date">
            <text:p>10/07/19 05:29 PM</text:p>
          </table:table-cell>
          <table:table-cell office:value-type="float" office:value="9412740" calcext:value-type="float">
            <text:p>94127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89076" calcext:value-type="float">
            <text:p>589076</text:p>
          </table:table-cell>
          <table:table-cell office:value-type="float" office:value="552208" calcext:value-type="float">
            <text:p>55220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56" calcext:value-type="float">
            <text:p>12056</text:p>
          </table:table-cell>
          <table:table-cell office:value-type="float" office:value="455792" calcext:value-type="float">
            <text:p>455792</text:p>
          </table:table-cell>
          <table:table-cell office:value-type="float" office:value="455138" calcext:value-type="float">
            <text:p>455138</text:p>
          </table:table-cell>
          <table:table-cell office:value-type="float" office:value="33472" calcext:value-type="float">
            <text:p>33472</text:p>
          </table:table-cell>
          <table:table-cell office:value-type="float" office:value="33286" calcext:value-type="float">
            <text:p>33286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45" calcext:value-type="date">
            <text:p>10/07/19 05:29 PM</text:p>
          </table:table-cell>
          <table:table-cell office:value-type="float" office:value="9415344" calcext:value-type="float">
            <text:p>94153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89076" calcext:value-type="float">
            <text:p>589076</text:p>
          </table:table-cell>
          <table:table-cell office:value-type="float" office:value="552208" calcext:value-type="float">
            <text:p>55220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56" calcext:value-type="float">
            <text:p>12056</text:p>
          </table:table-cell>
          <table:table-cell office:value-type="float" office:value="455792" calcext:value-type="float">
            <text:p>455792</text:p>
          </table:table-cell>
          <table:table-cell office:value-type="float" office:value="455138" calcext:value-type="float">
            <text:p>455138</text:p>
          </table:table-cell>
          <table:table-cell office:value-type="float" office:value="33472" calcext:value-type="float">
            <text:p>33472</text:p>
          </table:table-cell>
          <table:table-cell office:value-type="float" office:value="33286" calcext:value-type="float">
            <text:p>33286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46" calcext:value-type="date">
            <text:p>10/07/19 05:29 PM</text:p>
          </table:table-cell>
          <table:table-cell office:value-type="float" office:value="9415344" calcext:value-type="float">
            <text:p>94153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89076" calcext:value-type="float">
            <text:p>589076</text:p>
          </table:table-cell>
          <table:table-cell office:value-type="float" office:value="552208" calcext:value-type="float">
            <text:p>55220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5056" calcext:value-type="float">
            <text:p>45056</text:p>
          </table:table-cell>
          <table:table-cell office:value-type="float" office:value="12056" calcext:value-type="float">
            <text:p>12056</text:p>
          </table:table-cell>
          <table:table-cell office:value-type="float" office:value="455792" calcext:value-type="float">
            <text:p>455792</text:p>
          </table:table-cell>
          <table:table-cell office:value-type="float" office:value="455138" calcext:value-type="float">
            <text:p>455138</text:p>
          </table:table-cell>
          <table:table-cell office:value-type="float" office:value="33472" calcext:value-type="float">
            <text:p>33472</text:p>
          </table:table-cell>
          <table:table-cell office:value-type="float" office:value="33286" calcext:value-type="float">
            <text:p>33286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47" calcext:value-type="date">
            <text:p>10/07/19 05:29 PM</text:p>
          </table:table-cell>
          <table:table-cell office:value-type="float" office:value="9496552" calcext:value-type="float">
            <text:p>94965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03216" calcext:value-type="float">
            <text:p>503216</text:p>
          </table:table-cell>
          <table:table-cell office:value-type="float" office:value="466348" calcext:value-type="float">
            <text:p>466348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4" calcext:value-type="float">
            <text:p>10614</text:p>
          </table:table-cell>
          <table:table-cell office:value-type="float" office:value="369680" calcext:value-type="float">
            <text:p>369680</text:p>
          </table:table-cell>
          <table:table-cell office:value-type="float" office:value="366751" calcext:value-type="float">
            <text:p>366751</text:p>
          </table:table-cell>
          <table:table-cell office:value-type="float" office:value="28336" calcext:value-type="float">
            <text:p>28336</text:p>
          </table:table-cell>
          <table:table-cell office:value-type="float" office:value="26903" calcext:value-type="float">
            <text:p>26903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07T17:29:48" calcext:value-type="date">
            <text:p>10/07/19 05:29 PM</text:p>
          </table:table-cell>
          <table:table-cell office:value-type="float" office:value="9496688" calcext:value-type="float">
            <text:p>949668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03216" calcext:value-type="float">
            <text:p>503216</text:p>
          </table:table-cell>
          <table:table-cell office:value-type="float" office:value="466348" calcext:value-type="float">
            <text:p>46634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4" calcext:value-type="float">
            <text:p>10614</text:p>
          </table:table-cell>
          <table:table-cell office:value-type="float" office:value="369680" calcext:value-type="float">
            <text:p>369680</text:p>
          </table:table-cell>
          <table:table-cell office:value-type="float" office:value="366751" calcext:value-type="float">
            <text:p>366751</text:p>
          </table:table-cell>
          <table:table-cell office:value-type="float" office:value="28336" calcext:value-type="float">
            <text:p>28336</text:p>
          </table:table-cell>
          <table:table-cell office:value-type="float" office:value="26903" calcext:value-type="float">
            <text:p>26903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49" calcext:value-type="date">
            <text:p>10/07/19 05:29 PM</text:p>
          </table:table-cell>
          <table:table-cell office:value-type="float" office:value="9496688" calcext:value-type="float">
            <text:p>949668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03216" calcext:value-type="float">
            <text:p>503216</text:p>
          </table:table-cell>
          <table:table-cell office:value-type="float" office:value="466348" calcext:value-type="float">
            <text:p>46634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4" calcext:value-type="float">
            <text:p>10614</text:p>
          </table:table-cell>
          <table:table-cell office:value-type="float" office:value="369680" calcext:value-type="float">
            <text:p>369680</text:p>
          </table:table-cell>
          <table:table-cell office:value-type="float" office:value="366751" calcext:value-type="float">
            <text:p>366751</text:p>
          </table:table-cell>
          <table:table-cell office:value-type="float" office:value="28336" calcext:value-type="float">
            <text:p>28336</text:p>
          </table:table-cell>
          <table:table-cell office:value-type="float" office:value="26903" calcext:value-type="float">
            <text:p>26903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50" calcext:value-type="date">
            <text:p>10/07/19 05:29 PM</text:p>
          </table:table-cell>
          <table:table-cell office:value-type="float" office:value="9481064" calcext:value-type="float">
            <text:p>948106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03216" calcext:value-type="float">
            <text:p>503216</text:p>
          </table:table-cell>
          <table:table-cell office:value-type="float" office:value="466348" calcext:value-type="float">
            <text:p>46634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4" calcext:value-type="float">
            <text:p>10614</text:p>
          </table:table-cell>
          <table:table-cell office:value-type="float" office:value="369680" calcext:value-type="float">
            <text:p>369680</text:p>
          </table:table-cell>
          <table:table-cell office:value-type="float" office:value="366751" calcext:value-type="float">
            <text:p>366751</text:p>
          </table:table-cell>
          <table:table-cell office:value-type="float" office:value="28336" calcext:value-type="float">
            <text:p>28336</text:p>
          </table:table-cell>
          <table:table-cell office:value-type="float" office:value="26903" calcext:value-type="float">
            <text:p>26903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51" calcext:value-type="date">
            <text:p>10/07/19 05:29 PM</text:p>
          </table:table-cell>
          <table:table-cell office:value-type="float" office:value="9483048" calcext:value-type="float">
            <text:p>948304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03216" calcext:value-type="float">
            <text:p>503216</text:p>
          </table:table-cell>
          <table:table-cell office:value-type="float" office:value="466348" calcext:value-type="float">
            <text:p>46634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4" calcext:value-type="float">
            <text:p>10614</text:p>
          </table:table-cell>
          <table:table-cell office:value-type="float" office:value="369680" calcext:value-type="float">
            <text:p>369680</text:p>
          </table:table-cell>
          <table:table-cell office:value-type="float" office:value="366751" calcext:value-type="float">
            <text:p>366751</text:p>
          </table:table-cell>
          <table:table-cell office:value-type="float" office:value="28336" calcext:value-type="float">
            <text:p>28336</text:p>
          </table:table-cell>
          <table:table-cell office:value-type="float" office:value="26903" calcext:value-type="float">
            <text:p>26903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52" calcext:value-type="date">
            <text:p>10/07/19 05:29 PM</text:p>
          </table:table-cell>
          <table:table-cell office:value-type="float" office:value="9483048" calcext:value-type="float">
            <text:p>948304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03216" calcext:value-type="float">
            <text:p>503216</text:p>
          </table:table-cell>
          <table:table-cell office:value-type="float" office:value="466348" calcext:value-type="float">
            <text:p>46634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4" calcext:value-type="float">
            <text:p>10614</text:p>
          </table:table-cell>
          <table:table-cell office:value-type="float" office:value="369680" calcext:value-type="float">
            <text:p>369680</text:p>
          </table:table-cell>
          <table:table-cell office:value-type="float" office:value="366751" calcext:value-type="float">
            <text:p>366751</text:p>
          </table:table-cell>
          <table:table-cell office:value-type="float" office:value="28336" calcext:value-type="float">
            <text:p>28336</text:p>
          </table:table-cell>
          <table:table-cell office:value-type="float" office:value="26903" calcext:value-type="float">
            <text:p>26903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53" calcext:value-type="date">
            <text:p>10/07/19 05:29 PM</text:p>
          </table:table-cell>
          <table:table-cell office:value-type="float" office:value="9482924" calcext:value-type="float">
            <text:p>94829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03216" calcext:value-type="float">
            <text:p>503216</text:p>
          </table:table-cell>
          <table:table-cell office:value-type="float" office:value="466348" calcext:value-type="float">
            <text:p>46634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4" calcext:value-type="float">
            <text:p>10614</text:p>
          </table:table-cell>
          <table:table-cell office:value-type="float" office:value="369680" calcext:value-type="float">
            <text:p>369680</text:p>
          </table:table-cell>
          <table:table-cell office:value-type="float" office:value="366751" calcext:value-type="float">
            <text:p>366751</text:p>
          </table:table-cell>
          <table:table-cell office:value-type="float" office:value="28336" calcext:value-type="float">
            <text:p>28336</text:p>
          </table:table-cell>
          <table:table-cell office:value-type="float" office:value="26903" calcext:value-type="float">
            <text:p>26903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54" calcext:value-type="date">
            <text:p>10/07/19 05:29 PM</text:p>
          </table:table-cell>
          <table:table-cell office:value-type="float" office:value="9482428" calcext:value-type="float">
            <text:p>94824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03216" calcext:value-type="float">
            <text:p>503216</text:p>
          </table:table-cell>
          <table:table-cell office:value-type="float" office:value="466348" calcext:value-type="float">
            <text:p>46634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14" calcext:value-type="float">
            <text:p>10614</text:p>
          </table:table-cell>
          <table:table-cell office:value-type="float" office:value="369680" calcext:value-type="float">
            <text:p>369680</text:p>
          </table:table-cell>
          <table:table-cell office:value-type="float" office:value="366751" calcext:value-type="float">
            <text:p>366751</text:p>
          </table:table-cell>
          <table:table-cell office:value-type="float" office:value="28336" calcext:value-type="float">
            <text:p>28336</text:p>
          </table:table-cell>
          <table:table-cell office:value-type="float" office:value="26903" calcext:value-type="float">
            <text:p>26903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55" calcext:value-type="date">
            <text:p>10/07/19 05:29 PM</text:p>
          </table:table-cell>
          <table:table-cell office:value-type="float" office:value="9597524" calcext:value-type="float">
            <text:p>95975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415240" calcext:value-type="float">
            <text:p>415240</text:p>
          </table:table-cell>
          <table:table-cell office:value-type="float" office:value="378372" calcext:value-type="float">
            <text:p>378372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52" calcext:value-type="float">
            <text:p>9152</text:p>
          </table:table-cell>
          <table:table-cell office:value-type="float" office:value="281200" calcext:value-type="float">
            <text:p>281200</text:p>
          </table:table-cell>
          <table:table-cell office:value-type="float" office:value="278363" calcext:value-type="float">
            <text:p>278363</text:p>
          </table:table-cell>
          <table:table-cell office:value-type="float" office:value="21936" calcext:value-type="float">
            <text:p>21936</text:p>
          </table:table-cell>
          <table:table-cell office:value-type="float" office:value="20520" calcext:value-type="float">
            <text:p>20520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07T17:29:56" calcext:value-type="date">
            <text:p>10/07/19 05:29 PM</text:p>
          </table:table-cell>
          <table:table-cell office:value-type="float" office:value="9597500" calcext:value-type="float">
            <text:p>959750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415240" calcext:value-type="float">
            <text:p>415240</text:p>
          </table:table-cell>
          <table:table-cell office:value-type="float" office:value="378372" calcext:value-type="float">
            <text:p>37837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52" calcext:value-type="float">
            <text:p>9152</text:p>
          </table:table-cell>
          <table:table-cell office:value-type="float" office:value="281200" calcext:value-type="float">
            <text:p>281200</text:p>
          </table:table-cell>
          <table:table-cell office:value-type="float" office:value="278363" calcext:value-type="float">
            <text:p>278363</text:p>
          </table:table-cell>
          <table:table-cell office:value-type="float" office:value="21936" calcext:value-type="float">
            <text:p>21936</text:p>
          </table:table-cell>
          <table:table-cell office:value-type="float" office:value="20520" calcext:value-type="float">
            <text:p>20520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57" calcext:value-type="date">
            <text:p>10/07/19 05:29 PM</text:p>
          </table:table-cell>
          <table:table-cell office:value-type="float" office:value="9597756" calcext:value-type="float">
            <text:p>959775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415240" calcext:value-type="float">
            <text:p>415240</text:p>
          </table:table-cell>
          <table:table-cell office:value-type="float" office:value="378372" calcext:value-type="float">
            <text:p>37837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52" calcext:value-type="float">
            <text:p>9152</text:p>
          </table:table-cell>
          <table:table-cell office:value-type="float" office:value="281200" calcext:value-type="float">
            <text:p>281200</text:p>
          </table:table-cell>
          <table:table-cell office:value-type="float" office:value="278363" calcext:value-type="float">
            <text:p>278363</text:p>
          </table:table-cell>
          <table:table-cell office:value-type="float" office:value="21936" calcext:value-type="float">
            <text:p>21936</text:p>
          </table:table-cell>
          <table:table-cell office:value-type="float" office:value="20520" calcext:value-type="float">
            <text:p>20520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58" calcext:value-type="date">
            <text:p>10/07/19 05:29 PM</text:p>
          </table:table-cell>
          <table:table-cell office:value-type="float" office:value="9603108" calcext:value-type="float">
            <text:p>960310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415240" calcext:value-type="float">
            <text:p>415240</text:p>
          </table:table-cell>
          <table:table-cell office:value-type="float" office:value="378372" calcext:value-type="float">
            <text:p>37837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52" calcext:value-type="float">
            <text:p>9152</text:p>
          </table:table-cell>
          <table:table-cell office:value-type="float" office:value="281200" calcext:value-type="float">
            <text:p>281200</text:p>
          </table:table-cell>
          <table:table-cell office:value-type="float" office:value="278363" calcext:value-type="float">
            <text:p>278363</text:p>
          </table:table-cell>
          <table:table-cell office:value-type="float" office:value="21936" calcext:value-type="float">
            <text:p>21936</text:p>
          </table:table-cell>
          <table:table-cell office:value-type="float" office:value="20520" calcext:value-type="float">
            <text:p>20520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29:59" calcext:value-type="date">
            <text:p>10/07/19 05:29 PM</text:p>
          </table:table-cell>
          <table:table-cell office:value-type="float" office:value="9602840" calcext:value-type="float">
            <text:p>960284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415240" calcext:value-type="float">
            <text:p>415240</text:p>
          </table:table-cell>
          <table:table-cell office:value-type="float" office:value="378372" calcext:value-type="float">
            <text:p>37837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52" calcext:value-type="float">
            <text:p>9152</text:p>
          </table:table-cell>
          <table:table-cell office:value-type="float" office:value="281200" calcext:value-type="float">
            <text:p>281200</text:p>
          </table:table-cell>
          <table:table-cell office:value-type="float" office:value="278365" calcext:value-type="float">
            <text:p>278365</text:p>
          </table:table-cell>
          <table:table-cell office:value-type="float" office:value="21936" calcext:value-type="float">
            <text:p>21936</text:p>
          </table:table-cell>
          <table:table-cell office:value-type="float" office:value="20520" calcext:value-type="float">
            <text:p>20520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00" calcext:value-type="date">
            <text:p>10/07/19 05:30 PM</text:p>
          </table:table-cell>
          <table:table-cell office:value-type="float" office:value="9599252" calcext:value-type="float">
            <text:p>95992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415240" calcext:value-type="float">
            <text:p>415240</text:p>
          </table:table-cell>
          <table:table-cell office:value-type="float" office:value="378372" calcext:value-type="float">
            <text:p>37837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52" calcext:value-type="float">
            <text:p>9152</text:p>
          </table:table-cell>
          <table:table-cell office:value-type="float" office:value="281200" calcext:value-type="float">
            <text:p>281200</text:p>
          </table:table-cell>
          <table:table-cell office:value-type="float" office:value="278365" calcext:value-type="float">
            <text:p>278365</text:p>
          </table:table-cell>
          <table:table-cell office:value-type="float" office:value="21936" calcext:value-type="float">
            <text:p>21936</text:p>
          </table:table-cell>
          <table:table-cell office:value-type="float" office:value="20520" calcext:value-type="float">
            <text:p>20520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01" calcext:value-type="date">
            <text:p>10/07/19 05:30 PM</text:p>
          </table:table-cell>
          <table:table-cell office:value-type="float" office:value="9602584" calcext:value-type="float">
            <text:p>960258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415240" calcext:value-type="float">
            <text:p>415240</text:p>
          </table:table-cell>
          <table:table-cell office:value-type="float" office:value="378372" calcext:value-type="float">
            <text:p>37837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52" calcext:value-type="float">
            <text:p>9152</text:p>
          </table:table-cell>
          <table:table-cell office:value-type="float" office:value="281200" calcext:value-type="float">
            <text:p>281200</text:p>
          </table:table-cell>
          <table:table-cell office:value-type="float" office:value="278365" calcext:value-type="float">
            <text:p>278365</text:p>
          </table:table-cell>
          <table:table-cell office:value-type="float" office:value="21936" calcext:value-type="float">
            <text:p>21936</text:p>
          </table:table-cell>
          <table:table-cell office:value-type="float" office:value="20520" calcext:value-type="float">
            <text:p>20520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02" calcext:value-type="date">
            <text:p>10/07/19 05:30 PM</text:p>
          </table:table-cell>
          <table:table-cell office:value-type="float" office:value="9602600" calcext:value-type="float">
            <text:p>960260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415240" calcext:value-type="float">
            <text:p>415240</text:p>
          </table:table-cell>
          <table:table-cell office:value-type="float" office:value="378372" calcext:value-type="float">
            <text:p>37837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888" calcext:value-type="float">
            <text:p>37888</text:p>
          </table:table-cell>
          <table:table-cell office:value-type="float" office:value="9152" calcext:value-type="float">
            <text:p>9152</text:p>
          </table:table-cell>
          <table:table-cell office:value-type="float" office:value="281200" calcext:value-type="float">
            <text:p>281200</text:p>
          </table:table-cell>
          <table:table-cell office:value-type="float" office:value="278365" calcext:value-type="float">
            <text:p>278365</text:p>
          </table:table-cell>
          <table:table-cell office:value-type="float" office:value="21936" calcext:value-type="float">
            <text:p>21936</text:p>
          </table:table-cell>
          <table:table-cell office:value-type="float" office:value="20520" calcext:value-type="float">
            <text:p>20520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03" calcext:value-type="date">
            <text:p>10/07/19 05:30 PM</text:p>
          </table:table-cell>
          <table:table-cell office:value-type="float" office:value="9688516" calcext:value-type="float">
            <text:p>968851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326724" calcext:value-type="float">
            <text:p>326724</text:p>
          </table:table-cell>
          <table:table-cell office:value-type="float" office:value="289856" calcext:value-type="float">
            <text:p>289856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7328" calcext:value-type="float">
            <text:p>7328</text:p>
          </table:table-cell>
          <table:table-cell office:value-type="float" office:value="192720" calcext:value-type="float">
            <text:p>192720</text:p>
          </table:table-cell>
          <table:table-cell office:value-type="float" office:value="189977" calcext:value-type="float">
            <text:p>189977</text:p>
          </table:table-cell>
          <table:table-cell office:value-type="float" office:value="15536" calcext:value-type="float">
            <text:p>15536</text:p>
          </table:table-cell>
          <table:table-cell office:value-type="float" office:value="14137" calcext:value-type="float">
            <text:p>14137</text:p>
          </table:table-cell>
          <table:table-cell office:value-type="float" office:value="759664" calcext:value-type="float">
            <text:p>75966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07T17:30:04" calcext:value-type="date">
            <text:p>10/07/19 05:30 PM</text:p>
          </table:table-cell>
          <table:table-cell office:value-type="float" office:value="9686232" calcext:value-type="float">
            <text:p>96862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326700" calcext:value-type="float">
            <text:p>326700</text:p>
          </table:table-cell>
          <table:table-cell office:value-type="float" office:value="289832" calcext:value-type="float">
            <text:p>289832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0" calcext:value-type="float">
            <text:p>7650</text:p>
          </table:table-cell>
          <table:table-cell office:value-type="float" office:value="192720" calcext:value-type="float">
            <text:p>192720</text:p>
          </table:table-cell>
          <table:table-cell office:value-type="float" office:value="189977" calcext:value-type="float">
            <text:p>189977</text:p>
          </table:table-cell>
          <table:table-cell office:value-type="float" office:value="15536" calcext:value-type="float">
            <text:p>15536</text:p>
          </table:table-cell>
          <table:table-cell office:value-type="float" office:value="14137" calcext:value-type="float">
            <text:p>14137</text:p>
          </table:table-cell>
          <table:table-cell office:value-type="float" office:value="747952" calcext:value-type="float">
            <text:p>74795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05" calcext:value-type="date">
            <text:p>10/07/19 05:30 PM</text:p>
          </table:table-cell>
          <table:table-cell office:value-type="float" office:value="9702784" calcext:value-type="float">
            <text:p>970278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326700" calcext:value-type="float">
            <text:p>326700</text:p>
          </table:table-cell>
          <table:table-cell office:value-type="float" office:value="289832" calcext:value-type="float">
            <text:p>28983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0" calcext:value-type="float">
            <text:p>7650</text:p>
          </table:table-cell>
          <table:table-cell office:value-type="float" office:value="192720" calcext:value-type="float">
            <text:p>192720</text:p>
          </table:table-cell>
          <table:table-cell office:value-type="float" office:value="189977" calcext:value-type="float">
            <text:p>189977</text:p>
          </table:table-cell>
          <table:table-cell office:value-type="float" office:value="15536" calcext:value-type="float">
            <text:p>15536</text:p>
          </table:table-cell>
          <table:table-cell office:value-type="float" office:value="14137" calcext:value-type="float">
            <text:p>14137</text:p>
          </table:table-cell>
          <table:table-cell office:value-type="float" office:value="747952" calcext:value-type="float">
            <text:p>74795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06" calcext:value-type="date">
            <text:p>10/07/19 05:30 PM</text:p>
          </table:table-cell>
          <table:table-cell office:value-type="float" office:value="9707624" calcext:value-type="float">
            <text:p>97076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326700" calcext:value-type="float">
            <text:p>326700</text:p>
          </table:table-cell>
          <table:table-cell office:value-type="float" office:value="289832" calcext:value-type="float">
            <text:p>28983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0" calcext:value-type="float">
            <text:p>7650</text:p>
          </table:table-cell>
          <table:table-cell office:value-type="float" office:value="192720" calcext:value-type="float">
            <text:p>192720</text:p>
          </table:table-cell>
          <table:table-cell office:value-type="float" office:value="189977" calcext:value-type="float">
            <text:p>189977</text:p>
          </table:table-cell>
          <table:table-cell office:value-type="float" office:value="15536" calcext:value-type="float">
            <text:p>15536</text:p>
          </table:table-cell>
          <table:table-cell office:value-type="float" office:value="14137" calcext:value-type="float">
            <text:p>14137</text:p>
          </table:table-cell>
          <table:table-cell office:value-type="float" office:value="747952" calcext:value-type="float">
            <text:p>74795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07" calcext:value-type="date">
            <text:p>10/07/19 05:30 PM</text:p>
          </table:table-cell>
          <table:table-cell office:value-type="float" office:value="9707624" calcext:value-type="float">
            <text:p>97076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326700" calcext:value-type="float">
            <text:p>326700</text:p>
          </table:table-cell>
          <table:table-cell office:value-type="float" office:value="289832" calcext:value-type="float">
            <text:p>28983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0" calcext:value-type="float">
            <text:p>7650</text:p>
          </table:table-cell>
          <table:table-cell office:value-type="float" office:value="192720" calcext:value-type="float">
            <text:p>192720</text:p>
          </table:table-cell>
          <table:table-cell office:value-type="float" office:value="189977" calcext:value-type="float">
            <text:p>189977</text:p>
          </table:table-cell>
          <table:table-cell office:value-type="float" office:value="15536" calcext:value-type="float">
            <text:p>15536</text:p>
          </table:table-cell>
          <table:table-cell office:value-type="float" office:value="14137" calcext:value-type="float">
            <text:p>14137</text:p>
          </table:table-cell>
          <table:table-cell office:value-type="float" office:value="747952" calcext:value-type="float">
            <text:p>74795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08" calcext:value-type="date">
            <text:p>10/07/19 05:30 PM</text:p>
          </table:table-cell>
          <table:table-cell office:value-type="float" office:value="9705392" calcext:value-type="float">
            <text:p>970539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326700" calcext:value-type="float">
            <text:p>326700</text:p>
          </table:table-cell>
          <table:table-cell office:value-type="float" office:value="289832" calcext:value-type="float">
            <text:p>28983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0" calcext:value-type="float">
            <text:p>7650</text:p>
          </table:table-cell>
          <table:table-cell office:value-type="float" office:value="192720" calcext:value-type="float">
            <text:p>192720</text:p>
          </table:table-cell>
          <table:table-cell office:value-type="float" office:value="189977" calcext:value-type="float">
            <text:p>189977</text:p>
          </table:table-cell>
          <table:table-cell office:value-type="float" office:value="15536" calcext:value-type="float">
            <text:p>15536</text:p>
          </table:table-cell>
          <table:table-cell office:value-type="float" office:value="14137" calcext:value-type="float">
            <text:p>14137</text:p>
          </table:table-cell>
          <table:table-cell office:value-type="float" office:value="747952" calcext:value-type="float">
            <text:p>74795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09" calcext:value-type="date">
            <text:p>10/07/19 05:30 PM</text:p>
          </table:table-cell>
          <table:table-cell office:value-type="float" office:value="9705408" calcext:value-type="float">
            <text:p>970540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326700" calcext:value-type="float">
            <text:p>326700</text:p>
          </table:table-cell>
          <table:table-cell office:value-type="float" office:value="289832" calcext:value-type="float">
            <text:p>28983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0" calcext:value-type="float">
            <text:p>7650</text:p>
          </table:table-cell>
          <table:table-cell office:value-type="float" office:value="192720" calcext:value-type="float">
            <text:p>192720</text:p>
          </table:table-cell>
          <table:table-cell office:value-type="float" office:value="189977" calcext:value-type="float">
            <text:p>189977</text:p>
          </table:table-cell>
          <table:table-cell office:value-type="float" office:value="15536" calcext:value-type="float">
            <text:p>15536</text:p>
          </table:table-cell>
          <table:table-cell office:value-type="float" office:value="14137" calcext:value-type="float">
            <text:p>14137</text:p>
          </table:table-cell>
          <table:table-cell office:value-type="float" office:value="747952" calcext:value-type="float">
            <text:p>74795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10" calcext:value-type="date">
            <text:p>10/07/19 05:30 PM</text:p>
          </table:table-cell>
          <table:table-cell office:value-type="float" office:value="9705280" calcext:value-type="float">
            <text:p>970528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326700" calcext:value-type="float">
            <text:p>326700</text:p>
          </table:table-cell>
          <table:table-cell office:value-type="float" office:value="289832" calcext:value-type="float">
            <text:p>28983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0" calcext:value-type="float">
            <text:p>7650</text:p>
          </table:table-cell>
          <table:table-cell office:value-type="float" office:value="192720" calcext:value-type="float">
            <text:p>192720</text:p>
          </table:table-cell>
          <table:table-cell office:value-type="float" office:value="189977" calcext:value-type="float">
            <text:p>189977</text:p>
          </table:table-cell>
          <table:table-cell office:value-type="float" office:value="15536" calcext:value-type="float">
            <text:p>15536</text:p>
          </table:table-cell>
          <table:table-cell office:value-type="float" office:value="14137" calcext:value-type="float">
            <text:p>14137</text:p>
          </table:table-cell>
          <table:table-cell office:value-type="float" office:value="747952" calcext:value-type="float">
            <text:p>74795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11" calcext:value-type="date">
            <text:p>10/07/19 05:30 PM</text:p>
          </table:table-cell>
          <table:table-cell office:value-type="float" office:value="9705280" calcext:value-type="float">
            <text:p>970528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326700" calcext:value-type="float">
            <text:p>326700</text:p>
          </table:table-cell>
          <table:table-cell office:value-type="float" office:value="289832" calcext:value-type="float">
            <text:p>28983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720" calcext:value-type="float">
            <text:p>30720</text:p>
          </table:table-cell>
          <table:table-cell office:value-type="float" office:value="7650" calcext:value-type="float">
            <text:p>7650</text:p>
          </table:table-cell>
          <table:table-cell office:value-type="float" office:value="192720" calcext:value-type="float">
            <text:p>192720</text:p>
          </table:table-cell>
          <table:table-cell office:value-type="float" office:value="189977" calcext:value-type="float">
            <text:p>189977</text:p>
          </table:table-cell>
          <table:table-cell office:value-type="float" office:value="15536" calcext:value-type="float">
            <text:p>15536</text:p>
          </table:table-cell>
          <table:table-cell office:value-type="float" office:value="14137" calcext:value-type="float">
            <text:p>14137</text:p>
          </table:table-cell>
          <table:table-cell office:value-type="float" office:value="747952" calcext:value-type="float">
            <text:p>74795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12" calcext:value-type="date">
            <text:p>10/07/19 05:30 PM</text:p>
          </table:table-cell>
          <table:table-cell office:value-type="float" office:value="9791872" calcext:value-type="float">
            <text:p>979187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07T17:30:13" calcext:value-type="date">
            <text:p>10/07/19 05:30 PM</text:p>
          </table:table-cell>
          <table:table-cell office:value-type="float" office:value="9796844" calcext:value-type="float">
            <text:p>97968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14" calcext:value-type="date">
            <text:p>10/07/19 05:30 PM</text:p>
          </table:table-cell>
          <table:table-cell office:value-type="float" office:value="9796844" calcext:value-type="float">
            <text:p>97968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15" calcext:value-type="date">
            <text:p>10/07/19 05:30 PM</text:p>
          </table:table-cell>
          <table:table-cell office:value-type="float" office:value="9796832" calcext:value-type="float">
            <text:p>97968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16" calcext:value-type="date">
            <text:p>10/07/19 05:30 PM</text:p>
          </table:table-cell>
          <table:table-cell office:value-type="float" office:value="9794476" calcext:value-type="float">
            <text:p>979447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17" calcext:value-type="date">
            <text:p>10/07/19 05:30 PM</text:p>
          </table:table-cell>
          <table:table-cell office:value-type="float" office:value="9794476" calcext:value-type="float">
            <text:p>979447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18" calcext:value-type="date">
            <text:p>10/07/19 05:30 PM</text:p>
          </table:table-cell>
          <table:table-cell office:value-type="float" office:value="9796828" calcext:value-type="float">
            <text:p>97968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19" calcext:value-type="date">
            <text:p>10/07/19 05:30 PM</text:p>
          </table:table-cell>
          <table:table-cell office:value-type="float" office:value="9796956" calcext:value-type="float">
            <text:p>979695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20" calcext:value-type="date">
            <text:p>10/07/19 05:30 PM</text:p>
          </table:table-cell>
          <table:table-cell office:value-type="float" office:value="9796956" calcext:value-type="float">
            <text:p>979695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21" calcext:value-type="date">
            <text:p>10/07/19 05:30 PM</text:p>
          </table:table-cell>
          <table:table-cell office:value-type="float" office:value="9796832" calcext:value-type="float">
            <text:p>97968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22" calcext:value-type="date">
            <text:p>10/07/19 05:30 PM</text:p>
          </table:table-cell>
          <table:table-cell office:value-type="float" office:value="9796832" calcext:value-type="float">
            <text:p>97968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23" calcext:value-type="date">
            <text:p>10/07/19 05:30 PM</text:p>
          </table:table-cell>
          <table:table-cell office:value-type="float" office:value="9796832" calcext:value-type="float">
            <text:p>97968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24" calcext:value-type="date">
            <text:p>10/07/19 05:30 PM</text:p>
          </table:table-cell>
          <table:table-cell office:value-type="float" office:value="9796604" calcext:value-type="float">
            <text:p>979660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25" calcext:value-type="date">
            <text:p>10/07/19 05:30 PM</text:p>
          </table:table-cell>
          <table:table-cell office:value-type="float" office:value="9796604" calcext:value-type="float">
            <text:p>979660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26" calcext:value-type="date">
            <text:p>10/07/19 05:30 PM</text:p>
          </table:table-cell>
          <table:table-cell office:value-type="float" office:value="9796808" calcext:value-type="float">
            <text:p>979680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27" calcext:value-type="date">
            <text:p>10/07/19 05:30 PM</text:p>
          </table:table-cell>
          <table:table-cell office:value-type="float" office:value="9796844" calcext:value-type="float">
            <text:p>97968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28" calcext:value-type="date">
            <text:p>10/07/19 05:30 PM</text:p>
          </table:table-cell>
          <table:table-cell office:value-type="float" office:value="9796844" calcext:value-type="float">
            <text:p>97968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29" calcext:value-type="date">
            <text:p>10/07/19 05:30 PM</text:p>
          </table:table-cell>
          <table:table-cell office:value-type="float" office:value="9796844" calcext:value-type="float">
            <text:p>97968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30" calcext:value-type="date">
            <text:p>10/07/19 05:30 PM</text:p>
          </table:table-cell>
          <table:table-cell office:value-type="float" office:value="9796844" calcext:value-type="float">
            <text:p>97968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31" calcext:value-type="date">
            <text:p>10/07/19 05:30 PM</text:p>
          </table:table-cell>
          <table:table-cell office:value-type="float" office:value="9796844" calcext:value-type="float">
            <text:p>97968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32" calcext:value-type="date">
            <text:p>10/07/19 05:30 PM</text:p>
          </table:table-cell>
          <table:table-cell office:value-type="float" office:value="9796844" calcext:value-type="float">
            <text:p>97968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33" calcext:value-type="date">
            <text:p>10/07/19 05:30 PM</text:p>
          </table:table-cell>
          <table:table-cell office:value-type="float" office:value="9796844" calcext:value-type="float">
            <text:p>97968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34" calcext:value-type="date">
            <text:p>10/07/19 05:30 PM</text:p>
          </table:table-cell>
          <table:table-cell office:value-type="float" office:value="9798096" calcext:value-type="float">
            <text:p>979809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35" calcext:value-type="date">
            <text:p>10/07/19 05:30 PM</text:p>
          </table:table-cell>
          <table:table-cell office:value-type="float" office:value="9798096" calcext:value-type="float">
            <text:p>979809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36" calcext:value-type="date">
            <text:p>10/07/19 05:30 PM</text:p>
          </table:table-cell>
          <table:table-cell office:value-type="float" office:value="9798188" calcext:value-type="float">
            <text:p>979818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37" calcext:value-type="date">
            <text:p>10/07/19 05:30 PM</text:p>
          </table:table-cell>
          <table:table-cell office:value-type="float" office:value="9797352" calcext:value-type="float">
            <text:p>97973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38" calcext:value-type="date">
            <text:p>10/07/19 05:30 PM</text:p>
          </table:table-cell>
          <table:table-cell office:value-type="float" office:value="9797352" calcext:value-type="float">
            <text:p>97973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39" calcext:value-type="date">
            <text:p>10/07/19 05:30 PM</text:p>
          </table:table-cell>
          <table:table-cell office:value-type="float" office:value="9797352" calcext:value-type="float">
            <text:p>97973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40" calcext:value-type="date">
            <text:p>10/07/19 05:30 PM</text:p>
          </table:table-cell>
          <table:table-cell office:value-type="float" office:value="9797352" calcext:value-type="float">
            <text:p>97973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41" calcext:value-type="date">
            <text:p>10/07/19 05:30 PM</text:p>
          </table:table-cell>
          <table:table-cell office:value-type="float" office:value="9797352" calcext:value-type="float">
            <text:p>97973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42" calcext:value-type="date">
            <text:p>10/07/19 05:30 PM</text:p>
          </table:table-cell>
          <table:table-cell office:value-type="float" office:value="9797352" calcext:value-type="float">
            <text:p>97973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43" calcext:value-type="date">
            <text:p>10/07/19 05:30 PM</text:p>
          </table:table-cell>
          <table:table-cell office:value-type="float" office:value="9797352" calcext:value-type="float">
            <text:p>97973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44" calcext:value-type="date">
            <text:p>10/07/19 05:30 PM</text:p>
          </table:table-cell>
          <table:table-cell office:value-type="float" office:value="9797352" calcext:value-type="float">
            <text:p>97973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45" calcext:value-type="date">
            <text:p>10/07/19 05:30 PM</text:p>
          </table:table-cell>
          <table:table-cell office:value-type="float" office:value="9797352" calcext:value-type="float">
            <text:p>97973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46" calcext:value-type="date">
            <text:p>10/07/19 05:30 PM</text:p>
          </table:table-cell>
          <table:table-cell office:value-type="float" office:value="9797352" calcext:value-type="float">
            <text:p>97973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47" calcext:value-type="date">
            <text:p>10/07/19 05:30 PM</text:p>
          </table:table-cell>
          <table:table-cell office:value-type="float" office:value="9797352" calcext:value-type="float">
            <text:p>97973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48" calcext:value-type="date">
            <text:p>10/07/19 05:30 PM</text:p>
          </table:table-cell>
          <table:table-cell office:value-type="float" office:value="9797352" calcext:value-type="float">
            <text:p>97973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49" calcext:value-type="date">
            <text:p>10/07/19 05:30 PM</text:p>
          </table:table-cell>
          <table:table-cell office:value-type="float" office:value="9797352" calcext:value-type="float">
            <text:p>97973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50" calcext:value-type="date">
            <text:p>10/07/19 05:30 PM</text:p>
          </table:table-cell>
          <table:table-cell office:value-type="float" office:value="9797352" calcext:value-type="float">
            <text:p>97973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51" calcext:value-type="date">
            <text:p>10/07/19 05:30 PM</text:p>
          </table:table-cell>
          <table:table-cell office:value-type="float" office:value="9781504" calcext:value-type="float">
            <text:p>978150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52" calcext:value-type="date">
            <text:p>10/07/19 05:30 PM</text:p>
          </table:table-cell>
          <table:table-cell office:value-type="float" office:value="9781504" calcext:value-type="float">
            <text:p>978150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53" calcext:value-type="date">
            <text:p>10/07/19 05:30 PM</text:p>
          </table:table-cell>
          <table:table-cell office:value-type="float" office:value="9781484" calcext:value-type="float">
            <text:p>978148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54" calcext:value-type="date">
            <text:p>10/07/19 05:30 PM</text:p>
          </table:table-cell>
          <table:table-cell office:value-type="float" office:value="9780988" calcext:value-type="float">
            <text:p>978098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55" calcext:value-type="date">
            <text:p>10/07/19 05:30 PM</text:p>
          </table:table-cell>
          <table:table-cell office:value-type="float" office:value="9780616" calcext:value-type="float">
            <text:p>978061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56" calcext:value-type="date">
            <text:p>10/07/19 05:30 PM</text:p>
          </table:table-cell>
          <table:table-cell office:value-type="float" office:value="9780620" calcext:value-type="float">
            <text:p>978062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57" calcext:value-type="date">
            <text:p>10/07/19 05:30 PM</text:p>
          </table:table-cell>
          <table:table-cell office:value-type="float" office:value="9780632" calcext:value-type="float">
            <text:p>97806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58" calcext:value-type="date">
            <text:p>10/07/19 05:30 PM</text:p>
          </table:table-cell>
          <table:table-cell office:value-type="float" office:value="9780632" calcext:value-type="float">
            <text:p>97806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0:59" calcext:value-type="date">
            <text:p>10/07/19 05:30 PM</text:p>
          </table:table-cell>
          <table:table-cell office:value-type="float" office:value="9781376" calcext:value-type="float">
            <text:p>978137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00" calcext:value-type="date">
            <text:p>10/07/19 05:31 PM</text:p>
          </table:table-cell>
          <table:table-cell office:value-type="float" office:value="9781912" calcext:value-type="float">
            <text:p>978191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01" calcext:value-type="date">
            <text:p>10/07/19 05:31 PM</text:p>
          </table:table-cell>
          <table:table-cell office:value-type="float" office:value="9781792" calcext:value-type="float">
            <text:p>978179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02" calcext:value-type="date">
            <text:p>10/07/19 05:31 PM</text:p>
          </table:table-cell>
          <table:table-cell office:value-type="float" office:value="9781716" calcext:value-type="float">
            <text:p>978171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03" calcext:value-type="date">
            <text:p>10/07/19 05:31 PM</text:p>
          </table:table-cell>
          <table:table-cell office:value-type="float" office:value="9781716" calcext:value-type="float">
            <text:p>978171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04" calcext:value-type="date">
            <text:p>10/07/19 05:31 PM</text:p>
          </table:table-cell>
          <table:table-cell office:value-type="float" office:value="9781716" calcext:value-type="float">
            <text:p>978171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05" calcext:value-type="date">
            <text:p>10/07/19 05:31 PM</text:p>
          </table:table-cell>
          <table:table-cell office:value-type="float" office:value="9781360" calcext:value-type="float">
            <text:p>978136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06" calcext:value-type="date">
            <text:p>10/07/19 05:31 PM</text:p>
          </table:table-cell>
          <table:table-cell office:value-type="float" office:value="9781360" calcext:value-type="float">
            <text:p>978136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07" calcext:value-type="date">
            <text:p>10/07/19 05:31 PM</text:p>
          </table:table-cell>
          <table:table-cell office:value-type="float" office:value="9781360" calcext:value-type="float">
            <text:p>978136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08" calcext:value-type="date">
            <text:p>10/07/19 05:31 PM</text:p>
          </table:table-cell>
          <table:table-cell office:value-type="float" office:value="9781360" calcext:value-type="float">
            <text:p>978136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09" calcext:value-type="date">
            <text:p>10/07/19 05:31 PM</text:p>
          </table:table-cell>
          <table:table-cell office:value-type="float" office:value="9781360" calcext:value-type="float">
            <text:p>978136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10" calcext:value-type="date">
            <text:p>10/07/19 05:31 PM</text:p>
          </table:table-cell>
          <table:table-cell office:value-type="float" office:value="9781360" calcext:value-type="float">
            <text:p>978136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11" calcext:value-type="date">
            <text:p>10/07/19 05:31 PM</text:p>
          </table:table-cell>
          <table:table-cell office:value-type="float" office:value="9780552" calcext:value-type="float">
            <text:p>978055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12" calcext:value-type="date">
            <text:p>10/07/19 05:31 PM</text:p>
          </table:table-cell>
          <table:table-cell office:value-type="float" office:value="9780372" calcext:value-type="float">
            <text:p>978037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13" calcext:value-type="date">
            <text:p>10/07/19 05:31 PM</text:p>
          </table:table-cell>
          <table:table-cell office:value-type="float" office:value="9780380" calcext:value-type="float">
            <text:p>978038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14" calcext:value-type="date">
            <text:p>10/07/19 05:31 PM</text:p>
          </table:table-cell>
          <table:table-cell office:value-type="float" office:value="9780380" calcext:value-type="float">
            <text:p>978038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15" calcext:value-type="date">
            <text:p>10/07/19 05:31 PM</text:p>
          </table:table-cell>
          <table:table-cell office:value-type="float" office:value="9780380" calcext:value-type="float">
            <text:p>978038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238196" calcext:value-type="float">
            <text:p>238196</text:p>
          </table:table-cell>
          <table:table-cell office:value-type="float" office:value="201328" calcext:value-type="float">
            <text:p>201328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187" calcext:value-type="float">
            <text:p>618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1590" calcext:value-type="float">
            <text:p>101590</text:p>
          </table:table-cell>
          <table:table-cell office:value-type="float" office:value="9136" calcext:value-type="float">
            <text:p>9136</text:p>
          </table:table-cell>
          <table:table-cell office:value-type="float" office:value="7754" calcext:value-type="float">
            <text:p>7754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83" calcext:value-type="float">
            <text:p>1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16" calcext:value-type="date">
            <text:p>10/07/19 05:31 PM</text:p>
          </table:table-cell>
          <table:table-cell office:value-type="float" office:value="9709244" calcext:value-type="float">
            <text:p>97092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323640" calcext:value-type="float">
            <text:p>323640</text:p>
          </table:table-cell>
          <table:table-cell office:value-type="float" office:value="286772" calcext:value-type="float">
            <text:p>286772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7897" calcext:value-type="float">
            <text:p>7897</text:p>
          </table:table-cell>
          <table:table-cell office:value-type="float" office:value="187616" calcext:value-type="float">
            <text:p>187616</text:p>
          </table:table-cell>
          <table:table-cell office:value-type="float" office:value="187241" calcext:value-type="float">
            <text:p>187241</text:p>
          </table:table-cell>
          <table:table-cell office:value-type="float" office:value="14080" calcext:value-type="float">
            <text:p>14080</text:p>
          </table:table-cell>
          <table:table-cell office:value-type="float" office:value="13938" calcext:value-type="float">
            <text:p>13938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69" calcext:value-type="float">
            <text:p>369</text:p>
          </table:table-cell>
          <table:table-cell office:value-type="float" office:value="208" calcext:value-type="float">
            <text:p>208</text:p>
          </table:table-cell>
          <table:table-cell office:value-type="float" office:value="18734" calcext:value-type="float">
            <text:p>18734</text:p>
          </table:table-cell>
          <table:table-cell office:value-type="float" office:value="7751" calcext:value-type="float">
            <text:p>7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17" calcext:value-type="date">
            <text:p>10/07/19 05:31 PM</text:p>
          </table:table-cell>
          <table:table-cell office:value-type="float" office:value="9620776" calcext:value-type="float">
            <text:p>962077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414688" calcext:value-type="float">
            <text:p>414688</text:p>
          </table:table-cell>
          <table:table-cell office:value-type="float" office:value="377820" calcext:value-type="float">
            <text:p>377820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8155" calcext:value-type="float">
            <text:p>18155</text:p>
          </table:table-cell>
          <table:table-cell office:value-type="float" office:value="278656" calcext:value-type="float">
            <text:p>278656</text:p>
          </table:table-cell>
          <table:table-cell office:value-type="float" office:value="278194" calcext:value-type="float">
            <text:p>278194</text:p>
          </table:table-cell>
          <table:table-cell office:value-type="float" office:value="20656" calcext:value-type="float">
            <text:p>20656</text:p>
          </table:table-cell>
          <table:table-cell office:value-type="float" office:value="20507" calcext:value-type="float">
            <text:p>20507</text:p>
          </table:table-cell>
          <table:table-cell office:value-type="float" office:value="347472" calcext:value-type="float">
            <text:p>34747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67" calcext:value-type="float">
            <text:p>26967</text:p>
          </table:table-cell>
          <table:table-cell office:value-type="float" office:value="8233" calcext:value-type="float">
            <text:p>8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18" calcext:value-type="date">
            <text:p>10/07/19 05:31 PM</text:p>
          </table:table-cell>
          <table:table-cell office:value-type="float" office:value="9530688" calcext:value-type="float">
            <text:p>953068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04724" calcext:value-type="float">
            <text:p>504724</text:p>
          </table:table-cell>
          <table:table-cell office:value-type="float" office:value="467856" calcext:value-type="float">
            <text:p>467856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2591" calcext:value-type="float">
            <text:p>12591</text:p>
          </table:table-cell>
          <table:table-cell office:value-type="float" office:value="368384" calcext:value-type="float">
            <text:p>368384</text:p>
          </table:table-cell>
          <table:table-cell office:value-type="float" office:value="367816" calcext:value-type="float">
            <text:p>367816</text:p>
          </table:table-cell>
          <table:table-cell office:value-type="float" office:value="27152" calcext:value-type="float">
            <text:p>27152</text:p>
          </table:table-cell>
          <table:table-cell office:value-type="float" office:value="26980" calcext:value-type="float">
            <text:p>26980</text:p>
          </table:table-cell>
          <table:table-cell office:value-type="float" office:value="609280" calcext:value-type="float">
            <text:p>60928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2" calcext:value-type="float">
            <text:p>532</text:p>
          </table:table-cell>
          <table:table-cell office:value-type="float" office:value="208" calcext:value-type="float">
            <text:p>208</text:p>
          </table:table-cell>
          <table:table-cell office:value-type="float" office:value="35079" calcext:value-type="float">
            <text:p>35079</text:p>
          </table:table-cell>
          <table:table-cell office:value-type="float" office:value="8112" calcext:value-type="float">
            <text:p>8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19" calcext:value-type="date">
            <text:p>10/07/19 05:31 PM</text:p>
          </table:table-cell>
          <table:table-cell office:value-type="float" office:value="9442524" calcext:value-type="float">
            <text:p>94425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464" calcext:value-type="float">
            <text:p>6636464</text:p>
          </table:table-cell>
          <table:table-cell office:value-type="float" office:value="592536" calcext:value-type="float">
            <text:p>592536</text:p>
          </table:table-cell>
          <table:table-cell office:value-type="float" office:value="555668" calcext:value-type="float">
            <text:p>555668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7638" calcext:value-type="float">
            <text:p>17638</text:p>
          </table:table-cell>
          <table:table-cell office:value-type="float" office:value="455520" calcext:value-type="float">
            <text:p>455520</text:p>
          </table:table-cell>
          <table:table-cell office:value-type="float" office:value="454862" calcext:value-type="float">
            <text:p>454862</text:p>
          </table:table-cell>
          <table:table-cell office:value-type="float" office:value="33456" calcext:value-type="float">
            <text:p>33456</text:p>
          </table:table-cell>
          <table:table-cell office:value-type="float" office:value="33265" calcext:value-type="float">
            <text:p>33265</text:p>
          </table:table-cell>
          <table:table-cell office:value-type="float" office:value="718192" calcext:value-type="float">
            <text:p>71819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57" calcext:value-type="float">
            <text:p>42957</text:p>
          </table:table-cell>
          <table:table-cell office:value-type="float" office:value="7878" calcext:value-type="float">
            <text:p>7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20" calcext:value-type="date">
            <text:p>10/07/19 05:31 PM</text:p>
          </table:table-cell>
          <table:table-cell office:value-type="float" office:value="9348888" calcext:value-type="float">
            <text:p>934888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86208" calcext:value-type="float">
            <text:p>686208</text:p>
          </table:table-cell>
          <table:table-cell office:value-type="float" office:value="649340" calcext:value-type="float">
            <text:p>649340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1200" calcext:value-type="float">
            <text:p>51200</text:p>
          </table:table-cell>
          <table:table-cell office:value-type="float" office:value="13061" calcext:value-type="float">
            <text:p>13061</text:p>
          </table:table-cell>
          <table:table-cell office:value-type="float" office:value="544272" calcext:value-type="float">
            <text:p>544272</text:p>
          </table:table-cell>
          <table:table-cell office:value-type="float" office:value="543530" calcext:value-type="float">
            <text:p>543530</text:p>
          </table:table-cell>
          <table:table-cell office:value-type="float" office:value="39872" calcext:value-type="float">
            <text:p>39872</text:p>
          </table:table-cell>
          <table:table-cell office:value-type="float" office:value="39669" calcext:value-type="float">
            <text:p>39669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office:value-type="float" office:value="8026" calcext:value-type="float">
            <text:p>8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22" calcext:value-type="date">
            <text:p>10/07/19 05:31 PM</text:p>
          </table:table-cell>
          <table:table-cell office:value-type="float" office:value="9346424" calcext:value-type="float">
            <text:p>93464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86200" calcext:value-type="float">
            <text:p>686200</text:p>
          </table:table-cell>
          <table:table-cell office:value-type="float" office:value="649332" calcext:value-type="float">
            <text:p>649332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3573" calcext:value-type="float">
            <text:p>13573</text:p>
          </table:table-cell>
          <table:table-cell office:value-type="float" office:value="544272" calcext:value-type="float">
            <text:p>544272</text:p>
          </table:table-cell>
          <table:table-cell office:value-type="float" office:value="543530" calcext:value-type="float">
            <text:p>543530</text:p>
          </table:table-cell>
          <table:table-cell office:value-type="float" office:value="39872" calcext:value-type="float">
            <text:p>39872</text:p>
          </table:table-cell>
          <table:table-cell office:value-type="float" office:value="39669" calcext:value-type="float">
            <text:p>39669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23" calcext:value-type="date">
            <text:p>10/07/19 05:31 PM</text:p>
          </table:table-cell>
          <table:table-cell office:value-type="float" office:value="9348384" calcext:value-type="float">
            <text:p>934838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86200" calcext:value-type="float">
            <text:p>686200</text:p>
          </table:table-cell>
          <table:table-cell office:value-type="float" office:value="649332" calcext:value-type="float">
            <text:p>64933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3573" calcext:value-type="float">
            <text:p>13573</text:p>
          </table:table-cell>
          <table:table-cell office:value-type="float" office:value="544272" calcext:value-type="float">
            <text:p>544272</text:p>
          </table:table-cell>
          <table:table-cell office:value-type="float" office:value="543530" calcext:value-type="float">
            <text:p>543530</text:p>
          </table:table-cell>
          <table:table-cell office:value-type="float" office:value="39872" calcext:value-type="float">
            <text:p>39872</text:p>
          </table:table-cell>
          <table:table-cell office:value-type="float" office:value="39669" calcext:value-type="float">
            <text:p>39669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24" calcext:value-type="date">
            <text:p>10/07/19 05:31 PM</text:p>
          </table:table-cell>
          <table:table-cell office:value-type="float" office:value="9348236" calcext:value-type="float">
            <text:p>934823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86200" calcext:value-type="float">
            <text:p>686200</text:p>
          </table:table-cell>
          <table:table-cell office:value-type="float" office:value="649332" calcext:value-type="float">
            <text:p>64933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3573" calcext:value-type="float">
            <text:p>13573</text:p>
          </table:table-cell>
          <table:table-cell office:value-type="float" office:value="544272" calcext:value-type="float">
            <text:p>544272</text:p>
          </table:table-cell>
          <table:table-cell office:value-type="float" office:value="543530" calcext:value-type="float">
            <text:p>543530</text:p>
          </table:table-cell>
          <table:table-cell office:value-type="float" office:value="39872" calcext:value-type="float">
            <text:p>39872</text:p>
          </table:table-cell>
          <table:table-cell office:value-type="float" office:value="39669" calcext:value-type="float">
            <text:p>39669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25" calcext:value-type="date">
            <text:p>10/07/19 05:31 PM</text:p>
          </table:table-cell>
          <table:table-cell office:value-type="float" office:value="9348412" calcext:value-type="float">
            <text:p>934841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86200" calcext:value-type="float">
            <text:p>686200</text:p>
          </table:table-cell>
          <table:table-cell office:value-type="float" office:value="649332" calcext:value-type="float">
            <text:p>64933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3573" calcext:value-type="float">
            <text:p>13573</text:p>
          </table:table-cell>
          <table:table-cell office:value-type="float" office:value="544272" calcext:value-type="float">
            <text:p>544272</text:p>
          </table:table-cell>
          <table:table-cell office:value-type="float" office:value="543530" calcext:value-type="float">
            <text:p>543530</text:p>
          </table:table-cell>
          <table:table-cell office:value-type="float" office:value="39872" calcext:value-type="float">
            <text:p>39872</text:p>
          </table:table-cell>
          <table:table-cell office:value-type="float" office:value="39669" calcext:value-type="float">
            <text:p>39669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26" calcext:value-type="date">
            <text:p>10/07/19 05:31 PM</text:p>
          </table:table-cell>
          <table:table-cell office:value-type="float" office:value="9330428" calcext:value-type="float">
            <text:p>93304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86200" calcext:value-type="float">
            <text:p>686200</text:p>
          </table:table-cell>
          <table:table-cell office:value-type="float" office:value="649332" calcext:value-type="float">
            <text:p>64933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3573" calcext:value-type="float">
            <text:p>13573</text:p>
          </table:table-cell>
          <table:table-cell office:value-type="float" office:value="544272" calcext:value-type="float">
            <text:p>544272</text:p>
          </table:table-cell>
          <table:table-cell office:value-type="float" office:value="543530" calcext:value-type="float">
            <text:p>543530</text:p>
          </table:table-cell>
          <table:table-cell office:value-type="float" office:value="39872" calcext:value-type="float">
            <text:p>39872</text:p>
          </table:table-cell>
          <table:table-cell office:value-type="float" office:value="39669" calcext:value-type="float">
            <text:p>39669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27" calcext:value-type="date">
            <text:p>10/07/19 05:31 PM</text:p>
          </table:table-cell>
          <table:table-cell office:value-type="float" office:value="9330428" calcext:value-type="float">
            <text:p>93304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86200" calcext:value-type="float">
            <text:p>686200</text:p>
          </table:table-cell>
          <table:table-cell office:value-type="float" office:value="649332" calcext:value-type="float">
            <text:p>64933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3573" calcext:value-type="float">
            <text:p>13573</text:p>
          </table:table-cell>
          <table:table-cell office:value-type="float" office:value="544272" calcext:value-type="float">
            <text:p>544272</text:p>
          </table:table-cell>
          <table:table-cell office:value-type="float" office:value="543530" calcext:value-type="float">
            <text:p>543530</text:p>
          </table:table-cell>
          <table:table-cell office:value-type="float" office:value="39872" calcext:value-type="float">
            <text:p>39872</text:p>
          </table:table-cell>
          <table:table-cell office:value-type="float" office:value="39669" calcext:value-type="float">
            <text:p>39669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28" calcext:value-type="date">
            <text:p>10/07/19 05:31 PM</text:p>
          </table:table-cell>
          <table:table-cell office:value-type="float" office:value="9330428" calcext:value-type="float">
            <text:p>93304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86200" calcext:value-type="float">
            <text:p>686200</text:p>
          </table:table-cell>
          <table:table-cell office:value-type="float" office:value="649332" calcext:value-type="float">
            <text:p>64933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3573" calcext:value-type="float">
            <text:p>13573</text:p>
          </table:table-cell>
          <table:table-cell office:value-type="float" office:value="544272" calcext:value-type="float">
            <text:p>544272</text:p>
          </table:table-cell>
          <table:table-cell office:value-type="float" office:value="543530" calcext:value-type="float">
            <text:p>543530</text:p>
          </table:table-cell>
          <table:table-cell office:value-type="float" office:value="39872" calcext:value-type="float">
            <text:p>39872</text:p>
          </table:table-cell>
          <table:table-cell office:value-type="float" office:value="39669" calcext:value-type="float">
            <text:p>39669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29" calcext:value-type="date">
            <text:p>10/07/19 05:31 PM</text:p>
          </table:table-cell>
          <table:table-cell office:value-type="float" office:value="9330428" calcext:value-type="float">
            <text:p>93304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86200" calcext:value-type="float">
            <text:p>686200</text:p>
          </table:table-cell>
          <table:table-cell office:value-type="float" office:value="649332" calcext:value-type="float">
            <text:p>64933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3573" calcext:value-type="float">
            <text:p>13573</text:p>
          </table:table-cell>
          <table:table-cell office:value-type="float" office:value="544272" calcext:value-type="float">
            <text:p>544272</text:p>
          </table:table-cell>
          <table:table-cell office:value-type="float" office:value="543530" calcext:value-type="float">
            <text:p>543530</text:p>
          </table:table-cell>
          <table:table-cell office:value-type="float" office:value="39872" calcext:value-type="float">
            <text:p>39872</text:p>
          </table:table-cell>
          <table:table-cell office:value-type="float" office:value="39669" calcext:value-type="float">
            <text:p>39669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83" calcext:value-type="float">
            <text:p>50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30" calcext:value-type="date">
            <text:p>10/07/19 05:31 PM</text:p>
          </table:table-cell>
          <table:table-cell office:value-type="float" office:value="9413036" calcext:value-type="float">
            <text:p>941303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00292" calcext:value-type="float">
            <text:p>600292</text:p>
          </table:table-cell>
          <table:table-cell office:value-type="float" office:value="563424" calcext:value-type="float">
            <text:p>563424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151" calcext:value-type="float">
            <text:p>12151</text:p>
          </table:table-cell>
          <table:table-cell office:value-type="float" office:value="458352" calcext:value-type="float">
            <text:p>458352</text:p>
          </table:table-cell>
          <table:table-cell office:value-type="float" office:value="455142" calcext:value-type="float">
            <text:p>455142</text:p>
          </table:table-cell>
          <table:table-cell office:value-type="float" office:value="34928" calcext:value-type="float">
            <text:p>34928</text:p>
          </table:table-cell>
          <table:table-cell office:value-type="float" office:value="33286" calcext:value-type="float">
            <text:p>33286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07T17:31:31" calcext:value-type="date">
            <text:p>10/07/19 05:31 PM</text:p>
          </table:table-cell>
          <table:table-cell office:value-type="float" office:value="9417632" calcext:value-type="float">
            <text:p>94176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00292" calcext:value-type="float">
            <text:p>600292</text:p>
          </table:table-cell>
          <table:table-cell office:value-type="float" office:value="563424" calcext:value-type="float">
            <text:p>563424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151" calcext:value-type="float">
            <text:p>12151</text:p>
          </table:table-cell>
          <table:table-cell office:value-type="float" office:value="458352" calcext:value-type="float">
            <text:p>458352</text:p>
          </table:table-cell>
          <table:table-cell office:value-type="float" office:value="455142" calcext:value-type="float">
            <text:p>455142</text:p>
          </table:table-cell>
          <table:table-cell office:value-type="float" office:value="34928" calcext:value-type="float">
            <text:p>34928</text:p>
          </table:table-cell>
          <table:table-cell office:value-type="float" office:value="33286" calcext:value-type="float">
            <text:p>33286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32" calcext:value-type="date">
            <text:p>10/07/19 05:31 PM</text:p>
          </table:table-cell>
          <table:table-cell office:value-type="float" office:value="9417268" calcext:value-type="float">
            <text:p>941726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00292" calcext:value-type="float">
            <text:p>600292</text:p>
          </table:table-cell>
          <table:table-cell office:value-type="float" office:value="563424" calcext:value-type="float">
            <text:p>563424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151" calcext:value-type="float">
            <text:p>12151</text:p>
          </table:table-cell>
          <table:table-cell office:value-type="float" office:value="458352" calcext:value-type="float">
            <text:p>458352</text:p>
          </table:table-cell>
          <table:table-cell office:value-type="float" office:value="455142" calcext:value-type="float">
            <text:p>455142</text:p>
          </table:table-cell>
          <table:table-cell office:value-type="float" office:value="34928" calcext:value-type="float">
            <text:p>34928</text:p>
          </table:table-cell>
          <table:table-cell office:value-type="float" office:value="33286" calcext:value-type="float">
            <text:p>33286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33" calcext:value-type="date">
            <text:p>10/07/19 05:31 PM</text:p>
          </table:table-cell>
          <table:table-cell office:value-type="float" office:value="9417276" calcext:value-type="float">
            <text:p>941727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00292" calcext:value-type="float">
            <text:p>600292</text:p>
          </table:table-cell>
          <table:table-cell office:value-type="float" office:value="563424" calcext:value-type="float">
            <text:p>563424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151" calcext:value-type="float">
            <text:p>12151</text:p>
          </table:table-cell>
          <table:table-cell office:value-type="float" office:value="458352" calcext:value-type="float">
            <text:p>458352</text:p>
          </table:table-cell>
          <table:table-cell office:value-type="float" office:value="455142" calcext:value-type="float">
            <text:p>455142</text:p>
          </table:table-cell>
          <table:table-cell office:value-type="float" office:value="34928" calcext:value-type="float">
            <text:p>34928</text:p>
          </table:table-cell>
          <table:table-cell office:value-type="float" office:value="33286" calcext:value-type="float">
            <text:p>33286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34" calcext:value-type="date">
            <text:p>10/07/19 05:31 PM</text:p>
          </table:table-cell>
          <table:table-cell office:value-type="float" office:value="9415704" calcext:value-type="float">
            <text:p>941570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00292" calcext:value-type="float">
            <text:p>600292</text:p>
          </table:table-cell>
          <table:table-cell office:value-type="float" office:value="563424" calcext:value-type="float">
            <text:p>563424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151" calcext:value-type="float">
            <text:p>12151</text:p>
          </table:table-cell>
          <table:table-cell office:value-type="float" office:value="458352" calcext:value-type="float">
            <text:p>458352</text:p>
          </table:table-cell>
          <table:table-cell office:value-type="float" office:value="455142" calcext:value-type="float">
            <text:p>455142</text:p>
          </table:table-cell>
          <table:table-cell office:value-type="float" office:value="34928" calcext:value-type="float">
            <text:p>34928</text:p>
          </table:table-cell>
          <table:table-cell office:value-type="float" office:value="33286" calcext:value-type="float">
            <text:p>33286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35" calcext:value-type="date">
            <text:p>10/07/19 05:31 PM</text:p>
          </table:table-cell>
          <table:table-cell office:value-type="float" office:value="9415704" calcext:value-type="float">
            <text:p>941570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00292" calcext:value-type="float">
            <text:p>600292</text:p>
          </table:table-cell>
          <table:table-cell office:value-type="float" office:value="563424" calcext:value-type="float">
            <text:p>563424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151" calcext:value-type="float">
            <text:p>12151</text:p>
          </table:table-cell>
          <table:table-cell office:value-type="float" office:value="458352" calcext:value-type="float">
            <text:p>458352</text:p>
          </table:table-cell>
          <table:table-cell office:value-type="float" office:value="455142" calcext:value-type="float">
            <text:p>455142</text:p>
          </table:table-cell>
          <table:table-cell office:value-type="float" office:value="34928" calcext:value-type="float">
            <text:p>34928</text:p>
          </table:table-cell>
          <table:table-cell office:value-type="float" office:value="33286" calcext:value-type="float">
            <text:p>33286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36" calcext:value-type="date">
            <text:p>10/07/19 05:31 PM</text:p>
          </table:table-cell>
          <table:table-cell office:value-type="float" office:value="9417344" calcext:value-type="float">
            <text:p>941734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00292" calcext:value-type="float">
            <text:p>600292</text:p>
          </table:table-cell>
          <table:table-cell office:value-type="float" office:value="563424" calcext:value-type="float">
            <text:p>563424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151" calcext:value-type="float">
            <text:p>12151</text:p>
          </table:table-cell>
          <table:table-cell office:value-type="float" office:value="458352" calcext:value-type="float">
            <text:p>458352</text:p>
          </table:table-cell>
          <table:table-cell office:value-type="float" office:value="455142" calcext:value-type="float">
            <text:p>455142</text:p>
          </table:table-cell>
          <table:table-cell office:value-type="float" office:value="34928" calcext:value-type="float">
            <text:p>34928</text:p>
          </table:table-cell>
          <table:table-cell office:value-type="float" office:value="33286" calcext:value-type="float">
            <text:p>33286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37" calcext:value-type="date">
            <text:p>10/07/19 05:31 PM</text:p>
          </table:table-cell>
          <table:table-cell office:value-type="float" office:value="9417284" calcext:value-type="float">
            <text:p>941728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600292" calcext:value-type="float">
            <text:p>600292</text:p>
          </table:table-cell>
          <table:table-cell office:value-type="float" office:value="563424" calcext:value-type="float">
            <text:p>563424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151" calcext:value-type="float">
            <text:p>12151</text:p>
          </table:table-cell>
          <table:table-cell office:value-type="float" office:value="458352" calcext:value-type="float">
            <text:p>458352</text:p>
          </table:table-cell>
          <table:table-cell office:value-type="float" office:value="455142" calcext:value-type="float">
            <text:p>455142</text:p>
          </table:table-cell>
          <table:table-cell office:value-type="float" office:value="34928" calcext:value-type="float">
            <text:p>34928</text:p>
          </table:table-cell>
          <table:table-cell office:value-type="float" office:value="33286" calcext:value-type="float">
            <text:p>33286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83" calcext:value-type="float">
            <text:p>4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38" calcext:value-type="date">
            <text:p>10/07/19 05:31 PM</text:p>
          </table:table-cell>
          <table:table-cell office:value-type="float" office:value="9500116" calcext:value-type="float">
            <text:p>950011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511992" calcext:value-type="float">
            <text:p>511992</text:p>
          </table:table-cell>
          <table:table-cell office:value-type="float" office:value="475124" calcext:value-type="float">
            <text:p>475124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2" calcext:value-type="float">
            <text:p>10662</text:p>
          </table:table-cell>
          <table:table-cell office:value-type="float" office:value="370112" calcext:value-type="float">
            <text:p>370112</text:p>
          </table:table-cell>
          <table:table-cell office:value-type="float" office:value="366754" calcext:value-type="float">
            <text:p>366754</text:p>
          </table:table-cell>
          <table:table-cell office:value-type="float" office:value="28768" calcext:value-type="float">
            <text:p>28768</text:p>
          </table:table-cell>
          <table:table-cell office:value-type="float" office:value="26903" calcext:value-type="float">
            <text:p>26903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07T17:31:39" calcext:value-type="date">
            <text:p>10/07/19 05:31 PM</text:p>
          </table:table-cell>
          <table:table-cell office:value-type="float" office:value="9505016" calcext:value-type="float">
            <text:p>950501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511992" calcext:value-type="float">
            <text:p>511992</text:p>
          </table:table-cell>
          <table:table-cell office:value-type="float" office:value="475124" calcext:value-type="float">
            <text:p>475124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2" calcext:value-type="float">
            <text:p>10662</text:p>
          </table:table-cell>
          <table:table-cell office:value-type="float" office:value="370112" calcext:value-type="float">
            <text:p>370112</text:p>
          </table:table-cell>
          <table:table-cell office:value-type="float" office:value="366754" calcext:value-type="float">
            <text:p>366754</text:p>
          </table:table-cell>
          <table:table-cell office:value-type="float" office:value="28768" calcext:value-type="float">
            <text:p>28768</text:p>
          </table:table-cell>
          <table:table-cell office:value-type="float" office:value="26903" calcext:value-type="float">
            <text:p>26903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40" calcext:value-type="date">
            <text:p>10/07/19 05:31 PM</text:p>
          </table:table-cell>
          <table:table-cell office:value-type="float" office:value="9505200" calcext:value-type="float">
            <text:p>950520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511992" calcext:value-type="float">
            <text:p>511992</text:p>
          </table:table-cell>
          <table:table-cell office:value-type="float" office:value="475124" calcext:value-type="float">
            <text:p>475124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2" calcext:value-type="float">
            <text:p>10662</text:p>
          </table:table-cell>
          <table:table-cell office:value-type="float" office:value="370112" calcext:value-type="float">
            <text:p>370112</text:p>
          </table:table-cell>
          <table:table-cell office:value-type="float" office:value="366754" calcext:value-type="float">
            <text:p>366754</text:p>
          </table:table-cell>
          <table:table-cell office:value-type="float" office:value="28768" calcext:value-type="float">
            <text:p>28768</text:p>
          </table:table-cell>
          <table:table-cell office:value-type="float" office:value="26903" calcext:value-type="float">
            <text:p>26903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41" calcext:value-type="date">
            <text:p>10/07/19 05:31 PM</text:p>
          </table:table-cell>
          <table:table-cell office:value-type="float" office:value="9521732" calcext:value-type="float">
            <text:p>95217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511992" calcext:value-type="float">
            <text:p>511992</text:p>
          </table:table-cell>
          <table:table-cell office:value-type="float" office:value="475124" calcext:value-type="float">
            <text:p>475124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2" calcext:value-type="float">
            <text:p>10662</text:p>
          </table:table-cell>
          <table:table-cell office:value-type="float" office:value="370112" calcext:value-type="float">
            <text:p>370112</text:p>
          </table:table-cell>
          <table:table-cell office:value-type="float" office:value="366754" calcext:value-type="float">
            <text:p>366754</text:p>
          </table:table-cell>
          <table:table-cell office:value-type="float" office:value="28768" calcext:value-type="float">
            <text:p>28768</text:p>
          </table:table-cell>
          <table:table-cell office:value-type="float" office:value="26903" calcext:value-type="float">
            <text:p>26903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42" calcext:value-type="date">
            <text:p>10/07/19 05:31 PM</text:p>
          </table:table-cell>
          <table:table-cell office:value-type="float" office:value="9519376" calcext:value-type="float">
            <text:p>951937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511992" calcext:value-type="float">
            <text:p>511992</text:p>
          </table:table-cell>
          <table:table-cell office:value-type="float" office:value="475124" calcext:value-type="float">
            <text:p>475124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2" calcext:value-type="float">
            <text:p>10662</text:p>
          </table:table-cell>
          <table:table-cell office:value-type="float" office:value="370112" calcext:value-type="float">
            <text:p>370112</text:p>
          </table:table-cell>
          <table:table-cell office:value-type="float" office:value="366754" calcext:value-type="float">
            <text:p>366754</text:p>
          </table:table-cell>
          <table:table-cell office:value-type="float" office:value="28768" calcext:value-type="float">
            <text:p>28768</text:p>
          </table:table-cell>
          <table:table-cell office:value-type="float" office:value="26903" calcext:value-type="float">
            <text:p>26903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43" calcext:value-type="date">
            <text:p>10/07/19 05:31 PM</text:p>
          </table:table-cell>
          <table:table-cell office:value-type="float" office:value="9519376" calcext:value-type="float">
            <text:p>951937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511992" calcext:value-type="float">
            <text:p>511992</text:p>
          </table:table-cell>
          <table:table-cell office:value-type="float" office:value="475124" calcext:value-type="float">
            <text:p>475124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2" calcext:value-type="float">
            <text:p>10662</text:p>
          </table:table-cell>
          <table:table-cell office:value-type="float" office:value="370112" calcext:value-type="float">
            <text:p>370112</text:p>
          </table:table-cell>
          <table:table-cell office:value-type="float" office:value="366754" calcext:value-type="float">
            <text:p>366754</text:p>
          </table:table-cell>
          <table:table-cell office:value-type="float" office:value="28768" calcext:value-type="float">
            <text:p>28768</text:p>
          </table:table-cell>
          <table:table-cell office:value-type="float" office:value="26903" calcext:value-type="float">
            <text:p>26903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44" calcext:value-type="date">
            <text:p>10/07/19 05:31 PM</text:p>
          </table:table-cell>
          <table:table-cell office:value-type="float" office:value="9504368" calcext:value-type="float">
            <text:p>950436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511992" calcext:value-type="float">
            <text:p>511992</text:p>
          </table:table-cell>
          <table:table-cell office:value-type="float" office:value="475124" calcext:value-type="float">
            <text:p>475124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2" calcext:value-type="float">
            <text:p>10662</text:p>
          </table:table-cell>
          <table:table-cell office:value-type="float" office:value="370112" calcext:value-type="float">
            <text:p>370112</text:p>
          </table:table-cell>
          <table:table-cell office:value-type="float" office:value="366754" calcext:value-type="float">
            <text:p>366754</text:p>
          </table:table-cell>
          <table:table-cell office:value-type="float" office:value="28768" calcext:value-type="float">
            <text:p>28768</text:p>
          </table:table-cell>
          <table:table-cell office:value-type="float" office:value="26903" calcext:value-type="float">
            <text:p>26903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45" calcext:value-type="date">
            <text:p>10/07/19 05:31 PM</text:p>
          </table:table-cell>
          <table:table-cell office:value-type="float" office:value="9504368" calcext:value-type="float">
            <text:p>950436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511992" calcext:value-type="float">
            <text:p>511992</text:p>
          </table:table-cell>
          <table:table-cell office:value-type="float" office:value="475124" calcext:value-type="float">
            <text:p>475124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0960" calcext:value-type="float">
            <text:p>40960</text:p>
          </table:table-cell>
          <table:table-cell office:value-type="float" office:value="10662" calcext:value-type="float">
            <text:p>10662</text:p>
          </table:table-cell>
          <table:table-cell office:value-type="float" office:value="370112" calcext:value-type="float">
            <text:p>370112</text:p>
          </table:table-cell>
          <table:table-cell office:value-type="float" office:value="366754" calcext:value-type="float">
            <text:p>366754</text:p>
          </table:table-cell>
          <table:table-cell office:value-type="float" office:value="28768" calcext:value-type="float">
            <text:p>28768</text:p>
          </table:table-cell>
          <table:table-cell office:value-type="float" office:value="26903" calcext:value-type="float">
            <text:p>26903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83" calcext:value-type="float">
            <text:p>3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46" calcext:value-type="date">
            <text:p>10/07/19 05:31 PM</text:p>
          </table:table-cell>
          <table:table-cell office:value-type="float" office:value="9589500" calcext:value-type="float">
            <text:p>958950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423704" calcext:value-type="float">
            <text:p>423704</text:p>
          </table:table-cell>
          <table:table-cell office:value-type="float" office:value="386836" calcext:value-type="float">
            <text:p>386836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159" calcext:value-type="float">
            <text:p>9159</text:p>
          </table:table-cell>
          <table:table-cell office:value-type="float" office:value="281872" calcext:value-type="float">
            <text:p>281872</text:p>
          </table:table-cell>
          <table:table-cell office:value-type="float" office:value="278367" calcext:value-type="float">
            <text:p>278367</text:p>
          </table:table-cell>
          <table:table-cell office:value-type="float" office:value="22608" calcext:value-type="float">
            <text:p>22608</text:p>
          </table:table-cell>
          <table:table-cell office:value-type="float" office:value="20520" calcext:value-type="float">
            <text:p>20520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07T17:31:47" calcext:value-type="date">
            <text:p>10/07/19 05:31 PM</text:p>
          </table:table-cell>
          <table:table-cell office:value-type="float" office:value="9589556" calcext:value-type="float">
            <text:p>958955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423704" calcext:value-type="float">
            <text:p>423704</text:p>
          </table:table-cell>
          <table:table-cell office:value-type="float" office:value="386836" calcext:value-type="float">
            <text:p>386836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159" calcext:value-type="float">
            <text:p>9159</text:p>
          </table:table-cell>
          <table:table-cell office:value-type="float" office:value="281872" calcext:value-type="float">
            <text:p>281872</text:p>
          </table:table-cell>
          <table:table-cell office:value-type="float" office:value="278367" calcext:value-type="float">
            <text:p>278367</text:p>
          </table:table-cell>
          <table:table-cell office:value-type="float" office:value="22608" calcext:value-type="float">
            <text:p>22608</text:p>
          </table:table-cell>
          <table:table-cell office:value-type="float" office:value="20520" calcext:value-type="float">
            <text:p>20520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48" calcext:value-type="date">
            <text:p>10/07/19 05:31 PM</text:p>
          </table:table-cell>
          <table:table-cell office:value-type="float" office:value="9593848" calcext:value-type="float">
            <text:p>959384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423704" calcext:value-type="float">
            <text:p>423704</text:p>
          </table:table-cell>
          <table:table-cell office:value-type="float" office:value="386836" calcext:value-type="float">
            <text:p>386836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159" calcext:value-type="float">
            <text:p>9159</text:p>
          </table:table-cell>
          <table:table-cell office:value-type="float" office:value="281872" calcext:value-type="float">
            <text:p>281872</text:p>
          </table:table-cell>
          <table:table-cell office:value-type="float" office:value="278367" calcext:value-type="float">
            <text:p>278367</text:p>
          </table:table-cell>
          <table:table-cell office:value-type="float" office:value="22608" calcext:value-type="float">
            <text:p>22608</text:p>
          </table:table-cell>
          <table:table-cell office:value-type="float" office:value="20520" calcext:value-type="float">
            <text:p>20520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49" calcext:value-type="date">
            <text:p>10/07/19 05:31 PM</text:p>
          </table:table-cell>
          <table:table-cell office:value-type="float" office:value="9594028" calcext:value-type="float">
            <text:p>95940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423704" calcext:value-type="float">
            <text:p>423704</text:p>
          </table:table-cell>
          <table:table-cell office:value-type="float" office:value="386836" calcext:value-type="float">
            <text:p>386836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159" calcext:value-type="float">
            <text:p>9159</text:p>
          </table:table-cell>
          <table:table-cell office:value-type="float" office:value="281872" calcext:value-type="float">
            <text:p>281872</text:p>
          </table:table-cell>
          <table:table-cell office:value-type="float" office:value="278367" calcext:value-type="float">
            <text:p>278367</text:p>
          </table:table-cell>
          <table:table-cell office:value-type="float" office:value="22608" calcext:value-type="float">
            <text:p>22608</text:p>
          </table:table-cell>
          <table:table-cell office:value-type="float" office:value="20520" calcext:value-type="float">
            <text:p>20520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50" calcext:value-type="date">
            <text:p>10/07/19 05:31 PM</text:p>
          </table:table-cell>
          <table:table-cell office:value-type="float" office:value="9591920" calcext:value-type="float">
            <text:p>959192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423704" calcext:value-type="float">
            <text:p>423704</text:p>
          </table:table-cell>
          <table:table-cell office:value-type="float" office:value="386836" calcext:value-type="float">
            <text:p>386836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159" calcext:value-type="float">
            <text:p>9159</text:p>
          </table:table-cell>
          <table:table-cell office:value-type="float" office:value="281872" calcext:value-type="float">
            <text:p>281872</text:p>
          </table:table-cell>
          <table:table-cell office:value-type="float" office:value="278369" calcext:value-type="float">
            <text:p>278369</text:p>
          </table:table-cell>
          <table:table-cell office:value-type="float" office:value="22608" calcext:value-type="float">
            <text:p>22608</text:p>
          </table:table-cell>
          <table:table-cell office:value-type="float" office:value="20520" calcext:value-type="float">
            <text:p>20520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51" calcext:value-type="date">
            <text:p>10/07/19 05:31 PM</text:p>
          </table:table-cell>
          <table:table-cell office:value-type="float" office:value="9594028" calcext:value-type="float">
            <text:p>959402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423704" calcext:value-type="float">
            <text:p>423704</text:p>
          </table:table-cell>
          <table:table-cell office:value-type="float" office:value="386836" calcext:value-type="float">
            <text:p>386836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159" calcext:value-type="float">
            <text:p>9159</text:p>
          </table:table-cell>
          <table:table-cell office:value-type="float" office:value="281872" calcext:value-type="float">
            <text:p>281872</text:p>
          </table:table-cell>
          <table:table-cell office:value-type="float" office:value="278369" calcext:value-type="float">
            <text:p>278369</text:p>
          </table:table-cell>
          <table:table-cell office:value-type="float" office:value="22608" calcext:value-type="float">
            <text:p>22608</text:p>
          </table:table-cell>
          <table:table-cell office:value-type="float" office:value="20520" calcext:value-type="float">
            <text:p>20520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52" calcext:value-type="date">
            <text:p>10/07/19 05:31 PM</text:p>
          </table:table-cell>
          <table:table-cell office:value-type="float" office:value="9594648" calcext:value-type="float">
            <text:p>959464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423704" calcext:value-type="float">
            <text:p>423704</text:p>
          </table:table-cell>
          <table:table-cell office:value-type="float" office:value="386836" calcext:value-type="float">
            <text:p>386836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159" calcext:value-type="float">
            <text:p>9159</text:p>
          </table:table-cell>
          <table:table-cell office:value-type="float" office:value="281872" calcext:value-type="float">
            <text:p>281872</text:p>
          </table:table-cell>
          <table:table-cell office:value-type="float" office:value="278369" calcext:value-type="float">
            <text:p>278369</text:p>
          </table:table-cell>
          <table:table-cell office:value-type="float" office:value="22608" calcext:value-type="float">
            <text:p>22608</text:p>
          </table:table-cell>
          <table:table-cell office:value-type="float" office:value="20520" calcext:value-type="float">
            <text:p>20520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53" calcext:value-type="date">
            <text:p>10/07/19 05:31 PM</text:p>
          </table:table-cell>
          <table:table-cell office:value-type="float" office:value="9594648" calcext:value-type="float">
            <text:p>9594648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423704" calcext:value-type="float">
            <text:p>423704</text:p>
          </table:table-cell>
          <table:table-cell office:value-type="float" office:value="386836" calcext:value-type="float">
            <text:p>386836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9159" calcext:value-type="float">
            <text:p>9159</text:p>
          </table:table-cell>
          <table:table-cell office:value-type="float" office:value="281872" calcext:value-type="float">
            <text:p>281872</text:p>
          </table:table-cell>
          <table:table-cell office:value-type="float" office:value="278369" calcext:value-type="float">
            <text:p>278369</text:p>
          </table:table-cell>
          <table:table-cell office:value-type="float" office:value="22608" calcext:value-type="float">
            <text:p>22608</text:p>
          </table:table-cell>
          <table:table-cell office:value-type="float" office:value="20520" calcext:value-type="float">
            <text:p>20520</text:p>
          </table:table-cell>
          <table:table-cell office:value-type="float" office:value="907120" calcext:value-type="float">
            <text:p>907120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83" calcext:value-type="float">
            <text:p>26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54" calcext:value-type="date">
            <text:p>10/07/19 05:31 PM</text:p>
          </table:table-cell>
          <table:table-cell office:value-type="float" office:value="9676876" calcext:value-type="float">
            <text:p>967687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335660" calcext:value-type="float">
            <text:p>335660</text:p>
          </table:table-cell>
          <table:table-cell office:value-type="float" office:value="298792" calcext:value-type="float">
            <text:p>298792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7737" calcext:value-type="float">
            <text:p>7737</text:p>
          </table:table-cell>
          <table:table-cell office:value-type="float" office:value="193728" calcext:value-type="float">
            <text:p>193728</text:p>
          </table:table-cell>
          <table:table-cell office:value-type="float" office:value="189990" calcext:value-type="float">
            <text:p>189990</text:p>
          </table:table-cell>
          <table:table-cell office:value-type="float" office:value="16448" calcext:value-type="float">
            <text:p>16448</text:p>
          </table:table-cell>
          <table:table-cell office:value-type="float" office:value="14137" calcext:value-type="float">
            <text:p>14137</text:p>
          </table:table-cell>
          <table:table-cell office:value-type="float" office:value="880992" calcext:value-type="float">
            <text:p>88099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07T17:31:55" calcext:value-type="date">
            <text:p>10/07/19 05:31 PM</text:p>
          </table:table-cell>
          <table:table-cell office:value-type="float" office:value="9679424" calcext:value-type="float">
            <text:p>96794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335660" calcext:value-type="float">
            <text:p>335660</text:p>
          </table:table-cell>
          <table:table-cell office:value-type="float" office:value="298792" calcext:value-type="float">
            <text:p>29879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7737" calcext:value-type="float">
            <text:p>7737</text:p>
          </table:table-cell>
          <table:table-cell office:value-type="float" office:value="193728" calcext:value-type="float">
            <text:p>193728</text:p>
          </table:table-cell>
          <table:table-cell office:value-type="float" office:value="189990" calcext:value-type="float">
            <text:p>189990</text:p>
          </table:table-cell>
          <table:table-cell office:value-type="float" office:value="16448" calcext:value-type="float">
            <text:p>16448</text:p>
          </table:table-cell>
          <table:table-cell office:value-type="float" office:value="14137" calcext:value-type="float">
            <text:p>14137</text:p>
          </table:table-cell>
          <table:table-cell office:value-type="float" office:value="880992" calcext:value-type="float">
            <text:p>88099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56" calcext:value-type="date">
            <text:p>10/07/19 05:31 PM</text:p>
          </table:table-cell>
          <table:table-cell office:value-type="float" office:value="9679424" calcext:value-type="float">
            <text:p>967942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335660" calcext:value-type="float">
            <text:p>335660</text:p>
          </table:table-cell>
          <table:table-cell office:value-type="float" office:value="298792" calcext:value-type="float">
            <text:p>29879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7737" calcext:value-type="float">
            <text:p>7737</text:p>
          </table:table-cell>
          <table:table-cell office:value-type="float" office:value="193728" calcext:value-type="float">
            <text:p>193728</text:p>
          </table:table-cell>
          <table:table-cell office:value-type="float" office:value="189990" calcext:value-type="float">
            <text:p>189990</text:p>
          </table:table-cell>
          <table:table-cell office:value-type="float" office:value="16448" calcext:value-type="float">
            <text:p>16448</text:p>
          </table:table-cell>
          <table:table-cell office:value-type="float" office:value="14137" calcext:value-type="float">
            <text:p>14137</text:p>
          </table:table-cell>
          <table:table-cell office:value-type="float" office:value="880992" calcext:value-type="float">
            <text:p>88099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57" calcext:value-type="date">
            <text:p>10/07/19 05:31 PM</text:p>
          </table:table-cell>
          <table:table-cell office:value-type="float" office:value="9682084" calcext:value-type="float">
            <text:p>968208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335660" calcext:value-type="float">
            <text:p>335660</text:p>
          </table:table-cell>
          <table:table-cell office:value-type="float" office:value="298792" calcext:value-type="float">
            <text:p>29879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7737" calcext:value-type="float">
            <text:p>7737</text:p>
          </table:table-cell>
          <table:table-cell office:value-type="float" office:value="193728" calcext:value-type="float">
            <text:p>193728</text:p>
          </table:table-cell>
          <table:table-cell office:value-type="float" office:value="189990" calcext:value-type="float">
            <text:p>189990</text:p>
          </table:table-cell>
          <table:table-cell office:value-type="float" office:value="16448" calcext:value-type="float">
            <text:p>16448</text:p>
          </table:table-cell>
          <table:table-cell office:value-type="float" office:value="14137" calcext:value-type="float">
            <text:p>14137</text:p>
          </table:table-cell>
          <table:table-cell office:value-type="float" office:value="880992" calcext:value-type="float">
            <text:p>88099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58" calcext:value-type="date">
            <text:p>10/07/19 05:31 PM</text:p>
          </table:table-cell>
          <table:table-cell office:value-type="float" office:value="9679356" calcext:value-type="float">
            <text:p>967935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335660" calcext:value-type="float">
            <text:p>335660</text:p>
          </table:table-cell>
          <table:table-cell office:value-type="float" office:value="298792" calcext:value-type="float">
            <text:p>29879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7737" calcext:value-type="float">
            <text:p>7737</text:p>
          </table:table-cell>
          <table:table-cell office:value-type="float" office:value="193728" calcext:value-type="float">
            <text:p>193728</text:p>
          </table:table-cell>
          <table:table-cell office:value-type="float" office:value="189990" calcext:value-type="float">
            <text:p>189990</text:p>
          </table:table-cell>
          <table:table-cell office:value-type="float" office:value="16448" calcext:value-type="float">
            <text:p>16448</text:p>
          </table:table-cell>
          <table:table-cell office:value-type="float" office:value="14137" calcext:value-type="float">
            <text:p>14137</text:p>
          </table:table-cell>
          <table:table-cell office:value-type="float" office:value="880992" calcext:value-type="float">
            <text:p>88099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1:59" calcext:value-type="date">
            <text:p>10/07/19 05:31 PM</text:p>
          </table:table-cell>
          <table:table-cell office:value-type="float" office:value="9695764" calcext:value-type="float">
            <text:p>969576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335660" calcext:value-type="float">
            <text:p>335660</text:p>
          </table:table-cell>
          <table:table-cell office:value-type="float" office:value="298792" calcext:value-type="float">
            <text:p>29879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7737" calcext:value-type="float">
            <text:p>7737</text:p>
          </table:table-cell>
          <table:table-cell office:value-type="float" office:value="193728" calcext:value-type="float">
            <text:p>193728</text:p>
          </table:table-cell>
          <table:table-cell office:value-type="float" office:value="189990" calcext:value-type="float">
            <text:p>189990</text:p>
          </table:table-cell>
          <table:table-cell office:value-type="float" office:value="16448" calcext:value-type="float">
            <text:p>16448</text:p>
          </table:table-cell>
          <table:table-cell office:value-type="float" office:value="14137" calcext:value-type="float">
            <text:p>14137</text:p>
          </table:table-cell>
          <table:table-cell office:value-type="float" office:value="880992" calcext:value-type="float">
            <text:p>88099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2:00" calcext:value-type="date">
            <text:p>10/07/19 05:32 PM</text:p>
          </table:table-cell>
          <table:table-cell office:value-type="float" office:value="9695756" calcext:value-type="float">
            <text:p>9695756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335660" calcext:value-type="float">
            <text:p>335660</text:p>
          </table:table-cell>
          <table:table-cell office:value-type="float" office:value="298792" calcext:value-type="float">
            <text:p>29879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7737" calcext:value-type="float">
            <text:p>7737</text:p>
          </table:table-cell>
          <table:table-cell office:value-type="float" office:value="193728" calcext:value-type="float">
            <text:p>193728</text:p>
          </table:table-cell>
          <table:table-cell office:value-type="float" office:value="189990" calcext:value-type="float">
            <text:p>189990</text:p>
          </table:table-cell>
          <table:table-cell office:value-type="float" office:value="16448" calcext:value-type="float">
            <text:p>16448</text:p>
          </table:table-cell>
          <table:table-cell office:value-type="float" office:value="14137" calcext:value-type="float">
            <text:p>14137</text:p>
          </table:table-cell>
          <table:table-cell office:value-type="float" office:value="880992" calcext:value-type="float">
            <text:p>88099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2:01" calcext:value-type="date">
            <text:p>10/07/19 05:32 PM</text:p>
          </table:table-cell>
          <table:table-cell office:value-type="float" office:value="9695884" calcext:value-type="float">
            <text:p>9695884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8384" calcext:value-type="float">
            <text:p>6718384</text:p>
          </table:table-cell>
          <table:table-cell office:value-type="float" office:value="335660" calcext:value-type="float">
            <text:p>335660</text:p>
          </table:table-cell>
          <table:table-cell office:value-type="float" office:value="298792" calcext:value-type="float">
            <text:p>298792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816" calcext:value-type="float">
            <text:p>34816</text:p>
          </table:table-cell>
          <table:table-cell office:value-type="float" office:value="7737" calcext:value-type="float">
            <text:p>7737</text:p>
          </table:table-cell>
          <table:table-cell office:value-type="float" office:value="193728" calcext:value-type="float">
            <text:p>193728</text:p>
          </table:table-cell>
          <table:table-cell office:value-type="float" office:value="189990" calcext:value-type="float">
            <text:p>189990</text:p>
          </table:table-cell>
          <table:table-cell office:value-type="float" office:value="16448" calcext:value-type="float">
            <text:p>16448</text:p>
          </table:table-cell>
          <table:table-cell office:value-type="float" office:value="14137" calcext:value-type="float">
            <text:p>14137</text:p>
          </table:table-cell>
          <table:table-cell office:value-type="float" office:value="880992" calcext:value-type="float">
            <text:p>880992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83" calcext:value-type="float">
            <text:p>1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2:02" calcext:value-type="date">
            <text:p>10/07/19 05:32 PM</text:p>
          </table:table-cell>
          <table:table-cell office:value-type="float" office:value="9884012" calcext:value-type="float">
            <text:p>988401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5056" calcext:value-type="float">
            <text:p>6235056</text:p>
          </table:table-cell>
          <table:table-cell office:value-type="float" office:value="145784" calcext:value-type="float">
            <text:p>145784</text:p>
          </table:table-cell>
          <table:table-cell office:value-type="float" office:value="108916" calcext:value-type="float">
            <text:p>108916</text:p>
          </table:table-cell>
          <table:table-cell office:value-type="float" office:value="36868" calcext:value-type="float">
            <text:p>36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747" calcext:value-type="float">
            <text:p>4747</text:p>
          </table:table-cell>
          <table:table-cell office:value-type="float" office:value="13408" calcext:value-type="float">
            <text:p>13408</text:p>
          </table:table-cell>
          <table:table-cell office:value-type="float" office:value="13215" calcext:value-type="float">
            <text:p>13215</text:p>
          </table:table-cell>
          <table:table-cell office:value-type="float" office:value="1472" calcext:value-type="float">
            <text:p>1472</text:p>
          </table:table-cell>
          <table:table-cell office:value-type="float" office:value="1371" calcext:value-type="float">
            <text:p>1371</text:p>
          </table:table-cell>
          <table:table-cell office:value-type="float" office:value="44704" calcext:value-type="float">
            <text:p>4470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2" office:value-type="date" office:date-value="2019-10-07T17:32:03" calcext:value-type="date">
            <text:p>10/07/19 05:32 PM</text:p>
          </table:table-cell>
          <table:table-cell office:value-type="float" office:value="9886232" calcext:value-type="float">
            <text:p>9886232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5056" calcext:value-type="float">
            <text:p>6235056</text:p>
          </table:table-cell>
          <table:table-cell office:value-type="float" office:value="145784" calcext:value-type="float">
            <text:p>145784</text:p>
          </table:table-cell>
          <table:table-cell office:value-type="float" office:value="108916" calcext:value-type="float">
            <text:p>108916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747" calcext:value-type="float">
            <text:p>4747</text:p>
          </table:table-cell>
          <table:table-cell office:value-type="float" office:value="13408" calcext:value-type="float">
            <text:p>13408</text:p>
          </table:table-cell>
          <table:table-cell office:value-type="float" office:value="13215" calcext:value-type="float">
            <text:p>13215</text:p>
          </table:table-cell>
          <table:table-cell office:value-type="float" office:value="1472" calcext:value-type="float">
            <text:p>1472</text:p>
          </table:table-cell>
          <table:table-cell office:value-type="float" office:value="1371" calcext:value-type="float">
            <text:p>1371</text:p>
          </table:table-cell>
          <table:table-cell office:value-type="float" office:value="44704" calcext:value-type="float">
            <text:p>4470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2:04" calcext:value-type="date">
            <text:p>10/07/19 05:32 PM</text:p>
          </table:table-cell>
          <table:table-cell office:value-type="float" office:value="9888780" calcext:value-type="float">
            <text:p>988878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5056" calcext:value-type="float">
            <text:p>6235056</text:p>
          </table:table-cell>
          <table:table-cell office:value-type="float" office:value="145784" calcext:value-type="float">
            <text:p>145784</text:p>
          </table:table-cell>
          <table:table-cell office:value-type="float" office:value="108916" calcext:value-type="float">
            <text:p>108916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747" calcext:value-type="float">
            <text:p>4747</text:p>
          </table:table-cell>
          <table:table-cell office:value-type="float" office:value="13408" calcext:value-type="float">
            <text:p>13408</text:p>
          </table:table-cell>
          <table:table-cell office:value-type="float" office:value="13215" calcext:value-type="float">
            <text:p>13215</text:p>
          </table:table-cell>
          <table:table-cell office:value-type="float" office:value="1472" calcext:value-type="float">
            <text:p>1472</text:p>
          </table:table-cell>
          <table:table-cell office:value-type="float" office:value="1371" calcext:value-type="float">
            <text:p>1371</text:p>
          </table:table-cell>
          <table:table-cell office:value-type="float" office:value="44704" calcext:value-type="float">
            <text:p>4470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07T17:32:05" calcext:value-type="date">
            <text:p>10/07/19 05:32 PM</text:p>
          </table:table-cell>
          <table:table-cell office:value-type="float" office:value="9888960" calcext:value-type="float">
            <text:p>9888960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5056" calcext:value-type="float">
            <text:p>6235056</text:p>
          </table:table-cell>
          <table:table-cell office:value-type="float" office:value="145784" calcext:value-type="float">
            <text:p>145784</text:p>
          </table:table-cell>
          <table:table-cell office:value-type="float" office:value="108916" calcext:value-type="float">
            <text:p>108916</text:p>
          </table:table-cell>
          <table:table-cell office:value-type="float" office:value="36868" calcext:value-type="float">
            <text:p>36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747" calcext:value-type="float">
            <text:p>4747</text:p>
          </table:table-cell>
          <table:table-cell office:value-type="float" office:value="13408" calcext:value-type="float">
            <text:p>13408</text:p>
          </table:table-cell>
          <table:table-cell office:value-type="float" office:value="13215" calcext:value-type="float">
            <text:p>13215</text:p>
          </table:table-cell>
          <table:table-cell office:value-type="float" office:value="1472" calcext:value-type="float">
            <text:p>1472</text:p>
          </table:table-cell>
          <table:table-cell office:value-type="float" office:value="1371" calcext:value-type="float">
            <text:p>1371</text:p>
          </table:table-cell>
          <table:table-cell office:value-type="float" office:value="44704" calcext:value-type="float">
            <text:p>44704</text:p>
          </table:table-cell>
          <table:table-cell office:value-type="float" office:value="12864" calcext:value-type="float">
            <text:p>128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6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3" table:style-name="ta1">
        <table:shapes>
          <draw:frame draw:z-index="0" draw:style-name="gr1" draw:text-style-name="P1" svg:width="453.51pt" svg:height="255.09pt" svg:x="685.84pt" svg:y="2.83pt">
            <loext:p draw:notify-on-update-of-ranges="Sheet3.C2:Sheet3.C3 Sheet3.C4:Sheet3.C180 Sheet3.F2:Sheet3.F3 Sheet3.F4:Sheet3.F1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0" table:number-columns-repeated="2" table:default-cell-style-name="Default"/>
        <table:table-column table:style-name="co30" table:default-cell-style-name="ce5"/>
        <table:table-column table:style-name="co30" table:number-columns-repeated="2" table:default-cell-style-name="Default"/>
        <table:table-column table:style-name="co31" table:number-columns-repeated="3" table:default-cell-style-name="ce5"/>
        <table:table-column table:style-name="co29" table:default-cell-style-name="ce5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original</text:p>
          </table:table-cell>
          <table:table-cell table:style-name="Default" office:value-type="string" calcext:value-type="string">
            <text:p>original</text:p>
          </table:table-cell>
          <table:table-cell table:number-columns-repeated="2" office:value-type="string" calcext:value-type="string">
            <text:p>patched</text:p>
          </table:table-cell>
          <table:table-cell table:style-name="Default" office:value-type="string" calcext:value-type="string">
            <text:p>patched</text:p>
          </table:table-cell>
          <table:table-cell table:style-name="Default" office:value-type="string" calcext:value-type="string">
            <text:p>patched-aggr</text:p>
          </table:table-cell>
          <table:table-cell table:number-columns-repeated="2" office:value-type="string" calcext:value-type="string">
            <text:p>patched-aggr</text:p>
          </table:table-cell>
        </table:table-row>
        <table:table-row table:style-name="ro1">
          <table:table-cell table:formula="of:=[original.AB3]" office:value-type="string" office:string-value="meta-comm" calcext:value-type="string">
            <text:p>meta-comm</text:p>
          </table:table-cell>
          <table:table-cell table:formula="of:=[original.AC3]" office:value-type="string" office:string-value="meta-used" calcext:value-type="string">
            <text:p>meta-used</text:p>
          </table:table-cell>
          <table:table-cell table:formula="of:=[original.O3]" office:value-type="string" office:string-value="rss-all" calcext:value-type="string">
            <text:p>rss-all</text:p>
          </table:table-cell>
          <table:table-cell table:formula="of:=['patched-standard'.AB3]" office:value-type="string" office:string-value="meta-comm" calcext:value-type="string">
            <text:p>meta-comm</text:p>
          </table:table-cell>
          <table:table-cell table:formula="of:=['patched-standard'.AC3]" office:value-type="string" office:string-value="meta-used" calcext:value-type="string">
            <text:p>meta-used</text:p>
          </table:table-cell>
          <table:table-cell table:formula="of:=['patched-standard'.O3]" office:value-type="string" office:string-value="rss-all" calcext:value-type="string">
            <text:p>rss-all</text:p>
          </table:table-cell>
          <table:table-cell table:formula="of:=['patched-aggressive'.AB3]" office:value-type="string" office:string-value="meta-comm" calcext:value-type="string">
            <text:p>meta-comm</text:p>
          </table:table-cell>
          <table:table-cell table:formula="of:=['patched-aggressive'.AC3]" office:value-type="string" office:string-value="meta-used" calcext:value-type="string">
            <text:p>meta-used</text:p>
          </table:table-cell>
          <table:table-cell table:formula="of:=['patched-aggressive'.O3]" office:value-type="string" office:string-value="rss-all" calcext:value-type="string">
            <text:p>rss-all</text:p>
          </table:table-cell>
        </table:table-row>
        <table:table-row table:style-name="ro1">
          <table:table-cell table:formula="of:=[original.AB4]" office:value-type="float" office:value="0" calcext:value-type="float">
            <text:p>0</text:p>
          </table:table-cell>
          <table:table-cell table:formula="of:=[original.AC4]" office:value-type="float" office:value="0" calcext:value-type="float">
            <text:p>0</text:p>
          </table:table-cell>
          <table:table-cell table:formula="of:=[original.O4]" office:value-type="float" office:value="0" calcext:value-type="float">
            <text:p>0</text:p>
          </table:table-cell>
          <table:table-cell table:formula="of:=['patched-standard'.AB4]" office:value-type="float" office:value="0" calcext:value-type="float">
            <text:p>0</text:p>
          </table:table-cell>
          <table:table-cell table:formula="of:=['patched-standard'.AC4]" office:value-type="float" office:value="0" calcext:value-type="float">
            <text:p>0</text:p>
          </table:table-cell>
          <table:table-cell table:formula="of:=['patched-standard'.O4]" office:value-type="float" office:value="0" calcext:value-type="float">
            <text:p>0</text:p>
          </table:table-cell>
          <table:table-cell table:formula="of:=['patched-aggressive'.AB4]" office:value-type="float" office:value="0" calcext:value-type="float">
            <text:p>0</text:p>
          </table:table-cell>
          <table:table-cell table:formula="of:=['patched-aggressive'.AC4]" office:value-type="float" office:value="0" calcext:value-type="float">
            <text:p>0</text:p>
          </table:table-cell>
          <table:table-cell table:formula="of:=['patched-aggressive'.O4]" office:value-type="float" office:value="0" calcext:value-type="float">
            <text:p>0</text:p>
          </table:table-cell>
        </table:table-row>
        <table:table-row table:style-name="ro1">
          <table:table-cell table:formula="of:=[original.AB5]" office:value-type="float" office:value="4480" calcext:value-type="float">
            <text:p>4480</text:p>
          </table:table-cell>
          <table:table-cell table:formula="of:=[original.AC5]" office:value-type="float" office:value="102" calcext:value-type="float">
            <text:p>102</text:p>
          </table:table-cell>
          <table:table-cell table:formula="of:=[original.O5]" office:value-type="float" office:value="33376" calcext:value-type="float">
            <text:p>33376</text:p>
          </table:table-cell>
          <table:table-cell table:formula="of:=['patched-standard'.AB5]" office:value-type="float" office:value="192" calcext:value-type="float">
            <text:p>192</text:p>
          </table:table-cell>
          <table:table-cell table:formula="of:=['patched-standard'.AC5]" office:value-type="float" office:value="102" calcext:value-type="float">
            <text:p>102</text:p>
          </table:table-cell>
          <table:table-cell table:formula="of:=['patched-standard'.O5]" office:value-type="float" office:value="33180" calcext:value-type="float">
            <text:p>33180</text:p>
          </table:table-cell>
          <table:table-cell table:formula="of:=['patched-aggressive'.AB5]" office:value-type="float" office:value="128" calcext:value-type="float">
            <text:p>128</text:p>
          </table:table-cell>
          <table:table-cell table:formula="of:=['patched-aggressive'.AC5]" office:value-type="float" office:value="102" calcext:value-type="float">
            <text:p>102</text:p>
          </table:table-cell>
          <table:table-cell table:formula="of:=['patched-aggressive'.O5]" office:value-type="float" office:value="33628" calcext:value-type="float">
            <text:p>33628</text:p>
          </table:table-cell>
        </table:table-row>
        <table:table-row table:style-name="ro1">
          <table:table-cell table:formula="of:=[original.AB6]" office:value-type="float" office:value="13952" calcext:value-type="float">
            <text:p>13952</text:p>
          </table:table-cell>
          <table:table-cell table:formula="of:=[original.AC6]" office:value-type="float" office:value="11729" calcext:value-type="float">
            <text:p>11729</text:p>
          </table:table-cell>
          <table:table-cell table:formula="of:=[original.O6]" office:value-type="float" office:value="120872" calcext:value-type="float">
            <text:p>120872</text:p>
          </table:table-cell>
          <table:table-cell table:formula="of:=['patched-standard'.AB6]" office:value-type="float" office:value="12096" calcext:value-type="float">
            <text:p>12096</text:p>
          </table:table-cell>
          <table:table-cell table:formula="of:=['patched-standard'.AC6]" office:value-type="float" office:value="11828" calcext:value-type="float">
            <text:p>11828</text:p>
          </table:table-cell>
          <table:table-cell table:formula="of:=['patched-standard'.O6]" office:value-type="float" office:value="120460" calcext:value-type="float">
            <text:p>120460</text:p>
          </table:table-cell>
          <table:table-cell table:formula="of:=['patched-aggressive'.AB6]" office:value-type="float" office:value="11984" calcext:value-type="float">
            <text:p>11984</text:p>
          </table:table-cell>
          <table:table-cell table:formula="of:=['patched-aggressive'.AC6]" office:value-type="float" office:value="11775" calcext:value-type="float">
            <text:p>11775</text:p>
          </table:table-cell>
          <table:table-cell table:formula="of:=['patched-aggressive'.O6]" office:value-type="float" office:value="114004" calcext:value-type="float">
            <text:p>114004</text:p>
          </table:table-cell>
        </table:table-row>
        <table:table-row table:style-name="ro1">
          <table:table-cell table:formula="of:=[original.AB7]" office:value-type="float" office:value="14976" calcext:value-type="float">
            <text:p>14976</text:p>
          </table:table-cell>
          <table:table-cell table:formula="of:=[original.AC7]" office:value-type="float" office:value="12691" calcext:value-type="float">
            <text:p>12691</text:p>
          </table:table-cell>
          <table:table-cell table:formula="of:=[original.O7]" office:value-type="float" office:value="229220" calcext:value-type="float">
            <text:p>229220</text:p>
          </table:table-cell>
          <table:table-cell table:formula="of:=['patched-standard'.AB7]" office:value-type="float" office:value="13120" calcext:value-type="float">
            <text:p>13120</text:p>
          </table:table-cell>
          <table:table-cell table:formula="of:=['patched-standard'.AC7]" office:value-type="float" office:value="12836" calcext:value-type="float">
            <text:p>12836</text:p>
          </table:table-cell>
          <table:table-cell table:formula="of:=['patched-standard'.O7]" office:value-type="float" office:value="227420" calcext:value-type="float">
            <text:p>227420</text:p>
          </table:table-cell>
          <table:table-cell table:formula="of:=['patched-aggressive'.AB7]" office:value-type="float" office:value="13024" calcext:value-type="float">
            <text:p>13024</text:p>
          </table:table-cell>
          <table:table-cell table:formula="of:=['patched-aggressive'.AC7]" office:value-type="float" office:value="12819" calcext:value-type="float">
            <text:p>12819</text:p>
          </table:table-cell>
          <table:table-cell table:formula="of:=['patched-aggressive'.O7]" office:value-type="float" office:value="224892" calcext:value-type="float">
            <text:p>224892</text:p>
          </table:table-cell>
        </table:table-row>
        <table:table-row table:style-name="ro1">
          <table:table-cell table:formula="of:=[original.AB8]" office:value-type="float" office:value="14976" calcext:value-type="float">
            <text:p>14976</text:p>
          </table:table-cell>
          <table:table-cell table:formula="of:=[original.AC8]" office:value-type="float" office:value="12958" calcext:value-type="float">
            <text:p>12958</text:p>
          </table:table-cell>
          <table:table-cell table:formula="of:=[original.O8]" office:value-type="float" office:value="275296" calcext:value-type="float">
            <text:p>275296</text:p>
          </table:table-cell>
          <table:table-cell table:formula="of:=['patched-standard'.AB8]" office:value-type="float" office:value="13376" calcext:value-type="float">
            <text:p>13376</text:p>
          </table:table-cell>
          <table:table-cell table:formula="of:=['patched-standard'.AC8]" office:value-type="float" office:value="13131" calcext:value-type="float">
            <text:p>13131</text:p>
          </table:table-cell>
          <table:table-cell table:formula="of:=['patched-standard'.O8]" office:value-type="float" office:value="269864" calcext:value-type="float">
            <text:p>269864</text:p>
          </table:table-cell>
          <table:table-cell table:formula="of:=['patched-aggressive'.AB8]" office:value-type="float" office:value="13296" calcext:value-type="float">
            <text:p>13296</text:p>
          </table:table-cell>
          <table:table-cell table:formula="of:=['patched-aggressive'.AC8]" office:value-type="float" office:value="13106" calcext:value-type="float">
            <text:p>13106</text:p>
          </table:table-cell>
          <table:table-cell table:formula="of:=['patched-aggressive'.O8]" office:value-type="float" office:value="231068" calcext:value-type="float">
            <text:p>231068</text:p>
          </table:table-cell>
        </table:table-row>
        <table:table-row table:style-name="ro1">
          <table:table-cell table:formula="of:=[original.AB9]" office:value-type="float" office:value="14976" calcext:value-type="float">
            <text:p>14976</text:p>
          </table:table-cell>
          <table:table-cell table:formula="of:=[original.AC9]" office:value-type="float" office:value="13031" calcext:value-type="float">
            <text:p>13031</text:p>
          </table:table-cell>
          <table:table-cell table:formula="of:=[original.O9]" office:value-type="float" office:value="120960" calcext:value-type="float">
            <text:p>120960</text:p>
          </table:table-cell>
          <table:table-cell table:formula="of:=['patched-standard'.AB9]" office:value-type="float" office:value="13376" calcext:value-type="float">
            <text:p>13376</text:p>
          </table:table-cell>
          <table:table-cell table:formula="of:=['patched-standard'.AC9]" office:value-type="float" office:value="13184" calcext:value-type="float">
            <text:p>13184</text:p>
          </table:table-cell>
          <table:table-cell table:formula="of:=['patched-standard'.O9]" office:value-type="float" office:value="116484" calcext:value-type="float">
            <text:p>116484</text:p>
          </table:table-cell>
          <table:table-cell table:formula="of:=['patched-aggressive'.AB9]" office:value-type="float" office:value="13376" calcext:value-type="float">
            <text:p>13376</text:p>
          </table:table-cell>
          <table:table-cell table:formula="of:=['patched-aggressive'.AC9]" office:value-type="float" office:value="13178" calcext:value-type="float">
            <text:p>13178</text:p>
          </table:table-cell>
          <table:table-cell table:formula="of:=['patched-aggressive'.O9]" office:value-type="float" office:value="116236" calcext:value-type="float">
            <text:p>116236</text:p>
          </table:table-cell>
        </table:table-row>
        <table:table-row table:style-name="ro1">
          <table:table-cell table:formula="of:=[original.AB10]" office:value-type="float" office:value="14976" calcext:value-type="float">
            <text:p>14976</text:p>
          </table:table-cell>
          <table:table-cell table:formula="of:=[original.AC10]" office:value-type="float" office:value="13031" calcext:value-type="float">
            <text:p>13031</text:p>
          </table:table-cell>
          <table:table-cell table:formula="of:=[original.O10]" office:value-type="float" office:value="120960" calcext:value-type="float">
            <text:p>120960</text:p>
          </table:table-cell>
          <table:table-cell table:formula="of:=['patched-standard'.AB10]" office:value-type="float" office:value="13376" calcext:value-type="float">
            <text:p>13376</text:p>
          </table:table-cell>
          <table:table-cell table:formula="of:=['patched-standard'.AC10]" office:value-type="float" office:value="13184" calcext:value-type="float">
            <text:p>13184</text:p>
          </table:table-cell>
          <table:table-cell table:formula="of:=['patched-standard'.O10]" office:value-type="float" office:value="116484" calcext:value-type="float">
            <text:p>116484</text:p>
          </table:table-cell>
          <table:table-cell table:formula="of:=['patched-aggressive'.AB10]" office:value-type="float" office:value="13376" calcext:value-type="float">
            <text:p>13376</text:p>
          </table:table-cell>
          <table:table-cell table:formula="of:=['patched-aggressive'.AC10]" office:value-type="float" office:value="13178" calcext:value-type="float">
            <text:p>13178</text:p>
          </table:table-cell>
          <table:table-cell table:formula="of:=['patched-aggressive'.O10]" office:value-type="float" office:value="116236" calcext:value-type="float">
            <text:p>116236</text:p>
          </table:table-cell>
        </table:table-row>
        <table:table-row table:style-name="ro1">
          <table:table-cell table:formula="of:=[original.AB11]" office:value-type="float" office:value="14976" calcext:value-type="float">
            <text:p>14976</text:p>
          </table:table-cell>
          <table:table-cell table:formula="of:=[original.AC11]" office:value-type="float" office:value="13031" calcext:value-type="float">
            <text:p>13031</text:p>
          </table:table-cell>
          <table:table-cell table:formula="of:=[original.O11]" office:value-type="float" office:value="120960" calcext:value-type="float">
            <text:p>120960</text:p>
          </table:table-cell>
          <table:table-cell table:formula="of:=['patched-standard'.AB11]" office:value-type="float" office:value="13376" calcext:value-type="float">
            <text:p>13376</text:p>
          </table:table-cell>
          <table:table-cell table:formula="of:=['patched-standard'.AC11]" office:value-type="float" office:value="13184" calcext:value-type="float">
            <text:p>13184</text:p>
          </table:table-cell>
          <table:table-cell table:formula="of:=['patched-standard'.O11]" office:value-type="float" office:value="116484" calcext:value-type="float">
            <text:p>116484</text:p>
          </table:table-cell>
          <table:table-cell table:formula="of:=['patched-aggressive'.AB11]" office:value-type="float" office:value="13376" calcext:value-type="float">
            <text:p>13376</text:p>
          </table:table-cell>
          <table:table-cell table:formula="of:=['patched-aggressive'.AC11]" office:value-type="float" office:value="13178" calcext:value-type="float">
            <text:p>13178</text:p>
          </table:table-cell>
          <table:table-cell table:formula="of:=['patched-aggressive'.O11]" office:value-type="float" office:value="111052" calcext:value-type="float">
            <text:p>111052</text:p>
          </table:table-cell>
        </table:table-row>
        <table:table-row table:style-name="ro1">
          <table:table-cell table:formula="of:=[original.AB12]" office:value-type="float" office:value="14976" calcext:value-type="float">
            <text:p>14976</text:p>
          </table:table-cell>
          <table:table-cell table:formula="of:=[original.AC12]" office:value-type="float" office:value="13031" calcext:value-type="float">
            <text:p>13031</text:p>
          </table:table-cell>
          <table:table-cell table:formula="of:=[original.O12]" office:value-type="float" office:value="120960" calcext:value-type="float">
            <text:p>120960</text:p>
          </table:table-cell>
          <table:table-cell table:formula="of:=['patched-standard'.AB12]" office:value-type="float" office:value="13376" calcext:value-type="float">
            <text:p>13376</text:p>
          </table:table-cell>
          <table:table-cell table:formula="of:=['patched-standard'.AC12]" office:value-type="float" office:value="13184" calcext:value-type="float">
            <text:p>13184</text:p>
          </table:table-cell>
          <table:table-cell table:formula="of:=['patched-standard'.O12]" office:value-type="float" office:value="116484" calcext:value-type="float">
            <text:p>116484</text:p>
          </table:table-cell>
          <table:table-cell table:formula="of:=['patched-aggressive'.AB12]" office:value-type="float" office:value="13376" calcext:value-type="float">
            <text:p>13376</text:p>
          </table:table-cell>
          <table:table-cell table:formula="of:=['patched-aggressive'.AC12]" office:value-type="float" office:value="13178" calcext:value-type="float">
            <text:p>13178</text:p>
          </table:table-cell>
          <table:table-cell table:formula="of:=['patched-aggressive'.O12]" office:value-type="float" office:value="111052" calcext:value-type="float">
            <text:p>111052</text:p>
          </table:table-cell>
        </table:table-row>
        <table:table-row table:style-name="ro1">
          <table:table-cell table:formula="of:=[original.AB13]" office:value-type="float" office:value="75980" calcext:value-type="float">
            <text:p>75980</text:p>
          </table:table-cell>
          <table:table-cell table:formula="of:=[original.AC13]" office:value-type="float" office:value="70870" calcext:value-type="float">
            <text:p>70870</text:p>
          </table:table-cell>
          <table:table-cell table:formula="of:=[original.O13]" office:value-type="float" office:value="190300" calcext:value-type="float">
            <text:p>190300</text:p>
          </table:table-cell>
          <table:table-cell table:formula="of:=['patched-standard'.AB13]" office:value-type="float" office:value="76224" calcext:value-type="float">
            <text:p>76224</text:p>
          </table:table-cell>
          <table:table-cell table:formula="of:=['patched-standard'.AC13]" office:value-type="float" office:value="75976" calcext:value-type="float">
            <text:p>75976</text:p>
          </table:table-cell>
          <table:table-cell table:formula="of:=['patched-standard'.O13]" office:value-type="float" office:value="194532" calcext:value-type="float">
            <text:p>194532</text:p>
          </table:table-cell>
          <table:table-cell table:formula="of:=['patched-aggressive'.AB13]" office:value-type="float" office:value="76592" calcext:value-type="float">
            <text:p>76592</text:p>
          </table:table-cell>
          <table:table-cell table:formula="of:=['patched-aggressive'.AC13]" office:value-type="float" office:value="76326" calcext:value-type="float">
            <text:p>76326</text:p>
          </table:table-cell>
          <table:table-cell table:formula="of:=['patched-aggressive'.O13]" office:value-type="float" office:value="192084" calcext:value-type="float">
            <text:p>192084</text:p>
          </table:table-cell>
        </table:table-row>
        <table:table-row table:style-name="ro1">
          <table:table-cell table:formula="of:=[original.AB14]" office:value-type="float" office:value="170828" calcext:value-type="float">
            <text:p>170828</text:p>
          </table:table-cell>
          <table:table-cell table:formula="of:=[original.AC14]" office:value-type="float" office:value="160446" calcext:value-type="float">
            <text:p>160446</text:p>
          </table:table-cell>
          <table:table-cell table:formula="of:=[original.O14]" office:value-type="float" office:value="285876" calcext:value-type="float">
            <text:p>285876</text:p>
          </table:table-cell>
          <table:table-cell table:formula="of:=['patched-standard'.AB14]" office:value-type="float" office:value="167232" calcext:value-type="float">
            <text:p>167232</text:p>
          </table:table-cell>
          <table:table-cell table:formula="of:=['patched-standard'.AC14]" office:value-type="float" office:value="166852" calcext:value-type="float">
            <text:p>166852</text:p>
          </table:table-cell>
          <table:table-cell table:formula="of:=['patched-standard'.O14]" office:value-type="float" office:value="290976" calcext:value-type="float">
            <text:p>290976</text:p>
          </table:table-cell>
          <table:table-cell table:formula="of:=['patched-aggressive'.AB14]" office:value-type="float" office:value="161504" calcext:value-type="float">
            <text:p>161504</text:p>
          </table:table-cell>
          <table:table-cell table:formula="of:=['patched-aggressive'.AC14]" office:value-type="float" office:value="161158" calcext:value-type="float">
            <text:p>161158</text:p>
          </table:table-cell>
          <table:table-cell table:formula="of:=['patched-aggressive'.O14]" office:value-type="float" office:value="287056" calcext:value-type="float">
            <text:p>287056</text:p>
          </table:table-cell>
        </table:table-row>
        <table:table-row table:style-name="ro1">
          <table:table-cell table:formula="of:=[original.AB15]" office:value-type="float" office:value="268108" calcext:value-type="float">
            <text:p>268108</text:p>
          </table:table-cell>
          <table:table-cell table:formula="of:=[original.AC15]" office:value-type="float" office:value="252034" calcext:value-type="float">
            <text:p>252034</text:p>
          </table:table-cell>
          <table:table-cell table:formula="of:=[original.O15]" office:value-type="float" office:value="379904" calcext:value-type="float">
            <text:p>379904</text:p>
          </table:table-cell>
          <table:table-cell table:formula="of:=['patched-standard'.AB15]" office:value-type="float" office:value="259584" calcext:value-type="float">
            <text:p>259584</text:p>
          </table:table-cell>
          <table:table-cell table:formula="of:=['patched-standard'.AC15]" office:value-type="float" office:value="259015" calcext:value-type="float">
            <text:p>259015</text:p>
          </table:table-cell>
          <table:table-cell table:formula="of:=['patched-standard'.O15]" office:value-type="float" office:value="387516" calcext:value-type="float">
            <text:p>387516</text:p>
          </table:table-cell>
          <table:table-cell table:formula="of:=['patched-aggressive'.AB15]" office:value-type="float" office:value="241056" calcext:value-type="float">
            <text:p>241056</text:p>
          </table:table-cell>
          <table:table-cell table:formula="of:=['patched-aggressive'.AC15]" office:value-type="float" office:value="240625" calcext:value-type="float">
            <text:p>240625</text:p>
          </table:table-cell>
          <table:table-cell table:formula="of:=['patched-aggressive'.O15]" office:value-type="float" office:value="369828" calcext:value-type="float">
            <text:p>369828</text:p>
          </table:table-cell>
        </table:table-row>
        <table:table-row table:style-name="ro1">
          <table:table-cell table:formula="of:=[original.AB16]" office:value-type="float" office:value="357580" calcext:value-type="float">
            <text:p>357580</text:p>
          </table:table-cell>
          <table:table-cell table:formula="of:=[original.AC16]" office:value-type="float" office:value="336678" calcext:value-type="float">
            <text:p>336678</text:p>
          </table:table-cell>
          <table:table-cell table:formula="of:=[original.O16]" office:value-type="float" office:value="466920" calcext:value-type="float">
            <text:p>466920</text:p>
          </table:table-cell>
          <table:table-cell table:formula="of:=['patched-standard'.AB16]" office:value-type="float" office:value="344832" calcext:value-type="float">
            <text:p>344832</text:p>
          </table:table-cell>
          <table:table-cell table:formula="of:=['patched-standard'.AC16]" office:value-type="float" office:value="344231" calcext:value-type="float">
            <text:p>344231</text:p>
          </table:table-cell>
          <table:table-cell table:formula="of:=['patched-standard'.O16]" office:value-type="float" office:value="481844" calcext:value-type="float">
            <text:p>481844</text:p>
          </table:table-cell>
          <table:table-cell table:formula="of:=['patched-aggressive'.AB16]" office:value-type="float" office:value="313424" calcext:value-type="float">
            <text:p>313424</text:p>
          </table:table-cell>
          <table:table-cell table:formula="of:=['patched-aggressive'.AC16]" office:value-type="float" office:value="312913" calcext:value-type="float">
            <text:p>312913</text:p>
          </table:table-cell>
          <table:table-cell table:formula="of:=['patched-aggressive'.O16]" office:value-type="float" office:value="443320" calcext:value-type="float">
            <text:p>443320</text:p>
          </table:table-cell>
        </table:table-row>
        <table:table-row table:style-name="ro1">
          <table:table-cell table:formula="of:=[original.AB17]" office:value-type="float" office:value="453836" calcext:value-type="float">
            <text:p>453836</text:p>
          </table:table-cell>
          <table:table-cell table:formula="of:=[original.AC17]" office:value-type="float" office:value="427530" calcext:value-type="float">
            <text:p>427530</text:p>
          </table:table-cell>
          <table:table-cell table:formula="of:=[original.O17]" office:value-type="float" office:value="571992" calcext:value-type="float">
            <text:p>571992</text:p>
          </table:table-cell>
          <table:table-cell table:formula="of:=['patched-standard'.AB17]" office:value-type="float" office:value="436288" calcext:value-type="float">
            <text:p>436288</text:p>
          </table:table-cell>
          <table:table-cell table:formula="of:=['patched-standard'.AC17]" office:value-type="float" office:value="435609" calcext:value-type="float">
            <text:p>435609</text:p>
          </table:table-cell>
          <table:table-cell table:formula="of:=['patched-standard'.O17]" office:value-type="float" office:value="618016" calcext:value-type="float">
            <text:p>618016</text:p>
          </table:table-cell>
          <table:table-cell table:formula="of:=['patched-aggressive'.AB17]" office:value-type="float" office:value="392496" calcext:value-type="float">
            <text:p>392496</text:p>
          </table:table-cell>
          <table:table-cell table:formula="of:=['patched-aggressive'.AC17]" office:value-type="float" office:value="391907" calcext:value-type="float">
            <text:p>391907</text:p>
          </table:table-cell>
          <table:table-cell table:formula="of:=['patched-aggressive'.O17]" office:value-type="float" office:value="523356" calcext:value-type="float">
            <text:p>523356</text:p>
          </table:table-cell>
        </table:table-row>
        <table:table-row table:style-name="ro1">
          <table:table-cell table:formula="of:=[original.AB18]" office:value-type="float" office:value="472524" calcext:value-type="float">
            <text:p>472524</text:p>
          </table:table-cell>
          <table:table-cell table:formula="of:=[original.AC18]" office:value-type="float" office:value="445125" calcext:value-type="float">
            <text:p>445125</text:p>
          </table:table-cell>
          <table:table-cell table:formula="of:=[original.O18]" office:value-type="float" office:value="580172" calcext:value-type="float">
            <text:p>580172</text:p>
          </table:table-cell>
          <table:table-cell table:formula="of:=['patched-standard'.AB18]" office:value-type="float" office:value="455872" calcext:value-type="float">
            <text:p>455872</text:p>
          </table:table-cell>
          <table:table-cell table:formula="of:=['patched-standard'.AC18]" office:value-type="float" office:value="455145" calcext:value-type="float">
            <text:p>455145</text:p>
          </table:table-cell>
          <table:table-cell table:formula="of:=['patched-standard'.O18]" office:value-type="float" office:value="588108" calcext:value-type="float">
            <text:p>588108</text:p>
          </table:table-cell>
          <table:table-cell table:formula="of:=['patched-aggressive'.AB18]" office:value-type="float" office:value="455792" calcext:value-type="float">
            <text:p>455792</text:p>
          </table:table-cell>
          <table:table-cell table:formula="of:=['patched-aggressive'.AC18]" office:value-type="float" office:value="455138" calcext:value-type="float">
            <text:p>455138</text:p>
          </table:table-cell>
          <table:table-cell table:formula="of:=['patched-aggressive'.O18]" office:value-type="float" office:value="589076" calcext:value-type="float">
            <text:p>589076</text:p>
          </table:table-cell>
        </table:table-row>
        <table:table-row table:style-name="ro1">
          <table:table-cell table:formula="of:=[original.AB19]" office:value-type="float" office:value="472524" calcext:value-type="float">
            <text:p>472524</text:p>
          </table:table-cell>
          <table:table-cell table:formula="of:=[original.AC19]" office:value-type="float" office:value="445125" calcext:value-type="float">
            <text:p>445125</text:p>
          </table:table-cell>
          <table:table-cell table:formula="of:=[original.O19]" office:value-type="float" office:value="580172" calcext:value-type="float">
            <text:p>580172</text:p>
          </table:table-cell>
          <table:table-cell table:formula="of:=['patched-standard'.AB19]" office:value-type="float" office:value="455872" calcext:value-type="float">
            <text:p>455872</text:p>
          </table:table-cell>
          <table:table-cell table:formula="of:=['patched-standard'.AC19]" office:value-type="float" office:value="455145" calcext:value-type="float">
            <text:p>455145</text:p>
          </table:table-cell>
          <table:table-cell table:formula="of:=['patched-standard'.O19]" office:value-type="float" office:value="588108" calcext:value-type="float">
            <text:p>588108</text:p>
          </table:table-cell>
          <table:table-cell table:formula="of:=['patched-aggressive'.AB19]" office:value-type="float" office:value="455792" calcext:value-type="float">
            <text:p>455792</text:p>
          </table:table-cell>
          <table:table-cell table:formula="of:=['patched-aggressive'.AC19]" office:value-type="float" office:value="455138" calcext:value-type="float">
            <text:p>455138</text:p>
          </table:table-cell>
          <table:table-cell table:formula="of:=['patched-aggressive'.O19]" office:value-type="float" office:value="589076" calcext:value-type="float">
            <text:p>589076</text:p>
          </table:table-cell>
        </table:table-row>
        <table:table-row table:style-name="ro1">
          <table:table-cell table:formula="of:=[original.AB20]" office:value-type="float" office:value="472524" calcext:value-type="float">
            <text:p>472524</text:p>
          </table:table-cell>
          <table:table-cell table:formula="of:=[original.AC20]" office:value-type="float" office:value="445125" calcext:value-type="float">
            <text:p>445125</text:p>
          </table:table-cell>
          <table:table-cell table:formula="of:=[original.O20]" office:value-type="float" office:value="580172" calcext:value-type="float">
            <text:p>580172</text:p>
          </table:table-cell>
          <table:table-cell table:formula="of:=['patched-standard'.AB20]" office:value-type="float" office:value="455872" calcext:value-type="float">
            <text:p>455872</text:p>
          </table:table-cell>
          <table:table-cell table:formula="of:=['patched-standard'.AC20]" office:value-type="float" office:value="455145" calcext:value-type="float">
            <text:p>455145</text:p>
          </table:table-cell>
          <table:table-cell table:formula="of:=['patched-standard'.O20]" office:value-type="float" office:value="588108" calcext:value-type="float">
            <text:p>588108</text:p>
          </table:table-cell>
          <table:table-cell table:formula="of:=['patched-aggressive'.AB20]" office:value-type="float" office:value="455792" calcext:value-type="float">
            <text:p>455792</text:p>
          </table:table-cell>
          <table:table-cell table:formula="of:=['patched-aggressive'.AC20]" office:value-type="float" office:value="455138" calcext:value-type="float">
            <text:p>455138</text:p>
          </table:table-cell>
          <table:table-cell table:formula="of:=['patched-aggressive'.O20]" office:value-type="float" office:value="589076" calcext:value-type="float">
            <text:p>589076</text:p>
          </table:table-cell>
        </table:table-row>
        <table:table-row table:style-name="ro1">
          <table:table-cell table:formula="of:=[original.AB21]" office:value-type="float" office:value="472524" calcext:value-type="float">
            <text:p>472524</text:p>
          </table:table-cell>
          <table:table-cell table:formula="of:=[original.AC21]" office:value-type="float" office:value="445125" calcext:value-type="float">
            <text:p>445125</text:p>
          </table:table-cell>
          <table:table-cell table:formula="of:=[original.O21]" office:value-type="float" office:value="580172" calcext:value-type="float">
            <text:p>580172</text:p>
          </table:table-cell>
          <table:table-cell table:formula="of:=['patched-standard'.AB21]" office:value-type="float" office:value="455872" calcext:value-type="float">
            <text:p>455872</text:p>
          </table:table-cell>
          <table:table-cell table:formula="of:=['patched-standard'.AC21]" office:value-type="float" office:value="455145" calcext:value-type="float">
            <text:p>455145</text:p>
          </table:table-cell>
          <table:table-cell table:formula="of:=['patched-standard'.O21]" office:value-type="float" office:value="588108" calcext:value-type="float">
            <text:p>588108</text:p>
          </table:table-cell>
          <table:table-cell table:formula="of:=['patched-aggressive'.AB21]" office:value-type="float" office:value="455792" calcext:value-type="float">
            <text:p>455792</text:p>
          </table:table-cell>
          <table:table-cell table:formula="of:=['patched-aggressive'.AC21]" office:value-type="float" office:value="455138" calcext:value-type="float">
            <text:p>455138</text:p>
          </table:table-cell>
          <table:table-cell table:formula="of:=['patched-aggressive'.O21]" office:value-type="float" office:value="589076" calcext:value-type="float">
            <text:p>589076</text:p>
          </table:table-cell>
        </table:table-row>
        <table:table-row table:style-name="ro1">
          <table:table-cell table:formula="of:=[original.AB22]" office:value-type="float" office:value="472524" calcext:value-type="float">
            <text:p>472524</text:p>
          </table:table-cell>
          <table:table-cell table:formula="of:=[original.AC22]" office:value-type="float" office:value="445125" calcext:value-type="float">
            <text:p>445125</text:p>
          </table:table-cell>
          <table:table-cell table:formula="of:=[original.O22]" office:value-type="float" office:value="580172" calcext:value-type="float">
            <text:p>580172</text:p>
          </table:table-cell>
          <table:table-cell table:formula="of:=['patched-standard'.AB22]" office:value-type="float" office:value="455872" calcext:value-type="float">
            <text:p>455872</text:p>
          </table:table-cell>
          <table:table-cell table:formula="of:=['patched-standard'.AC22]" office:value-type="float" office:value="455145" calcext:value-type="float">
            <text:p>455145</text:p>
          </table:table-cell>
          <table:table-cell table:formula="of:=['patched-standard'.O22]" office:value-type="float" office:value="588108" calcext:value-type="float">
            <text:p>588108</text:p>
          </table:table-cell>
          <table:table-cell table:formula="of:=['patched-aggressive'.AB22]" office:value-type="float" office:value="455792" calcext:value-type="float">
            <text:p>455792</text:p>
          </table:table-cell>
          <table:table-cell table:formula="of:=['patched-aggressive'.AC22]" office:value-type="float" office:value="455138" calcext:value-type="float">
            <text:p>455138</text:p>
          </table:table-cell>
          <table:table-cell table:formula="of:=['patched-aggressive'.O22]" office:value-type="float" office:value="589076" calcext:value-type="float">
            <text:p>589076</text:p>
          </table:table-cell>
        </table:table-row>
        <table:table-row table:style-name="ro1">
          <table:table-cell table:formula="of:=[original.AB23]" office:value-type="float" office:value="472524" calcext:value-type="float">
            <text:p>472524</text:p>
          </table:table-cell>
          <table:table-cell table:formula="of:=[original.AC23]" office:value-type="float" office:value="445125" calcext:value-type="float">
            <text:p>445125</text:p>
          </table:table-cell>
          <table:table-cell table:formula="of:=[original.O23]" office:value-type="float" office:value="580172" calcext:value-type="float">
            <text:p>580172</text:p>
          </table:table-cell>
          <table:table-cell table:formula="of:=['patched-standard'.AB23]" office:value-type="float" office:value="455872" calcext:value-type="float">
            <text:p>455872</text:p>
          </table:table-cell>
          <table:table-cell table:formula="of:=['patched-standard'.AC23]" office:value-type="float" office:value="455145" calcext:value-type="float">
            <text:p>455145</text:p>
          </table:table-cell>
          <table:table-cell table:formula="of:=['patched-standard'.O23]" office:value-type="float" office:value="588108" calcext:value-type="float">
            <text:p>588108</text:p>
          </table:table-cell>
          <table:table-cell table:formula="of:=['patched-aggressive'.AB23]" office:value-type="float" office:value="455792" calcext:value-type="float">
            <text:p>455792</text:p>
          </table:table-cell>
          <table:table-cell table:formula="of:=['patched-aggressive'.AC23]" office:value-type="float" office:value="455138" calcext:value-type="float">
            <text:p>455138</text:p>
          </table:table-cell>
          <table:table-cell table:formula="of:=['patched-aggressive'.O23]" office:value-type="float" office:value="589076" calcext:value-type="float">
            <text:p>589076</text:p>
          </table:table-cell>
        </table:table-row>
        <table:table-row table:style-name="ro1">
          <table:table-cell table:formula="of:=[original.AB24]" office:value-type="float" office:value="472524" calcext:value-type="float">
            <text:p>472524</text:p>
          </table:table-cell>
          <table:table-cell table:formula="of:=[original.AC24]" office:value-type="float" office:value="445125" calcext:value-type="float">
            <text:p>445125</text:p>
          </table:table-cell>
          <table:table-cell table:formula="of:=[original.O24]" office:value-type="float" office:value="580172" calcext:value-type="float">
            <text:p>580172</text:p>
          </table:table-cell>
          <table:table-cell table:formula="of:=['patched-standard'.AB24]" office:value-type="float" office:value="455872" calcext:value-type="float">
            <text:p>455872</text:p>
          </table:table-cell>
          <table:table-cell table:formula="of:=['patched-standard'.AC24]" office:value-type="float" office:value="455145" calcext:value-type="float">
            <text:p>455145</text:p>
          </table:table-cell>
          <table:table-cell table:formula="of:=['patched-standard'.O24]" office:value-type="float" office:value="588108" calcext:value-type="float">
            <text:p>588108</text:p>
          </table:table-cell>
          <table:table-cell table:formula="of:=['patched-aggressive'.AB24]" office:value-type="float" office:value="455792" calcext:value-type="float">
            <text:p>455792</text:p>
          </table:table-cell>
          <table:table-cell table:formula="of:=['patched-aggressive'.AC24]" office:value-type="float" office:value="455138" calcext:value-type="float">
            <text:p>455138</text:p>
          </table:table-cell>
          <table:table-cell table:formula="of:=['patched-aggressive'.O24]" office:value-type="float" office:value="589076" calcext:value-type="float">
            <text:p>589076</text:p>
          </table:table-cell>
        </table:table-row>
        <table:table-row table:style-name="ro1">
          <table:table-cell table:formula="of:=[original.AB25]" office:value-type="float" office:value="472524" calcext:value-type="float">
            <text:p>472524</text:p>
          </table:table-cell>
          <table:table-cell table:formula="of:=[original.AC25]" office:value-type="float" office:value="445125" calcext:value-type="float">
            <text:p>445125</text:p>
          </table:table-cell>
          <table:table-cell table:formula="of:=[original.O25]" office:value-type="float" office:value="580172" calcext:value-type="float">
            <text:p>580172</text:p>
          </table:table-cell>
          <table:table-cell table:formula="of:=['patched-standard'.AB25]" office:value-type="float" office:value="455872" calcext:value-type="float">
            <text:p>455872</text:p>
          </table:table-cell>
          <table:table-cell table:formula="of:=['patched-standard'.AC25]" office:value-type="float" office:value="455145" calcext:value-type="float">
            <text:p>455145</text:p>
          </table:table-cell>
          <table:table-cell table:formula="of:=['patched-standard'.O25]" office:value-type="float" office:value="588108" calcext:value-type="float">
            <text:p>588108</text:p>
          </table:table-cell>
          <table:table-cell table:formula="of:=['patched-aggressive'.AB25]" office:value-type="float" office:value="455792" calcext:value-type="float">
            <text:p>455792</text:p>
          </table:table-cell>
          <table:table-cell table:formula="of:=['patched-aggressive'.AC25]" office:value-type="float" office:value="455138" calcext:value-type="float">
            <text:p>455138</text:p>
          </table:table-cell>
          <table:table-cell table:formula="of:=['patched-aggressive'.O25]" office:value-type="float" office:value="589076" calcext:value-type="float">
            <text:p>589076</text:p>
          </table:table-cell>
        </table:table-row>
        <table:table-row table:style-name="ro1">
          <table:table-cell table:formula="of:=[original.AB26]" office:value-type="float" office:value="472524" calcext:value-type="float">
            <text:p>472524</text:p>
          </table:table-cell>
          <table:table-cell table:formula="of:=[original.AC26]" office:value-type="float" office:value="358712" calcext:value-type="float">
            <text:p>358712</text:p>
          </table:table-cell>
          <table:table-cell table:formula="of:=[original.O26]" office:value-type="float" office:value="580136" calcext:value-type="float">
            <text:p>580136</text:p>
          </table:table-cell>
          <table:table-cell table:formula="of:=['patched-standard'.AB26]" office:value-type="float" office:value="377344" calcext:value-type="float">
            <text:p>377344</text:p>
          </table:table-cell>
          <table:table-cell table:formula="of:=['patched-standard'.AC26]" office:value-type="float" office:value="366757" calcext:value-type="float">
            <text:p>366757</text:p>
          </table:table-cell>
          <table:table-cell table:formula="of:=['patched-standard'.O26]" office:value-type="float" office:value="505692" calcext:value-type="float">
            <text:p>505692</text:p>
          </table:table-cell>
          <table:table-cell table:formula="of:=['patched-aggressive'.AB26]" office:value-type="float" office:value="369680" calcext:value-type="float">
            <text:p>369680</text:p>
          </table:table-cell>
          <table:table-cell table:formula="of:=['patched-aggressive'.AC26]" office:value-type="float" office:value="366751" calcext:value-type="float">
            <text:p>366751</text:p>
          </table:table-cell>
          <table:table-cell table:formula="of:=['patched-aggressive'.O26]" office:value-type="float" office:value="503216" calcext:value-type="float">
            <text:p>503216</text:p>
          </table:table-cell>
        </table:table-row>
        <table:table-row table:style-name="ro1">
          <table:table-cell table:formula="of:=[original.AB27]" office:value-type="float" office:value="472524" calcext:value-type="float">
            <text:p>472524</text:p>
          </table:table-cell>
          <table:table-cell table:formula="of:=[original.AC27]" office:value-type="float" office:value="358712" calcext:value-type="float">
            <text:p>358712</text:p>
          </table:table-cell>
          <table:table-cell table:formula="of:=[original.O27]" office:value-type="float" office:value="580136" calcext:value-type="float">
            <text:p>580136</text:p>
          </table:table-cell>
          <table:table-cell table:formula="of:=['patched-standard'.AB27]" office:value-type="float" office:value="377344" calcext:value-type="float">
            <text:p>377344</text:p>
          </table:table-cell>
          <table:table-cell table:formula="of:=['patched-standard'.AC27]" office:value-type="float" office:value="366757" calcext:value-type="float">
            <text:p>366757</text:p>
          </table:table-cell>
          <table:table-cell table:formula="of:=['patched-standard'.O27]" office:value-type="float" office:value="505692" calcext:value-type="float">
            <text:p>505692</text:p>
          </table:table-cell>
          <table:table-cell table:formula="of:=['patched-aggressive'.AB27]" office:value-type="float" office:value="369680" calcext:value-type="float">
            <text:p>369680</text:p>
          </table:table-cell>
          <table:table-cell table:formula="of:=['patched-aggressive'.AC27]" office:value-type="float" office:value="366751" calcext:value-type="float">
            <text:p>366751</text:p>
          </table:table-cell>
          <table:table-cell table:formula="of:=['patched-aggressive'.O27]" office:value-type="float" office:value="503216" calcext:value-type="float">
            <text:p>503216</text:p>
          </table:table-cell>
        </table:table-row>
        <table:table-row table:style-name="ro1">
          <table:table-cell table:formula="of:=[original.AB28]" office:value-type="float" office:value="472524" calcext:value-type="float">
            <text:p>472524</text:p>
          </table:table-cell>
          <table:table-cell table:formula="of:=[original.AC28]" office:value-type="float" office:value="358712" calcext:value-type="float">
            <text:p>358712</text:p>
          </table:table-cell>
          <table:table-cell table:formula="of:=[original.O28]" office:value-type="float" office:value="580136" calcext:value-type="float">
            <text:p>580136</text:p>
          </table:table-cell>
          <table:table-cell table:formula="of:=['patched-standard'.AB28]" office:value-type="float" office:value="377344" calcext:value-type="float">
            <text:p>377344</text:p>
          </table:table-cell>
          <table:table-cell table:formula="of:=['patched-standard'.AC28]" office:value-type="float" office:value="366757" calcext:value-type="float">
            <text:p>366757</text:p>
          </table:table-cell>
          <table:table-cell table:formula="of:=['patched-standard'.O28]" office:value-type="float" office:value="505692" calcext:value-type="float">
            <text:p>505692</text:p>
          </table:table-cell>
          <table:table-cell table:formula="of:=['patched-aggressive'.AB28]" office:value-type="float" office:value="369680" calcext:value-type="float">
            <text:p>369680</text:p>
          </table:table-cell>
          <table:table-cell table:formula="of:=['patched-aggressive'.AC28]" office:value-type="float" office:value="366751" calcext:value-type="float">
            <text:p>366751</text:p>
          </table:table-cell>
          <table:table-cell table:formula="of:=['patched-aggressive'.O28]" office:value-type="float" office:value="503216" calcext:value-type="float">
            <text:p>503216</text:p>
          </table:table-cell>
        </table:table-row>
        <table:table-row table:style-name="ro1">
          <table:table-cell table:formula="of:=[original.AB29]" office:value-type="float" office:value="472524" calcext:value-type="float">
            <text:p>472524</text:p>
          </table:table-cell>
          <table:table-cell table:formula="of:=[original.AC29]" office:value-type="float" office:value="358712" calcext:value-type="float">
            <text:p>358712</text:p>
          </table:table-cell>
          <table:table-cell table:formula="of:=[original.O29]" office:value-type="float" office:value="580136" calcext:value-type="float">
            <text:p>580136</text:p>
          </table:table-cell>
          <table:table-cell table:formula="of:=['patched-standard'.AB29]" office:value-type="float" office:value="377344" calcext:value-type="float">
            <text:p>377344</text:p>
          </table:table-cell>
          <table:table-cell table:formula="of:=['patched-standard'.AC29]" office:value-type="float" office:value="366757" calcext:value-type="float">
            <text:p>366757</text:p>
          </table:table-cell>
          <table:table-cell table:formula="of:=['patched-standard'.O29]" office:value-type="float" office:value="505692" calcext:value-type="float">
            <text:p>505692</text:p>
          </table:table-cell>
          <table:table-cell table:formula="of:=['patched-aggressive'.AB29]" office:value-type="float" office:value="369680" calcext:value-type="float">
            <text:p>369680</text:p>
          </table:table-cell>
          <table:table-cell table:formula="of:=['patched-aggressive'.AC29]" office:value-type="float" office:value="366751" calcext:value-type="float">
            <text:p>366751</text:p>
          </table:table-cell>
          <table:table-cell table:formula="of:=['patched-aggressive'.O29]" office:value-type="float" office:value="503216" calcext:value-type="float">
            <text:p>503216</text:p>
          </table:table-cell>
        </table:table-row>
        <table:table-row table:style-name="ro1">
          <table:table-cell table:formula="of:=[original.AB30]" office:value-type="float" office:value="472524" calcext:value-type="float">
            <text:p>472524</text:p>
          </table:table-cell>
          <table:table-cell table:formula="of:=[original.AC30]" office:value-type="float" office:value="358712" calcext:value-type="float">
            <text:p>358712</text:p>
          </table:table-cell>
          <table:table-cell table:formula="of:=[original.O30]" office:value-type="float" office:value="580136" calcext:value-type="float">
            <text:p>580136</text:p>
          </table:table-cell>
          <table:table-cell table:formula="of:=['patched-standard'.AB30]" office:value-type="float" office:value="377344" calcext:value-type="float">
            <text:p>377344</text:p>
          </table:table-cell>
          <table:table-cell table:formula="of:=['patched-standard'.AC30]" office:value-type="float" office:value="366757" calcext:value-type="float">
            <text:p>366757</text:p>
          </table:table-cell>
          <table:table-cell table:formula="of:=['patched-standard'.O30]" office:value-type="float" office:value="505692" calcext:value-type="float">
            <text:p>505692</text:p>
          </table:table-cell>
          <table:table-cell table:formula="of:=['patched-aggressive'.AB30]" office:value-type="float" office:value="369680" calcext:value-type="float">
            <text:p>369680</text:p>
          </table:table-cell>
          <table:table-cell table:formula="of:=['patched-aggressive'.AC30]" office:value-type="float" office:value="366751" calcext:value-type="float">
            <text:p>366751</text:p>
          </table:table-cell>
          <table:table-cell table:formula="of:=['patched-aggressive'.O30]" office:value-type="float" office:value="503216" calcext:value-type="float">
            <text:p>503216</text:p>
          </table:table-cell>
        </table:table-row>
        <table:table-row table:style-name="ro1">
          <table:table-cell table:formula="of:=[original.AB31]" office:value-type="float" office:value="472524" calcext:value-type="float">
            <text:p>472524</text:p>
          </table:table-cell>
          <table:table-cell table:formula="of:=[original.AC31]" office:value-type="float" office:value="358712" calcext:value-type="float">
            <text:p>358712</text:p>
          </table:table-cell>
          <table:table-cell table:formula="of:=[original.O31]" office:value-type="float" office:value="580136" calcext:value-type="float">
            <text:p>580136</text:p>
          </table:table-cell>
          <table:table-cell table:formula="of:=['patched-standard'.AB31]" office:value-type="float" office:value="377344" calcext:value-type="float">
            <text:p>377344</text:p>
          </table:table-cell>
          <table:table-cell table:formula="of:=['patched-standard'.AC31]" office:value-type="float" office:value="366757" calcext:value-type="float">
            <text:p>366757</text:p>
          </table:table-cell>
          <table:table-cell table:formula="of:=['patched-standard'.O31]" office:value-type="float" office:value="505692" calcext:value-type="float">
            <text:p>505692</text:p>
          </table:table-cell>
          <table:table-cell table:formula="of:=['patched-aggressive'.AB31]" office:value-type="float" office:value="369680" calcext:value-type="float">
            <text:p>369680</text:p>
          </table:table-cell>
          <table:table-cell table:formula="of:=['patched-aggressive'.AC31]" office:value-type="float" office:value="366751" calcext:value-type="float">
            <text:p>366751</text:p>
          </table:table-cell>
          <table:table-cell table:formula="of:=['patched-aggressive'.O31]" office:value-type="float" office:value="503216" calcext:value-type="float">
            <text:p>503216</text:p>
          </table:table-cell>
        </table:table-row>
        <table:table-row table:style-name="ro1">
          <table:table-cell table:formula="of:=[original.AB32]" office:value-type="float" office:value="472524" calcext:value-type="float">
            <text:p>472524</text:p>
          </table:table-cell>
          <table:table-cell table:formula="of:=[original.AC32]" office:value-type="float" office:value="358712" calcext:value-type="float">
            <text:p>358712</text:p>
          </table:table-cell>
          <table:table-cell table:formula="of:=[original.O32]" office:value-type="float" office:value="580136" calcext:value-type="float">
            <text:p>580136</text:p>
          </table:table-cell>
          <table:table-cell table:formula="of:=['patched-standard'.AB32]" office:value-type="float" office:value="377344" calcext:value-type="float">
            <text:p>377344</text:p>
          </table:table-cell>
          <table:table-cell table:formula="of:=['patched-standard'.AC32]" office:value-type="float" office:value="366757" calcext:value-type="float">
            <text:p>366757</text:p>
          </table:table-cell>
          <table:table-cell table:formula="of:=['patched-standard'.O32]" office:value-type="float" office:value="505692" calcext:value-type="float">
            <text:p>505692</text:p>
          </table:table-cell>
          <table:table-cell table:formula="of:=['patched-aggressive'.AB32]" office:value-type="float" office:value="369680" calcext:value-type="float">
            <text:p>369680</text:p>
          </table:table-cell>
          <table:table-cell table:formula="of:=['patched-aggressive'.AC32]" office:value-type="float" office:value="366751" calcext:value-type="float">
            <text:p>366751</text:p>
          </table:table-cell>
          <table:table-cell table:formula="of:=['patched-aggressive'.O32]" office:value-type="float" office:value="503216" calcext:value-type="float">
            <text:p>503216</text:p>
          </table:table-cell>
        </table:table-row>
        <table:table-row table:style-name="ro1">
          <table:table-cell table:formula="of:=[original.AB33]" office:value-type="float" office:value="472524" calcext:value-type="float">
            <text:p>472524</text:p>
          </table:table-cell>
          <table:table-cell table:formula="of:=[original.AC33]" office:value-type="float" office:value="358712" calcext:value-type="float">
            <text:p>358712</text:p>
          </table:table-cell>
          <table:table-cell table:formula="of:=[original.O33]" office:value-type="float" office:value="580136" calcext:value-type="float">
            <text:p>580136</text:p>
          </table:table-cell>
          <table:table-cell table:formula="of:=['patched-standard'.AB33]" office:value-type="float" office:value="377344" calcext:value-type="float">
            <text:p>377344</text:p>
          </table:table-cell>
          <table:table-cell table:formula="of:=['patched-standard'.AC33]" office:value-type="float" office:value="366757" calcext:value-type="float">
            <text:p>366757</text:p>
          </table:table-cell>
          <table:table-cell table:formula="of:=['patched-standard'.O33]" office:value-type="float" office:value="505692" calcext:value-type="float">
            <text:p>505692</text:p>
          </table:table-cell>
          <table:table-cell table:formula="of:=['patched-aggressive'.AB33]" office:value-type="float" office:value="369680" calcext:value-type="float">
            <text:p>369680</text:p>
          </table:table-cell>
          <table:table-cell table:formula="of:=['patched-aggressive'.AC33]" office:value-type="float" office:value="366751" calcext:value-type="float">
            <text:p>366751</text:p>
          </table:table-cell>
          <table:table-cell table:formula="of:=['patched-aggressive'.O33]" office:value-type="float" office:value="503216" calcext:value-type="float">
            <text:p>503216</text:p>
          </table:table-cell>
        </table:table-row>
        <table:table-row table:style-name="ro1">
          <table:table-cell table:formula="of:=[original.AB34]" office:value-type="float" office:value="466380" calcext:value-type="float">
            <text:p>466380</text:p>
          </table:table-cell>
          <table:table-cell table:formula="of:=[original.AC34]" office:value-type="float" office:value="272299" calcext:value-type="float">
            <text:p>272299</text:p>
          </table:table-cell>
          <table:table-cell table:formula="of:=[original.O34]" office:value-type="float" office:value="574420" calcext:value-type="float">
            <text:p>574420</text:p>
          </table:table-cell>
          <table:table-cell table:formula="of:=['patched-standard'.AB34]" office:value-type="float" office:value="288832" calcext:value-type="float">
            <text:p>288832</text:p>
          </table:table-cell>
          <table:table-cell table:formula="of:=['patched-standard'.AC34]" office:value-type="float" office:value="278370" calcext:value-type="float">
            <text:p>278370</text:p>
          </table:table-cell>
          <table:table-cell table:formula="of:=['patched-standard'.O34]" office:value-type="float" office:value="417672" calcext:value-type="float">
            <text:p>417672</text:p>
          </table:table-cell>
          <table:table-cell table:formula="of:=['patched-aggressive'.AB34]" office:value-type="float" office:value="281200" calcext:value-type="float">
            <text:p>281200</text:p>
          </table:table-cell>
          <table:table-cell table:formula="of:=['patched-aggressive'.AC34]" office:value-type="float" office:value="278363" calcext:value-type="float">
            <text:p>278363</text:p>
          </table:table-cell>
          <table:table-cell table:formula="of:=['patched-aggressive'.O34]" office:value-type="float" office:value="415240" calcext:value-type="float">
            <text:p>415240</text:p>
          </table:table-cell>
        </table:table-row>
        <table:table-row table:style-name="ro1">
          <table:table-cell table:formula="of:=[original.AB35]" office:value-type="float" office:value="466380" calcext:value-type="float">
            <text:p>466380</text:p>
          </table:table-cell>
          <table:table-cell table:formula="of:=[original.AC35]" office:value-type="float" office:value="272299" calcext:value-type="float">
            <text:p>272299</text:p>
          </table:table-cell>
          <table:table-cell table:formula="of:=[original.O35]" office:value-type="float" office:value="574420" calcext:value-type="float">
            <text:p>574420</text:p>
          </table:table-cell>
          <table:table-cell table:formula="of:=['patched-standard'.AB35]" office:value-type="float" office:value="288832" calcext:value-type="float">
            <text:p>288832</text:p>
          </table:table-cell>
          <table:table-cell table:formula="of:=['patched-standard'.AC35]" office:value-type="float" office:value="278370" calcext:value-type="float">
            <text:p>278370</text:p>
          </table:table-cell>
          <table:table-cell table:formula="of:=['patched-standard'.O35]" office:value-type="float" office:value="417672" calcext:value-type="float">
            <text:p>417672</text:p>
          </table:table-cell>
          <table:table-cell table:formula="of:=['patched-aggressive'.AB35]" office:value-type="float" office:value="281200" calcext:value-type="float">
            <text:p>281200</text:p>
          </table:table-cell>
          <table:table-cell table:formula="of:=['patched-aggressive'.AC35]" office:value-type="float" office:value="278363" calcext:value-type="float">
            <text:p>278363</text:p>
          </table:table-cell>
          <table:table-cell table:formula="of:=['patched-aggressive'.O35]" office:value-type="float" office:value="415240" calcext:value-type="float">
            <text:p>415240</text:p>
          </table:table-cell>
        </table:table-row>
        <table:table-row table:style-name="ro1">
          <table:table-cell table:formula="of:=[original.AB36]" office:value-type="float" office:value="466380" calcext:value-type="float">
            <text:p>466380</text:p>
          </table:table-cell>
          <table:table-cell table:formula="of:=[original.AC36]" office:value-type="float" office:value="272299" calcext:value-type="float">
            <text:p>272299</text:p>
          </table:table-cell>
          <table:table-cell table:formula="of:=[original.O36]" office:value-type="float" office:value="574420" calcext:value-type="float">
            <text:p>574420</text:p>
          </table:table-cell>
          <table:table-cell table:formula="of:=['patched-standard'.AB36]" office:value-type="float" office:value="288832" calcext:value-type="float">
            <text:p>288832</text:p>
          </table:table-cell>
          <table:table-cell table:formula="of:=['patched-standard'.AC36]" office:value-type="float" office:value="278370" calcext:value-type="float">
            <text:p>278370</text:p>
          </table:table-cell>
          <table:table-cell table:formula="of:=['patched-standard'.O36]" office:value-type="float" office:value="417672" calcext:value-type="float">
            <text:p>417672</text:p>
          </table:table-cell>
          <table:table-cell table:formula="of:=['patched-aggressive'.AB36]" office:value-type="float" office:value="281200" calcext:value-type="float">
            <text:p>281200</text:p>
          </table:table-cell>
          <table:table-cell table:formula="of:=['patched-aggressive'.AC36]" office:value-type="float" office:value="278363" calcext:value-type="float">
            <text:p>278363</text:p>
          </table:table-cell>
          <table:table-cell table:formula="of:=['patched-aggressive'.O36]" office:value-type="float" office:value="415240" calcext:value-type="float">
            <text:p>415240</text:p>
          </table:table-cell>
        </table:table-row>
        <table:table-row table:style-name="ro1">
          <table:table-cell table:formula="of:=[original.AB37]" office:value-type="float" office:value="466380" calcext:value-type="float">
            <text:p>466380</text:p>
          </table:table-cell>
          <table:table-cell table:formula="of:=[original.AC37]" office:value-type="float" office:value="272299" calcext:value-type="float">
            <text:p>272299</text:p>
          </table:table-cell>
          <table:table-cell table:formula="of:=[original.O37]" office:value-type="float" office:value="574420" calcext:value-type="float">
            <text:p>574420</text:p>
          </table:table-cell>
          <table:table-cell table:formula="of:=['patched-standard'.AB37]" office:value-type="float" office:value="288832" calcext:value-type="float">
            <text:p>288832</text:p>
          </table:table-cell>
          <table:table-cell table:formula="of:=['patched-standard'.AC37]" office:value-type="float" office:value="278370" calcext:value-type="float">
            <text:p>278370</text:p>
          </table:table-cell>
          <table:table-cell table:formula="of:=['patched-standard'.O37]" office:value-type="float" office:value="417672" calcext:value-type="float">
            <text:p>417672</text:p>
          </table:table-cell>
          <table:table-cell table:formula="of:=['patched-aggressive'.AB37]" office:value-type="float" office:value="281200" calcext:value-type="float">
            <text:p>281200</text:p>
          </table:table-cell>
          <table:table-cell table:formula="of:=['patched-aggressive'.AC37]" office:value-type="float" office:value="278363" calcext:value-type="float">
            <text:p>278363</text:p>
          </table:table-cell>
          <table:table-cell table:formula="of:=['patched-aggressive'.O37]" office:value-type="float" office:value="415240" calcext:value-type="float">
            <text:p>415240</text:p>
          </table:table-cell>
        </table:table-row>
        <table:table-row table:style-name="ro1">
          <table:table-cell table:formula="of:=[original.AB38]" office:value-type="float" office:value="466380" calcext:value-type="float">
            <text:p>466380</text:p>
          </table:table-cell>
          <table:table-cell table:formula="of:=[original.AC38]" office:value-type="float" office:value="272300" calcext:value-type="float">
            <text:p>272300</text:p>
          </table:table-cell>
          <table:table-cell table:formula="of:=[original.O38]" office:value-type="float" office:value="574420" calcext:value-type="float">
            <text:p>574420</text:p>
          </table:table-cell>
          <table:table-cell table:formula="of:=['patched-standard'.AB38]" office:value-type="float" office:value="288832" calcext:value-type="float">
            <text:p>288832</text:p>
          </table:table-cell>
          <table:table-cell table:formula="of:=['patched-standard'.AC38]" office:value-type="float" office:value="278371" calcext:value-type="float">
            <text:p>278371</text:p>
          </table:table-cell>
          <table:table-cell table:formula="of:=['patched-standard'.O38]" office:value-type="float" office:value="417672" calcext:value-type="float">
            <text:p>417672</text:p>
          </table:table-cell>
          <table:table-cell table:formula="of:=['patched-aggressive'.AB38]" office:value-type="float" office:value="281200" calcext:value-type="float">
            <text:p>281200</text:p>
          </table:table-cell>
          <table:table-cell table:formula="of:=['patched-aggressive'.AC38]" office:value-type="float" office:value="278365" calcext:value-type="float">
            <text:p>278365</text:p>
          </table:table-cell>
          <table:table-cell table:formula="of:=['patched-aggressive'.O38]" office:value-type="float" office:value="415240" calcext:value-type="float">
            <text:p>415240</text:p>
          </table:table-cell>
        </table:table-row>
        <table:table-row table:style-name="ro1">
          <table:table-cell table:formula="of:=[original.AB39]" office:value-type="float" office:value="466380" calcext:value-type="float">
            <text:p>466380</text:p>
          </table:table-cell>
          <table:table-cell table:formula="of:=[original.AC39]" office:value-type="float" office:value="272300" calcext:value-type="float">
            <text:p>272300</text:p>
          </table:table-cell>
          <table:table-cell table:formula="of:=[original.O39]" office:value-type="float" office:value="574420" calcext:value-type="float">
            <text:p>574420</text:p>
          </table:table-cell>
          <table:table-cell table:formula="of:=['patched-standard'.AB39]" office:value-type="float" office:value="288832" calcext:value-type="float">
            <text:p>288832</text:p>
          </table:table-cell>
          <table:table-cell table:formula="of:=['patched-standard'.AC39]" office:value-type="float" office:value="278371" calcext:value-type="float">
            <text:p>278371</text:p>
          </table:table-cell>
          <table:table-cell table:formula="of:=['patched-standard'.O39]" office:value-type="float" office:value="417672" calcext:value-type="float">
            <text:p>417672</text:p>
          </table:table-cell>
          <table:table-cell table:formula="of:=['patched-aggressive'.AB39]" office:value-type="float" office:value="281200" calcext:value-type="float">
            <text:p>281200</text:p>
          </table:table-cell>
          <table:table-cell table:formula="of:=['patched-aggressive'.AC39]" office:value-type="float" office:value="278365" calcext:value-type="float">
            <text:p>278365</text:p>
          </table:table-cell>
          <table:table-cell table:formula="of:=['patched-aggressive'.O39]" office:value-type="float" office:value="415240" calcext:value-type="float">
            <text:p>415240</text:p>
          </table:table-cell>
        </table:table-row>
        <table:table-row table:style-name="ro1">
          <table:table-cell table:formula="of:=[original.AB40]" office:value-type="float" office:value="466380" calcext:value-type="float">
            <text:p>466380</text:p>
          </table:table-cell>
          <table:table-cell table:formula="of:=[original.AC40]" office:value-type="float" office:value="272300" calcext:value-type="float">
            <text:p>272300</text:p>
          </table:table-cell>
          <table:table-cell table:formula="of:=[original.O40]" office:value-type="float" office:value="574420" calcext:value-type="float">
            <text:p>574420</text:p>
          </table:table-cell>
          <table:table-cell table:formula="of:=['patched-standard'.AB40]" office:value-type="float" office:value="288832" calcext:value-type="float">
            <text:p>288832</text:p>
          </table:table-cell>
          <table:table-cell table:formula="of:=['patched-standard'.AC40]" office:value-type="float" office:value="278371" calcext:value-type="float">
            <text:p>278371</text:p>
          </table:table-cell>
          <table:table-cell table:formula="of:=['patched-standard'.O40]" office:value-type="float" office:value="417672" calcext:value-type="float">
            <text:p>417672</text:p>
          </table:table-cell>
          <table:table-cell table:formula="of:=['patched-aggressive'.AB40]" office:value-type="float" office:value="281200" calcext:value-type="float">
            <text:p>281200</text:p>
          </table:table-cell>
          <table:table-cell table:formula="of:=['patched-aggressive'.AC40]" office:value-type="float" office:value="278365" calcext:value-type="float">
            <text:p>278365</text:p>
          </table:table-cell>
          <table:table-cell table:formula="of:=['patched-aggressive'.O40]" office:value-type="float" office:value="415240" calcext:value-type="float">
            <text:p>415240</text:p>
          </table:table-cell>
        </table:table-row>
        <table:table-row table:style-name="ro1">
          <table:table-cell table:formula="of:=[original.AB41]" office:value-type="float" office:value="466380" calcext:value-type="float">
            <text:p>466380</text:p>
          </table:table-cell>
          <table:table-cell table:formula="of:=[original.AC41]" office:value-type="float" office:value="272300" calcext:value-type="float">
            <text:p>272300</text:p>
          </table:table-cell>
          <table:table-cell table:formula="of:=[original.O41]" office:value-type="float" office:value="574420" calcext:value-type="float">
            <text:p>574420</text:p>
          </table:table-cell>
          <table:table-cell table:formula="of:=['patched-standard'.AB41]" office:value-type="float" office:value="288832" calcext:value-type="float">
            <text:p>288832</text:p>
          </table:table-cell>
          <table:table-cell table:formula="of:=['patched-standard'.AC41]" office:value-type="float" office:value="278371" calcext:value-type="float">
            <text:p>278371</text:p>
          </table:table-cell>
          <table:table-cell table:formula="of:=['patched-standard'.O41]" office:value-type="float" office:value="417672" calcext:value-type="float">
            <text:p>417672</text:p>
          </table:table-cell>
          <table:table-cell table:formula="of:=['patched-aggressive'.AB41]" office:value-type="float" office:value="281200" calcext:value-type="float">
            <text:p>281200</text:p>
          </table:table-cell>
          <table:table-cell table:formula="of:=['patched-aggressive'.AC41]" office:value-type="float" office:value="278365" calcext:value-type="float">
            <text:p>278365</text:p>
          </table:table-cell>
          <table:table-cell table:formula="of:=['patched-aggressive'.O41]" office:value-type="float" office:value="415240" calcext:value-type="float">
            <text:p>415240</text:p>
          </table:table-cell>
        </table:table-row>
        <table:table-row table:style-name="ro1">
          <table:table-cell table:formula="of:=[original.AB42]" office:value-type="float" office:value="425420" calcext:value-type="float">
            <text:p>425420</text:p>
          </table:table-cell>
          <table:table-cell table:formula="of:=[original.AC42]" office:value-type="float" office:value="185887" calcext:value-type="float">
            <text:p>185887</text:p>
          </table:table-cell>
          <table:table-cell table:formula="of:=[original.O42]" office:value-type="float" office:value="535124" calcext:value-type="float">
            <text:p>535124</text:p>
          </table:table-cell>
          <table:table-cell table:formula="of:=['patched-standard'.AB42]" office:value-type="float" office:value="200448" calcext:value-type="float">
            <text:p>200448</text:p>
          </table:table-cell>
          <table:table-cell table:formula="of:=['patched-standard'.AC42]" office:value-type="float" office:value="189983" calcext:value-type="float">
            <text:p>189983</text:p>
          </table:table-cell>
          <table:table-cell table:formula="of:=['patched-standard'.O42]" office:value-type="float" office:value="329232" calcext:value-type="float">
            <text:p>329232</text:p>
          </table:table-cell>
          <table:table-cell table:formula="of:=['patched-aggressive'.AB42]" office:value-type="float" office:value="192720" calcext:value-type="float">
            <text:p>192720</text:p>
          </table:table-cell>
          <table:table-cell table:formula="of:=['patched-aggressive'.AC42]" office:value-type="float" office:value="189977" calcext:value-type="float">
            <text:p>189977</text:p>
          </table:table-cell>
          <table:table-cell table:formula="of:=['patched-aggressive'.O42]" office:value-type="float" office:value="326724" calcext:value-type="float">
            <text:p>326724</text:p>
          </table:table-cell>
        </table:table-row>
        <table:table-row table:style-name="ro1">
          <table:table-cell table:formula="of:=[original.AB43]" office:value-type="float" office:value="425420" calcext:value-type="float">
            <text:p>425420</text:p>
          </table:table-cell>
          <table:table-cell table:formula="of:=[original.AC43]" office:value-type="float" office:value="185887" calcext:value-type="float">
            <text:p>185887</text:p>
          </table:table-cell>
          <table:table-cell table:formula="of:=[original.O43]" office:value-type="float" office:value="535124" calcext:value-type="float">
            <text:p>535124</text:p>
          </table:table-cell>
          <table:table-cell table:formula="of:=['patched-standard'.AB43]" office:value-type="float" office:value="200448" calcext:value-type="float">
            <text:p>200448</text:p>
          </table:table-cell>
          <table:table-cell table:formula="of:=['patched-standard'.AC43]" office:value-type="float" office:value="189983" calcext:value-type="float">
            <text:p>189983</text:p>
          </table:table-cell>
          <table:table-cell table:formula="of:=['patched-standard'.O43]" office:value-type="float" office:value="329232" calcext:value-type="float">
            <text:p>329232</text:p>
          </table:table-cell>
          <table:table-cell table:formula="of:=['patched-aggressive'.AB43]" office:value-type="float" office:value="192720" calcext:value-type="float">
            <text:p>192720</text:p>
          </table:table-cell>
          <table:table-cell table:formula="of:=['patched-aggressive'.AC43]" office:value-type="float" office:value="189977" calcext:value-type="float">
            <text:p>189977</text:p>
          </table:table-cell>
          <table:table-cell table:formula="of:=['patched-aggressive'.O43]" office:value-type="float" office:value="326700" calcext:value-type="float">
            <text:p>326700</text:p>
          </table:table-cell>
        </table:table-row>
        <table:table-row table:style-name="ro1">
          <table:table-cell table:formula="of:=[original.AB44]" office:value-type="float" office:value="425420" calcext:value-type="float">
            <text:p>425420</text:p>
          </table:table-cell>
          <table:table-cell table:formula="of:=[original.AC44]" office:value-type="float" office:value="185887" calcext:value-type="float">
            <text:p>185887</text:p>
          </table:table-cell>
          <table:table-cell table:formula="of:=[original.O44]" office:value-type="float" office:value="535124" calcext:value-type="float">
            <text:p>535124</text:p>
          </table:table-cell>
          <table:table-cell table:formula="of:=['patched-standard'.AB44]" office:value-type="float" office:value="200448" calcext:value-type="float">
            <text:p>200448</text:p>
          </table:table-cell>
          <table:table-cell table:formula="of:=['patched-standard'.AC44]" office:value-type="float" office:value="189983" calcext:value-type="float">
            <text:p>189983</text:p>
          </table:table-cell>
          <table:table-cell table:formula="of:=['patched-standard'.O44]" office:value-type="float" office:value="329232" calcext:value-type="float">
            <text:p>329232</text:p>
          </table:table-cell>
          <table:table-cell table:formula="of:=['patched-aggressive'.AB44]" office:value-type="float" office:value="192720" calcext:value-type="float">
            <text:p>192720</text:p>
          </table:table-cell>
          <table:table-cell table:formula="of:=['patched-aggressive'.AC44]" office:value-type="float" office:value="189977" calcext:value-type="float">
            <text:p>189977</text:p>
          </table:table-cell>
          <table:table-cell table:formula="of:=['patched-aggressive'.O44]" office:value-type="float" office:value="326700" calcext:value-type="float">
            <text:p>326700</text:p>
          </table:table-cell>
        </table:table-row>
        <table:table-row table:style-name="ro1">
          <table:table-cell table:formula="of:=[original.AB45]" office:value-type="float" office:value="425420" calcext:value-type="float">
            <text:p>425420</text:p>
          </table:table-cell>
          <table:table-cell table:formula="of:=[original.AC45]" office:value-type="float" office:value="185887" calcext:value-type="float">
            <text:p>185887</text:p>
          </table:table-cell>
          <table:table-cell table:formula="of:=[original.O45]" office:value-type="float" office:value="535124" calcext:value-type="float">
            <text:p>535124</text:p>
          </table:table-cell>
          <table:table-cell table:formula="of:=['patched-standard'.AB45]" office:value-type="float" office:value="200448" calcext:value-type="float">
            <text:p>200448</text:p>
          </table:table-cell>
          <table:table-cell table:formula="of:=['patched-standard'.AC45]" office:value-type="float" office:value="189983" calcext:value-type="float">
            <text:p>189983</text:p>
          </table:table-cell>
          <table:table-cell table:formula="of:=['patched-standard'.O45]" office:value-type="float" office:value="329232" calcext:value-type="float">
            <text:p>329232</text:p>
          </table:table-cell>
          <table:table-cell table:formula="of:=['patched-aggressive'.AB45]" office:value-type="float" office:value="192720" calcext:value-type="float">
            <text:p>192720</text:p>
          </table:table-cell>
          <table:table-cell table:formula="of:=['patched-aggressive'.AC45]" office:value-type="float" office:value="189977" calcext:value-type="float">
            <text:p>189977</text:p>
          </table:table-cell>
          <table:table-cell table:formula="of:=['patched-aggressive'.O45]" office:value-type="float" office:value="326700" calcext:value-type="float">
            <text:p>326700</text:p>
          </table:table-cell>
        </table:table-row>
        <table:table-row table:style-name="ro1">
          <table:table-cell table:formula="of:=[original.AB46]" office:value-type="float" office:value="425420" calcext:value-type="float">
            <text:p>425420</text:p>
          </table:table-cell>
          <table:table-cell table:formula="of:=[original.AC46]" office:value-type="float" office:value="185887" calcext:value-type="float">
            <text:p>185887</text:p>
          </table:table-cell>
          <table:table-cell table:formula="of:=[original.O46]" office:value-type="float" office:value="535124" calcext:value-type="float">
            <text:p>535124</text:p>
          </table:table-cell>
          <table:table-cell table:formula="of:=['patched-standard'.AB46]" office:value-type="float" office:value="200448" calcext:value-type="float">
            <text:p>200448</text:p>
          </table:table-cell>
          <table:table-cell table:formula="of:=['patched-standard'.AC46]" office:value-type="float" office:value="189983" calcext:value-type="float">
            <text:p>189983</text:p>
          </table:table-cell>
          <table:table-cell table:formula="of:=['patched-standard'.O46]" office:value-type="float" office:value="329232" calcext:value-type="float">
            <text:p>329232</text:p>
          </table:table-cell>
          <table:table-cell table:formula="of:=['patched-aggressive'.AB46]" office:value-type="float" office:value="192720" calcext:value-type="float">
            <text:p>192720</text:p>
          </table:table-cell>
          <table:table-cell table:formula="of:=['patched-aggressive'.AC46]" office:value-type="float" office:value="189977" calcext:value-type="float">
            <text:p>189977</text:p>
          </table:table-cell>
          <table:table-cell table:formula="of:=['patched-aggressive'.O46]" office:value-type="float" office:value="326700" calcext:value-type="float">
            <text:p>326700</text:p>
          </table:table-cell>
        </table:table-row>
        <table:table-row table:style-name="ro1">
          <table:table-cell table:formula="of:=[original.AB47]" office:value-type="float" office:value="425420" calcext:value-type="float">
            <text:p>425420</text:p>
          </table:table-cell>
          <table:table-cell table:formula="of:=[original.AC47]" office:value-type="float" office:value="185887" calcext:value-type="float">
            <text:p>185887</text:p>
          </table:table-cell>
          <table:table-cell table:formula="of:=[original.O47]" office:value-type="float" office:value="535124" calcext:value-type="float">
            <text:p>535124</text:p>
          </table:table-cell>
          <table:table-cell table:formula="of:=['patched-standard'.AB47]" office:value-type="float" office:value="200448" calcext:value-type="float">
            <text:p>200448</text:p>
          </table:table-cell>
          <table:table-cell table:formula="of:=['patched-standard'.AC47]" office:value-type="float" office:value="189983" calcext:value-type="float">
            <text:p>189983</text:p>
          </table:table-cell>
          <table:table-cell table:formula="of:=['patched-standard'.O47]" office:value-type="float" office:value="329232" calcext:value-type="float">
            <text:p>329232</text:p>
          </table:table-cell>
          <table:table-cell table:formula="of:=['patched-aggressive'.AB47]" office:value-type="float" office:value="192720" calcext:value-type="float">
            <text:p>192720</text:p>
          </table:table-cell>
          <table:table-cell table:formula="of:=['patched-aggressive'.AC47]" office:value-type="float" office:value="189977" calcext:value-type="float">
            <text:p>189977</text:p>
          </table:table-cell>
          <table:table-cell table:formula="of:=['patched-aggressive'.O47]" office:value-type="float" office:value="326700" calcext:value-type="float">
            <text:p>326700</text:p>
          </table:table-cell>
        </table:table-row>
        <table:table-row table:style-name="ro1">
          <table:table-cell table:formula="of:=[original.AB48]" office:value-type="float" office:value="425420" calcext:value-type="float">
            <text:p>425420</text:p>
          </table:table-cell>
          <table:table-cell table:formula="of:=[original.AC48]" office:value-type="float" office:value="185887" calcext:value-type="float">
            <text:p>185887</text:p>
          </table:table-cell>
          <table:table-cell table:formula="of:=[original.O48]" office:value-type="float" office:value="535124" calcext:value-type="float">
            <text:p>535124</text:p>
          </table:table-cell>
          <table:table-cell table:formula="of:=['patched-standard'.AB48]" office:value-type="float" office:value="200448" calcext:value-type="float">
            <text:p>200448</text:p>
          </table:table-cell>
          <table:table-cell table:formula="of:=['patched-standard'.AC48]" office:value-type="float" office:value="189983" calcext:value-type="float">
            <text:p>189983</text:p>
          </table:table-cell>
          <table:table-cell table:formula="of:=['patched-standard'.O48]" office:value-type="float" office:value="329232" calcext:value-type="float">
            <text:p>329232</text:p>
          </table:table-cell>
          <table:table-cell table:formula="of:=['patched-aggressive'.AB48]" office:value-type="float" office:value="192720" calcext:value-type="float">
            <text:p>192720</text:p>
          </table:table-cell>
          <table:table-cell table:formula="of:=['patched-aggressive'.AC48]" office:value-type="float" office:value="189977" calcext:value-type="float">
            <text:p>189977</text:p>
          </table:table-cell>
          <table:table-cell table:formula="of:=['patched-aggressive'.O48]" office:value-type="float" office:value="326700" calcext:value-type="float">
            <text:p>326700</text:p>
          </table:table-cell>
        </table:table-row>
        <table:table-row table:style-name="ro1">
          <table:table-cell table:formula="of:=[original.AB49]" office:value-type="float" office:value="425420" calcext:value-type="float">
            <text:p>425420</text:p>
          </table:table-cell>
          <table:table-cell table:formula="of:=[original.AC49]" office:value-type="float" office:value="185887" calcext:value-type="float">
            <text:p>185887</text:p>
          </table:table-cell>
          <table:table-cell table:formula="of:=[original.O49]" office:value-type="float" office:value="535124" calcext:value-type="float">
            <text:p>535124</text:p>
          </table:table-cell>
          <table:table-cell table:formula="of:=['patched-standard'.AB49]" office:value-type="float" office:value="200448" calcext:value-type="float">
            <text:p>200448</text:p>
          </table:table-cell>
          <table:table-cell table:formula="of:=['patched-standard'.AC49]" office:value-type="float" office:value="189983" calcext:value-type="float">
            <text:p>189983</text:p>
          </table:table-cell>
          <table:table-cell table:formula="of:=['patched-standard'.O49]" office:value-type="float" office:value="329232" calcext:value-type="float">
            <text:p>329232</text:p>
          </table:table-cell>
          <table:table-cell table:formula="of:=['patched-aggressive'.AB49]" office:value-type="float" office:value="192720" calcext:value-type="float">
            <text:p>192720</text:p>
          </table:table-cell>
          <table:table-cell table:formula="of:=['patched-aggressive'.AC49]" office:value-type="float" office:value="189977" calcext:value-type="float">
            <text:p>189977</text:p>
          </table:table-cell>
          <table:table-cell table:formula="of:=['patched-aggressive'.O49]" office:value-type="float" office:value="326700" calcext:value-type="float">
            <text:p>326700</text:p>
          </table:table-cell>
        </table:table-row>
        <table:table-row table:style-name="ro1">
          <table:table-cell table:formula="of:=[original.AB50]" office:value-type="float" office:value="380364" calcext:value-type="float">
            <text:p>380364</text:p>
          </table:table-cell>
          <table:table-cell table:formula="of:=[original.AC50]" office:value-type="float" office:value="99474" calcext:value-type="float">
            <text:p>99474</text:p>
          </table:table-cell>
          <table:table-cell table:formula="of:=[original.O50]" office:value-type="float" office:value="491632" calcext:value-type="float">
            <text:p>491632</text:p>
          </table:table-cell>
          <table:table-cell table:formula="of:=['patched-standard'.AB50]" office:value-type="float" office:value="111936" calcext:value-type="float">
            <text:p>111936</text:p>
          </table:table-cell>
          <table:table-cell table:formula="of:=['patched-standard'.AC50]" office:value-type="float" office:value="101595" calcext:value-type="float">
            <text:p>101595</text:p>
          </table:table-cell>
          <table:table-cell table:formula="of:=['patched-standard'.O50]" office:value-type="float" office:value="240696" calcext:value-type="float">
            <text:p>240696</text:p>
          </table:table-cell>
          <table:table-cell table:formula="of:=['patched-aggressive'.AB50]" office:value-type="float" office:value="192720" calcext:value-type="float">
            <text:p>192720</text:p>
          </table:table-cell>
          <table:table-cell table:formula="of:=['patched-aggressive'.AC50]" office:value-type="float" office:value="189977" calcext:value-type="float">
            <text:p>189977</text:p>
          </table:table-cell>
          <table:table-cell table:formula="of:=['patched-aggressive'.O50]" office:value-type="float" office:value="326700" calcext:value-type="float">
            <text:p>326700</text:p>
          </table:table-cell>
        </table:table-row>
        <table:table-row table:style-name="ro1">
          <table:table-cell table:formula="of:=[original.AB51]" office:value-type="float" office:value="380364" calcext:value-type="float">
            <text:p>380364</text:p>
          </table:table-cell>
          <table:table-cell table:formula="of:=[original.AC51]" office:value-type="float" office:value="99474" calcext:value-type="float">
            <text:p>99474</text:p>
          </table:table-cell>
          <table:table-cell table:formula="of:=[original.O51]" office:value-type="float" office:value="491632" calcext:value-type="float">
            <text:p>491632</text:p>
          </table:table-cell>
          <table:table-cell table:formula="of:=['patched-standard'.AB51]" office:value-type="float" office:value="111936" calcext:value-type="float">
            <text:p>111936</text:p>
          </table:table-cell>
          <table:table-cell table:formula="of:=['patched-standard'.AC51]" office:value-type="float" office:value="101595" calcext:value-type="float">
            <text:p>101595</text:p>
          </table:table-cell>
          <table:table-cell table:formula="of:=['patched-standard'.O51]" office:value-type="float" office:value="240696" calcext:value-type="float">
            <text:p>240696</text:p>
          </table:table-cell>
          <table:table-cell table:formula="of:=['patched-aggressive'.AB51]" office:value-type="float" office:value="104240" calcext:value-type="float">
            <text:p>104240</text:p>
          </table:table-cell>
          <table:table-cell table:formula="of:=['patched-aggressive'.AC51]" office:value-type="float" office:value="101590" calcext:value-type="float">
            <text:p>101590</text:p>
          </table:table-cell>
          <table:table-cell table:formula="of:=['patched-aggressive'.O51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52]" office:value-type="float" office:value="380364" calcext:value-type="float">
            <text:p>380364</text:p>
          </table:table-cell>
          <table:table-cell table:formula="of:=[original.AC52]" office:value-type="float" office:value="99474" calcext:value-type="float">
            <text:p>99474</text:p>
          </table:table-cell>
          <table:table-cell table:formula="of:=[original.O52]" office:value-type="float" office:value="491632" calcext:value-type="float">
            <text:p>491632</text:p>
          </table:table-cell>
          <table:table-cell table:formula="of:=['patched-standard'.AB52]" office:value-type="float" office:value="111936" calcext:value-type="float">
            <text:p>111936</text:p>
          </table:table-cell>
          <table:table-cell table:formula="of:=['patched-standard'.AC52]" office:value-type="float" office:value="101595" calcext:value-type="float">
            <text:p>101595</text:p>
          </table:table-cell>
          <table:table-cell table:formula="of:=['patched-standard'.O52]" office:value-type="float" office:value="240696" calcext:value-type="float">
            <text:p>240696</text:p>
          </table:table-cell>
          <table:table-cell table:formula="of:=['patched-aggressive'.AB52]" office:value-type="float" office:value="104240" calcext:value-type="float">
            <text:p>104240</text:p>
          </table:table-cell>
          <table:table-cell table:formula="of:=['patched-aggressive'.AC52]" office:value-type="float" office:value="101590" calcext:value-type="float">
            <text:p>101590</text:p>
          </table:table-cell>
          <table:table-cell table:formula="of:=['patched-aggressive'.O52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53]" office:value-type="float" office:value="380364" calcext:value-type="float">
            <text:p>380364</text:p>
          </table:table-cell>
          <table:table-cell table:formula="of:=[original.AC53]" office:value-type="float" office:value="99474" calcext:value-type="float">
            <text:p>99474</text:p>
          </table:table-cell>
          <table:table-cell table:formula="of:=[original.O53]" office:value-type="float" office:value="491632" calcext:value-type="float">
            <text:p>491632</text:p>
          </table:table-cell>
          <table:table-cell table:formula="of:=['patched-standard'.AB53]" office:value-type="float" office:value="111936" calcext:value-type="float">
            <text:p>111936</text:p>
          </table:table-cell>
          <table:table-cell table:formula="of:=['patched-standard'.AC53]" office:value-type="float" office:value="101595" calcext:value-type="float">
            <text:p>101595</text:p>
          </table:table-cell>
          <table:table-cell table:formula="of:=['patched-standard'.O53]" office:value-type="float" office:value="240696" calcext:value-type="float">
            <text:p>240696</text:p>
          </table:table-cell>
          <table:table-cell table:formula="of:=['patched-aggressive'.AB53]" office:value-type="float" office:value="104240" calcext:value-type="float">
            <text:p>104240</text:p>
          </table:table-cell>
          <table:table-cell table:formula="of:=['patched-aggressive'.AC53]" office:value-type="float" office:value="101590" calcext:value-type="float">
            <text:p>101590</text:p>
          </table:table-cell>
          <table:table-cell table:formula="of:=['patched-aggressive'.O53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54]" office:value-type="float" office:value="380364" calcext:value-type="float">
            <text:p>380364</text:p>
          </table:table-cell>
          <table:table-cell table:formula="of:=[original.AC54]" office:value-type="float" office:value="99474" calcext:value-type="float">
            <text:p>99474</text:p>
          </table:table-cell>
          <table:table-cell table:formula="of:=[original.O54]" office:value-type="float" office:value="491632" calcext:value-type="float">
            <text:p>491632</text:p>
          </table:table-cell>
          <table:table-cell table:formula="of:=['patched-standard'.AB54]" office:value-type="float" office:value="111936" calcext:value-type="float">
            <text:p>111936</text:p>
          </table:table-cell>
          <table:table-cell table:formula="of:=['patched-standard'.AC54]" office:value-type="float" office:value="101595" calcext:value-type="float">
            <text:p>101595</text:p>
          </table:table-cell>
          <table:table-cell table:formula="of:=['patched-standard'.O54]" office:value-type="float" office:value="240696" calcext:value-type="float">
            <text:p>240696</text:p>
          </table:table-cell>
          <table:table-cell table:formula="of:=['patched-aggressive'.AB54]" office:value-type="float" office:value="104240" calcext:value-type="float">
            <text:p>104240</text:p>
          </table:table-cell>
          <table:table-cell table:formula="of:=['patched-aggressive'.AC54]" office:value-type="float" office:value="101590" calcext:value-type="float">
            <text:p>101590</text:p>
          </table:table-cell>
          <table:table-cell table:formula="of:=['patched-aggressive'.O54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55]" office:value-type="float" office:value="380364" calcext:value-type="float">
            <text:p>380364</text:p>
          </table:table-cell>
          <table:table-cell table:formula="of:=[original.AC55]" office:value-type="float" office:value="99474" calcext:value-type="float">
            <text:p>99474</text:p>
          </table:table-cell>
          <table:table-cell table:formula="of:=[original.O55]" office:value-type="float" office:value="491632" calcext:value-type="float">
            <text:p>491632</text:p>
          </table:table-cell>
          <table:table-cell table:formula="of:=['patched-standard'.AB55]" office:value-type="float" office:value="111936" calcext:value-type="float">
            <text:p>111936</text:p>
          </table:table-cell>
          <table:table-cell table:formula="of:=['patched-standard'.AC55]" office:value-type="float" office:value="101595" calcext:value-type="float">
            <text:p>101595</text:p>
          </table:table-cell>
          <table:table-cell table:formula="of:=['patched-standard'.O55]" office:value-type="float" office:value="240696" calcext:value-type="float">
            <text:p>240696</text:p>
          </table:table-cell>
          <table:table-cell table:formula="of:=['patched-aggressive'.AB55]" office:value-type="float" office:value="104240" calcext:value-type="float">
            <text:p>104240</text:p>
          </table:table-cell>
          <table:table-cell table:formula="of:=['patched-aggressive'.AC55]" office:value-type="float" office:value="101590" calcext:value-type="float">
            <text:p>101590</text:p>
          </table:table-cell>
          <table:table-cell table:formula="of:=['patched-aggressive'.O55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56]" office:value-type="float" office:value="380364" calcext:value-type="float">
            <text:p>380364</text:p>
          </table:table-cell>
          <table:table-cell table:formula="of:=[original.AC56]" office:value-type="float" office:value="99474" calcext:value-type="float">
            <text:p>99474</text:p>
          </table:table-cell>
          <table:table-cell table:formula="of:=[original.O56]" office:value-type="float" office:value="491632" calcext:value-type="float">
            <text:p>491632</text:p>
          </table:table-cell>
          <table:table-cell table:formula="of:=['patched-standard'.AB56]" office:value-type="float" office:value="111936" calcext:value-type="float">
            <text:p>111936</text:p>
          </table:table-cell>
          <table:table-cell table:formula="of:=['patched-standard'.AC56]" office:value-type="float" office:value="101595" calcext:value-type="float">
            <text:p>101595</text:p>
          </table:table-cell>
          <table:table-cell table:formula="of:=['patched-standard'.O56]" office:value-type="float" office:value="240696" calcext:value-type="float">
            <text:p>240696</text:p>
          </table:table-cell>
          <table:table-cell table:formula="of:=['patched-aggressive'.AB56]" office:value-type="float" office:value="104240" calcext:value-type="float">
            <text:p>104240</text:p>
          </table:table-cell>
          <table:table-cell table:formula="of:=['patched-aggressive'.AC56]" office:value-type="float" office:value="101590" calcext:value-type="float">
            <text:p>101590</text:p>
          </table:table-cell>
          <table:table-cell table:formula="of:=['patched-aggressive'.O56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57]" office:value-type="float" office:value="380364" calcext:value-type="float">
            <text:p>380364</text:p>
          </table:table-cell>
          <table:table-cell table:formula="of:=[original.AC57]" office:value-type="float" office:value="99474" calcext:value-type="float">
            <text:p>99474</text:p>
          </table:table-cell>
          <table:table-cell table:formula="of:=[original.O57]" office:value-type="float" office:value="491632" calcext:value-type="float">
            <text:p>491632</text:p>
          </table:table-cell>
          <table:table-cell table:formula="of:=['patched-standard'.AB57]" office:value-type="float" office:value="111936" calcext:value-type="float">
            <text:p>111936</text:p>
          </table:table-cell>
          <table:table-cell table:formula="of:=['patched-standard'.AC57]" office:value-type="float" office:value="101595" calcext:value-type="float">
            <text:p>101595</text:p>
          </table:table-cell>
          <table:table-cell table:formula="of:=['patched-standard'.O57]" office:value-type="float" office:value="240696" calcext:value-type="float">
            <text:p>240696</text:p>
          </table:table-cell>
          <table:table-cell table:formula="of:=['patched-aggressive'.AB57]" office:value-type="float" office:value="104240" calcext:value-type="float">
            <text:p>104240</text:p>
          </table:table-cell>
          <table:table-cell table:formula="of:=['patched-aggressive'.AC57]" office:value-type="float" office:value="101590" calcext:value-type="float">
            <text:p>101590</text:p>
          </table:table-cell>
          <table:table-cell table:formula="of:=['patched-aggressive'.O57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58]" office:value-type="float" office:value="380364" calcext:value-type="float">
            <text:p>380364</text:p>
          </table:table-cell>
          <table:table-cell table:formula="of:=[original.AC58]" office:value-type="float" office:value="99474" calcext:value-type="float">
            <text:p>99474</text:p>
          </table:table-cell>
          <table:table-cell table:formula="of:=[original.O58]" office:value-type="float" office:value="491632" calcext:value-type="float">
            <text:p>491632</text:p>
          </table:table-cell>
          <table:table-cell table:formula="of:=['patched-standard'.AB58]" office:value-type="float" office:value="111936" calcext:value-type="float">
            <text:p>111936</text:p>
          </table:table-cell>
          <table:table-cell table:formula="of:=['patched-standard'.AC58]" office:value-type="float" office:value="101595" calcext:value-type="float">
            <text:p>101595</text:p>
          </table:table-cell>
          <table:table-cell table:formula="of:=['patched-standard'.O58]" office:value-type="float" office:value="240696" calcext:value-type="float">
            <text:p>240696</text:p>
          </table:table-cell>
          <table:table-cell table:formula="of:=['patched-aggressive'.AB58]" office:value-type="float" office:value="104240" calcext:value-type="float">
            <text:p>104240</text:p>
          </table:table-cell>
          <table:table-cell table:formula="of:=['patched-aggressive'.AC58]" office:value-type="float" office:value="101590" calcext:value-type="float">
            <text:p>101590</text:p>
          </table:table-cell>
          <table:table-cell table:formula="of:=['patched-aggressive'.O58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59]" office:value-type="float" office:value="380364" calcext:value-type="float">
            <text:p>380364</text:p>
          </table:table-cell>
          <table:table-cell table:formula="of:=[original.AC59]" office:value-type="float" office:value="99474" calcext:value-type="float">
            <text:p>99474</text:p>
          </table:table-cell>
          <table:table-cell table:formula="of:=[original.O59]" office:value-type="float" office:value="491632" calcext:value-type="float">
            <text:p>491632</text:p>
          </table:table-cell>
          <table:table-cell table:formula="of:=['patched-standard'.AB59]" office:value-type="float" office:value="111936" calcext:value-type="float">
            <text:p>111936</text:p>
          </table:table-cell>
          <table:table-cell table:formula="of:=['patched-standard'.AC59]" office:value-type="float" office:value="101595" calcext:value-type="float">
            <text:p>101595</text:p>
          </table:table-cell>
          <table:table-cell table:formula="of:=['patched-standard'.O59]" office:value-type="float" office:value="240696" calcext:value-type="float">
            <text:p>240696</text:p>
          </table:table-cell>
          <table:table-cell table:formula="of:=['patched-aggressive'.AB59]" office:value-type="float" office:value="104240" calcext:value-type="float">
            <text:p>104240</text:p>
          </table:table-cell>
          <table:table-cell table:formula="of:=['patched-aggressive'.AC59]" office:value-type="float" office:value="101590" calcext:value-type="float">
            <text:p>101590</text:p>
          </table:table-cell>
          <table:table-cell table:formula="of:=['patched-aggressive'.O59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60]" office:value-type="float" office:value="380364" calcext:value-type="float">
            <text:p>380364</text:p>
          </table:table-cell>
          <table:table-cell table:formula="of:=[original.AC60]" office:value-type="float" office:value="99474" calcext:value-type="float">
            <text:p>99474</text:p>
          </table:table-cell>
          <table:table-cell table:formula="of:=[original.O60]" office:value-type="float" office:value="491632" calcext:value-type="float">
            <text:p>491632</text:p>
          </table:table-cell>
          <table:table-cell table:formula="of:=['patched-standard'.AB60]" office:value-type="float" office:value="111936" calcext:value-type="float">
            <text:p>111936</text:p>
          </table:table-cell>
          <table:table-cell table:formula="of:=['patched-standard'.AC60]" office:value-type="float" office:value="101595" calcext:value-type="float">
            <text:p>101595</text:p>
          </table:table-cell>
          <table:table-cell table:formula="of:=['patched-standard'.O60]" office:value-type="float" office:value="240696" calcext:value-type="float">
            <text:p>240696</text:p>
          </table:table-cell>
          <table:table-cell table:formula="of:=['patched-aggressive'.AB60]" office:value-type="float" office:value="104240" calcext:value-type="float">
            <text:p>104240</text:p>
          </table:table-cell>
          <table:table-cell table:formula="of:=['patched-aggressive'.AC60]" office:value-type="float" office:value="101590" calcext:value-type="float">
            <text:p>101590</text:p>
          </table:table-cell>
          <table:table-cell table:formula="of:=['patched-aggressive'.O60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61]" office:value-type="float" office:value="380364" calcext:value-type="float">
            <text:p>380364</text:p>
          </table:table-cell>
          <table:table-cell table:formula="of:=[original.AC61]" office:value-type="float" office:value="99474" calcext:value-type="float">
            <text:p>99474</text:p>
          </table:table-cell>
          <table:table-cell table:formula="of:=[original.O61]" office:value-type="float" office:value="491632" calcext:value-type="float">
            <text:p>491632</text:p>
          </table:table-cell>
          <table:table-cell table:formula="of:=['patched-standard'.AB61]" office:value-type="float" office:value="111936" calcext:value-type="float">
            <text:p>111936</text:p>
          </table:table-cell>
          <table:table-cell table:formula="of:=['patched-standard'.AC61]" office:value-type="float" office:value="101595" calcext:value-type="float">
            <text:p>101595</text:p>
          </table:table-cell>
          <table:table-cell table:formula="of:=['patched-standard'.O61]" office:value-type="float" office:value="240696" calcext:value-type="float">
            <text:p>240696</text:p>
          </table:table-cell>
          <table:table-cell table:formula="of:=['patched-aggressive'.AB61]" office:value-type="float" office:value="104240" calcext:value-type="float">
            <text:p>104240</text:p>
          </table:table-cell>
          <table:table-cell table:formula="of:=['patched-aggressive'.AC61]" office:value-type="float" office:value="101590" calcext:value-type="float">
            <text:p>101590</text:p>
          </table:table-cell>
          <table:table-cell table:formula="of:=['patched-aggressive'.O61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62]" office:value-type="float" office:value="380364" calcext:value-type="float">
            <text:p>380364</text:p>
          </table:table-cell>
          <table:table-cell table:formula="of:=[original.AC62]" office:value-type="float" office:value="99474" calcext:value-type="float">
            <text:p>99474</text:p>
          </table:table-cell>
          <table:table-cell table:formula="of:=[original.O62]" office:value-type="float" office:value="491632" calcext:value-type="float">
            <text:p>491632</text:p>
          </table:table-cell>
          <table:table-cell table:formula="of:=['patched-standard'.AB62]" office:value-type="float" office:value="111936" calcext:value-type="float">
            <text:p>111936</text:p>
          </table:table-cell>
          <table:table-cell table:formula="of:=['patched-standard'.AC62]" office:value-type="float" office:value="101595" calcext:value-type="float">
            <text:p>101595</text:p>
          </table:table-cell>
          <table:table-cell table:formula="of:=['patched-standard'.O62]" office:value-type="float" office:value="240696" calcext:value-type="float">
            <text:p>240696</text:p>
          </table:table-cell>
          <table:table-cell table:formula="of:=['patched-aggressive'.AB62]" office:value-type="float" office:value="104240" calcext:value-type="float">
            <text:p>104240</text:p>
          </table:table-cell>
          <table:table-cell table:formula="of:=['patched-aggressive'.AC62]" office:value-type="float" office:value="101590" calcext:value-type="float">
            <text:p>101590</text:p>
          </table:table-cell>
          <table:table-cell table:formula="of:=['patched-aggressive'.O62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63]" office:value-type="float" office:value="380364" calcext:value-type="float">
            <text:p>380364</text:p>
          </table:table-cell>
          <table:table-cell table:formula="of:=[original.AC63]" office:value-type="float" office:value="99474" calcext:value-type="float">
            <text:p>99474</text:p>
          </table:table-cell>
          <table:table-cell table:formula="of:=[original.O63]" office:value-type="float" office:value="491632" calcext:value-type="float">
            <text:p>491632</text:p>
          </table:table-cell>
          <table:table-cell table:formula="of:=['patched-standard'.AB63]" office:value-type="float" office:value="111936" calcext:value-type="float">
            <text:p>111936</text:p>
          </table:table-cell>
          <table:table-cell table:formula="of:=['patched-standard'.AC63]" office:value-type="float" office:value="101595" calcext:value-type="float">
            <text:p>101595</text:p>
          </table:table-cell>
          <table:table-cell table:formula="of:=['patched-standard'.O63]" office:value-type="float" office:value="240696" calcext:value-type="float">
            <text:p>240696</text:p>
          </table:table-cell>
          <table:table-cell table:formula="of:=['patched-aggressive'.AB63]" office:value-type="float" office:value="104240" calcext:value-type="float">
            <text:p>104240</text:p>
          </table:table-cell>
          <table:table-cell table:formula="of:=['patched-aggressive'.AC63]" office:value-type="float" office:value="101590" calcext:value-type="float">
            <text:p>101590</text:p>
          </table:table-cell>
          <table:table-cell table:formula="of:=['patched-aggressive'.O63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64]" office:value-type="float" office:value="380364" calcext:value-type="float">
            <text:p>380364</text:p>
          </table:table-cell>
          <table:table-cell table:formula="of:=[original.AC64]" office:value-type="float" office:value="99474" calcext:value-type="float">
            <text:p>99474</text:p>
          </table:table-cell>
          <table:table-cell table:formula="of:=[original.O64]" office:value-type="float" office:value="491632" calcext:value-type="float">
            <text:p>491632</text:p>
          </table:table-cell>
          <table:table-cell table:formula="of:=['patched-standard'.AB64]" office:value-type="float" office:value="111936" calcext:value-type="float">
            <text:p>111936</text:p>
          </table:table-cell>
          <table:table-cell table:formula="of:=['patched-standard'.AC64]" office:value-type="float" office:value="101595" calcext:value-type="float">
            <text:p>101595</text:p>
          </table:table-cell>
          <table:table-cell table:formula="of:=['patched-standard'.O64]" office:value-type="float" office:value="240696" calcext:value-type="float">
            <text:p>240696</text:p>
          </table:table-cell>
          <table:table-cell table:formula="of:=['patched-aggressive'.AB64]" office:value-type="float" office:value="104240" calcext:value-type="float">
            <text:p>104240</text:p>
          </table:table-cell>
          <table:table-cell table:formula="of:=['patched-aggressive'.AC64]" office:value-type="float" office:value="101590" calcext:value-type="float">
            <text:p>101590</text:p>
          </table:table-cell>
          <table:table-cell table:formula="of:=['patched-aggressive'.O64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65]" office:value-type="float" office:value="380364" calcext:value-type="float">
            <text:p>380364</text:p>
          </table:table-cell>
          <table:table-cell table:formula="of:=[original.AC65]" office:value-type="float" office:value="99474" calcext:value-type="float">
            <text:p>99474</text:p>
          </table:table-cell>
          <table:table-cell table:formula="of:=[original.O65]" office:value-type="float" office:value="491632" calcext:value-type="float">
            <text:p>491632</text:p>
          </table:table-cell>
          <table:table-cell table:formula="of:=['patched-standard'.AB65]" office:value-type="float" office:value="111936" calcext:value-type="float">
            <text:p>111936</text:p>
          </table:table-cell>
          <table:table-cell table:formula="of:=['patched-standard'.AC65]" office:value-type="float" office:value="101595" calcext:value-type="float">
            <text:p>101595</text:p>
          </table:table-cell>
          <table:table-cell table:formula="of:=['patched-standard'.O65]" office:value-type="float" office:value="240696" calcext:value-type="float">
            <text:p>240696</text:p>
          </table:table-cell>
          <table:table-cell table:formula="of:=['patched-aggressive'.AB65]" office:value-type="float" office:value="104240" calcext:value-type="float">
            <text:p>104240</text:p>
          </table:table-cell>
          <table:table-cell table:formula="of:=['patched-aggressive'.AC65]" office:value-type="float" office:value="101590" calcext:value-type="float">
            <text:p>101590</text:p>
          </table:table-cell>
          <table:table-cell table:formula="of:=['patched-aggressive'.O65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66]" office:value-type="float" office:value="380364" calcext:value-type="float">
            <text:p>380364</text:p>
          </table:table-cell>
          <table:table-cell table:formula="of:=[original.AC66]" office:value-type="float" office:value="99474" calcext:value-type="float">
            <text:p>99474</text:p>
          </table:table-cell>
          <table:table-cell table:formula="of:=[original.O66]" office:value-type="float" office:value="491632" calcext:value-type="float">
            <text:p>491632</text:p>
          </table:table-cell>
          <table:table-cell table:formula="of:=['patched-standard'.AB66]" office:value-type="float" office:value="111936" calcext:value-type="float">
            <text:p>111936</text:p>
          </table:table-cell>
          <table:table-cell table:formula="of:=['patched-standard'.AC66]" office:value-type="float" office:value="101595" calcext:value-type="float">
            <text:p>101595</text:p>
          </table:table-cell>
          <table:table-cell table:formula="of:=['patched-standard'.O66]" office:value-type="float" office:value="240696" calcext:value-type="float">
            <text:p>240696</text:p>
          </table:table-cell>
          <table:table-cell table:formula="of:=['patched-aggressive'.AB66]" office:value-type="float" office:value="104240" calcext:value-type="float">
            <text:p>104240</text:p>
          </table:table-cell>
          <table:table-cell table:formula="of:=['patched-aggressive'.AC66]" office:value-type="float" office:value="101590" calcext:value-type="float">
            <text:p>101590</text:p>
          </table:table-cell>
          <table:table-cell table:formula="of:=['patched-aggressive'.O66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67]" office:value-type="float" office:value="380364" calcext:value-type="float">
            <text:p>380364</text:p>
          </table:table-cell>
          <table:table-cell table:formula="of:=[original.AC67]" office:value-type="float" office:value="99474" calcext:value-type="float">
            <text:p>99474</text:p>
          </table:table-cell>
          <table:table-cell table:formula="of:=[original.O67]" office:value-type="float" office:value="491632" calcext:value-type="float">
            <text:p>491632</text:p>
          </table:table-cell>
          <table:table-cell table:formula="of:=['patched-standard'.AB67]" office:value-type="float" office:value="111936" calcext:value-type="float">
            <text:p>111936</text:p>
          </table:table-cell>
          <table:table-cell table:formula="of:=['patched-standard'.AC67]" office:value-type="float" office:value="101595" calcext:value-type="float">
            <text:p>101595</text:p>
          </table:table-cell>
          <table:table-cell table:formula="of:=['patched-standard'.O67]" office:value-type="float" office:value="240696" calcext:value-type="float">
            <text:p>240696</text:p>
          </table:table-cell>
          <table:table-cell table:formula="of:=['patched-aggressive'.AB67]" office:value-type="float" office:value="104240" calcext:value-type="float">
            <text:p>104240</text:p>
          </table:table-cell>
          <table:table-cell table:formula="of:=['patched-aggressive'.AC67]" office:value-type="float" office:value="101590" calcext:value-type="float">
            <text:p>101590</text:p>
          </table:table-cell>
          <table:table-cell table:formula="of:=['patched-aggressive'.O67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68]" office:value-type="float" office:value="380364" calcext:value-type="float">
            <text:p>380364</text:p>
          </table:table-cell>
          <table:table-cell table:formula="of:=[original.AC68]" office:value-type="float" office:value="99474" calcext:value-type="float">
            <text:p>99474</text:p>
          </table:table-cell>
          <table:table-cell table:formula="of:=[original.O68]" office:value-type="float" office:value="491632" calcext:value-type="float">
            <text:p>491632</text:p>
          </table:table-cell>
          <table:table-cell table:formula="of:=['patched-standard'.AB68]" office:value-type="float" office:value="111936" calcext:value-type="float">
            <text:p>111936</text:p>
          </table:table-cell>
          <table:table-cell table:formula="of:=['patched-standard'.AC68]" office:value-type="float" office:value="101595" calcext:value-type="float">
            <text:p>101595</text:p>
          </table:table-cell>
          <table:table-cell table:formula="of:=['patched-standard'.O68]" office:value-type="float" office:value="240696" calcext:value-type="float">
            <text:p>240696</text:p>
          </table:table-cell>
          <table:table-cell table:formula="of:=['patched-aggressive'.AB68]" office:value-type="float" office:value="104240" calcext:value-type="float">
            <text:p>104240</text:p>
          </table:table-cell>
          <table:table-cell table:formula="of:=['patched-aggressive'.AC68]" office:value-type="float" office:value="101590" calcext:value-type="float">
            <text:p>101590</text:p>
          </table:table-cell>
          <table:table-cell table:formula="of:=['patched-aggressive'.O68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69]" office:value-type="float" office:value="380364" calcext:value-type="float">
            <text:p>380364</text:p>
          </table:table-cell>
          <table:table-cell table:formula="of:=[original.AC69]" office:value-type="float" office:value="99474" calcext:value-type="float">
            <text:p>99474</text:p>
          </table:table-cell>
          <table:table-cell table:formula="of:=[original.O69]" office:value-type="float" office:value="491632" calcext:value-type="float">
            <text:p>491632</text:p>
          </table:table-cell>
          <table:table-cell table:formula="of:=['patched-standard'.AB69]" office:value-type="float" office:value="111936" calcext:value-type="float">
            <text:p>111936</text:p>
          </table:table-cell>
          <table:table-cell table:formula="of:=['patched-standard'.AC69]" office:value-type="float" office:value="101595" calcext:value-type="float">
            <text:p>101595</text:p>
          </table:table-cell>
          <table:table-cell table:formula="of:=['patched-standard'.O69]" office:value-type="float" office:value="240696" calcext:value-type="float">
            <text:p>240696</text:p>
          </table:table-cell>
          <table:table-cell table:formula="of:=['patched-aggressive'.AB69]" office:value-type="float" office:value="104240" calcext:value-type="float">
            <text:p>104240</text:p>
          </table:table-cell>
          <table:table-cell table:formula="of:=['patched-aggressive'.AC69]" office:value-type="float" office:value="101590" calcext:value-type="float">
            <text:p>101590</text:p>
          </table:table-cell>
          <table:table-cell table:formula="of:=['patched-aggressive'.O69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70]" office:value-type="float" office:value="380364" calcext:value-type="float">
            <text:p>380364</text:p>
          </table:table-cell>
          <table:table-cell table:formula="of:=[original.AC70]" office:value-type="float" office:value="99474" calcext:value-type="float">
            <text:p>99474</text:p>
          </table:table-cell>
          <table:table-cell table:formula="of:=[original.O70]" office:value-type="float" office:value="491632" calcext:value-type="float">
            <text:p>491632</text:p>
          </table:table-cell>
          <table:table-cell table:formula="of:=['patched-standard'.AB70]" office:value-type="float" office:value="111936" calcext:value-type="float">
            <text:p>111936</text:p>
          </table:table-cell>
          <table:table-cell table:formula="of:=['patched-standard'.AC70]" office:value-type="float" office:value="101595" calcext:value-type="float">
            <text:p>101595</text:p>
          </table:table-cell>
          <table:table-cell table:formula="of:=['patched-standard'.O70]" office:value-type="float" office:value="240696" calcext:value-type="float">
            <text:p>240696</text:p>
          </table:table-cell>
          <table:table-cell table:formula="of:=['patched-aggressive'.AB70]" office:value-type="float" office:value="104240" calcext:value-type="float">
            <text:p>104240</text:p>
          </table:table-cell>
          <table:table-cell table:formula="of:=['patched-aggressive'.AC70]" office:value-type="float" office:value="101590" calcext:value-type="float">
            <text:p>101590</text:p>
          </table:table-cell>
          <table:table-cell table:formula="of:=['patched-aggressive'.O70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71]" office:value-type="float" office:value="380364" calcext:value-type="float">
            <text:p>380364</text:p>
          </table:table-cell>
          <table:table-cell table:formula="of:=[original.AC71]" office:value-type="float" office:value="99474" calcext:value-type="float">
            <text:p>99474</text:p>
          </table:table-cell>
          <table:table-cell table:formula="of:=[original.O71]" office:value-type="float" office:value="491632" calcext:value-type="float">
            <text:p>491632</text:p>
          </table:table-cell>
          <table:table-cell table:formula="of:=['patched-standard'.AB71]" office:value-type="float" office:value="111936" calcext:value-type="float">
            <text:p>111936</text:p>
          </table:table-cell>
          <table:table-cell table:formula="of:=['patched-standard'.AC71]" office:value-type="float" office:value="101595" calcext:value-type="float">
            <text:p>101595</text:p>
          </table:table-cell>
          <table:table-cell table:formula="of:=['patched-standard'.O71]" office:value-type="float" office:value="240696" calcext:value-type="float">
            <text:p>240696</text:p>
          </table:table-cell>
          <table:table-cell table:formula="of:=['patched-aggressive'.AB71]" office:value-type="float" office:value="104240" calcext:value-type="float">
            <text:p>104240</text:p>
          </table:table-cell>
          <table:table-cell table:formula="of:=['patched-aggressive'.AC71]" office:value-type="float" office:value="101590" calcext:value-type="float">
            <text:p>101590</text:p>
          </table:table-cell>
          <table:table-cell table:formula="of:=['patched-aggressive'.O71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72]" office:value-type="float" office:value="380364" calcext:value-type="float">
            <text:p>380364</text:p>
          </table:table-cell>
          <table:table-cell table:formula="of:=[original.AC72]" office:value-type="float" office:value="99474" calcext:value-type="float">
            <text:p>99474</text:p>
          </table:table-cell>
          <table:table-cell table:formula="of:=[original.O72]" office:value-type="float" office:value="491632" calcext:value-type="float">
            <text:p>491632</text:p>
          </table:table-cell>
          <table:table-cell table:formula="of:=['patched-standard'.AB72]" office:value-type="float" office:value="111936" calcext:value-type="float">
            <text:p>111936</text:p>
          </table:table-cell>
          <table:table-cell table:formula="of:=['patched-standard'.AC72]" office:value-type="float" office:value="101595" calcext:value-type="float">
            <text:p>101595</text:p>
          </table:table-cell>
          <table:table-cell table:formula="of:=['patched-standard'.O72]" office:value-type="float" office:value="240696" calcext:value-type="float">
            <text:p>240696</text:p>
          </table:table-cell>
          <table:table-cell table:formula="of:=['patched-aggressive'.AB72]" office:value-type="float" office:value="104240" calcext:value-type="float">
            <text:p>104240</text:p>
          </table:table-cell>
          <table:table-cell table:formula="of:=['patched-aggressive'.AC72]" office:value-type="float" office:value="101590" calcext:value-type="float">
            <text:p>101590</text:p>
          </table:table-cell>
          <table:table-cell table:formula="of:=['patched-aggressive'.O72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73]" office:value-type="float" office:value="380364" calcext:value-type="float">
            <text:p>380364</text:p>
          </table:table-cell>
          <table:table-cell table:formula="of:=[original.AC73]" office:value-type="float" office:value="99474" calcext:value-type="float">
            <text:p>99474</text:p>
          </table:table-cell>
          <table:table-cell table:formula="of:=[original.O73]" office:value-type="float" office:value="491632" calcext:value-type="float">
            <text:p>491632</text:p>
          </table:table-cell>
          <table:table-cell table:formula="of:=['patched-standard'.AB73]" office:value-type="float" office:value="111936" calcext:value-type="float">
            <text:p>111936</text:p>
          </table:table-cell>
          <table:table-cell table:formula="of:=['patched-standard'.AC73]" office:value-type="float" office:value="101595" calcext:value-type="float">
            <text:p>101595</text:p>
          </table:table-cell>
          <table:table-cell table:formula="of:=['patched-standard'.O73]" office:value-type="float" office:value="240696" calcext:value-type="float">
            <text:p>240696</text:p>
          </table:table-cell>
          <table:table-cell table:formula="of:=['patched-aggressive'.AB73]" office:value-type="float" office:value="104240" calcext:value-type="float">
            <text:p>104240</text:p>
          </table:table-cell>
          <table:table-cell table:formula="of:=['patched-aggressive'.AC73]" office:value-type="float" office:value="101590" calcext:value-type="float">
            <text:p>101590</text:p>
          </table:table-cell>
          <table:table-cell table:formula="of:=['patched-aggressive'.O73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74]" office:value-type="float" office:value="380364" calcext:value-type="float">
            <text:p>380364</text:p>
          </table:table-cell>
          <table:table-cell table:formula="of:=[original.AC74]" office:value-type="float" office:value="99474" calcext:value-type="float">
            <text:p>99474</text:p>
          </table:table-cell>
          <table:table-cell table:formula="of:=[original.O74]" office:value-type="float" office:value="491632" calcext:value-type="float">
            <text:p>491632</text:p>
          </table:table-cell>
          <table:table-cell table:formula="of:=['patched-standard'.AB74]" office:value-type="float" office:value="111936" calcext:value-type="float">
            <text:p>111936</text:p>
          </table:table-cell>
          <table:table-cell table:formula="of:=['patched-standard'.AC74]" office:value-type="float" office:value="101595" calcext:value-type="float">
            <text:p>101595</text:p>
          </table:table-cell>
          <table:table-cell table:formula="of:=['patched-standard'.O74]" office:value-type="float" office:value="240696" calcext:value-type="float">
            <text:p>240696</text:p>
          </table:table-cell>
          <table:table-cell table:formula="of:=['patched-aggressive'.AB74]" office:value-type="float" office:value="104240" calcext:value-type="float">
            <text:p>104240</text:p>
          </table:table-cell>
          <table:table-cell table:formula="of:=['patched-aggressive'.AC74]" office:value-type="float" office:value="101590" calcext:value-type="float">
            <text:p>101590</text:p>
          </table:table-cell>
          <table:table-cell table:formula="of:=['patched-aggressive'.O74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75]" office:value-type="float" office:value="380364" calcext:value-type="float">
            <text:p>380364</text:p>
          </table:table-cell>
          <table:table-cell table:formula="of:=[original.AC75]" office:value-type="float" office:value="99474" calcext:value-type="float">
            <text:p>99474</text:p>
          </table:table-cell>
          <table:table-cell table:formula="of:=[original.O75]" office:value-type="float" office:value="491632" calcext:value-type="float">
            <text:p>491632</text:p>
          </table:table-cell>
          <table:table-cell table:formula="of:=['patched-standard'.AB75]" office:value-type="float" office:value="111936" calcext:value-type="float">
            <text:p>111936</text:p>
          </table:table-cell>
          <table:table-cell table:formula="of:=['patched-standard'.AC75]" office:value-type="float" office:value="101595" calcext:value-type="float">
            <text:p>101595</text:p>
          </table:table-cell>
          <table:table-cell table:formula="of:=['patched-standard'.O75]" office:value-type="float" office:value="240696" calcext:value-type="float">
            <text:p>240696</text:p>
          </table:table-cell>
          <table:table-cell table:formula="of:=['patched-aggressive'.AB75]" office:value-type="float" office:value="104240" calcext:value-type="float">
            <text:p>104240</text:p>
          </table:table-cell>
          <table:table-cell table:formula="of:=['patched-aggressive'.AC75]" office:value-type="float" office:value="101590" calcext:value-type="float">
            <text:p>101590</text:p>
          </table:table-cell>
          <table:table-cell table:formula="of:=['patched-aggressive'.O75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76]" office:value-type="float" office:value="380364" calcext:value-type="float">
            <text:p>380364</text:p>
          </table:table-cell>
          <table:table-cell table:formula="of:=[original.AC76]" office:value-type="float" office:value="99474" calcext:value-type="float">
            <text:p>99474</text:p>
          </table:table-cell>
          <table:table-cell table:formula="of:=[original.O76]" office:value-type="float" office:value="491632" calcext:value-type="float">
            <text:p>491632</text:p>
          </table:table-cell>
          <table:table-cell table:formula="of:=['patched-standard'.AB76]" office:value-type="float" office:value="111936" calcext:value-type="float">
            <text:p>111936</text:p>
          </table:table-cell>
          <table:table-cell table:formula="of:=['patched-standard'.AC76]" office:value-type="float" office:value="101595" calcext:value-type="float">
            <text:p>101595</text:p>
          </table:table-cell>
          <table:table-cell table:formula="of:=['patched-standard'.O76]" office:value-type="float" office:value="240696" calcext:value-type="float">
            <text:p>240696</text:p>
          </table:table-cell>
          <table:table-cell table:formula="of:=['patched-aggressive'.AB76]" office:value-type="float" office:value="104240" calcext:value-type="float">
            <text:p>104240</text:p>
          </table:table-cell>
          <table:table-cell table:formula="of:=['patched-aggressive'.AC76]" office:value-type="float" office:value="101590" calcext:value-type="float">
            <text:p>101590</text:p>
          </table:table-cell>
          <table:table-cell table:formula="of:=['patched-aggressive'.O76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77]" office:value-type="float" office:value="380364" calcext:value-type="float">
            <text:p>380364</text:p>
          </table:table-cell>
          <table:table-cell table:formula="of:=[original.AC77]" office:value-type="float" office:value="99474" calcext:value-type="float">
            <text:p>99474</text:p>
          </table:table-cell>
          <table:table-cell table:formula="of:=[original.O77]" office:value-type="float" office:value="491632" calcext:value-type="float">
            <text:p>491632</text:p>
          </table:table-cell>
          <table:table-cell table:formula="of:=['patched-standard'.AB77]" office:value-type="float" office:value="111936" calcext:value-type="float">
            <text:p>111936</text:p>
          </table:table-cell>
          <table:table-cell table:formula="of:=['patched-standard'.AC77]" office:value-type="float" office:value="101595" calcext:value-type="float">
            <text:p>101595</text:p>
          </table:table-cell>
          <table:table-cell table:formula="of:=['patched-standard'.O77]" office:value-type="float" office:value="240696" calcext:value-type="float">
            <text:p>240696</text:p>
          </table:table-cell>
          <table:table-cell table:formula="of:=['patched-aggressive'.AB77]" office:value-type="float" office:value="104240" calcext:value-type="float">
            <text:p>104240</text:p>
          </table:table-cell>
          <table:table-cell table:formula="of:=['patched-aggressive'.AC77]" office:value-type="float" office:value="101590" calcext:value-type="float">
            <text:p>101590</text:p>
          </table:table-cell>
          <table:table-cell table:formula="of:=['patched-aggressive'.O77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78]" office:value-type="float" office:value="380364" calcext:value-type="float">
            <text:p>380364</text:p>
          </table:table-cell>
          <table:table-cell table:formula="of:=[original.AC78]" office:value-type="float" office:value="99474" calcext:value-type="float">
            <text:p>99474</text:p>
          </table:table-cell>
          <table:table-cell table:formula="of:=[original.O78]" office:value-type="float" office:value="491632" calcext:value-type="float">
            <text:p>491632</text:p>
          </table:table-cell>
          <table:table-cell table:formula="of:=['patched-standard'.AB78]" office:value-type="float" office:value="111936" calcext:value-type="float">
            <text:p>111936</text:p>
          </table:table-cell>
          <table:table-cell table:formula="of:=['patched-standard'.AC78]" office:value-type="float" office:value="101595" calcext:value-type="float">
            <text:p>101595</text:p>
          </table:table-cell>
          <table:table-cell table:formula="of:=['patched-standard'.O78]" office:value-type="float" office:value="240696" calcext:value-type="float">
            <text:p>240696</text:p>
          </table:table-cell>
          <table:table-cell table:formula="of:=['patched-aggressive'.AB78]" office:value-type="float" office:value="104240" calcext:value-type="float">
            <text:p>104240</text:p>
          </table:table-cell>
          <table:table-cell table:formula="of:=['patched-aggressive'.AC78]" office:value-type="float" office:value="101590" calcext:value-type="float">
            <text:p>101590</text:p>
          </table:table-cell>
          <table:table-cell table:formula="of:=['patched-aggressive'.O78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79]" office:value-type="float" office:value="380364" calcext:value-type="float">
            <text:p>380364</text:p>
          </table:table-cell>
          <table:table-cell table:formula="of:=[original.AC79]" office:value-type="float" office:value="99474" calcext:value-type="float">
            <text:p>99474</text:p>
          </table:table-cell>
          <table:table-cell table:formula="of:=[original.O79]" office:value-type="float" office:value="491632" calcext:value-type="float">
            <text:p>491632</text:p>
          </table:table-cell>
          <table:table-cell table:formula="of:=['patched-standard'.AB79]" office:value-type="float" office:value="111936" calcext:value-type="float">
            <text:p>111936</text:p>
          </table:table-cell>
          <table:table-cell table:formula="of:=['patched-standard'.AC79]" office:value-type="float" office:value="101595" calcext:value-type="float">
            <text:p>101595</text:p>
          </table:table-cell>
          <table:table-cell table:formula="of:=['patched-standard'.O79]" office:value-type="float" office:value="240696" calcext:value-type="float">
            <text:p>240696</text:p>
          </table:table-cell>
          <table:table-cell table:formula="of:=['patched-aggressive'.AB79]" office:value-type="float" office:value="104240" calcext:value-type="float">
            <text:p>104240</text:p>
          </table:table-cell>
          <table:table-cell table:formula="of:=['patched-aggressive'.AC79]" office:value-type="float" office:value="101590" calcext:value-type="float">
            <text:p>101590</text:p>
          </table:table-cell>
          <table:table-cell table:formula="of:=['patched-aggressive'.O79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80]" office:value-type="float" office:value="380364" calcext:value-type="float">
            <text:p>380364</text:p>
          </table:table-cell>
          <table:table-cell table:formula="of:=[original.AC80]" office:value-type="float" office:value="99474" calcext:value-type="float">
            <text:p>99474</text:p>
          </table:table-cell>
          <table:table-cell table:formula="of:=[original.O80]" office:value-type="float" office:value="491632" calcext:value-type="float">
            <text:p>491632</text:p>
          </table:table-cell>
          <table:table-cell table:formula="of:=['patched-standard'.AB80]" office:value-type="float" office:value="111936" calcext:value-type="float">
            <text:p>111936</text:p>
          </table:table-cell>
          <table:table-cell table:formula="of:=['patched-standard'.AC80]" office:value-type="float" office:value="101595" calcext:value-type="float">
            <text:p>101595</text:p>
          </table:table-cell>
          <table:table-cell table:formula="of:=['patched-standard'.O80]" office:value-type="float" office:value="240696" calcext:value-type="float">
            <text:p>240696</text:p>
          </table:table-cell>
          <table:table-cell table:formula="of:=['patched-aggressive'.AB80]" office:value-type="float" office:value="104240" calcext:value-type="float">
            <text:p>104240</text:p>
          </table:table-cell>
          <table:table-cell table:formula="of:=['patched-aggressive'.AC80]" office:value-type="float" office:value="101590" calcext:value-type="float">
            <text:p>101590</text:p>
          </table:table-cell>
          <table:table-cell table:formula="of:=['patched-aggressive'.O80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81]" office:value-type="float" office:value="380364" calcext:value-type="float">
            <text:p>380364</text:p>
          </table:table-cell>
          <table:table-cell table:formula="of:=[original.AC81]" office:value-type="float" office:value="99474" calcext:value-type="float">
            <text:p>99474</text:p>
          </table:table-cell>
          <table:table-cell table:formula="of:=[original.O81]" office:value-type="float" office:value="491632" calcext:value-type="float">
            <text:p>491632</text:p>
          </table:table-cell>
          <table:table-cell table:formula="of:=['patched-standard'.AB81]" office:value-type="float" office:value="111936" calcext:value-type="float">
            <text:p>111936</text:p>
          </table:table-cell>
          <table:table-cell table:formula="of:=['patched-standard'.AC81]" office:value-type="float" office:value="101595" calcext:value-type="float">
            <text:p>101595</text:p>
          </table:table-cell>
          <table:table-cell table:formula="of:=['patched-standard'.O81]" office:value-type="float" office:value="240696" calcext:value-type="float">
            <text:p>240696</text:p>
          </table:table-cell>
          <table:table-cell table:formula="of:=['patched-aggressive'.AB81]" office:value-type="float" office:value="104240" calcext:value-type="float">
            <text:p>104240</text:p>
          </table:table-cell>
          <table:table-cell table:formula="of:=['patched-aggressive'.AC81]" office:value-type="float" office:value="101590" calcext:value-type="float">
            <text:p>101590</text:p>
          </table:table-cell>
          <table:table-cell table:formula="of:=['patched-aggressive'.O81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82]" office:value-type="float" office:value="380364" calcext:value-type="float">
            <text:p>380364</text:p>
          </table:table-cell>
          <table:table-cell table:formula="of:=[original.AC82]" office:value-type="float" office:value="99474" calcext:value-type="float">
            <text:p>99474</text:p>
          </table:table-cell>
          <table:table-cell table:formula="of:=[original.O82]" office:value-type="float" office:value="491632" calcext:value-type="float">
            <text:p>491632</text:p>
          </table:table-cell>
          <table:table-cell table:formula="of:=['patched-standard'.AB82]" office:value-type="float" office:value="111936" calcext:value-type="float">
            <text:p>111936</text:p>
          </table:table-cell>
          <table:table-cell table:formula="of:=['patched-standard'.AC82]" office:value-type="float" office:value="101595" calcext:value-type="float">
            <text:p>101595</text:p>
          </table:table-cell>
          <table:table-cell table:formula="of:=['patched-standard'.O82]" office:value-type="float" office:value="240696" calcext:value-type="float">
            <text:p>240696</text:p>
          </table:table-cell>
          <table:table-cell table:formula="of:=['patched-aggressive'.AB82]" office:value-type="float" office:value="104240" calcext:value-type="float">
            <text:p>104240</text:p>
          </table:table-cell>
          <table:table-cell table:formula="of:=['patched-aggressive'.AC82]" office:value-type="float" office:value="101590" calcext:value-type="float">
            <text:p>101590</text:p>
          </table:table-cell>
          <table:table-cell table:formula="of:=['patched-aggressive'.O82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83]" office:value-type="float" office:value="380364" calcext:value-type="float">
            <text:p>380364</text:p>
          </table:table-cell>
          <table:table-cell table:formula="of:=[original.AC83]" office:value-type="float" office:value="99474" calcext:value-type="float">
            <text:p>99474</text:p>
          </table:table-cell>
          <table:table-cell table:formula="of:=[original.O83]" office:value-type="float" office:value="491632" calcext:value-type="float">
            <text:p>491632</text:p>
          </table:table-cell>
          <table:table-cell table:formula="of:=['patched-standard'.AB83]" office:value-type="float" office:value="111936" calcext:value-type="float">
            <text:p>111936</text:p>
          </table:table-cell>
          <table:table-cell table:formula="of:=['patched-standard'.AC83]" office:value-type="float" office:value="101595" calcext:value-type="float">
            <text:p>101595</text:p>
          </table:table-cell>
          <table:table-cell table:formula="of:=['patched-standard'.O83]" office:value-type="float" office:value="240696" calcext:value-type="float">
            <text:p>240696</text:p>
          </table:table-cell>
          <table:table-cell table:formula="of:=['patched-aggressive'.AB83]" office:value-type="float" office:value="104240" calcext:value-type="float">
            <text:p>104240</text:p>
          </table:table-cell>
          <table:table-cell table:formula="of:=['patched-aggressive'.AC83]" office:value-type="float" office:value="101590" calcext:value-type="float">
            <text:p>101590</text:p>
          </table:table-cell>
          <table:table-cell table:formula="of:=['patched-aggressive'.O83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84]" office:value-type="float" office:value="380364" calcext:value-type="float">
            <text:p>380364</text:p>
          </table:table-cell>
          <table:table-cell table:formula="of:=[original.AC84]" office:value-type="float" office:value="99474" calcext:value-type="float">
            <text:p>99474</text:p>
          </table:table-cell>
          <table:table-cell table:formula="of:=[original.O84]" office:value-type="float" office:value="491632" calcext:value-type="float">
            <text:p>491632</text:p>
          </table:table-cell>
          <table:table-cell table:formula="of:=['patched-standard'.AB84]" office:value-type="float" office:value="111936" calcext:value-type="float">
            <text:p>111936</text:p>
          </table:table-cell>
          <table:table-cell table:formula="of:=['patched-standard'.AC84]" office:value-type="float" office:value="101595" calcext:value-type="float">
            <text:p>101595</text:p>
          </table:table-cell>
          <table:table-cell table:formula="of:=['patched-standard'.O84]" office:value-type="float" office:value="240696" calcext:value-type="float">
            <text:p>240696</text:p>
          </table:table-cell>
          <table:table-cell table:formula="of:=['patched-aggressive'.AB84]" office:value-type="float" office:value="104240" calcext:value-type="float">
            <text:p>104240</text:p>
          </table:table-cell>
          <table:table-cell table:formula="of:=['patched-aggressive'.AC84]" office:value-type="float" office:value="101590" calcext:value-type="float">
            <text:p>101590</text:p>
          </table:table-cell>
          <table:table-cell table:formula="of:=['patched-aggressive'.O84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85]" office:value-type="float" office:value="380364" calcext:value-type="float">
            <text:p>380364</text:p>
          </table:table-cell>
          <table:table-cell table:formula="of:=[original.AC85]" office:value-type="float" office:value="99474" calcext:value-type="float">
            <text:p>99474</text:p>
          </table:table-cell>
          <table:table-cell table:formula="of:=[original.O85]" office:value-type="float" office:value="491632" calcext:value-type="float">
            <text:p>491632</text:p>
          </table:table-cell>
          <table:table-cell table:formula="of:=['patched-standard'.AB85]" office:value-type="float" office:value="111936" calcext:value-type="float">
            <text:p>111936</text:p>
          </table:table-cell>
          <table:table-cell table:formula="of:=['patched-standard'.AC85]" office:value-type="float" office:value="101595" calcext:value-type="float">
            <text:p>101595</text:p>
          </table:table-cell>
          <table:table-cell table:formula="of:=['patched-standard'.O85]" office:value-type="float" office:value="240696" calcext:value-type="float">
            <text:p>240696</text:p>
          </table:table-cell>
          <table:table-cell table:formula="of:=['patched-aggressive'.AB85]" office:value-type="float" office:value="104240" calcext:value-type="float">
            <text:p>104240</text:p>
          </table:table-cell>
          <table:table-cell table:formula="of:=['patched-aggressive'.AC85]" office:value-type="float" office:value="101590" calcext:value-type="float">
            <text:p>101590</text:p>
          </table:table-cell>
          <table:table-cell table:formula="of:=['patched-aggressive'.O85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86]" office:value-type="float" office:value="380364" calcext:value-type="float">
            <text:p>380364</text:p>
          </table:table-cell>
          <table:table-cell table:formula="of:=[original.AC86]" office:value-type="float" office:value="99474" calcext:value-type="float">
            <text:p>99474</text:p>
          </table:table-cell>
          <table:table-cell table:formula="of:=[original.O86]" office:value-type="float" office:value="491632" calcext:value-type="float">
            <text:p>491632</text:p>
          </table:table-cell>
          <table:table-cell table:formula="of:=['patched-standard'.AB86]" office:value-type="float" office:value="111936" calcext:value-type="float">
            <text:p>111936</text:p>
          </table:table-cell>
          <table:table-cell table:formula="of:=['patched-standard'.AC86]" office:value-type="float" office:value="101595" calcext:value-type="float">
            <text:p>101595</text:p>
          </table:table-cell>
          <table:table-cell table:formula="of:=['patched-standard'.O86]" office:value-type="float" office:value="240696" calcext:value-type="float">
            <text:p>240696</text:p>
          </table:table-cell>
          <table:table-cell table:formula="of:=['patched-aggressive'.AB86]" office:value-type="float" office:value="104240" calcext:value-type="float">
            <text:p>104240</text:p>
          </table:table-cell>
          <table:table-cell table:formula="of:=['patched-aggressive'.AC86]" office:value-type="float" office:value="101590" calcext:value-type="float">
            <text:p>101590</text:p>
          </table:table-cell>
          <table:table-cell table:formula="of:=['patched-aggressive'.O86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87]" office:value-type="float" office:value="380364" calcext:value-type="float">
            <text:p>380364</text:p>
          </table:table-cell>
          <table:table-cell table:formula="of:=[original.AC87]" office:value-type="float" office:value="99474" calcext:value-type="float">
            <text:p>99474</text:p>
          </table:table-cell>
          <table:table-cell table:formula="of:=[original.O87]" office:value-type="float" office:value="491632" calcext:value-type="float">
            <text:p>491632</text:p>
          </table:table-cell>
          <table:table-cell table:formula="of:=['patched-standard'.AB87]" office:value-type="float" office:value="111936" calcext:value-type="float">
            <text:p>111936</text:p>
          </table:table-cell>
          <table:table-cell table:formula="of:=['patched-standard'.AC87]" office:value-type="float" office:value="101595" calcext:value-type="float">
            <text:p>101595</text:p>
          </table:table-cell>
          <table:table-cell table:formula="of:=['patched-standard'.O87]" office:value-type="float" office:value="240696" calcext:value-type="float">
            <text:p>240696</text:p>
          </table:table-cell>
          <table:table-cell table:formula="of:=['patched-aggressive'.AB87]" office:value-type="float" office:value="104240" calcext:value-type="float">
            <text:p>104240</text:p>
          </table:table-cell>
          <table:table-cell table:formula="of:=['patched-aggressive'.AC87]" office:value-type="float" office:value="101590" calcext:value-type="float">
            <text:p>101590</text:p>
          </table:table-cell>
          <table:table-cell table:formula="of:=['patched-aggressive'.O87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88]" office:value-type="float" office:value="380364" calcext:value-type="float">
            <text:p>380364</text:p>
          </table:table-cell>
          <table:table-cell table:formula="of:=[original.AC88]" office:value-type="float" office:value="99474" calcext:value-type="float">
            <text:p>99474</text:p>
          </table:table-cell>
          <table:table-cell table:formula="of:=[original.O88]" office:value-type="float" office:value="491632" calcext:value-type="float">
            <text:p>491632</text:p>
          </table:table-cell>
          <table:table-cell table:formula="of:=['patched-standard'.AB88]" office:value-type="float" office:value="111936" calcext:value-type="float">
            <text:p>111936</text:p>
          </table:table-cell>
          <table:table-cell table:formula="of:=['patched-standard'.AC88]" office:value-type="float" office:value="101595" calcext:value-type="float">
            <text:p>101595</text:p>
          </table:table-cell>
          <table:table-cell table:formula="of:=['patched-standard'.O88]" office:value-type="float" office:value="240696" calcext:value-type="float">
            <text:p>240696</text:p>
          </table:table-cell>
          <table:table-cell table:formula="of:=['patched-aggressive'.AB88]" office:value-type="float" office:value="104240" calcext:value-type="float">
            <text:p>104240</text:p>
          </table:table-cell>
          <table:table-cell table:formula="of:=['patched-aggressive'.AC88]" office:value-type="float" office:value="101590" calcext:value-type="float">
            <text:p>101590</text:p>
          </table:table-cell>
          <table:table-cell table:formula="of:=['patched-aggressive'.O88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89]" office:value-type="float" office:value="380364" calcext:value-type="float">
            <text:p>380364</text:p>
          </table:table-cell>
          <table:table-cell table:formula="of:=[original.AC89]" office:value-type="float" office:value="99474" calcext:value-type="float">
            <text:p>99474</text:p>
          </table:table-cell>
          <table:table-cell table:formula="of:=[original.O89]" office:value-type="float" office:value="491632" calcext:value-type="float">
            <text:p>491632</text:p>
          </table:table-cell>
          <table:table-cell table:formula="of:=['patched-standard'.AB89]" office:value-type="float" office:value="111936" calcext:value-type="float">
            <text:p>111936</text:p>
          </table:table-cell>
          <table:table-cell table:formula="of:=['patched-standard'.AC89]" office:value-type="float" office:value="101595" calcext:value-type="float">
            <text:p>101595</text:p>
          </table:table-cell>
          <table:table-cell table:formula="of:=['patched-standard'.O89]" office:value-type="float" office:value="240696" calcext:value-type="float">
            <text:p>240696</text:p>
          </table:table-cell>
          <table:table-cell table:formula="of:=['patched-aggressive'.AB89]" office:value-type="float" office:value="104240" calcext:value-type="float">
            <text:p>104240</text:p>
          </table:table-cell>
          <table:table-cell table:formula="of:=['patched-aggressive'.AC89]" office:value-type="float" office:value="101590" calcext:value-type="float">
            <text:p>101590</text:p>
          </table:table-cell>
          <table:table-cell table:formula="of:=['patched-aggressive'.O89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90]" office:value-type="float" office:value="380364" calcext:value-type="float">
            <text:p>380364</text:p>
          </table:table-cell>
          <table:table-cell table:formula="of:=[original.AC90]" office:value-type="float" office:value="99474" calcext:value-type="float">
            <text:p>99474</text:p>
          </table:table-cell>
          <table:table-cell table:formula="of:=[original.O90]" office:value-type="float" office:value="491632" calcext:value-type="float">
            <text:p>491632</text:p>
          </table:table-cell>
          <table:table-cell table:formula="of:=['patched-standard'.AB90]" office:value-type="float" office:value="111936" calcext:value-type="float">
            <text:p>111936</text:p>
          </table:table-cell>
          <table:table-cell table:formula="of:=['patched-standard'.AC90]" office:value-type="float" office:value="101595" calcext:value-type="float">
            <text:p>101595</text:p>
          </table:table-cell>
          <table:table-cell table:formula="of:=['patched-standard'.O90]" office:value-type="float" office:value="240696" calcext:value-type="float">
            <text:p>240696</text:p>
          </table:table-cell>
          <table:table-cell table:formula="of:=['patched-aggressive'.AB90]" office:value-type="float" office:value="104240" calcext:value-type="float">
            <text:p>104240</text:p>
          </table:table-cell>
          <table:table-cell table:formula="of:=['patched-aggressive'.AC90]" office:value-type="float" office:value="101590" calcext:value-type="float">
            <text:p>101590</text:p>
          </table:table-cell>
          <table:table-cell table:formula="of:=['patched-aggressive'.O90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91]" office:value-type="float" office:value="380364" calcext:value-type="float">
            <text:p>380364</text:p>
          </table:table-cell>
          <table:table-cell table:formula="of:=[original.AC91]" office:value-type="float" office:value="99474" calcext:value-type="float">
            <text:p>99474</text:p>
          </table:table-cell>
          <table:table-cell table:formula="of:=[original.O91]" office:value-type="float" office:value="491632" calcext:value-type="float">
            <text:p>491632</text:p>
          </table:table-cell>
          <table:table-cell table:formula="of:=['patched-standard'.AB91]" office:value-type="float" office:value="111936" calcext:value-type="float">
            <text:p>111936</text:p>
          </table:table-cell>
          <table:table-cell table:formula="of:=['patched-standard'.AC91]" office:value-type="float" office:value="101595" calcext:value-type="float">
            <text:p>101595</text:p>
          </table:table-cell>
          <table:table-cell table:formula="of:=['patched-standard'.O91]" office:value-type="float" office:value="240696" calcext:value-type="float">
            <text:p>240696</text:p>
          </table:table-cell>
          <table:table-cell table:formula="of:=['patched-aggressive'.AB91]" office:value-type="float" office:value="104240" calcext:value-type="float">
            <text:p>104240</text:p>
          </table:table-cell>
          <table:table-cell table:formula="of:=['patched-aggressive'.AC91]" office:value-type="float" office:value="101590" calcext:value-type="float">
            <text:p>101590</text:p>
          </table:table-cell>
          <table:table-cell table:formula="of:=['patched-aggressive'.O91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92]" office:value-type="float" office:value="380364" calcext:value-type="float">
            <text:p>380364</text:p>
          </table:table-cell>
          <table:table-cell table:formula="of:=[original.AC92]" office:value-type="float" office:value="99474" calcext:value-type="float">
            <text:p>99474</text:p>
          </table:table-cell>
          <table:table-cell table:formula="of:=[original.O92]" office:value-type="float" office:value="491632" calcext:value-type="float">
            <text:p>491632</text:p>
          </table:table-cell>
          <table:table-cell table:formula="of:=['patched-standard'.AB92]" office:value-type="float" office:value="111936" calcext:value-type="float">
            <text:p>111936</text:p>
          </table:table-cell>
          <table:table-cell table:formula="of:=['patched-standard'.AC92]" office:value-type="float" office:value="101595" calcext:value-type="float">
            <text:p>101595</text:p>
          </table:table-cell>
          <table:table-cell table:formula="of:=['patched-standard'.O92]" office:value-type="float" office:value="240696" calcext:value-type="float">
            <text:p>240696</text:p>
          </table:table-cell>
          <table:table-cell table:formula="of:=['patched-aggressive'.AB92]" office:value-type="float" office:value="104240" calcext:value-type="float">
            <text:p>104240</text:p>
          </table:table-cell>
          <table:table-cell table:formula="of:=['patched-aggressive'.AC92]" office:value-type="float" office:value="101590" calcext:value-type="float">
            <text:p>101590</text:p>
          </table:table-cell>
          <table:table-cell table:formula="of:=['patched-aggressive'.O92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93]" office:value-type="float" office:value="380364" calcext:value-type="float">
            <text:p>380364</text:p>
          </table:table-cell>
          <table:table-cell table:formula="of:=[original.AC93]" office:value-type="float" office:value="99474" calcext:value-type="float">
            <text:p>99474</text:p>
          </table:table-cell>
          <table:table-cell table:formula="of:=[original.O93]" office:value-type="float" office:value="491632" calcext:value-type="float">
            <text:p>491632</text:p>
          </table:table-cell>
          <table:table-cell table:formula="of:=['patched-standard'.AB93]" office:value-type="float" office:value="111936" calcext:value-type="float">
            <text:p>111936</text:p>
          </table:table-cell>
          <table:table-cell table:formula="of:=['patched-standard'.AC93]" office:value-type="float" office:value="101595" calcext:value-type="float">
            <text:p>101595</text:p>
          </table:table-cell>
          <table:table-cell table:formula="of:=['patched-standard'.O93]" office:value-type="float" office:value="240696" calcext:value-type="float">
            <text:p>240696</text:p>
          </table:table-cell>
          <table:table-cell table:formula="of:=['patched-aggressive'.AB93]" office:value-type="float" office:value="104240" calcext:value-type="float">
            <text:p>104240</text:p>
          </table:table-cell>
          <table:table-cell table:formula="of:=['patched-aggressive'.AC93]" office:value-type="float" office:value="101590" calcext:value-type="float">
            <text:p>101590</text:p>
          </table:table-cell>
          <table:table-cell table:formula="of:=['patched-aggressive'.O93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94]" office:value-type="float" office:value="380364" calcext:value-type="float">
            <text:p>380364</text:p>
          </table:table-cell>
          <table:table-cell table:formula="of:=[original.AC94]" office:value-type="float" office:value="99474" calcext:value-type="float">
            <text:p>99474</text:p>
          </table:table-cell>
          <table:table-cell table:formula="of:=[original.O94]" office:value-type="float" office:value="491632" calcext:value-type="float">
            <text:p>491632</text:p>
          </table:table-cell>
          <table:table-cell table:formula="of:=['patched-standard'.AB94]" office:value-type="float" office:value="111936" calcext:value-type="float">
            <text:p>111936</text:p>
          </table:table-cell>
          <table:table-cell table:formula="of:=['patched-standard'.AC94]" office:value-type="float" office:value="101595" calcext:value-type="float">
            <text:p>101595</text:p>
          </table:table-cell>
          <table:table-cell table:formula="of:=['patched-standard'.O94]" office:value-type="float" office:value="240696" calcext:value-type="float">
            <text:p>240696</text:p>
          </table:table-cell>
          <table:table-cell table:formula="of:=['patched-aggressive'.AB94]" office:value-type="float" office:value="104240" calcext:value-type="float">
            <text:p>104240</text:p>
          </table:table-cell>
          <table:table-cell table:formula="of:=['patched-aggressive'.AC94]" office:value-type="float" office:value="101590" calcext:value-type="float">
            <text:p>101590</text:p>
          </table:table-cell>
          <table:table-cell table:formula="of:=['patched-aggressive'.O94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95]" office:value-type="float" office:value="380364" calcext:value-type="float">
            <text:p>380364</text:p>
          </table:table-cell>
          <table:table-cell table:formula="of:=[original.AC95]" office:value-type="float" office:value="99474" calcext:value-type="float">
            <text:p>99474</text:p>
          </table:table-cell>
          <table:table-cell table:formula="of:=[original.O95]" office:value-type="float" office:value="491632" calcext:value-type="float">
            <text:p>491632</text:p>
          </table:table-cell>
          <table:table-cell table:formula="of:=['patched-standard'.AB95]" office:value-type="float" office:value="111936" calcext:value-type="float">
            <text:p>111936</text:p>
          </table:table-cell>
          <table:table-cell table:formula="of:=['patched-standard'.AC95]" office:value-type="float" office:value="101595" calcext:value-type="float">
            <text:p>101595</text:p>
          </table:table-cell>
          <table:table-cell table:formula="of:=['patched-standard'.O95]" office:value-type="float" office:value="240696" calcext:value-type="float">
            <text:p>240696</text:p>
          </table:table-cell>
          <table:table-cell table:formula="of:=['patched-aggressive'.AB95]" office:value-type="float" office:value="104240" calcext:value-type="float">
            <text:p>104240</text:p>
          </table:table-cell>
          <table:table-cell table:formula="of:=['patched-aggressive'.AC95]" office:value-type="float" office:value="101590" calcext:value-type="float">
            <text:p>101590</text:p>
          </table:table-cell>
          <table:table-cell table:formula="of:=['patched-aggressive'.O95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96]" office:value-type="float" office:value="380364" calcext:value-type="float">
            <text:p>380364</text:p>
          </table:table-cell>
          <table:table-cell table:formula="of:=[original.AC96]" office:value-type="float" office:value="99474" calcext:value-type="float">
            <text:p>99474</text:p>
          </table:table-cell>
          <table:table-cell table:formula="of:=[original.O96]" office:value-type="float" office:value="491632" calcext:value-type="float">
            <text:p>491632</text:p>
          </table:table-cell>
          <table:table-cell table:formula="of:=['patched-standard'.AB96]" office:value-type="float" office:value="111936" calcext:value-type="float">
            <text:p>111936</text:p>
          </table:table-cell>
          <table:table-cell table:formula="of:=['patched-standard'.AC96]" office:value-type="float" office:value="101595" calcext:value-type="float">
            <text:p>101595</text:p>
          </table:table-cell>
          <table:table-cell table:formula="of:=['patched-standard'.O96]" office:value-type="float" office:value="240696" calcext:value-type="float">
            <text:p>240696</text:p>
          </table:table-cell>
          <table:table-cell table:formula="of:=['patched-aggressive'.AB96]" office:value-type="float" office:value="104240" calcext:value-type="float">
            <text:p>104240</text:p>
          </table:table-cell>
          <table:table-cell table:formula="of:=['patched-aggressive'.AC96]" office:value-type="float" office:value="101590" calcext:value-type="float">
            <text:p>101590</text:p>
          </table:table-cell>
          <table:table-cell table:formula="of:=['patched-aggressive'.O96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97]" office:value-type="float" office:value="380364" calcext:value-type="float">
            <text:p>380364</text:p>
          </table:table-cell>
          <table:table-cell table:formula="of:=[original.AC97]" office:value-type="float" office:value="99474" calcext:value-type="float">
            <text:p>99474</text:p>
          </table:table-cell>
          <table:table-cell table:formula="of:=[original.O97]" office:value-type="float" office:value="491632" calcext:value-type="float">
            <text:p>491632</text:p>
          </table:table-cell>
          <table:table-cell table:formula="of:=['patched-standard'.AB97]" office:value-type="float" office:value="111936" calcext:value-type="float">
            <text:p>111936</text:p>
          </table:table-cell>
          <table:table-cell table:formula="of:=['patched-standard'.AC97]" office:value-type="float" office:value="101595" calcext:value-type="float">
            <text:p>101595</text:p>
          </table:table-cell>
          <table:table-cell table:formula="of:=['patched-standard'.O97]" office:value-type="float" office:value="240696" calcext:value-type="float">
            <text:p>240696</text:p>
          </table:table-cell>
          <table:table-cell table:formula="of:=['patched-aggressive'.AB97]" office:value-type="float" office:value="104240" calcext:value-type="float">
            <text:p>104240</text:p>
          </table:table-cell>
          <table:table-cell table:formula="of:=['patched-aggressive'.AC97]" office:value-type="float" office:value="101590" calcext:value-type="float">
            <text:p>101590</text:p>
          </table:table-cell>
          <table:table-cell table:formula="of:=['patched-aggressive'.O97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98]" office:value-type="float" office:value="380364" calcext:value-type="float">
            <text:p>380364</text:p>
          </table:table-cell>
          <table:table-cell table:formula="of:=[original.AC98]" office:value-type="float" office:value="99474" calcext:value-type="float">
            <text:p>99474</text:p>
          </table:table-cell>
          <table:table-cell table:formula="of:=[original.O98]" office:value-type="float" office:value="491632" calcext:value-type="float">
            <text:p>491632</text:p>
          </table:table-cell>
          <table:table-cell table:formula="of:=['patched-standard'.AB98]" office:value-type="float" office:value="111936" calcext:value-type="float">
            <text:p>111936</text:p>
          </table:table-cell>
          <table:table-cell table:formula="of:=['patched-standard'.AC98]" office:value-type="float" office:value="101595" calcext:value-type="float">
            <text:p>101595</text:p>
          </table:table-cell>
          <table:table-cell table:formula="of:=['patched-standard'.O98]" office:value-type="float" office:value="240696" calcext:value-type="float">
            <text:p>240696</text:p>
          </table:table-cell>
          <table:table-cell table:formula="of:=['patched-aggressive'.AB98]" office:value-type="float" office:value="104240" calcext:value-type="float">
            <text:p>104240</text:p>
          </table:table-cell>
          <table:table-cell table:formula="of:=['patched-aggressive'.AC98]" office:value-type="float" office:value="101590" calcext:value-type="float">
            <text:p>101590</text:p>
          </table:table-cell>
          <table:table-cell table:formula="of:=['patched-aggressive'.O98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99]" office:value-type="float" office:value="380364" calcext:value-type="float">
            <text:p>380364</text:p>
          </table:table-cell>
          <table:table-cell table:formula="of:=[original.AC99]" office:value-type="float" office:value="99474" calcext:value-type="float">
            <text:p>99474</text:p>
          </table:table-cell>
          <table:table-cell table:formula="of:=[original.O99]" office:value-type="float" office:value="491632" calcext:value-type="float">
            <text:p>491632</text:p>
          </table:table-cell>
          <table:table-cell table:formula="of:=['patched-standard'.AB99]" office:value-type="float" office:value="111936" calcext:value-type="float">
            <text:p>111936</text:p>
          </table:table-cell>
          <table:table-cell table:formula="of:=['patched-standard'.AC99]" office:value-type="float" office:value="101595" calcext:value-type="float">
            <text:p>101595</text:p>
          </table:table-cell>
          <table:table-cell table:formula="of:=['patched-standard'.O99]" office:value-type="float" office:value="240696" calcext:value-type="float">
            <text:p>240696</text:p>
          </table:table-cell>
          <table:table-cell table:formula="of:=['patched-aggressive'.AB99]" office:value-type="float" office:value="104240" calcext:value-type="float">
            <text:p>104240</text:p>
          </table:table-cell>
          <table:table-cell table:formula="of:=['patched-aggressive'.AC99]" office:value-type="float" office:value="101590" calcext:value-type="float">
            <text:p>101590</text:p>
          </table:table-cell>
          <table:table-cell table:formula="of:=['patched-aggressive'.O99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100]" office:value-type="float" office:value="380364" calcext:value-type="float">
            <text:p>380364</text:p>
          </table:table-cell>
          <table:table-cell table:formula="of:=[original.AC100]" office:value-type="float" office:value="99474" calcext:value-type="float">
            <text:p>99474</text:p>
          </table:table-cell>
          <table:table-cell table:formula="of:=[original.O100]" office:value-type="float" office:value="491632" calcext:value-type="float">
            <text:p>491632</text:p>
          </table:table-cell>
          <table:table-cell table:formula="of:=['patched-standard'.AB100]" office:value-type="float" office:value="111936" calcext:value-type="float">
            <text:p>111936</text:p>
          </table:table-cell>
          <table:table-cell table:formula="of:=['patched-standard'.AC100]" office:value-type="float" office:value="101595" calcext:value-type="float">
            <text:p>101595</text:p>
          </table:table-cell>
          <table:table-cell table:formula="of:=['patched-standard'.O100]" office:value-type="float" office:value="240696" calcext:value-type="float">
            <text:p>240696</text:p>
          </table:table-cell>
          <table:table-cell table:formula="of:=['patched-aggressive'.AB100]" office:value-type="float" office:value="104240" calcext:value-type="float">
            <text:p>104240</text:p>
          </table:table-cell>
          <table:table-cell table:formula="of:=['patched-aggressive'.AC100]" office:value-type="float" office:value="101590" calcext:value-type="float">
            <text:p>101590</text:p>
          </table:table-cell>
          <table:table-cell table:formula="of:=['patched-aggressive'.O100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101]" office:value-type="float" office:value="380364" calcext:value-type="float">
            <text:p>380364</text:p>
          </table:table-cell>
          <table:table-cell table:formula="of:=[original.AC101]" office:value-type="float" office:value="99474" calcext:value-type="float">
            <text:p>99474</text:p>
          </table:table-cell>
          <table:table-cell table:formula="of:=[original.O101]" office:value-type="float" office:value="491632" calcext:value-type="float">
            <text:p>491632</text:p>
          </table:table-cell>
          <table:table-cell table:formula="of:=['patched-standard'.AB101]" office:value-type="float" office:value="111936" calcext:value-type="float">
            <text:p>111936</text:p>
          </table:table-cell>
          <table:table-cell table:formula="of:=['patched-standard'.AC101]" office:value-type="float" office:value="101595" calcext:value-type="float">
            <text:p>101595</text:p>
          </table:table-cell>
          <table:table-cell table:formula="of:=['patched-standard'.O101]" office:value-type="float" office:value="240696" calcext:value-type="float">
            <text:p>240696</text:p>
          </table:table-cell>
          <table:table-cell table:formula="of:=['patched-aggressive'.AB101]" office:value-type="float" office:value="104240" calcext:value-type="float">
            <text:p>104240</text:p>
          </table:table-cell>
          <table:table-cell table:formula="of:=['patched-aggressive'.AC101]" office:value-type="float" office:value="101590" calcext:value-type="float">
            <text:p>101590</text:p>
          </table:table-cell>
          <table:table-cell table:formula="of:=['patched-aggressive'.O101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102]" office:value-type="float" office:value="380364" calcext:value-type="float">
            <text:p>380364</text:p>
          </table:table-cell>
          <table:table-cell table:formula="of:=[original.AC102]" office:value-type="float" office:value="99474" calcext:value-type="float">
            <text:p>99474</text:p>
          </table:table-cell>
          <table:table-cell table:formula="of:=[original.O102]" office:value-type="float" office:value="491632" calcext:value-type="float">
            <text:p>491632</text:p>
          </table:table-cell>
          <table:table-cell table:formula="of:=['patched-standard'.AB102]" office:value-type="float" office:value="111936" calcext:value-type="float">
            <text:p>111936</text:p>
          </table:table-cell>
          <table:table-cell table:formula="of:=['patched-standard'.AC102]" office:value-type="float" office:value="101595" calcext:value-type="float">
            <text:p>101595</text:p>
          </table:table-cell>
          <table:table-cell table:formula="of:=['patched-standard'.O102]" office:value-type="float" office:value="240696" calcext:value-type="float">
            <text:p>240696</text:p>
          </table:table-cell>
          <table:table-cell table:formula="of:=['patched-aggressive'.AB102]" office:value-type="float" office:value="104240" calcext:value-type="float">
            <text:p>104240</text:p>
          </table:table-cell>
          <table:table-cell table:formula="of:=['patched-aggressive'.AC102]" office:value-type="float" office:value="101590" calcext:value-type="float">
            <text:p>101590</text:p>
          </table:table-cell>
          <table:table-cell table:formula="of:=['patched-aggressive'.O102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103]" office:value-type="float" office:value="380364" calcext:value-type="float">
            <text:p>380364</text:p>
          </table:table-cell>
          <table:table-cell table:formula="of:=[original.AC103]" office:value-type="float" office:value="99474" calcext:value-type="float">
            <text:p>99474</text:p>
          </table:table-cell>
          <table:table-cell table:formula="of:=[original.O103]" office:value-type="float" office:value="491632" calcext:value-type="float">
            <text:p>491632</text:p>
          </table:table-cell>
          <table:table-cell table:formula="of:=['patched-standard'.AB103]" office:value-type="float" office:value="111936" calcext:value-type="float">
            <text:p>111936</text:p>
          </table:table-cell>
          <table:table-cell table:formula="of:=['patched-standard'.AC103]" office:value-type="float" office:value="101595" calcext:value-type="float">
            <text:p>101595</text:p>
          </table:table-cell>
          <table:table-cell table:formula="of:=['patched-standard'.O103]" office:value-type="float" office:value="240696" calcext:value-type="float">
            <text:p>240696</text:p>
          </table:table-cell>
          <table:table-cell table:formula="of:=['patched-aggressive'.AB103]" office:value-type="float" office:value="104240" calcext:value-type="float">
            <text:p>104240</text:p>
          </table:table-cell>
          <table:table-cell table:formula="of:=['patched-aggressive'.AC103]" office:value-type="float" office:value="101590" calcext:value-type="float">
            <text:p>101590</text:p>
          </table:table-cell>
          <table:table-cell table:formula="of:=['patched-aggressive'.O103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104]" office:value-type="float" office:value="380364" calcext:value-type="float">
            <text:p>380364</text:p>
          </table:table-cell>
          <table:table-cell table:formula="of:=[original.AC104]" office:value-type="float" office:value="99474" calcext:value-type="float">
            <text:p>99474</text:p>
          </table:table-cell>
          <table:table-cell table:formula="of:=[original.O104]" office:value-type="float" office:value="491632" calcext:value-type="float">
            <text:p>491632</text:p>
          </table:table-cell>
          <table:table-cell table:formula="of:=['patched-standard'.AB104]" office:value-type="float" office:value="111936" calcext:value-type="float">
            <text:p>111936</text:p>
          </table:table-cell>
          <table:table-cell table:formula="of:=['patched-standard'.AC104]" office:value-type="float" office:value="101595" calcext:value-type="float">
            <text:p>101595</text:p>
          </table:table-cell>
          <table:table-cell table:formula="of:=['patched-standard'.O104]" office:value-type="float" office:value="240696" calcext:value-type="float">
            <text:p>240696</text:p>
          </table:table-cell>
          <table:table-cell table:formula="of:=['patched-aggressive'.AB104]" office:value-type="float" office:value="104240" calcext:value-type="float">
            <text:p>104240</text:p>
          </table:table-cell>
          <table:table-cell table:formula="of:=['patched-aggressive'.AC104]" office:value-type="float" office:value="101590" calcext:value-type="float">
            <text:p>101590</text:p>
          </table:table-cell>
          <table:table-cell table:formula="of:=['patched-aggressive'.O104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105]" office:value-type="float" office:value="380364" calcext:value-type="float">
            <text:p>380364</text:p>
          </table:table-cell>
          <table:table-cell table:formula="of:=[original.AC105]" office:value-type="float" office:value="99474" calcext:value-type="float">
            <text:p>99474</text:p>
          </table:table-cell>
          <table:table-cell table:formula="of:=[original.O105]" office:value-type="float" office:value="491632" calcext:value-type="float">
            <text:p>491632</text:p>
          </table:table-cell>
          <table:table-cell table:formula="of:=['patched-standard'.AB105]" office:value-type="float" office:value="111936" calcext:value-type="float">
            <text:p>111936</text:p>
          </table:table-cell>
          <table:table-cell table:formula="of:=['patched-standard'.AC105]" office:value-type="float" office:value="101595" calcext:value-type="float">
            <text:p>101595</text:p>
          </table:table-cell>
          <table:table-cell table:formula="of:=['patched-standard'.O105]" office:value-type="float" office:value="240696" calcext:value-type="float">
            <text:p>240696</text:p>
          </table:table-cell>
          <table:table-cell table:formula="of:=['patched-aggressive'.AB105]" office:value-type="float" office:value="104240" calcext:value-type="float">
            <text:p>104240</text:p>
          </table:table-cell>
          <table:table-cell table:formula="of:=['patched-aggressive'.AC105]" office:value-type="float" office:value="101590" calcext:value-type="float">
            <text:p>101590</text:p>
          </table:table-cell>
          <table:table-cell table:formula="of:=['patched-aggressive'.O105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106]" office:value-type="float" office:value="380364" calcext:value-type="float">
            <text:p>380364</text:p>
          </table:table-cell>
          <table:table-cell table:formula="of:=[original.AC106]" office:value-type="float" office:value="99474" calcext:value-type="float">
            <text:p>99474</text:p>
          </table:table-cell>
          <table:table-cell table:formula="of:=[original.O106]" office:value-type="float" office:value="491632" calcext:value-type="float">
            <text:p>491632</text:p>
          </table:table-cell>
          <table:table-cell table:formula="of:=['patched-standard'.AB106]" office:value-type="float" office:value="111936" calcext:value-type="float">
            <text:p>111936</text:p>
          </table:table-cell>
          <table:table-cell table:formula="of:=['patched-standard'.AC106]" office:value-type="float" office:value="101595" calcext:value-type="float">
            <text:p>101595</text:p>
          </table:table-cell>
          <table:table-cell table:formula="of:=['patched-standard'.O106]" office:value-type="float" office:value="240696" calcext:value-type="float">
            <text:p>240696</text:p>
          </table:table-cell>
          <table:table-cell table:formula="of:=['patched-aggressive'.AB106]" office:value-type="float" office:value="104240" calcext:value-type="float">
            <text:p>104240</text:p>
          </table:table-cell>
          <table:table-cell table:formula="of:=['patched-aggressive'.AC106]" office:value-type="float" office:value="101590" calcext:value-type="float">
            <text:p>101590</text:p>
          </table:table-cell>
          <table:table-cell table:formula="of:=['patched-aggressive'.O106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107]" office:value-type="float" office:value="380364" calcext:value-type="float">
            <text:p>380364</text:p>
          </table:table-cell>
          <table:table-cell table:formula="of:=[original.AC107]" office:value-type="float" office:value="99474" calcext:value-type="float">
            <text:p>99474</text:p>
          </table:table-cell>
          <table:table-cell table:formula="of:=[original.O107]" office:value-type="float" office:value="491632" calcext:value-type="float">
            <text:p>491632</text:p>
          </table:table-cell>
          <table:table-cell table:formula="of:=['patched-standard'.AB107]" office:value-type="float" office:value="111936" calcext:value-type="float">
            <text:p>111936</text:p>
          </table:table-cell>
          <table:table-cell table:formula="of:=['patched-standard'.AC107]" office:value-type="float" office:value="101595" calcext:value-type="float">
            <text:p>101595</text:p>
          </table:table-cell>
          <table:table-cell table:formula="of:=['patched-standard'.O107]" office:value-type="float" office:value="240696" calcext:value-type="float">
            <text:p>240696</text:p>
          </table:table-cell>
          <table:table-cell table:formula="of:=['patched-aggressive'.AB107]" office:value-type="float" office:value="104240" calcext:value-type="float">
            <text:p>104240</text:p>
          </table:table-cell>
          <table:table-cell table:formula="of:=['patched-aggressive'.AC107]" office:value-type="float" office:value="101590" calcext:value-type="float">
            <text:p>101590</text:p>
          </table:table-cell>
          <table:table-cell table:formula="of:=['patched-aggressive'.O107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108]" office:value-type="float" office:value="380364" calcext:value-type="float">
            <text:p>380364</text:p>
          </table:table-cell>
          <table:table-cell table:formula="of:=[original.AC108]" office:value-type="float" office:value="99474" calcext:value-type="float">
            <text:p>99474</text:p>
          </table:table-cell>
          <table:table-cell table:formula="of:=[original.O108]" office:value-type="float" office:value="491632" calcext:value-type="float">
            <text:p>491632</text:p>
          </table:table-cell>
          <table:table-cell table:formula="of:=['patched-standard'.AB108]" office:value-type="float" office:value="111936" calcext:value-type="float">
            <text:p>111936</text:p>
          </table:table-cell>
          <table:table-cell table:formula="of:=['patched-standard'.AC108]" office:value-type="float" office:value="101595" calcext:value-type="float">
            <text:p>101595</text:p>
          </table:table-cell>
          <table:table-cell table:formula="of:=['patched-standard'.O108]" office:value-type="float" office:value="240696" calcext:value-type="float">
            <text:p>240696</text:p>
          </table:table-cell>
          <table:table-cell table:formula="of:=['patched-aggressive'.AB108]" office:value-type="float" office:value="104240" calcext:value-type="float">
            <text:p>104240</text:p>
          </table:table-cell>
          <table:table-cell table:formula="of:=['patched-aggressive'.AC108]" office:value-type="float" office:value="101590" calcext:value-type="float">
            <text:p>101590</text:p>
          </table:table-cell>
          <table:table-cell table:formula="of:=['patched-aggressive'.O108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109]" office:value-type="float" office:value="380364" calcext:value-type="float">
            <text:p>380364</text:p>
          </table:table-cell>
          <table:table-cell table:formula="of:=[original.AC109]" office:value-type="float" office:value="99474" calcext:value-type="float">
            <text:p>99474</text:p>
          </table:table-cell>
          <table:table-cell table:formula="of:=[original.O109]" office:value-type="float" office:value="491632" calcext:value-type="float">
            <text:p>491632</text:p>
          </table:table-cell>
          <table:table-cell table:formula="of:=['patched-standard'.AB109]" office:value-type="float" office:value="111936" calcext:value-type="float">
            <text:p>111936</text:p>
          </table:table-cell>
          <table:table-cell table:formula="of:=['patched-standard'.AC109]" office:value-type="float" office:value="101595" calcext:value-type="float">
            <text:p>101595</text:p>
          </table:table-cell>
          <table:table-cell table:formula="of:=['patched-standard'.O109]" office:value-type="float" office:value="240696" calcext:value-type="float">
            <text:p>240696</text:p>
          </table:table-cell>
          <table:table-cell table:formula="of:=['patched-aggressive'.AB109]" office:value-type="float" office:value="104240" calcext:value-type="float">
            <text:p>104240</text:p>
          </table:table-cell>
          <table:table-cell table:formula="of:=['patched-aggressive'.AC109]" office:value-type="float" office:value="101590" calcext:value-type="float">
            <text:p>101590</text:p>
          </table:table-cell>
          <table:table-cell table:formula="of:=['patched-aggressive'.O109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110]" office:value-type="float" office:value="380364" calcext:value-type="float">
            <text:p>380364</text:p>
          </table:table-cell>
          <table:table-cell table:formula="of:=[original.AC110]" office:value-type="float" office:value="99474" calcext:value-type="float">
            <text:p>99474</text:p>
          </table:table-cell>
          <table:table-cell table:formula="of:=[original.O110]" office:value-type="float" office:value="491632" calcext:value-type="float">
            <text:p>491632</text:p>
          </table:table-cell>
          <table:table-cell table:formula="of:=['patched-standard'.AB110]" office:value-type="float" office:value="111936" calcext:value-type="float">
            <text:p>111936</text:p>
          </table:table-cell>
          <table:table-cell table:formula="of:=['patched-standard'.AC110]" office:value-type="float" office:value="101595" calcext:value-type="float">
            <text:p>101595</text:p>
          </table:table-cell>
          <table:table-cell table:formula="of:=['patched-standard'.O110]" office:value-type="float" office:value="240696" calcext:value-type="float">
            <text:p>240696</text:p>
          </table:table-cell>
          <table:table-cell table:formula="of:=['patched-aggressive'.AB110]" office:value-type="float" office:value="104240" calcext:value-type="float">
            <text:p>104240</text:p>
          </table:table-cell>
          <table:table-cell table:formula="of:=['patched-aggressive'.AC110]" office:value-type="float" office:value="101590" calcext:value-type="float">
            <text:p>101590</text:p>
          </table:table-cell>
          <table:table-cell table:formula="of:=['patched-aggressive'.O110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111]" office:value-type="float" office:value="380364" calcext:value-type="float">
            <text:p>380364</text:p>
          </table:table-cell>
          <table:table-cell table:formula="of:=[original.AC111]" office:value-type="float" office:value="99474" calcext:value-type="float">
            <text:p>99474</text:p>
          </table:table-cell>
          <table:table-cell table:formula="of:=[original.O111]" office:value-type="float" office:value="491632" calcext:value-type="float">
            <text:p>491632</text:p>
          </table:table-cell>
          <table:table-cell table:formula="of:=['patched-standard'.AB111]" office:value-type="float" office:value="111936" calcext:value-type="float">
            <text:p>111936</text:p>
          </table:table-cell>
          <table:table-cell table:formula="of:=['patched-standard'.AC111]" office:value-type="float" office:value="101595" calcext:value-type="float">
            <text:p>101595</text:p>
          </table:table-cell>
          <table:table-cell table:formula="of:=['patched-standard'.O111]" office:value-type="float" office:value="240696" calcext:value-type="float">
            <text:p>240696</text:p>
          </table:table-cell>
          <table:table-cell table:formula="of:=['patched-aggressive'.AB111]" office:value-type="float" office:value="104240" calcext:value-type="float">
            <text:p>104240</text:p>
          </table:table-cell>
          <table:table-cell table:formula="of:=['patched-aggressive'.AC111]" office:value-type="float" office:value="101590" calcext:value-type="float">
            <text:p>101590</text:p>
          </table:table-cell>
          <table:table-cell table:formula="of:=['patched-aggressive'.O111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112]" office:value-type="float" office:value="380364" calcext:value-type="float">
            <text:p>380364</text:p>
          </table:table-cell>
          <table:table-cell table:formula="of:=[original.AC112]" office:value-type="float" office:value="99474" calcext:value-type="float">
            <text:p>99474</text:p>
          </table:table-cell>
          <table:table-cell table:formula="of:=[original.O112]" office:value-type="float" office:value="491632" calcext:value-type="float">
            <text:p>491632</text:p>
          </table:table-cell>
          <table:table-cell table:formula="of:=['patched-standard'.AB112]" office:value-type="float" office:value="111936" calcext:value-type="float">
            <text:p>111936</text:p>
          </table:table-cell>
          <table:table-cell table:formula="of:=['patched-standard'.AC112]" office:value-type="float" office:value="101595" calcext:value-type="float">
            <text:p>101595</text:p>
          </table:table-cell>
          <table:table-cell table:formula="of:=['patched-standard'.O112]" office:value-type="float" office:value="240696" calcext:value-type="float">
            <text:p>240696</text:p>
          </table:table-cell>
          <table:table-cell table:formula="of:=['patched-aggressive'.AB112]" office:value-type="float" office:value="104240" calcext:value-type="float">
            <text:p>104240</text:p>
          </table:table-cell>
          <table:table-cell table:formula="of:=['patched-aggressive'.AC112]" office:value-type="float" office:value="101590" calcext:value-type="float">
            <text:p>101590</text:p>
          </table:table-cell>
          <table:table-cell table:formula="of:=['patched-aggressive'.O112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113]" office:value-type="float" office:value="380364" calcext:value-type="float">
            <text:p>380364</text:p>
          </table:table-cell>
          <table:table-cell table:formula="of:=[original.AC113]" office:value-type="float" office:value="99474" calcext:value-type="float">
            <text:p>99474</text:p>
          </table:table-cell>
          <table:table-cell table:formula="of:=[original.O113]" office:value-type="float" office:value="491632" calcext:value-type="float">
            <text:p>491632</text:p>
          </table:table-cell>
          <table:table-cell table:formula="of:=['patched-standard'.AB113]" office:value-type="float" office:value="111936" calcext:value-type="float">
            <text:p>111936</text:p>
          </table:table-cell>
          <table:table-cell table:formula="of:=['patched-standard'.AC113]" office:value-type="float" office:value="101595" calcext:value-type="float">
            <text:p>101595</text:p>
          </table:table-cell>
          <table:table-cell table:formula="of:=['patched-standard'.O113]" office:value-type="float" office:value="240696" calcext:value-type="float">
            <text:p>240696</text:p>
          </table:table-cell>
          <table:table-cell table:formula="of:=['patched-aggressive'.AB113]" office:value-type="float" office:value="104240" calcext:value-type="float">
            <text:p>104240</text:p>
          </table:table-cell>
          <table:table-cell table:formula="of:=['patched-aggressive'.AC113]" office:value-type="float" office:value="101590" calcext:value-type="float">
            <text:p>101590</text:p>
          </table:table-cell>
          <table:table-cell table:formula="of:=['patched-aggressive'.O113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114]" office:value-type="float" office:value="380364" calcext:value-type="float">
            <text:p>380364</text:p>
          </table:table-cell>
          <table:table-cell table:formula="of:=[original.AC114]" office:value-type="float" office:value="151310" calcext:value-type="float">
            <text:p>151310</text:p>
          </table:table-cell>
          <table:table-cell table:formula="of:=[original.O114]" office:value-type="float" office:value="494788" calcext:value-type="float">
            <text:p>494788</text:p>
          </table:table-cell>
          <table:table-cell table:formula="of:=['patched-standard'.AB114]" office:value-type="float" office:value="146560" calcext:value-type="float">
            <text:p>146560</text:p>
          </table:table-cell>
          <table:table-cell table:formula="of:=['patched-standard'.AC114]" office:value-type="float" office:value="144202" calcext:value-type="float">
            <text:p>144202</text:p>
          </table:table-cell>
          <table:table-cell table:formula="of:=['patched-standard'.O114]" office:value-type="float" office:value="280408" calcext:value-type="float">
            <text:p>280408</text:p>
          </table:table-cell>
          <table:table-cell table:formula="of:=['patched-aggressive'.AB114]" office:value-type="float" office:value="104240" calcext:value-type="float">
            <text:p>104240</text:p>
          </table:table-cell>
          <table:table-cell table:formula="of:=['patched-aggressive'.AC114]" office:value-type="float" office:value="101590" calcext:value-type="float">
            <text:p>101590</text:p>
          </table:table-cell>
          <table:table-cell table:formula="of:=['patched-aggressive'.O114]" office:value-type="float" office:value="238196" calcext:value-type="float">
            <text:p>238196</text:p>
          </table:table-cell>
        </table:table-row>
        <table:table-row table:style-name="ro1">
          <table:table-cell table:formula="of:=[original.AB115]" office:value-type="float" office:value="380364" calcext:value-type="float">
            <text:p>380364</text:p>
          </table:table-cell>
          <table:table-cell table:formula="of:=[original.AC115]" office:value-type="float" office:value="249497" calcext:value-type="float">
            <text:p>249497</text:p>
          </table:table-cell>
          <table:table-cell table:formula="of:=[original.O115]" office:value-type="float" office:value="499276" calcext:value-type="float">
            <text:p>499276</text:p>
          </table:table-cell>
          <table:table-cell table:formula="of:=['patched-standard'.AB115]" office:value-type="float" office:value="235968" calcext:value-type="float">
            <text:p>235968</text:p>
          </table:table-cell>
          <table:table-cell table:formula="of:=['patched-standard'.AC115]" office:value-type="float" office:value="235419" calcext:value-type="float">
            <text:p>235419</text:p>
          </table:table-cell>
          <table:table-cell table:formula="of:=['patched-standard'.O115]" office:value-type="float" office:value="369772" calcext:value-type="float">
            <text:p>369772</text:p>
          </table:table-cell>
          <table:table-cell table:formula="of:=['patched-aggressive'.AB115]" office:value-type="float" office:value="187616" calcext:value-type="float">
            <text:p>187616</text:p>
          </table:table-cell>
          <table:table-cell table:formula="of:=['patched-aggressive'.AC115]" office:value-type="float" office:value="187241" calcext:value-type="float">
            <text:p>187241</text:p>
          </table:table-cell>
          <table:table-cell table:formula="of:=['patched-aggressive'.O115]" office:value-type="float" office:value="323640" calcext:value-type="float">
            <text:p>323640</text:p>
          </table:table-cell>
        </table:table-row>
        <table:table-row table:style-name="ro1">
          <table:table-cell table:formula="of:=[original.AB116]" office:value-type="float" office:value="380364" calcext:value-type="float">
            <text:p>380364</text:p>
          </table:table-cell>
          <table:table-cell table:formula="of:=[original.AC116]" office:value-type="float" office:value="343194" calcext:value-type="float">
            <text:p>343194</text:p>
          </table:table-cell>
          <table:table-cell table:formula="of:=[original.O116]" office:value-type="float" office:value="505348" calcext:value-type="float">
            <text:p>505348</text:p>
          </table:table-cell>
          <table:table-cell table:formula="of:=['patched-standard'.AB116]" office:value-type="float" office:value="328640" calcext:value-type="float">
            <text:p>328640</text:p>
          </table:table-cell>
          <table:table-cell table:formula="of:=['patched-standard'.AC116]" office:value-type="float" office:value="328025" calcext:value-type="float">
            <text:p>328025</text:p>
          </table:table-cell>
          <table:table-cell table:formula="of:=['patched-standard'.O116]" office:value-type="float" office:value="462428" calcext:value-type="float">
            <text:p>462428</text:p>
          </table:table-cell>
          <table:table-cell table:formula="of:=['patched-aggressive'.AB116]" office:value-type="float" office:value="278656" calcext:value-type="float">
            <text:p>278656</text:p>
          </table:table-cell>
          <table:table-cell table:formula="of:=['patched-aggressive'.AC116]" office:value-type="float" office:value="278194" calcext:value-type="float">
            <text:p>278194</text:p>
          </table:table-cell>
          <table:table-cell table:formula="of:=['patched-aggressive'.O116]" office:value-type="float" office:value="414688" calcext:value-type="float">
            <text:p>414688</text:p>
          </table:table-cell>
        </table:table-row>
        <table:table-row table:style-name="ro1">
          <table:table-cell table:formula="of:=[original.AB117]" office:value-type="float" office:value="463820" calcext:value-type="float">
            <text:p>463820</text:p>
          </table:table-cell>
          <table:table-cell table:formula="of:=[original.AC117]" office:value-type="float" office:value="435928" calcext:value-type="float">
            <text:p>435928</text:p>
          </table:table-cell>
          <table:table-cell table:formula="of:=[original.O117]" office:value-type="float" office:value="588316" calcext:value-type="float">
            <text:p>588316</text:p>
          </table:table-cell>
          <table:table-cell table:formula="of:=['patched-standard'.AB117]" office:value-type="float" office:value="415936" calcext:value-type="float">
            <text:p>415936</text:p>
          </table:table-cell>
          <table:table-cell table:formula="of:=['patched-standard'.AC117]" office:value-type="float" office:value="415235" calcext:value-type="float">
            <text:p>415235</text:p>
          </table:table-cell>
          <table:table-cell table:formula="of:=['patched-standard'.O117]" office:value-type="float" office:value="551060" calcext:value-type="float">
            <text:p>551060</text:p>
          </table:table-cell>
          <table:table-cell table:formula="of:=['patched-aggressive'.AB117]" office:value-type="float" office:value="368384" calcext:value-type="float">
            <text:p>368384</text:p>
          </table:table-cell>
          <table:table-cell table:formula="of:=['patched-aggressive'.AC117]" office:value-type="float" office:value="367816" calcext:value-type="float">
            <text:p>367816</text:p>
          </table:table-cell>
          <table:table-cell table:formula="of:=['patched-aggressive'.O117]" office:value-type="float" office:value="504724" calcext:value-type="float">
            <text:p>504724</text:p>
          </table:table-cell>
        </table:table-row>
        <table:table-row table:style-name="ro1">
          <table:table-cell table:formula="of:=[original.AB118]" office:value-type="float" office:value="558668" calcext:value-type="float">
            <text:p>558668</text:p>
          </table:table-cell>
          <table:table-cell table:formula="of:=[original.AC118]" office:value-type="float" office:value="526499" calcext:value-type="float">
            <text:p>526499</text:p>
          </table:table-cell>
          <table:table-cell table:formula="of:=[original.O118]" office:value-type="float" office:value="681368" calcext:value-type="float">
            <text:p>681368</text:p>
          </table:table-cell>
          <table:table-cell table:formula="of:=['patched-standard'.AB118]" office:value-type="float" office:value="507200" calcext:value-type="float">
            <text:p>507200</text:p>
          </table:table-cell>
          <table:table-cell table:formula="of:=['patched-standard'.AC118]" office:value-type="float" office:value="506418" calcext:value-type="float">
            <text:p>506418</text:p>
          </table:table-cell>
          <table:table-cell table:formula="of:=['patched-standard'.O118]" office:value-type="float" office:value="643716" calcext:value-type="float">
            <text:p>643716</text:p>
          </table:table-cell>
          <table:table-cell table:formula="of:=['patched-aggressive'.AB118]" office:value-type="float" office:value="455520" calcext:value-type="float">
            <text:p>455520</text:p>
          </table:table-cell>
          <table:table-cell table:formula="of:=['patched-aggressive'.AC118]" office:value-type="float" office:value="454862" calcext:value-type="float">
            <text:p>454862</text:p>
          </table:table-cell>
          <table:table-cell table:formula="of:=['patched-aggressive'.O118]" office:value-type="float" office:value="592536" calcext:value-type="float">
            <text:p>592536</text:p>
          </table:table-cell>
        </table:table-row>
        <table:table-row table:style-name="ro1">
          <table:table-cell table:formula="of:=[original.AB119]" office:value-type="float" office:value="564044" calcext:value-type="float">
            <text:p>564044</text:p>
          </table:table-cell>
          <table:table-cell table:formula="of:=[original.AC119]" office:value-type="float" office:value="531542" calcext:value-type="float">
            <text:p>531542</text:p>
          </table:table-cell>
          <table:table-cell table:formula="of:=[original.O119]" office:value-type="float" office:value="687440" calcext:value-type="float">
            <text:p>687440</text:p>
          </table:table-cell>
          <table:table-cell table:formula="of:=['patched-standard'.AB119]" office:value-type="float" office:value="544320" calcext:value-type="float">
            <text:p>544320</text:p>
          </table:table-cell>
          <table:table-cell table:formula="of:=['patched-standard'.AC119]" office:value-type="float" office:value="543535" calcext:value-type="float">
            <text:p>543535</text:p>
          </table:table-cell>
          <table:table-cell table:formula="of:=['patched-standard'.O119]" office:value-type="float" office:value="684464" calcext:value-type="float">
            <text:p>684464</text:p>
          </table:table-cell>
          <table:table-cell table:formula="of:=['patched-aggressive'.AB119]" office:value-type="float" office:value="544272" calcext:value-type="float">
            <text:p>544272</text:p>
          </table:table-cell>
          <table:table-cell table:formula="of:=['patched-aggressive'.AC119]" office:value-type="float" office:value="543530" calcext:value-type="float">
            <text:p>543530</text:p>
          </table:table-cell>
          <table:table-cell table:formula="of:=['patched-aggressive'.O119]" office:value-type="float" office:value="686208" calcext:value-type="float">
            <text:p>686208</text:p>
          </table:table-cell>
        </table:table-row>
        <table:table-row table:style-name="ro1">
          <table:table-cell table:formula="of:=[original.AB120]" office:value-type="float" office:value="564044" calcext:value-type="float">
            <text:p>564044</text:p>
          </table:table-cell>
          <table:table-cell table:formula="of:=[original.AC120]" office:value-type="float" office:value="531542" calcext:value-type="float">
            <text:p>531542</text:p>
          </table:table-cell>
          <table:table-cell table:formula="of:=[original.O120]" office:value-type="float" office:value="687440" calcext:value-type="float">
            <text:p>687440</text:p>
          </table:table-cell>
          <table:table-cell table:formula="of:=['patched-standard'.AB120]" office:value-type="float" office:value="544320" calcext:value-type="float">
            <text:p>544320</text:p>
          </table:table-cell>
          <table:table-cell table:formula="of:=['patched-standard'.AC120]" office:value-type="float" office:value="543535" calcext:value-type="float">
            <text:p>543535</text:p>
          </table:table-cell>
          <table:table-cell table:formula="of:=['patched-standard'.O120]" office:value-type="float" office:value="684464" calcext:value-type="float">
            <text:p>684464</text:p>
          </table:table-cell>
          <table:table-cell table:formula="of:=['patched-aggressive'.AB120]" office:value-type="float" office:value="544272" calcext:value-type="float">
            <text:p>544272</text:p>
          </table:table-cell>
          <table:table-cell table:formula="of:=['patched-aggressive'.AC120]" office:value-type="float" office:value="543530" calcext:value-type="float">
            <text:p>543530</text:p>
          </table:table-cell>
          <table:table-cell table:formula="of:=['patched-aggressive'.O120]" office:value-type="float" office:value="686200" calcext:value-type="float">
            <text:p>686200</text:p>
          </table:table-cell>
        </table:table-row>
        <table:table-row table:style-name="ro1">
          <table:table-cell table:formula="of:=[original.AB121]" office:value-type="float" office:value="564044" calcext:value-type="float">
            <text:p>564044</text:p>
          </table:table-cell>
          <table:table-cell table:formula="of:=[original.AC121]" office:value-type="float" office:value="531542" calcext:value-type="float">
            <text:p>531542</text:p>
          </table:table-cell>
          <table:table-cell table:formula="of:=[original.O121]" office:value-type="float" office:value="687440" calcext:value-type="float">
            <text:p>687440</text:p>
          </table:table-cell>
          <table:table-cell table:formula="of:=['patched-standard'.AB121]" office:value-type="float" office:value="544320" calcext:value-type="float">
            <text:p>544320</text:p>
          </table:table-cell>
          <table:table-cell table:formula="of:=['patched-standard'.AC121]" office:value-type="float" office:value="543535" calcext:value-type="float">
            <text:p>543535</text:p>
          </table:table-cell>
          <table:table-cell table:formula="of:=['patched-standard'.O121]" office:value-type="float" office:value="684464" calcext:value-type="float">
            <text:p>684464</text:p>
          </table:table-cell>
          <table:table-cell table:formula="of:=['patched-aggressive'.AB121]" office:value-type="float" office:value="544272" calcext:value-type="float">
            <text:p>544272</text:p>
          </table:table-cell>
          <table:table-cell table:formula="of:=['patched-aggressive'.AC121]" office:value-type="float" office:value="543530" calcext:value-type="float">
            <text:p>543530</text:p>
          </table:table-cell>
          <table:table-cell table:formula="of:=['patched-aggressive'.O121]" office:value-type="float" office:value="686200" calcext:value-type="float">
            <text:p>686200</text:p>
          </table:table-cell>
        </table:table-row>
        <table:table-row table:style-name="ro1">
          <table:table-cell table:formula="of:=[original.AB122]" office:value-type="float" office:value="564044" calcext:value-type="float">
            <text:p>564044</text:p>
          </table:table-cell>
          <table:table-cell table:formula="of:=[original.AC122]" office:value-type="float" office:value="531542" calcext:value-type="float">
            <text:p>531542</text:p>
          </table:table-cell>
          <table:table-cell table:formula="of:=[original.O122]" office:value-type="float" office:value="687440" calcext:value-type="float">
            <text:p>687440</text:p>
          </table:table-cell>
          <table:table-cell table:formula="of:=['patched-standard'.AB122]" office:value-type="float" office:value="544320" calcext:value-type="float">
            <text:p>544320</text:p>
          </table:table-cell>
          <table:table-cell table:formula="of:=['patched-standard'.AC122]" office:value-type="float" office:value="543535" calcext:value-type="float">
            <text:p>543535</text:p>
          </table:table-cell>
          <table:table-cell table:formula="of:=['patched-standard'.O122]" office:value-type="float" office:value="684464" calcext:value-type="float">
            <text:p>684464</text:p>
          </table:table-cell>
          <table:table-cell table:formula="of:=['patched-aggressive'.AB122]" office:value-type="float" office:value="544272" calcext:value-type="float">
            <text:p>544272</text:p>
          </table:table-cell>
          <table:table-cell table:formula="of:=['patched-aggressive'.AC122]" office:value-type="float" office:value="543530" calcext:value-type="float">
            <text:p>543530</text:p>
          </table:table-cell>
          <table:table-cell table:formula="of:=['patched-aggressive'.O122]" office:value-type="float" office:value="686200" calcext:value-type="float">
            <text:p>686200</text:p>
          </table:table-cell>
        </table:table-row>
        <table:table-row table:style-name="ro1">
          <table:table-cell table:formula="of:=[original.AB123]" office:value-type="float" office:value="564044" calcext:value-type="float">
            <text:p>564044</text:p>
          </table:table-cell>
          <table:table-cell table:formula="of:=[original.AC123]" office:value-type="float" office:value="531542" calcext:value-type="float">
            <text:p>531542</text:p>
          </table:table-cell>
          <table:table-cell table:formula="of:=[original.O123]" office:value-type="float" office:value="687440" calcext:value-type="float">
            <text:p>687440</text:p>
          </table:table-cell>
          <table:table-cell table:formula="of:=['patched-standard'.AB123]" office:value-type="float" office:value="544320" calcext:value-type="float">
            <text:p>544320</text:p>
          </table:table-cell>
          <table:table-cell table:formula="of:=['patched-standard'.AC123]" office:value-type="float" office:value="543535" calcext:value-type="float">
            <text:p>543535</text:p>
          </table:table-cell>
          <table:table-cell table:formula="of:=['patched-standard'.O123]" office:value-type="float" office:value="684536" calcext:value-type="float">
            <text:p>684536</text:p>
          </table:table-cell>
          <table:table-cell table:formula="of:=['patched-aggressive'.AB123]" office:value-type="float" office:value="544272" calcext:value-type="float">
            <text:p>544272</text:p>
          </table:table-cell>
          <table:table-cell table:formula="of:=['patched-aggressive'.AC123]" office:value-type="float" office:value="543530" calcext:value-type="float">
            <text:p>543530</text:p>
          </table:table-cell>
          <table:table-cell table:formula="of:=['patched-aggressive'.O123]" office:value-type="float" office:value="686200" calcext:value-type="float">
            <text:p>686200</text:p>
          </table:table-cell>
        </table:table-row>
        <table:table-row table:style-name="ro1">
          <table:table-cell table:formula="of:=[original.AB124]" office:value-type="float" office:value="564044" calcext:value-type="float">
            <text:p>564044</text:p>
          </table:table-cell>
          <table:table-cell table:formula="of:=[original.AC124]" office:value-type="float" office:value="531542" calcext:value-type="float">
            <text:p>531542</text:p>
          </table:table-cell>
          <table:table-cell table:formula="of:=[original.O124]" office:value-type="float" office:value="687440" calcext:value-type="float">
            <text:p>687440</text:p>
          </table:table-cell>
          <table:table-cell table:formula="of:=['patched-standard'.AB124]" office:value-type="float" office:value="544320" calcext:value-type="float">
            <text:p>544320</text:p>
          </table:table-cell>
          <table:table-cell table:formula="of:=['patched-standard'.AC124]" office:value-type="float" office:value="543535" calcext:value-type="float">
            <text:p>543535</text:p>
          </table:table-cell>
          <table:table-cell table:formula="of:=['patched-standard'.O124]" office:value-type="float" office:value="684536" calcext:value-type="float">
            <text:p>684536</text:p>
          </table:table-cell>
          <table:table-cell table:formula="of:=['patched-aggressive'.AB124]" office:value-type="float" office:value="544272" calcext:value-type="float">
            <text:p>544272</text:p>
          </table:table-cell>
          <table:table-cell table:formula="of:=['patched-aggressive'.AC124]" office:value-type="float" office:value="543530" calcext:value-type="float">
            <text:p>543530</text:p>
          </table:table-cell>
          <table:table-cell table:formula="of:=['patched-aggressive'.O124]" office:value-type="float" office:value="686200" calcext:value-type="float">
            <text:p>686200</text:p>
          </table:table-cell>
        </table:table-row>
        <table:table-row table:style-name="ro1">
          <table:table-cell table:formula="of:=[original.AB125]" office:value-type="float" office:value="564044" calcext:value-type="float">
            <text:p>564044</text:p>
          </table:table-cell>
          <table:table-cell table:formula="of:=[original.AC125]" office:value-type="float" office:value="531542" calcext:value-type="float">
            <text:p>531542</text:p>
          </table:table-cell>
          <table:table-cell table:formula="of:=[original.O125]" office:value-type="float" office:value="687440" calcext:value-type="float">
            <text:p>687440</text:p>
          </table:table-cell>
          <table:table-cell table:formula="of:=['patched-standard'.AB125]" office:value-type="float" office:value="544320" calcext:value-type="float">
            <text:p>544320</text:p>
          </table:table-cell>
          <table:table-cell table:formula="of:=['patched-standard'.AC125]" office:value-type="float" office:value="543535" calcext:value-type="float">
            <text:p>543535</text:p>
          </table:table-cell>
          <table:table-cell table:formula="of:=['patched-standard'.O125]" office:value-type="float" office:value="684536" calcext:value-type="float">
            <text:p>684536</text:p>
          </table:table-cell>
          <table:table-cell table:formula="of:=['patched-aggressive'.AB125]" office:value-type="float" office:value="544272" calcext:value-type="float">
            <text:p>544272</text:p>
          </table:table-cell>
          <table:table-cell table:formula="of:=['patched-aggressive'.AC125]" office:value-type="float" office:value="543530" calcext:value-type="float">
            <text:p>543530</text:p>
          </table:table-cell>
          <table:table-cell table:formula="of:=['patched-aggressive'.O125]" office:value-type="float" office:value="686200" calcext:value-type="float">
            <text:p>686200</text:p>
          </table:table-cell>
        </table:table-row>
        <table:table-row table:style-name="ro1">
          <table:table-cell table:formula="of:=[original.AB126]" office:value-type="float" office:value="564044" calcext:value-type="float">
            <text:p>564044</text:p>
          </table:table-cell>
          <table:table-cell table:formula="of:=[original.AC126]" office:value-type="float" office:value="531542" calcext:value-type="float">
            <text:p>531542</text:p>
          </table:table-cell>
          <table:table-cell table:formula="of:=[original.O126]" office:value-type="float" office:value="687440" calcext:value-type="float">
            <text:p>687440</text:p>
          </table:table-cell>
          <table:table-cell table:formula="of:=['patched-standard'.AB126]" office:value-type="float" office:value="544320" calcext:value-type="float">
            <text:p>544320</text:p>
          </table:table-cell>
          <table:table-cell table:formula="of:=['patched-standard'.AC126]" office:value-type="float" office:value="543535" calcext:value-type="float">
            <text:p>543535</text:p>
          </table:table-cell>
          <table:table-cell table:formula="of:=['patched-standard'.O126]" office:value-type="float" office:value="684536" calcext:value-type="float">
            <text:p>684536</text:p>
          </table:table-cell>
          <table:table-cell table:formula="of:=['patched-aggressive'.AB126]" office:value-type="float" office:value="544272" calcext:value-type="float">
            <text:p>544272</text:p>
          </table:table-cell>
          <table:table-cell table:formula="of:=['patched-aggressive'.AC126]" office:value-type="float" office:value="543530" calcext:value-type="float">
            <text:p>543530</text:p>
          </table:table-cell>
          <table:table-cell table:formula="of:=['patched-aggressive'.O126]" office:value-type="float" office:value="686200" calcext:value-type="float">
            <text:p>686200</text:p>
          </table:table-cell>
        </table:table-row>
        <table:table-row table:style-name="ro1">
          <table:table-cell table:formula="of:=[original.AB127]" office:value-type="float" office:value="564044" calcext:value-type="float">
            <text:p>564044</text:p>
          </table:table-cell>
          <table:table-cell table:formula="of:=[original.AC127]" office:value-type="float" office:value="445129" calcext:value-type="float">
            <text:p>445129</text:p>
          </table:table-cell>
          <table:table-cell table:formula="of:=[original.O127]" office:value-type="float" office:value="687440" calcext:value-type="float">
            <text:p>687440</text:p>
          </table:table-cell>
          <table:table-cell table:formula="of:=['patched-standard'.AB127]" office:value-type="float" office:value="466816" calcext:value-type="float">
            <text:p>466816</text:p>
          </table:table-cell>
          <table:table-cell table:formula="of:=['patched-standard'.AC127]" office:value-type="float" office:value="455148" calcext:value-type="float">
            <text:p>455148</text:p>
          </table:table-cell>
          <table:table-cell table:formula="of:=['patched-standard'.O127]" office:value-type="float" office:value="607008" calcext:value-type="float">
            <text:p>607008</text:p>
          </table:table-cell>
          <table:table-cell table:formula="of:=['patched-aggressive'.AB127]" office:value-type="float" office:value="544272" calcext:value-type="float">
            <text:p>544272</text:p>
          </table:table-cell>
          <table:table-cell table:formula="of:=['patched-aggressive'.AC127]" office:value-type="float" office:value="543530" calcext:value-type="float">
            <text:p>543530</text:p>
          </table:table-cell>
          <table:table-cell table:formula="of:=['patched-aggressive'.O127]" office:value-type="float" office:value="686200" calcext:value-type="float">
            <text:p>686200</text:p>
          </table:table-cell>
        </table:table-row>
        <table:table-row table:style-name="ro1">
          <table:table-cell table:formula="of:=[original.AB128]" office:value-type="float" office:value="564044" calcext:value-type="float">
            <text:p>564044</text:p>
          </table:table-cell>
          <table:table-cell table:formula="of:=[original.AC128]" office:value-type="float" office:value="445129" calcext:value-type="float">
            <text:p>445129</text:p>
          </table:table-cell>
          <table:table-cell table:formula="of:=[original.O128]" office:value-type="float" office:value="687440" calcext:value-type="float">
            <text:p>687440</text:p>
          </table:table-cell>
          <table:table-cell table:formula="of:=['patched-standard'.AB128]" office:value-type="float" office:value="466816" calcext:value-type="float">
            <text:p>466816</text:p>
          </table:table-cell>
          <table:table-cell table:formula="of:=['patched-standard'.AC128]" office:value-type="float" office:value="455148" calcext:value-type="float">
            <text:p>455148</text:p>
          </table:table-cell>
          <table:table-cell table:formula="of:=['patched-standard'.O128]" office:value-type="float" office:value="607008" calcext:value-type="float">
            <text:p>607008</text:p>
          </table:table-cell>
          <table:table-cell table:formula="of:=['patched-aggressive'.AB128]" office:value-type="float" office:value="458352" calcext:value-type="float">
            <text:p>458352</text:p>
          </table:table-cell>
          <table:table-cell table:formula="of:=['patched-aggressive'.AC128]" office:value-type="float" office:value="455142" calcext:value-type="float">
            <text:p>455142</text:p>
          </table:table-cell>
          <table:table-cell table:formula="of:=['patched-aggressive'.O128]" office:value-type="float" office:value="600292" calcext:value-type="float">
            <text:p>600292</text:p>
          </table:table-cell>
        </table:table-row>
        <table:table-row table:style-name="ro1">
          <table:table-cell table:formula="of:=[original.AB129]" office:value-type="float" office:value="564044" calcext:value-type="float">
            <text:p>564044</text:p>
          </table:table-cell>
          <table:table-cell table:formula="of:=[original.AC129]" office:value-type="float" office:value="445129" calcext:value-type="float">
            <text:p>445129</text:p>
          </table:table-cell>
          <table:table-cell table:formula="of:=[original.O129]" office:value-type="float" office:value="687440" calcext:value-type="float">
            <text:p>687440</text:p>
          </table:table-cell>
          <table:table-cell table:formula="of:=['patched-standard'.AB129]" office:value-type="float" office:value="466816" calcext:value-type="float">
            <text:p>466816</text:p>
          </table:table-cell>
          <table:table-cell table:formula="of:=['patched-standard'.AC129]" office:value-type="float" office:value="455148" calcext:value-type="float">
            <text:p>455148</text:p>
          </table:table-cell>
          <table:table-cell table:formula="of:=['patched-standard'.O129]" office:value-type="float" office:value="607008" calcext:value-type="float">
            <text:p>607008</text:p>
          </table:table-cell>
          <table:table-cell table:formula="of:=['patched-aggressive'.AB129]" office:value-type="float" office:value="458352" calcext:value-type="float">
            <text:p>458352</text:p>
          </table:table-cell>
          <table:table-cell table:formula="of:=['patched-aggressive'.AC129]" office:value-type="float" office:value="455142" calcext:value-type="float">
            <text:p>455142</text:p>
          </table:table-cell>
          <table:table-cell table:formula="of:=['patched-aggressive'.O129]" office:value-type="float" office:value="600292" calcext:value-type="float">
            <text:p>600292</text:p>
          </table:table-cell>
        </table:table-row>
        <table:table-row table:style-name="ro1">
          <table:table-cell table:formula="of:=[original.AB130]" office:value-type="float" office:value="564044" calcext:value-type="float">
            <text:p>564044</text:p>
          </table:table-cell>
          <table:table-cell table:formula="of:=[original.AC130]" office:value-type="float" office:value="445129" calcext:value-type="float">
            <text:p>445129</text:p>
          </table:table-cell>
          <table:table-cell table:formula="of:=[original.O130]" office:value-type="float" office:value="687440" calcext:value-type="float">
            <text:p>687440</text:p>
          </table:table-cell>
          <table:table-cell table:formula="of:=['patched-standard'.AB130]" office:value-type="float" office:value="466816" calcext:value-type="float">
            <text:p>466816</text:p>
          </table:table-cell>
          <table:table-cell table:formula="of:=['patched-standard'.AC130]" office:value-type="float" office:value="455148" calcext:value-type="float">
            <text:p>455148</text:p>
          </table:table-cell>
          <table:table-cell table:formula="of:=['patched-standard'.O130]" office:value-type="float" office:value="607008" calcext:value-type="float">
            <text:p>607008</text:p>
          </table:table-cell>
          <table:table-cell table:formula="of:=['patched-aggressive'.AB130]" office:value-type="float" office:value="458352" calcext:value-type="float">
            <text:p>458352</text:p>
          </table:table-cell>
          <table:table-cell table:formula="of:=['patched-aggressive'.AC130]" office:value-type="float" office:value="455142" calcext:value-type="float">
            <text:p>455142</text:p>
          </table:table-cell>
          <table:table-cell table:formula="of:=['patched-aggressive'.O130]" office:value-type="float" office:value="600292" calcext:value-type="float">
            <text:p>600292</text:p>
          </table:table-cell>
        </table:table-row>
        <table:table-row table:style-name="ro1">
          <table:table-cell table:formula="of:=[original.AB131]" office:value-type="float" office:value="564044" calcext:value-type="float">
            <text:p>564044</text:p>
          </table:table-cell>
          <table:table-cell table:formula="of:=[original.AC131]" office:value-type="float" office:value="445129" calcext:value-type="float">
            <text:p>445129</text:p>
          </table:table-cell>
          <table:table-cell table:formula="of:=[original.O131]" office:value-type="float" office:value="687440" calcext:value-type="float">
            <text:p>687440</text:p>
          </table:table-cell>
          <table:table-cell table:formula="of:=['patched-standard'.AB131]" office:value-type="float" office:value="466816" calcext:value-type="float">
            <text:p>466816</text:p>
          </table:table-cell>
          <table:table-cell table:formula="of:=['patched-standard'.AC131]" office:value-type="float" office:value="455148" calcext:value-type="float">
            <text:p>455148</text:p>
          </table:table-cell>
          <table:table-cell table:formula="of:=['patched-standard'.O131]" office:value-type="float" office:value="607008" calcext:value-type="float">
            <text:p>607008</text:p>
          </table:table-cell>
          <table:table-cell table:formula="of:=['patched-aggressive'.AB131]" office:value-type="float" office:value="458352" calcext:value-type="float">
            <text:p>458352</text:p>
          </table:table-cell>
          <table:table-cell table:formula="of:=['patched-aggressive'.AC131]" office:value-type="float" office:value="455142" calcext:value-type="float">
            <text:p>455142</text:p>
          </table:table-cell>
          <table:table-cell table:formula="of:=['patched-aggressive'.O131]" office:value-type="float" office:value="600292" calcext:value-type="float">
            <text:p>600292</text:p>
          </table:table-cell>
        </table:table-row>
        <table:table-row table:style-name="ro1">
          <table:table-cell table:formula="of:=[original.AB132]" office:value-type="float" office:value="564044" calcext:value-type="float">
            <text:p>564044</text:p>
          </table:table-cell>
          <table:table-cell table:formula="of:=[original.AC132]" office:value-type="float" office:value="445129" calcext:value-type="float">
            <text:p>445129</text:p>
          </table:table-cell>
          <table:table-cell table:formula="of:=[original.O132]" office:value-type="float" office:value="687440" calcext:value-type="float">
            <text:p>687440</text:p>
          </table:table-cell>
          <table:table-cell table:formula="of:=['patched-standard'.AB132]" office:value-type="float" office:value="466816" calcext:value-type="float">
            <text:p>466816</text:p>
          </table:table-cell>
          <table:table-cell table:formula="of:=['patched-standard'.AC132]" office:value-type="float" office:value="455148" calcext:value-type="float">
            <text:p>455148</text:p>
          </table:table-cell>
          <table:table-cell table:formula="of:=['patched-standard'.O132]" office:value-type="float" office:value="607008" calcext:value-type="float">
            <text:p>607008</text:p>
          </table:table-cell>
          <table:table-cell table:formula="of:=['patched-aggressive'.AB132]" office:value-type="float" office:value="458352" calcext:value-type="float">
            <text:p>458352</text:p>
          </table:table-cell>
          <table:table-cell table:formula="of:=['patched-aggressive'.AC132]" office:value-type="float" office:value="455142" calcext:value-type="float">
            <text:p>455142</text:p>
          </table:table-cell>
          <table:table-cell table:formula="of:=['patched-aggressive'.O132]" office:value-type="float" office:value="600292" calcext:value-type="float">
            <text:p>600292</text:p>
          </table:table-cell>
        </table:table-row>
        <table:table-row table:style-name="ro1">
          <table:table-cell table:formula="of:=[original.AB133]" office:value-type="float" office:value="564044" calcext:value-type="float">
            <text:p>564044</text:p>
          </table:table-cell>
          <table:table-cell table:formula="of:=[original.AC133]" office:value-type="float" office:value="445129" calcext:value-type="float">
            <text:p>445129</text:p>
          </table:table-cell>
          <table:table-cell table:formula="of:=[original.O133]" office:value-type="float" office:value="687440" calcext:value-type="float">
            <text:p>687440</text:p>
          </table:table-cell>
          <table:table-cell table:formula="of:=['patched-standard'.AB133]" office:value-type="float" office:value="466816" calcext:value-type="float">
            <text:p>466816</text:p>
          </table:table-cell>
          <table:table-cell table:formula="of:=['patched-standard'.AC133]" office:value-type="float" office:value="455148" calcext:value-type="float">
            <text:p>455148</text:p>
          </table:table-cell>
          <table:table-cell table:formula="of:=['patched-standard'.O133]" office:value-type="float" office:value="607008" calcext:value-type="float">
            <text:p>607008</text:p>
          </table:table-cell>
          <table:table-cell table:formula="of:=['patched-aggressive'.AB133]" office:value-type="float" office:value="458352" calcext:value-type="float">
            <text:p>458352</text:p>
          </table:table-cell>
          <table:table-cell table:formula="of:=['patched-aggressive'.AC133]" office:value-type="float" office:value="455142" calcext:value-type="float">
            <text:p>455142</text:p>
          </table:table-cell>
          <table:table-cell table:formula="of:=['patched-aggressive'.O133]" office:value-type="float" office:value="600292" calcext:value-type="float">
            <text:p>600292</text:p>
          </table:table-cell>
        </table:table-row>
        <table:table-row table:style-name="ro1">
          <table:table-cell table:formula="of:=[original.AB134]" office:value-type="float" office:value="564044" calcext:value-type="float">
            <text:p>564044</text:p>
          </table:table-cell>
          <table:table-cell table:formula="of:=[original.AC134]" office:value-type="float" office:value="445129" calcext:value-type="float">
            <text:p>445129</text:p>
          </table:table-cell>
          <table:table-cell table:formula="of:=[original.O134]" office:value-type="float" office:value="687440" calcext:value-type="float">
            <text:p>687440</text:p>
          </table:table-cell>
          <table:table-cell table:formula="of:=['patched-standard'.AB134]" office:value-type="float" office:value="466816" calcext:value-type="float">
            <text:p>466816</text:p>
          </table:table-cell>
          <table:table-cell table:formula="of:=['patched-standard'.AC134]" office:value-type="float" office:value="455148" calcext:value-type="float">
            <text:p>455148</text:p>
          </table:table-cell>
          <table:table-cell table:formula="of:=['patched-standard'.O134]" office:value-type="float" office:value="607008" calcext:value-type="float">
            <text:p>607008</text:p>
          </table:table-cell>
          <table:table-cell table:formula="of:=['patched-aggressive'.AB134]" office:value-type="float" office:value="458352" calcext:value-type="float">
            <text:p>458352</text:p>
          </table:table-cell>
          <table:table-cell table:formula="of:=['patched-aggressive'.AC134]" office:value-type="float" office:value="455142" calcext:value-type="float">
            <text:p>455142</text:p>
          </table:table-cell>
          <table:table-cell table:formula="of:=['patched-aggressive'.O134]" office:value-type="float" office:value="600292" calcext:value-type="float">
            <text:p>600292</text:p>
          </table:table-cell>
        </table:table-row>
        <table:table-row table:style-name="ro1">
          <table:table-cell table:formula="of:=[original.AB135]" office:value-type="float" office:value="564044" calcext:value-type="float">
            <text:p>564044</text:p>
          </table:table-cell>
          <table:table-cell table:formula="of:=[original.AC135]" office:value-type="float" office:value="358716" calcext:value-type="float">
            <text:p>358716</text:p>
          </table:table-cell>
          <table:table-cell table:formula="of:=[original.O135]" office:value-type="float" office:value="687276" calcext:value-type="float">
            <text:p>687276</text:p>
          </table:table-cell>
          <table:table-cell table:formula="of:=['patched-standard'.AB135]" office:value-type="float" office:value="380352" calcext:value-type="float">
            <text:p>380352</text:p>
          </table:table-cell>
          <table:table-cell table:formula="of:=['patched-standard'.AC135]" office:value-type="float" office:value="366760" calcext:value-type="float">
            <text:p>366760</text:p>
          </table:table-cell>
          <table:table-cell table:formula="of:=['patched-standard'.O135]" office:value-type="float" office:value="520508" calcext:value-type="float">
            <text:p>520508</text:p>
          </table:table-cell>
          <table:table-cell table:formula="of:=['patched-aggressive'.AB135]" office:value-type="float" office:value="458352" calcext:value-type="float">
            <text:p>458352</text:p>
          </table:table-cell>
          <table:table-cell table:formula="of:=['patched-aggressive'.AC135]" office:value-type="float" office:value="455142" calcext:value-type="float">
            <text:p>455142</text:p>
          </table:table-cell>
          <table:table-cell table:formula="of:=['patched-aggressive'.O135]" office:value-type="float" office:value="600292" calcext:value-type="float">
            <text:p>600292</text:p>
          </table:table-cell>
        </table:table-row>
        <table:table-row table:style-name="ro1">
          <table:table-cell table:formula="of:=[original.AB136]" office:value-type="float" office:value="564044" calcext:value-type="float">
            <text:p>564044</text:p>
          </table:table-cell>
          <table:table-cell table:formula="of:=[original.AC136]" office:value-type="float" office:value="358716" calcext:value-type="float">
            <text:p>358716</text:p>
          </table:table-cell>
          <table:table-cell table:formula="of:=[original.O136]" office:value-type="float" office:value="687276" calcext:value-type="float">
            <text:p>687276</text:p>
          </table:table-cell>
          <table:table-cell table:formula="of:=['patched-standard'.AB136]" office:value-type="float" office:value="380352" calcext:value-type="float">
            <text:p>380352</text:p>
          </table:table-cell>
          <table:table-cell table:formula="of:=['patched-standard'.AC136]" office:value-type="float" office:value="366760" calcext:value-type="float">
            <text:p>366760</text:p>
          </table:table-cell>
          <table:table-cell table:formula="of:=['patched-standard'.O136]" office:value-type="float" office:value="520508" calcext:value-type="float">
            <text:p>520508</text:p>
          </table:table-cell>
          <table:table-cell table:formula="of:=['patched-aggressive'.AB136]" office:value-type="float" office:value="370112" calcext:value-type="float">
            <text:p>370112</text:p>
          </table:table-cell>
          <table:table-cell table:formula="of:=['patched-aggressive'.AC136]" office:value-type="float" office:value="366754" calcext:value-type="float">
            <text:p>366754</text:p>
          </table:table-cell>
          <table:table-cell table:formula="of:=['patched-aggressive'.O136]" office:value-type="float" office:value="511992" calcext:value-type="float">
            <text:p>511992</text:p>
          </table:table-cell>
        </table:table-row>
        <table:table-row table:style-name="ro1">
          <table:table-cell table:formula="of:=[original.AB137]" office:value-type="float" office:value="564044" calcext:value-type="float">
            <text:p>564044</text:p>
          </table:table-cell>
          <table:table-cell table:formula="of:=[original.AC137]" office:value-type="float" office:value="358716" calcext:value-type="float">
            <text:p>358716</text:p>
          </table:table-cell>
          <table:table-cell table:formula="of:=[original.O137]" office:value-type="float" office:value="687276" calcext:value-type="float">
            <text:p>687276</text:p>
          </table:table-cell>
          <table:table-cell table:formula="of:=['patched-standard'.AB137]" office:value-type="float" office:value="380352" calcext:value-type="float">
            <text:p>380352</text:p>
          </table:table-cell>
          <table:table-cell table:formula="of:=['patched-standard'.AC137]" office:value-type="float" office:value="366760" calcext:value-type="float">
            <text:p>366760</text:p>
          </table:table-cell>
          <table:table-cell table:formula="of:=['patched-standard'.O137]" office:value-type="float" office:value="520508" calcext:value-type="float">
            <text:p>520508</text:p>
          </table:table-cell>
          <table:table-cell table:formula="of:=['patched-aggressive'.AB137]" office:value-type="float" office:value="370112" calcext:value-type="float">
            <text:p>370112</text:p>
          </table:table-cell>
          <table:table-cell table:formula="of:=['patched-aggressive'.AC137]" office:value-type="float" office:value="366754" calcext:value-type="float">
            <text:p>366754</text:p>
          </table:table-cell>
          <table:table-cell table:formula="of:=['patched-aggressive'.O137]" office:value-type="float" office:value="511992" calcext:value-type="float">
            <text:p>511992</text:p>
          </table:table-cell>
        </table:table-row>
        <table:table-row table:style-name="ro1">
          <table:table-cell table:formula="of:=[original.AB138]" office:value-type="float" office:value="564044" calcext:value-type="float">
            <text:p>564044</text:p>
          </table:table-cell>
          <table:table-cell table:formula="of:=[original.AC138]" office:value-type="float" office:value="358716" calcext:value-type="float">
            <text:p>358716</text:p>
          </table:table-cell>
          <table:table-cell table:formula="of:=[original.O138]" office:value-type="float" office:value="687276" calcext:value-type="float">
            <text:p>687276</text:p>
          </table:table-cell>
          <table:table-cell table:formula="of:=['patched-standard'.AB138]" office:value-type="float" office:value="380352" calcext:value-type="float">
            <text:p>380352</text:p>
          </table:table-cell>
          <table:table-cell table:formula="of:=['patched-standard'.AC138]" office:value-type="float" office:value="366760" calcext:value-type="float">
            <text:p>366760</text:p>
          </table:table-cell>
          <table:table-cell table:formula="of:=['patched-standard'.O138]" office:value-type="float" office:value="520508" calcext:value-type="float">
            <text:p>520508</text:p>
          </table:table-cell>
          <table:table-cell table:formula="of:=['patched-aggressive'.AB138]" office:value-type="float" office:value="370112" calcext:value-type="float">
            <text:p>370112</text:p>
          </table:table-cell>
          <table:table-cell table:formula="of:=['patched-aggressive'.AC138]" office:value-type="float" office:value="366754" calcext:value-type="float">
            <text:p>366754</text:p>
          </table:table-cell>
          <table:table-cell table:formula="of:=['patched-aggressive'.O138]" office:value-type="float" office:value="511992" calcext:value-type="float">
            <text:p>511992</text:p>
          </table:table-cell>
        </table:table-row>
        <table:table-row table:style-name="ro1">
          <table:table-cell table:formula="of:=[original.AB139]" office:value-type="float" office:value="564044" calcext:value-type="float">
            <text:p>564044</text:p>
          </table:table-cell>
          <table:table-cell table:formula="of:=[original.AC139]" office:value-type="float" office:value="358716" calcext:value-type="float">
            <text:p>358716</text:p>
          </table:table-cell>
          <table:table-cell table:formula="of:=[original.O139]" office:value-type="float" office:value="687276" calcext:value-type="float">
            <text:p>687276</text:p>
          </table:table-cell>
          <table:table-cell table:formula="of:=['patched-standard'.AB139]" office:value-type="float" office:value="380352" calcext:value-type="float">
            <text:p>380352</text:p>
          </table:table-cell>
          <table:table-cell table:formula="of:=['patched-standard'.AC139]" office:value-type="float" office:value="366760" calcext:value-type="float">
            <text:p>366760</text:p>
          </table:table-cell>
          <table:table-cell table:formula="of:=['patched-standard'.O139]" office:value-type="float" office:value="520508" calcext:value-type="float">
            <text:p>520508</text:p>
          </table:table-cell>
          <table:table-cell table:formula="of:=['patched-aggressive'.AB139]" office:value-type="float" office:value="370112" calcext:value-type="float">
            <text:p>370112</text:p>
          </table:table-cell>
          <table:table-cell table:formula="of:=['patched-aggressive'.AC139]" office:value-type="float" office:value="366754" calcext:value-type="float">
            <text:p>366754</text:p>
          </table:table-cell>
          <table:table-cell table:formula="of:=['patched-aggressive'.O139]" office:value-type="float" office:value="511992" calcext:value-type="float">
            <text:p>511992</text:p>
          </table:table-cell>
        </table:table-row>
        <table:table-row table:style-name="ro1">
          <table:table-cell table:formula="of:=[original.AB140]" office:value-type="float" office:value="564044" calcext:value-type="float">
            <text:p>564044</text:p>
          </table:table-cell>
          <table:table-cell table:formula="of:=[original.AC140]" office:value-type="float" office:value="358716" calcext:value-type="float">
            <text:p>358716</text:p>
          </table:table-cell>
          <table:table-cell table:formula="of:=[original.O140]" office:value-type="float" office:value="687276" calcext:value-type="float">
            <text:p>687276</text:p>
          </table:table-cell>
          <table:table-cell table:formula="of:=['patched-standard'.AB140]" office:value-type="float" office:value="380352" calcext:value-type="float">
            <text:p>380352</text:p>
          </table:table-cell>
          <table:table-cell table:formula="of:=['patched-standard'.AC140]" office:value-type="float" office:value="366760" calcext:value-type="float">
            <text:p>366760</text:p>
          </table:table-cell>
          <table:table-cell table:formula="of:=['patched-standard'.O140]" office:value-type="float" office:value="520508" calcext:value-type="float">
            <text:p>520508</text:p>
          </table:table-cell>
          <table:table-cell table:formula="of:=['patched-aggressive'.AB140]" office:value-type="float" office:value="370112" calcext:value-type="float">
            <text:p>370112</text:p>
          </table:table-cell>
          <table:table-cell table:formula="of:=['patched-aggressive'.AC140]" office:value-type="float" office:value="366754" calcext:value-type="float">
            <text:p>366754</text:p>
          </table:table-cell>
          <table:table-cell table:formula="of:=['patched-aggressive'.O140]" office:value-type="float" office:value="511992" calcext:value-type="float">
            <text:p>511992</text:p>
          </table:table-cell>
        </table:table-row>
        <table:table-row table:style-name="ro1">
          <table:table-cell table:formula="of:=[original.AB141]" office:value-type="float" office:value="564044" calcext:value-type="float">
            <text:p>564044</text:p>
          </table:table-cell>
          <table:table-cell table:formula="of:=[original.AC141]" office:value-type="float" office:value="358716" calcext:value-type="float">
            <text:p>358716</text:p>
          </table:table-cell>
          <table:table-cell table:formula="of:=[original.O141]" office:value-type="float" office:value="687276" calcext:value-type="float">
            <text:p>687276</text:p>
          </table:table-cell>
          <table:table-cell table:formula="of:=['patched-standard'.AB141]" office:value-type="float" office:value="380352" calcext:value-type="float">
            <text:p>380352</text:p>
          </table:table-cell>
          <table:table-cell table:formula="of:=['patched-standard'.AC141]" office:value-type="float" office:value="366760" calcext:value-type="float">
            <text:p>366760</text:p>
          </table:table-cell>
          <table:table-cell table:formula="of:=['patched-standard'.O141]" office:value-type="float" office:value="520508" calcext:value-type="float">
            <text:p>520508</text:p>
          </table:table-cell>
          <table:table-cell table:formula="of:=['patched-aggressive'.AB141]" office:value-type="float" office:value="370112" calcext:value-type="float">
            <text:p>370112</text:p>
          </table:table-cell>
          <table:table-cell table:formula="of:=['patched-aggressive'.AC141]" office:value-type="float" office:value="366754" calcext:value-type="float">
            <text:p>366754</text:p>
          </table:table-cell>
          <table:table-cell table:formula="of:=['patched-aggressive'.O141]" office:value-type="float" office:value="511992" calcext:value-type="float">
            <text:p>511992</text:p>
          </table:table-cell>
        </table:table-row>
        <table:table-row table:style-name="ro1">
          <table:table-cell table:formula="of:=[original.AB142]" office:value-type="float" office:value="564044" calcext:value-type="float">
            <text:p>564044</text:p>
          </table:table-cell>
          <table:table-cell table:formula="of:=[original.AC142]" office:value-type="float" office:value="358716" calcext:value-type="float">
            <text:p>358716</text:p>
          </table:table-cell>
          <table:table-cell table:formula="of:=[original.O142]" office:value-type="float" office:value="687276" calcext:value-type="float">
            <text:p>687276</text:p>
          </table:table-cell>
          <table:table-cell table:formula="of:=['patched-standard'.AB142]" office:value-type="float" office:value="380352" calcext:value-type="float">
            <text:p>380352</text:p>
          </table:table-cell>
          <table:table-cell table:formula="of:=['patched-standard'.AC142]" office:value-type="float" office:value="366760" calcext:value-type="float">
            <text:p>366760</text:p>
          </table:table-cell>
          <table:table-cell table:formula="of:=['patched-standard'.O142]" office:value-type="float" office:value="520508" calcext:value-type="float">
            <text:p>520508</text:p>
          </table:table-cell>
          <table:table-cell table:formula="of:=['patched-aggressive'.AB142]" office:value-type="float" office:value="370112" calcext:value-type="float">
            <text:p>370112</text:p>
          </table:table-cell>
          <table:table-cell table:formula="of:=['patched-aggressive'.AC142]" office:value-type="float" office:value="366754" calcext:value-type="float">
            <text:p>366754</text:p>
          </table:table-cell>
          <table:table-cell table:formula="of:=['patched-aggressive'.O142]" office:value-type="float" office:value="511992" calcext:value-type="float">
            <text:p>511992</text:p>
          </table:table-cell>
        </table:table-row>
        <table:table-row table:style-name="ro1">
          <table:table-cell table:formula="of:=[original.AB143]" office:value-type="float" office:value="535372" calcext:value-type="float">
            <text:p>535372</text:p>
          </table:table-cell>
          <table:table-cell table:formula="of:=[original.AC143]" office:value-type="float" office:value="272302" calcext:value-type="float">
            <text:p>272302</text:p>
          </table:table-cell>
          <table:table-cell table:formula="of:=[original.O143]" office:value-type="float" office:value="659476" calcext:value-type="float">
            <text:p>659476</text:p>
          </table:table-cell>
          <table:table-cell table:formula="of:=['patched-standard'.AB143]" office:value-type="float" office:value="293888" calcext:value-type="float">
            <text:p>293888</text:p>
          </table:table-cell>
          <table:table-cell table:formula="of:=['patched-standard'.AC143]" office:value-type="float" office:value="278373" calcext:value-type="float">
            <text:p>278373</text:p>
          </table:table-cell>
          <table:table-cell table:formula="of:=['patched-standard'.O143]" office:value-type="float" office:value="434020" calcext:value-type="float">
            <text:p>434020</text:p>
          </table:table-cell>
          <table:table-cell table:formula="of:=['patched-aggressive'.AB143]" office:value-type="float" office:value="370112" calcext:value-type="float">
            <text:p>370112</text:p>
          </table:table-cell>
          <table:table-cell table:formula="of:=['patched-aggressive'.AC143]" office:value-type="float" office:value="366754" calcext:value-type="float">
            <text:p>366754</text:p>
          </table:table-cell>
          <table:table-cell table:formula="of:=['patched-aggressive'.O143]" office:value-type="float" office:value="511992" calcext:value-type="float">
            <text:p>511992</text:p>
          </table:table-cell>
        </table:table-row>
        <table:table-row table:style-name="ro1">
          <table:table-cell table:formula="of:=[original.AB144]" office:value-type="float" office:value="535372" calcext:value-type="float">
            <text:p>535372</text:p>
          </table:table-cell>
          <table:table-cell table:formula="of:=[original.AC144]" office:value-type="float" office:value="272302" calcext:value-type="float">
            <text:p>272302</text:p>
          </table:table-cell>
          <table:table-cell table:formula="of:=[original.O144]" office:value-type="float" office:value="659476" calcext:value-type="float">
            <text:p>659476</text:p>
          </table:table-cell>
          <table:table-cell table:formula="of:=['patched-standard'.AB144]" office:value-type="float" office:value="293888" calcext:value-type="float">
            <text:p>293888</text:p>
          </table:table-cell>
          <table:table-cell table:formula="of:=['patched-standard'.AC144]" office:value-type="float" office:value="278373" calcext:value-type="float">
            <text:p>278373</text:p>
          </table:table-cell>
          <table:table-cell table:formula="of:=['patched-standard'.O144]" office:value-type="float" office:value="434020" calcext:value-type="float">
            <text:p>434020</text:p>
          </table:table-cell>
          <table:table-cell table:formula="of:=['patched-aggressive'.AB144]" office:value-type="float" office:value="281872" calcext:value-type="float">
            <text:p>281872</text:p>
          </table:table-cell>
          <table:table-cell table:formula="of:=['patched-aggressive'.AC144]" office:value-type="float" office:value="278367" calcext:value-type="float">
            <text:p>278367</text:p>
          </table:table-cell>
          <table:table-cell table:formula="of:=['patched-aggressive'.O144]" office:value-type="float" office:value="423704" calcext:value-type="float">
            <text:p>423704</text:p>
          </table:table-cell>
        </table:table-row>
        <table:table-row table:style-name="ro1">
          <table:table-cell table:formula="of:=[original.AB145]" office:value-type="float" office:value="535372" calcext:value-type="float">
            <text:p>535372</text:p>
          </table:table-cell>
          <table:table-cell table:formula="of:=[original.AC145]" office:value-type="float" office:value="272302" calcext:value-type="float">
            <text:p>272302</text:p>
          </table:table-cell>
          <table:table-cell table:formula="of:=[original.O145]" office:value-type="float" office:value="659476" calcext:value-type="float">
            <text:p>659476</text:p>
          </table:table-cell>
          <table:table-cell table:formula="of:=['patched-standard'.AB145]" office:value-type="float" office:value="293888" calcext:value-type="float">
            <text:p>293888</text:p>
          </table:table-cell>
          <table:table-cell table:formula="of:=['patched-standard'.AC145]" office:value-type="float" office:value="278373" calcext:value-type="float">
            <text:p>278373</text:p>
          </table:table-cell>
          <table:table-cell table:formula="of:=['patched-standard'.O145]" office:value-type="float" office:value="434020" calcext:value-type="float">
            <text:p>434020</text:p>
          </table:table-cell>
          <table:table-cell table:formula="of:=['patched-aggressive'.AB145]" office:value-type="float" office:value="281872" calcext:value-type="float">
            <text:p>281872</text:p>
          </table:table-cell>
          <table:table-cell table:formula="of:=['patched-aggressive'.AC145]" office:value-type="float" office:value="278367" calcext:value-type="float">
            <text:p>278367</text:p>
          </table:table-cell>
          <table:table-cell table:formula="of:=['patched-aggressive'.O145]" office:value-type="float" office:value="423704" calcext:value-type="float">
            <text:p>423704</text:p>
          </table:table-cell>
        </table:table-row>
        <table:table-row table:style-name="ro1">
          <table:table-cell table:formula="of:=[original.AB146]" office:value-type="float" office:value="535372" calcext:value-type="float">
            <text:p>535372</text:p>
          </table:table-cell>
          <table:table-cell table:formula="of:=[original.AC146]" office:value-type="float" office:value="272302" calcext:value-type="float">
            <text:p>272302</text:p>
          </table:table-cell>
          <table:table-cell table:formula="of:=[original.O146]" office:value-type="float" office:value="659476" calcext:value-type="float">
            <text:p>659476</text:p>
          </table:table-cell>
          <table:table-cell table:formula="of:=['patched-standard'.AB146]" office:value-type="float" office:value="293888" calcext:value-type="float">
            <text:p>293888</text:p>
          </table:table-cell>
          <table:table-cell table:formula="of:=['patched-standard'.AC146]" office:value-type="float" office:value="278373" calcext:value-type="float">
            <text:p>278373</text:p>
          </table:table-cell>
          <table:table-cell table:formula="of:=['patched-standard'.O146]" office:value-type="float" office:value="434020" calcext:value-type="float">
            <text:p>434020</text:p>
          </table:table-cell>
          <table:table-cell table:formula="of:=['patched-aggressive'.AB146]" office:value-type="float" office:value="281872" calcext:value-type="float">
            <text:p>281872</text:p>
          </table:table-cell>
          <table:table-cell table:formula="of:=['patched-aggressive'.AC146]" office:value-type="float" office:value="278367" calcext:value-type="float">
            <text:p>278367</text:p>
          </table:table-cell>
          <table:table-cell table:formula="of:=['patched-aggressive'.O146]" office:value-type="float" office:value="423704" calcext:value-type="float">
            <text:p>423704</text:p>
          </table:table-cell>
        </table:table-row>
        <table:table-row table:style-name="ro1">
          <table:table-cell table:formula="of:=[original.AB147]" office:value-type="float" office:value="535372" calcext:value-type="float">
            <text:p>535372</text:p>
          </table:table-cell>
          <table:table-cell table:formula="of:=[original.AC147]" office:value-type="float" office:value="272304" calcext:value-type="float">
            <text:p>272304</text:p>
          </table:table-cell>
          <table:table-cell table:formula="of:=[original.O147]" office:value-type="float" office:value="659476" calcext:value-type="float">
            <text:p>659476</text:p>
          </table:table-cell>
          <table:table-cell table:formula="of:=['patched-standard'.AB147]" office:value-type="float" office:value="293888" calcext:value-type="float">
            <text:p>293888</text:p>
          </table:table-cell>
          <table:table-cell table:formula="of:=['patched-standard'.AC147]" office:value-type="float" office:value="278374" calcext:value-type="float">
            <text:p>278374</text:p>
          </table:table-cell>
          <table:table-cell table:formula="of:=['patched-standard'.O147]" office:value-type="float" office:value="434020" calcext:value-type="float">
            <text:p>434020</text:p>
          </table:table-cell>
          <table:table-cell table:formula="of:=['patched-aggressive'.AB147]" office:value-type="float" office:value="281872" calcext:value-type="float">
            <text:p>281872</text:p>
          </table:table-cell>
          <table:table-cell table:formula="of:=['patched-aggressive'.AC147]" office:value-type="float" office:value="278367" calcext:value-type="float">
            <text:p>278367</text:p>
          </table:table-cell>
          <table:table-cell table:formula="of:=['patched-aggressive'.O147]" office:value-type="float" office:value="423704" calcext:value-type="float">
            <text:p>423704</text:p>
          </table:table-cell>
        </table:table-row>
        <table:table-row table:style-name="ro1">
          <table:table-cell table:formula="of:=[original.AB148]" office:value-type="float" office:value="535372" calcext:value-type="float">
            <text:p>535372</text:p>
          </table:table-cell>
          <table:table-cell table:formula="of:=[original.AC148]" office:value-type="float" office:value="272304" calcext:value-type="float">
            <text:p>272304</text:p>
          </table:table-cell>
          <table:table-cell table:formula="of:=[original.O148]" office:value-type="float" office:value="659476" calcext:value-type="float">
            <text:p>659476</text:p>
          </table:table-cell>
          <table:table-cell table:formula="of:=['patched-standard'.AB148]" office:value-type="float" office:value="293888" calcext:value-type="float">
            <text:p>293888</text:p>
          </table:table-cell>
          <table:table-cell table:formula="of:=['patched-standard'.AC148]" office:value-type="float" office:value="278374" calcext:value-type="float">
            <text:p>278374</text:p>
          </table:table-cell>
          <table:table-cell table:formula="of:=['patched-standard'.O148]" office:value-type="float" office:value="434020" calcext:value-type="float">
            <text:p>434020</text:p>
          </table:table-cell>
          <table:table-cell table:formula="of:=['patched-aggressive'.AB148]" office:value-type="float" office:value="281872" calcext:value-type="float">
            <text:p>281872</text:p>
          </table:table-cell>
          <table:table-cell table:formula="of:=['patched-aggressive'.AC148]" office:value-type="float" office:value="278369" calcext:value-type="float">
            <text:p>278369</text:p>
          </table:table-cell>
          <table:table-cell table:formula="of:=['patched-aggressive'.O148]" office:value-type="float" office:value="423704" calcext:value-type="float">
            <text:p>423704</text:p>
          </table:table-cell>
        </table:table-row>
        <table:table-row table:style-name="ro1">
          <table:table-cell table:formula="of:=[original.AB149]" office:value-type="float" office:value="535372" calcext:value-type="float">
            <text:p>535372</text:p>
          </table:table-cell>
          <table:table-cell table:formula="of:=[original.AC149]" office:value-type="float" office:value="272304" calcext:value-type="float">
            <text:p>272304</text:p>
          </table:table-cell>
          <table:table-cell table:formula="of:=[original.O149]" office:value-type="float" office:value="659476" calcext:value-type="float">
            <text:p>659476</text:p>
          </table:table-cell>
          <table:table-cell table:formula="of:=['patched-standard'.AB149]" office:value-type="float" office:value="293888" calcext:value-type="float">
            <text:p>293888</text:p>
          </table:table-cell>
          <table:table-cell table:formula="of:=['patched-standard'.AC149]" office:value-type="float" office:value="278374" calcext:value-type="float">
            <text:p>278374</text:p>
          </table:table-cell>
          <table:table-cell table:formula="of:=['patched-standard'.O149]" office:value-type="float" office:value="434020" calcext:value-type="float">
            <text:p>434020</text:p>
          </table:table-cell>
          <table:table-cell table:formula="of:=['patched-aggressive'.AB149]" office:value-type="float" office:value="281872" calcext:value-type="float">
            <text:p>281872</text:p>
          </table:table-cell>
          <table:table-cell table:formula="of:=['patched-aggressive'.AC149]" office:value-type="float" office:value="278369" calcext:value-type="float">
            <text:p>278369</text:p>
          </table:table-cell>
          <table:table-cell table:formula="of:=['patched-aggressive'.O149]" office:value-type="float" office:value="423704" calcext:value-type="float">
            <text:p>423704</text:p>
          </table:table-cell>
        </table:table-row>
        <table:table-row table:style-name="ro1">
          <table:table-cell table:formula="of:=[original.AB150]" office:value-type="float" office:value="535372" calcext:value-type="float">
            <text:p>535372</text:p>
          </table:table-cell>
          <table:table-cell table:formula="of:=[original.AC150]" office:value-type="float" office:value="272304" calcext:value-type="float">
            <text:p>272304</text:p>
          </table:table-cell>
          <table:table-cell table:formula="of:=[original.O150]" office:value-type="float" office:value="659476" calcext:value-type="float">
            <text:p>659476</text:p>
          </table:table-cell>
          <table:table-cell table:formula="of:=['patched-standard'.AB150]" office:value-type="float" office:value="293888" calcext:value-type="float">
            <text:p>293888</text:p>
          </table:table-cell>
          <table:table-cell table:formula="of:=['patched-standard'.AC150]" office:value-type="float" office:value="278374" calcext:value-type="float">
            <text:p>278374</text:p>
          </table:table-cell>
          <table:table-cell table:formula="of:=['patched-standard'.O150]" office:value-type="float" office:value="434020" calcext:value-type="float">
            <text:p>434020</text:p>
          </table:table-cell>
          <table:table-cell table:formula="of:=['patched-aggressive'.AB150]" office:value-type="float" office:value="281872" calcext:value-type="float">
            <text:p>281872</text:p>
          </table:table-cell>
          <table:table-cell table:formula="of:=['patched-aggressive'.AC150]" office:value-type="float" office:value="278369" calcext:value-type="float">
            <text:p>278369</text:p>
          </table:table-cell>
          <table:table-cell table:formula="of:=['patched-aggressive'.O150]" office:value-type="float" office:value="423704" calcext:value-type="float">
            <text:p>423704</text:p>
          </table:table-cell>
        </table:table-row>
        <table:table-row table:style-name="ro1">
          <table:table-cell table:formula="of:=[original.AB151]" office:value-type="float" office:value="508748" calcext:value-type="float">
            <text:p>508748</text:p>
          </table:table-cell>
          <table:table-cell table:formula="of:=[original.AC151]" office:value-type="float" office:value="185900" calcext:value-type="float">
            <text:p>185900</text:p>
          </table:table-cell>
          <table:table-cell table:formula="of:=[original.O151]" office:value-type="float" office:value="634008" calcext:value-type="float">
            <text:p>634008</text:p>
          </table:table-cell>
          <table:table-cell table:formula="of:=['patched-standard'.AB151]" office:value-type="float" office:value="207488" calcext:value-type="float">
            <text:p>207488</text:p>
          </table:table-cell>
          <table:table-cell table:formula="of:=['patched-standard'.AC151]" office:value-type="float" office:value="189995" calcext:value-type="float">
            <text:p>189995</text:p>
          </table:table-cell>
          <table:table-cell table:formula="of:=['patched-standard'.O151]" office:value-type="float" office:value="347604" calcext:value-type="float">
            <text:p>347604</text:p>
          </table:table-cell>
          <table:table-cell table:formula="of:=['patched-aggressive'.AB151]" office:value-type="float" office:value="281872" calcext:value-type="float">
            <text:p>281872</text:p>
          </table:table-cell>
          <table:table-cell table:formula="of:=['patched-aggressive'.AC151]" office:value-type="float" office:value="278369" calcext:value-type="float">
            <text:p>278369</text:p>
          </table:table-cell>
          <table:table-cell table:formula="of:=['patched-aggressive'.O151]" office:value-type="float" office:value="423704" calcext:value-type="float">
            <text:p>423704</text:p>
          </table:table-cell>
        </table:table-row>
        <table:table-row table:style-name="ro1">
          <table:table-cell table:formula="of:=[original.AB152]" office:value-type="float" office:value="508748" calcext:value-type="float">
            <text:p>508748</text:p>
          </table:table-cell>
          <table:table-cell table:formula="of:=[original.AC152]" office:value-type="float" office:value="185900" calcext:value-type="float">
            <text:p>185900</text:p>
          </table:table-cell>
          <table:table-cell table:formula="of:=[original.O152]" office:value-type="float" office:value="634008" calcext:value-type="float">
            <text:p>634008</text:p>
          </table:table-cell>
          <table:table-cell table:formula="of:=['patched-standard'.AB152]" office:value-type="float" office:value="207488" calcext:value-type="float">
            <text:p>207488</text:p>
          </table:table-cell>
          <table:table-cell table:formula="of:=['patched-standard'.AC152]" office:value-type="float" office:value="189995" calcext:value-type="float">
            <text:p>189995</text:p>
          </table:table-cell>
          <table:table-cell table:formula="of:=['patched-standard'.O152]" office:value-type="float" office:value="347604" calcext:value-type="float">
            <text:p>347604</text:p>
          </table:table-cell>
          <table:table-cell table:formula="of:=['patched-aggressive'.AB152]" office:value-type="float" office:value="193728" calcext:value-type="float">
            <text:p>193728</text:p>
          </table:table-cell>
          <table:table-cell table:formula="of:=['patched-aggressive'.AC152]" office:value-type="float" office:value="189990" calcext:value-type="float">
            <text:p>189990</text:p>
          </table:table-cell>
          <table:table-cell table:formula="of:=['patched-aggressive'.O152]" office:value-type="float" office:value="335660" calcext:value-type="float">
            <text:p>335660</text:p>
          </table:table-cell>
        </table:table-row>
        <table:table-row table:style-name="ro1">
          <table:table-cell table:formula="of:=[original.AB153]" office:value-type="float" office:value="508748" calcext:value-type="float">
            <text:p>508748</text:p>
          </table:table-cell>
          <table:table-cell table:formula="of:=[original.AC153]" office:value-type="float" office:value="185900" calcext:value-type="float">
            <text:p>185900</text:p>
          </table:table-cell>
          <table:table-cell table:formula="of:=[original.O153]" office:value-type="float" office:value="634008" calcext:value-type="float">
            <text:p>634008</text:p>
          </table:table-cell>
          <table:table-cell table:formula="of:=['patched-standard'.AB153]" office:value-type="float" office:value="207488" calcext:value-type="float">
            <text:p>207488</text:p>
          </table:table-cell>
          <table:table-cell table:formula="of:=['patched-standard'.AC153]" office:value-type="float" office:value="189995" calcext:value-type="float">
            <text:p>189995</text:p>
          </table:table-cell>
          <table:table-cell table:formula="of:=['patched-standard'.O153]" office:value-type="float" office:value="347604" calcext:value-type="float">
            <text:p>347604</text:p>
          </table:table-cell>
          <table:table-cell table:formula="of:=['patched-aggressive'.AB153]" office:value-type="float" office:value="193728" calcext:value-type="float">
            <text:p>193728</text:p>
          </table:table-cell>
          <table:table-cell table:formula="of:=['patched-aggressive'.AC153]" office:value-type="float" office:value="189990" calcext:value-type="float">
            <text:p>189990</text:p>
          </table:table-cell>
          <table:table-cell table:formula="of:=['patched-aggressive'.O153]" office:value-type="float" office:value="335660" calcext:value-type="float">
            <text:p>335660</text:p>
          </table:table-cell>
        </table:table-row>
        <table:table-row table:style-name="ro1">
          <table:table-cell table:formula="of:=[original.AB154]" office:value-type="float" office:value="508748" calcext:value-type="float">
            <text:p>508748</text:p>
          </table:table-cell>
          <table:table-cell table:formula="of:=[original.AC154]" office:value-type="float" office:value="185900" calcext:value-type="float">
            <text:p>185900</text:p>
          </table:table-cell>
          <table:table-cell table:formula="of:=[original.O154]" office:value-type="float" office:value="634008" calcext:value-type="float">
            <text:p>634008</text:p>
          </table:table-cell>
          <table:table-cell table:formula="of:=['patched-standard'.AB154]" office:value-type="float" office:value="207488" calcext:value-type="float">
            <text:p>207488</text:p>
          </table:table-cell>
          <table:table-cell table:formula="of:=['patched-standard'.AC154]" office:value-type="float" office:value="189995" calcext:value-type="float">
            <text:p>189995</text:p>
          </table:table-cell>
          <table:table-cell table:formula="of:=['patched-standard'.O154]" office:value-type="float" office:value="347604" calcext:value-type="float">
            <text:p>347604</text:p>
          </table:table-cell>
          <table:table-cell table:formula="of:=['patched-aggressive'.AB154]" office:value-type="float" office:value="193728" calcext:value-type="float">
            <text:p>193728</text:p>
          </table:table-cell>
          <table:table-cell table:formula="of:=['patched-aggressive'.AC154]" office:value-type="float" office:value="189990" calcext:value-type="float">
            <text:p>189990</text:p>
          </table:table-cell>
          <table:table-cell table:formula="of:=['patched-aggressive'.O154]" office:value-type="float" office:value="335660" calcext:value-type="float">
            <text:p>335660</text:p>
          </table:table-cell>
        </table:table-row>
        <table:table-row table:style-name="ro1">
          <table:table-cell table:formula="of:=[original.AB155]" office:value-type="float" office:value="508748" calcext:value-type="float">
            <text:p>508748</text:p>
          </table:table-cell>
          <table:table-cell table:formula="of:=[original.AC155]" office:value-type="float" office:value="185900" calcext:value-type="float">
            <text:p>185900</text:p>
          </table:table-cell>
          <table:table-cell table:formula="of:=[original.O155]" office:value-type="float" office:value="634008" calcext:value-type="float">
            <text:p>634008</text:p>
          </table:table-cell>
          <table:table-cell table:formula="of:=['patched-standard'.AB155]" office:value-type="float" office:value="207488" calcext:value-type="float">
            <text:p>207488</text:p>
          </table:table-cell>
          <table:table-cell table:formula="of:=['patched-standard'.AC155]" office:value-type="float" office:value="189995" calcext:value-type="float">
            <text:p>189995</text:p>
          </table:table-cell>
          <table:table-cell table:formula="of:=['patched-standard'.O155]" office:value-type="float" office:value="347604" calcext:value-type="float">
            <text:p>347604</text:p>
          </table:table-cell>
          <table:table-cell table:formula="of:=['patched-aggressive'.AB155]" office:value-type="float" office:value="193728" calcext:value-type="float">
            <text:p>193728</text:p>
          </table:table-cell>
          <table:table-cell table:formula="of:=['patched-aggressive'.AC155]" office:value-type="float" office:value="189990" calcext:value-type="float">
            <text:p>189990</text:p>
          </table:table-cell>
          <table:table-cell table:formula="of:=['patched-aggressive'.O155]" office:value-type="float" office:value="335660" calcext:value-type="float">
            <text:p>335660</text:p>
          </table:table-cell>
        </table:table-row>
        <table:table-row table:style-name="ro1">
          <table:table-cell table:formula="of:=[original.AB156]" office:value-type="float" office:value="508748" calcext:value-type="float">
            <text:p>508748</text:p>
          </table:table-cell>
          <table:table-cell table:formula="of:=[original.AC156]" office:value-type="float" office:value="185900" calcext:value-type="float">
            <text:p>185900</text:p>
          </table:table-cell>
          <table:table-cell table:formula="of:=[original.O156]" office:value-type="float" office:value="634008" calcext:value-type="float">
            <text:p>634008</text:p>
          </table:table-cell>
          <table:table-cell table:formula="of:=['patched-standard'.AB156]" office:value-type="float" office:value="207488" calcext:value-type="float">
            <text:p>207488</text:p>
          </table:table-cell>
          <table:table-cell table:formula="of:=['patched-standard'.AC156]" office:value-type="float" office:value="189995" calcext:value-type="float">
            <text:p>189995</text:p>
          </table:table-cell>
          <table:table-cell table:formula="of:=['patched-standard'.O156]" office:value-type="float" office:value="347604" calcext:value-type="float">
            <text:p>347604</text:p>
          </table:table-cell>
          <table:table-cell table:formula="of:=['patched-aggressive'.AB156]" office:value-type="float" office:value="193728" calcext:value-type="float">
            <text:p>193728</text:p>
          </table:table-cell>
          <table:table-cell table:formula="of:=['patched-aggressive'.AC156]" office:value-type="float" office:value="189990" calcext:value-type="float">
            <text:p>189990</text:p>
          </table:table-cell>
          <table:table-cell table:formula="of:=['patched-aggressive'.O156]" office:value-type="float" office:value="335660" calcext:value-type="float">
            <text:p>335660</text:p>
          </table:table-cell>
        </table:table-row>
        <table:table-row table:style-name="ro1">
          <table:table-cell table:formula="of:=[original.AB157]" office:value-type="float" office:value="508748" calcext:value-type="float">
            <text:p>508748</text:p>
          </table:table-cell>
          <table:table-cell table:formula="of:=[original.AC157]" office:value-type="float" office:value="185900" calcext:value-type="float">
            <text:p>185900</text:p>
          </table:table-cell>
          <table:table-cell table:formula="of:=[original.O157]" office:value-type="float" office:value="634008" calcext:value-type="float">
            <text:p>634008</text:p>
          </table:table-cell>
          <table:table-cell table:formula="of:=['patched-standard'.AB157]" office:value-type="float" office:value="207488" calcext:value-type="float">
            <text:p>207488</text:p>
          </table:table-cell>
          <table:table-cell table:formula="of:=['patched-standard'.AC157]" office:value-type="float" office:value="189995" calcext:value-type="float">
            <text:p>189995</text:p>
          </table:table-cell>
          <table:table-cell table:formula="of:=['patched-standard'.O157]" office:value-type="float" office:value="347604" calcext:value-type="float">
            <text:p>347604</text:p>
          </table:table-cell>
          <table:table-cell table:formula="of:=['patched-aggressive'.AB157]" office:value-type="float" office:value="193728" calcext:value-type="float">
            <text:p>193728</text:p>
          </table:table-cell>
          <table:table-cell table:formula="of:=['patched-aggressive'.AC157]" office:value-type="float" office:value="189990" calcext:value-type="float">
            <text:p>189990</text:p>
          </table:table-cell>
          <table:table-cell table:formula="of:=['patched-aggressive'.O157]" office:value-type="float" office:value="335660" calcext:value-type="float">
            <text:p>335660</text:p>
          </table:table-cell>
        </table:table-row>
        <table:table-row table:style-name="ro1">
          <table:table-cell table:formula="of:=[original.AB158]" office:value-type="float" office:value="508748" calcext:value-type="float">
            <text:p>508748</text:p>
          </table:table-cell>
          <table:table-cell table:formula="of:=[original.AC158]" office:value-type="float" office:value="185900" calcext:value-type="float">
            <text:p>185900</text:p>
          </table:table-cell>
          <table:table-cell table:formula="of:=[original.O158]" office:value-type="float" office:value="634008" calcext:value-type="float">
            <text:p>634008</text:p>
          </table:table-cell>
          <table:table-cell table:formula="of:=['patched-standard'.AB158]" office:value-type="float" office:value="207488" calcext:value-type="float">
            <text:p>207488</text:p>
          </table:table-cell>
          <table:table-cell table:formula="of:=['patched-standard'.AC158]" office:value-type="float" office:value="189995" calcext:value-type="float">
            <text:p>189995</text:p>
          </table:table-cell>
          <table:table-cell table:formula="of:=['patched-standard'.O158]" office:value-type="float" office:value="347604" calcext:value-type="float">
            <text:p>347604</text:p>
          </table:table-cell>
          <table:table-cell table:formula="of:=['patched-aggressive'.AB158]" office:value-type="float" office:value="193728" calcext:value-type="float">
            <text:p>193728</text:p>
          </table:table-cell>
          <table:table-cell table:formula="of:=['patched-aggressive'.AC158]" office:value-type="float" office:value="189990" calcext:value-type="float">
            <text:p>189990</text:p>
          </table:table-cell>
          <table:table-cell table:formula="of:=['patched-aggressive'.O158]" office:value-type="float" office:value="335660" calcext:value-type="float">
            <text:p>335660</text:p>
          </table:table-cell>
        </table:table-row>
        <table:table-row table:style-name="ro1">
          <table:table-cell table:formula="of:=[original.AB159]" office:value-type="float" office:value="66432" calcext:value-type="float">
            <text:p>66432</text:p>
          </table:table-cell>
          <table:table-cell table:formula="of:=[original.AC159]" office:value-type="float" office:value="13074" calcext:value-type="float">
            <text:p>13074</text:p>
          </table:table-cell>
          <table:table-cell table:formula="of:=[original.O159]" office:value-type="float" office:value="189536" calcext:value-type="float">
            <text:p>189536</text:p>
          </table:table-cell>
          <table:table-cell table:formula="of:=['patched-standard'.AB159]" office:value-type="float" office:value="13504" calcext:value-type="float">
            <text:p>13504</text:p>
          </table:table-cell>
          <table:table-cell table:formula="of:=['patched-standard'.AC159]" office:value-type="float" office:value="13220" calcext:value-type="float">
            <text:p>13220</text:p>
          </table:table-cell>
          <table:table-cell table:formula="of:=['patched-standard'.O159]" office:value-type="float" office:value="148376" calcext:value-type="float">
            <text:p>148376</text:p>
          </table:table-cell>
          <table:table-cell table:formula="of:=['patched-aggressive'.AB159]" office:value-type="float" office:value="193728" calcext:value-type="float">
            <text:p>193728</text:p>
          </table:table-cell>
          <table:table-cell table:formula="of:=['patched-aggressive'.AC159]" office:value-type="float" office:value="189990" calcext:value-type="float">
            <text:p>189990</text:p>
          </table:table-cell>
          <table:table-cell table:formula="of:=['patched-aggressive'.O159]" office:value-type="float" office:value="335660" calcext:value-type="float">
            <text:p>335660</text:p>
          </table:table-cell>
        </table:table-row>
        <table:table-row table:style-name="ro1">
          <table:table-cell table:formula="of:=[original.AB160]" office:value-type="float" office:value="66432" calcext:value-type="float">
            <text:p>66432</text:p>
          </table:table-cell>
          <table:table-cell table:formula="of:=[original.AC160]" office:value-type="float" office:value="13074" calcext:value-type="float">
            <text:p>13074</text:p>
          </table:table-cell>
          <table:table-cell table:formula="of:=[original.O160]" office:value-type="float" office:value="189536" calcext:value-type="float">
            <text:p>189536</text:p>
          </table:table-cell>
          <table:table-cell table:formula="of:=['patched-standard'.AB160]" office:value-type="float" office:value="13504" calcext:value-type="float">
            <text:p>13504</text:p>
          </table:table-cell>
          <table:table-cell table:formula="of:=['patched-standard'.AC160]" office:value-type="float" office:value="13220" calcext:value-type="float">
            <text:p>13220</text:p>
          </table:table-cell>
          <table:table-cell table:formula="of:=['patched-standard'.O160]" office:value-type="float" office:value="148376" calcext:value-type="float">
            <text:p>148376</text:p>
          </table:table-cell>
          <table:table-cell table:formula="of:=['patched-aggressive'.AB160]" office:value-type="float" office:value="13408" calcext:value-type="float">
            <text:p>13408</text:p>
          </table:table-cell>
          <table:table-cell table:formula="of:=['patched-aggressive'.AC160]" office:value-type="float" office:value="13215" calcext:value-type="float">
            <text:p>13215</text:p>
          </table:table-cell>
          <table:table-cell table:formula="of:=['patched-aggressive'.O160]" office:value-type="float" office:value="145784" calcext:value-type="float">
            <text:p>145784</text:p>
          </table:table-cell>
        </table:table-row>
        <table:table-row table:style-name="ro1">
          <table:table-cell table:formula="of:=[original.AB161]" office:value-type="float" office:value="66432" calcext:value-type="float">
            <text:p>66432</text:p>
          </table:table-cell>
          <table:table-cell table:formula="of:=[original.AC161]" office:value-type="float" office:value="13074" calcext:value-type="float">
            <text:p>13074</text:p>
          </table:table-cell>
          <table:table-cell table:formula="of:=[original.O161]" office:value-type="float" office:value="189536" calcext:value-type="float">
            <text:p>189536</text:p>
          </table:table-cell>
          <table:table-cell table:formula="of:=['patched-standard'.AB161]" office:value-type="float" office:value="13504" calcext:value-type="float">
            <text:p>13504</text:p>
          </table:table-cell>
          <table:table-cell table:formula="of:=['patched-standard'.AC161]" office:value-type="float" office:value="13220" calcext:value-type="float">
            <text:p>13220</text:p>
          </table:table-cell>
          <table:table-cell table:formula="of:=['patched-standard'.O161]" office:value-type="float" office:value="148376" calcext:value-type="float">
            <text:p>148376</text:p>
          </table:table-cell>
          <table:table-cell table:formula="of:=['patched-aggressive'.AB161]" office:value-type="float" office:value="13408" calcext:value-type="float">
            <text:p>13408</text:p>
          </table:table-cell>
          <table:table-cell table:formula="of:=['patched-aggressive'.AC161]" office:value-type="float" office:value="13215" calcext:value-type="float">
            <text:p>13215</text:p>
          </table:table-cell>
          <table:table-cell table:formula="of:=['patched-aggressive'.O161]" office:value-type="float" office:value="145784" calcext:value-type="float">
            <text:p>145784</text:p>
          </table:table-cell>
        </table:table-row>
        <table:table-row table:style-name="ro1">
          <table:table-cell table:formula="of:=[original.AB162]" office:value-type="float" office:value="66432" calcext:value-type="float">
            <text:p>66432</text:p>
          </table:table-cell>
          <table:table-cell table:formula="of:=[original.AC162]" office:value-type="float" office:value="13074" calcext:value-type="float">
            <text:p>13074</text:p>
          </table:table-cell>
          <table:table-cell table:formula="of:=[original.O162]" office:value-type="float" office:value="189536" calcext:value-type="float">
            <text:p>189536</text:p>
          </table:table-cell>
          <table:table-cell table:formula="of:=['patched-standard'.AB162]" office:value-type="float" office:value="13504" calcext:value-type="float">
            <text:p>13504</text:p>
          </table:table-cell>
          <table:table-cell table:formula="of:=['patched-standard'.AC162]" office:value-type="float" office:value="13220" calcext:value-type="float">
            <text:p>13220</text:p>
          </table:table-cell>
          <table:table-cell table:formula="of:=['patched-standard'.O162]" office:value-type="float" office:value="148376" calcext:value-type="float">
            <text:p>148376</text:p>
          </table:table-cell>
          <table:table-cell table:formula="of:=['patched-aggressive'.AB162]" office:value-type="float" office:value="13408" calcext:value-type="float">
            <text:p>13408</text:p>
          </table:table-cell>
          <table:table-cell table:formula="of:=['patched-aggressive'.AC162]" office:value-type="float" office:value="13215" calcext:value-type="float">
            <text:p>13215</text:p>
          </table:table-cell>
          <table:table-cell table:formula="of:=['patched-aggressive'.O162]" office:value-type="float" office:value="145784" calcext:value-type="float">
            <text:p>145784</text:p>
          </table:table-cell>
        </table:table-row>
        <table:table-row table:style-name="ro1">
          <table:table-cell table:formula="of:=[original.AB163]" office:value-type="float" office:value="0" calcext:value-type="float">
            <text:p>0</text:p>
          </table:table-cell>
          <table:table-cell table:formula="of:=[original.AC163]" office:value-type="float" office:value="0" calcext:value-type="float">
            <text:p>0</text:p>
          </table:table-cell>
          <table:table-cell table:formula="of:=[original.O163]" office:value-type="float" office:value="0" calcext:value-type="float">
            <text:p>0</text:p>
          </table:table-cell>
          <table:table-cell table:formula="of:=['patched-standard'.AB163]" office:value-type="float" office:value="0" calcext:value-type="float">
            <text:p>0</text:p>
          </table:table-cell>
          <table:table-cell table:formula="of:=['patched-standard'.AC163]" office:value-type="float" office:value="0" calcext:value-type="float">
            <text:p>0</text:p>
          </table:table-cell>
          <table:table-cell table:formula="of:=['patched-standard'.O163]" office:value-type="float" office:value="0" calcext:value-type="float">
            <text:p>0</text:p>
          </table:table-cell>
          <table:table-cell table:formula="of:=['patched-aggressive'.AB163]" office:value-type="float" office:value="13408" calcext:value-type="float">
            <text:p>13408</text:p>
          </table:table-cell>
          <table:table-cell table:formula="of:=['patched-aggressive'.AC163]" office:value-type="float" office:value="13215" calcext:value-type="float">
            <text:p>13215</text:p>
          </table:table-cell>
          <table:table-cell table:formula="of:=['patched-aggressive'.O163]" office:value-type="float" office:value="145784" calcext:value-type="float">
            <text:p>145784</text:p>
          </table:table-cell>
        </table:table-row>
        <table:table-row table:style-name="ro1">
          <table:table-cell table:formula="of:=[original.AB164]" office:value-type="float" office:value="0" calcext:value-type="float">
            <text:p>0</text:p>
          </table:table-cell>
          <table:table-cell table:formula="of:=[original.AC164]" office:value-type="float" office:value="0" calcext:value-type="float">
            <text:p>0</text:p>
          </table:table-cell>
          <table:table-cell table:formula="of:=[original.O164]" office:value-type="float" office:value="0" calcext:value-type="float">
            <text:p>0</text:p>
          </table:table-cell>
          <table:table-cell table:formula="of:=['patched-standard'.AB164]" office:value-type="float" office:value="0" calcext:value-type="float">
            <text:p>0</text:p>
          </table:table-cell>
          <table:table-cell table:formula="of:=['patched-standard'.AC164]" office:value-type="float" office:value="0" calcext:value-type="float">
            <text:p>0</text:p>
          </table:table-cell>
          <table:table-cell table:formula="of:=['patched-standard'.O164]" office:value-type="float" office:value="0" calcext:value-type="float">
            <text:p>0</text:p>
          </table:table-cell>
          <table:table-cell table:formula="of:=['patched-aggressive'.AB164]" office:value-type="float" office:value="0" calcext:value-type="float">
            <text:p>0</text:p>
          </table:table-cell>
          <table:table-cell table:formula="of:=['patched-aggressive'.AC164]" office:value-type="float" office:value="0" calcext:value-type="float">
            <text:p>0</text:p>
          </table:table-cell>
          <table:table-cell table:formula="of:=['patched-aggressive'.O164]" office:value-type="float" office:value="0" calcext:value-type="float">
            <text:p>0</text:p>
          </table:table-cell>
        </table:table-row>
        <table:table-row table:style-name="ro1">
          <table:table-cell table:formula="of:=[original.AB165]" office:value-type="float" office:value="0" calcext:value-type="float">
            <text:p>0</text:p>
          </table:table-cell>
          <table:table-cell table:formula="of:=[original.AC165]" office:value-type="float" office:value="0" calcext:value-type="float">
            <text:p>0</text:p>
          </table:table-cell>
          <table:table-cell table:formula="of:=[original.O165]" office:value-type="float" office:value="0" calcext:value-type="float">
            <text:p>0</text:p>
          </table:table-cell>
          <table:table-cell table:formula="of:=['patched-standard'.AB165]" office:value-type="float" office:value="0" calcext:value-type="float">
            <text:p>0</text:p>
          </table:table-cell>
          <table:table-cell table:formula="of:=['patched-standard'.AC165]" office:value-type="float" office:value="0" calcext:value-type="float">
            <text:p>0</text:p>
          </table:table-cell>
          <table:table-cell table:formula="of:=['patched-standard'.O165]" office:value-type="float" office:value="0" calcext:value-type="float">
            <text:p>0</text:p>
          </table:table-cell>
          <table:table-cell table:formula="of:=['patched-aggressive'.AB165]" office:value-type="float" office:value="0" calcext:value-type="float">
            <text:p>0</text:p>
          </table:table-cell>
          <table:table-cell table:formula="of:=['patched-aggressive'.AC165]" office:value-type="float" office:value="0" calcext:value-type="float">
            <text:p>0</text:p>
          </table:table-cell>
          <table:table-cell table:formula="of:=['patched-aggressive'.O165]" office:value-type="float" office:value="0" calcext:value-type="float">
            <text:p>0</text:p>
          </table:table-cell>
        </table:table-row>
        <table:table-row table:style-name="ro1">
          <table:table-cell table:formula="of:=[original.AB166]" office:value-type="float" office:value="0" calcext:value-type="float">
            <text:p>0</text:p>
          </table:table-cell>
          <table:table-cell table:formula="of:=[original.AC166]" office:value-type="float" office:value="0" calcext:value-type="float">
            <text:p>0</text:p>
          </table:table-cell>
          <table:table-cell table:formula="of:=[original.O166]" office:value-type="float" office:value="0" calcext:value-type="float">
            <text:p>0</text:p>
          </table:table-cell>
          <table:table-cell table:formula="of:=['patched-standard'.AB166]" office:value-type="float" office:value="0" calcext:value-type="float">
            <text:p>0</text:p>
          </table:table-cell>
          <table:table-cell table:formula="of:=['patched-standard'.AC166]" office:value-type="float" office:value="0" calcext:value-type="float">
            <text:p>0</text:p>
          </table:table-cell>
          <table:table-cell table:formula="of:=['patched-standard'.O166]" office:value-type="float" office:value="0" calcext:value-type="float">
            <text:p>0</text:p>
          </table:table-cell>
          <table:table-cell table:formula="of:=['patched-aggressive'.AB166]" office:value-type="float" office:value="0" calcext:value-type="float">
            <text:p>0</text:p>
          </table:table-cell>
          <table:table-cell table:formula="of:=['patched-aggressive'.AC166]" office:value-type="float" office:value="0" calcext:value-type="float">
            <text:p>0</text:p>
          </table:table-cell>
          <table:table-cell table:formula="of:=['patched-aggressive'.O166]" office:value-type="float" office:value="0" calcext:value-type="float">
            <text:p>0</text:p>
          </table:table-cell>
        </table:table-row>
        <table:table-row table:style-name="ro1">
          <table:table-cell table:formula="of:=[original.AB167]" office:value-type="float" office:value="0" calcext:value-type="float">
            <text:p>0</text:p>
          </table:table-cell>
          <table:table-cell table:formula="of:=[original.AC167]" office:value-type="float" office:value="0" calcext:value-type="float">
            <text:p>0</text:p>
          </table:table-cell>
          <table:table-cell table:formula="of:=[original.O167]" office:value-type="float" office:value="0" calcext:value-type="float">
            <text:p>0</text:p>
          </table:table-cell>
          <table:table-cell table:formula="of:=['patched-standard'.AB167]" office:value-type="float" office:value="0" calcext:value-type="float">
            <text:p>0</text:p>
          </table:table-cell>
          <table:table-cell table:formula="of:=['patched-standard'.AC167]" office:value-type="float" office:value="0" calcext:value-type="float">
            <text:p>0</text:p>
          </table:table-cell>
          <table:table-cell table:formula="of:=['patched-standard'.O167]" office:value-type="float" office:value="0" calcext:value-type="float">
            <text:p>0</text:p>
          </table:table-cell>
          <table:table-cell table:formula="of:=['patched-aggressive'.AB167]" office:value-type="float" office:value="0" calcext:value-type="float">
            <text:p>0</text:p>
          </table:table-cell>
          <table:table-cell table:formula="of:=['patched-aggressive'.AC167]" office:value-type="float" office:value="0" calcext:value-type="float">
            <text:p>0</text:p>
          </table:table-cell>
          <table:table-cell table:formula="of:=['patched-aggressive'.O167]" office:value-type="float" office:value="0" calcext:value-type="float">
            <text:p>0</text:p>
          </table:table-cell>
        </table:table-row>
        <table:table-row table:style-name="ro1">
          <table:table-cell table:formula="of:=[original.AB168]" office:value-type="float" office:value="0" calcext:value-type="float">
            <text:p>0</text:p>
          </table:table-cell>
          <table:table-cell table:formula="of:=[original.AC168]" office:value-type="float" office:value="0" calcext:value-type="float">
            <text:p>0</text:p>
          </table:table-cell>
          <table:table-cell table:formula="of:=[original.O168]" office:value-type="float" office:value="0" calcext:value-type="float">
            <text:p>0</text:p>
          </table:table-cell>
          <table:table-cell table:formula="of:=['patched-standard'.AB168]" office:value-type="float" office:value="0" calcext:value-type="float">
            <text:p>0</text:p>
          </table:table-cell>
          <table:table-cell table:formula="of:=['patched-standard'.AC168]" office:value-type="float" office:value="0" calcext:value-type="float">
            <text:p>0</text:p>
          </table:table-cell>
          <table:table-cell table:formula="of:=['patched-standard'.O168]" office:value-type="float" office:value="0" calcext:value-type="float">
            <text:p>0</text:p>
          </table:table-cell>
          <table:table-cell table:formula="of:=['patched-aggressive'.AB168]" office:value-type="float" office:value="0" calcext:value-type="float">
            <text:p>0</text:p>
          </table:table-cell>
          <table:table-cell table:formula="of:=['patched-aggressive'.AC168]" office:value-type="float" office:value="0" calcext:value-type="float">
            <text:p>0</text:p>
          </table:table-cell>
          <table:table-cell table:formula="of:=['patched-aggressive'.O168]" office:value-type="float" office:value="0" calcext:value-type="float">
            <text:p>0</text:p>
          </table:table-cell>
        </table:table-row>
        <table:table-row table:style-name="ro1">
          <table:table-cell table:formula="of:=[original.AB169]" office:value-type="float" office:value="0" calcext:value-type="float">
            <text:p>0</text:p>
          </table:table-cell>
          <table:table-cell table:formula="of:=[original.AC169]" office:value-type="float" office:value="0" calcext:value-type="float">
            <text:p>0</text:p>
          </table:table-cell>
          <table:table-cell table:formula="of:=[original.O169]" office:value-type="float" office:value="0" calcext:value-type="float">
            <text:p>0</text:p>
          </table:table-cell>
          <table:table-cell table:formula="of:=['patched-standard'.AB169]" office:value-type="float" office:value="0" calcext:value-type="float">
            <text:p>0</text:p>
          </table:table-cell>
          <table:table-cell table:formula="of:=['patched-standard'.AC169]" office:value-type="float" office:value="0" calcext:value-type="float">
            <text:p>0</text:p>
          </table:table-cell>
          <table:table-cell table:formula="of:=['patched-standard'.O169]" office:value-type="float" office:value="0" calcext:value-type="float">
            <text:p>0</text:p>
          </table:table-cell>
          <table:table-cell table:formula="of:=['patched-aggressive'.AB169]" office:value-type="float" office:value="0" calcext:value-type="float">
            <text:p>0</text:p>
          </table:table-cell>
          <table:table-cell table:formula="of:=['patched-aggressive'.AC169]" office:value-type="float" office:value="0" calcext:value-type="float">
            <text:p>0</text:p>
          </table:table-cell>
          <table:table-cell table:formula="of:=['patched-aggressive'.O169]" office:value-type="float" office:value="0" calcext:value-type="float">
            <text:p>0</text:p>
          </table:table-cell>
        </table:table-row>
        <table:table-row table:style-name="ro1">
          <table:table-cell table:formula="of:=[original.AB170]" office:value-type="float" office:value="0" calcext:value-type="float">
            <text:p>0</text:p>
          </table:table-cell>
          <table:table-cell table:formula="of:=[original.AC170]" office:value-type="float" office:value="0" calcext:value-type="float">
            <text:p>0</text:p>
          </table:table-cell>
          <table:table-cell table:formula="of:=[original.O170]" office:value-type="float" office:value="0" calcext:value-type="float">
            <text:p>0</text:p>
          </table:table-cell>
          <table:table-cell table:formula="of:=['patched-standard'.AB170]" office:value-type="float" office:value="0" calcext:value-type="float">
            <text:p>0</text:p>
          </table:table-cell>
          <table:table-cell table:formula="of:=['patched-standard'.AC170]" office:value-type="float" office:value="0" calcext:value-type="float">
            <text:p>0</text:p>
          </table:table-cell>
          <table:table-cell table:formula="of:=['patched-standard'.O170]" office:value-type="float" office:value="0" calcext:value-type="float">
            <text:p>0</text:p>
          </table:table-cell>
          <table:table-cell table:formula="of:=['patched-aggressive'.AB170]" office:value-type="float" office:value="0" calcext:value-type="float">
            <text:p>0</text:p>
          </table:table-cell>
          <table:table-cell table:formula="of:=['patched-aggressive'.AC170]" office:value-type="float" office:value="0" calcext:value-type="float">
            <text:p>0</text:p>
          </table:table-cell>
          <table:table-cell table:formula="of:=['patched-aggressive'.O170]" office:value-type="float" office:value="0" calcext:value-type="float">
            <text:p>0</text:p>
          </table:table-cell>
        </table:table-row>
        <table:table-row table:style-name="ro1">
          <table:table-cell table:formula="of:=[original.AB171]" office:value-type="float" office:value="0" calcext:value-type="float">
            <text:p>0</text:p>
          </table:table-cell>
          <table:table-cell table:formula="of:=[original.AC171]" office:value-type="float" office:value="0" calcext:value-type="float">
            <text:p>0</text:p>
          </table:table-cell>
          <table:table-cell table:formula="of:=[original.O171]" office:value-type="float" office:value="0" calcext:value-type="float">
            <text:p>0</text:p>
          </table:table-cell>
          <table:table-cell table:formula="of:=['patched-standard'.AB171]" office:value-type="float" office:value="0" calcext:value-type="float">
            <text:p>0</text:p>
          </table:table-cell>
          <table:table-cell table:formula="of:=['patched-standard'.AC171]" office:value-type="float" office:value="0" calcext:value-type="float">
            <text:p>0</text:p>
          </table:table-cell>
          <table:table-cell table:formula="of:=['patched-standard'.O171]" office:value-type="float" office:value="0" calcext:value-type="float">
            <text:p>0</text:p>
          </table:table-cell>
          <table:table-cell table:formula="of:=['patched-aggressive'.AB171]" office:value-type="float" office:value="0" calcext:value-type="float">
            <text:p>0</text:p>
          </table:table-cell>
          <table:table-cell table:formula="of:=['patched-aggressive'.AC171]" office:value-type="float" office:value="0" calcext:value-type="float">
            <text:p>0</text:p>
          </table:table-cell>
          <table:table-cell table:formula="of:=['patched-aggressive'.O171]" office:value-type="float" office:value="0" calcext:value-type="float">
            <text:p>0</text:p>
          </table:table-cell>
        </table:table-row>
        <table:table-row table:style-name="ro1">
          <table:table-cell table:formula="of:=[original.AB172]" office:value-type="float" office:value="0" calcext:value-type="float">
            <text:p>0</text:p>
          </table:table-cell>
          <table:table-cell table:formula="of:=[original.AC172]" office:value-type="float" office:value="0" calcext:value-type="float">
            <text:p>0</text:p>
          </table:table-cell>
          <table:table-cell table:formula="of:=[original.O172]" office:value-type="float" office:value="0" calcext:value-type="float">
            <text:p>0</text:p>
          </table:table-cell>
          <table:table-cell table:formula="of:=['patched-standard'.AB172]" office:value-type="float" office:value="0" calcext:value-type="float">
            <text:p>0</text:p>
          </table:table-cell>
          <table:table-cell table:formula="of:=['patched-standard'.AC172]" office:value-type="float" office:value="0" calcext:value-type="float">
            <text:p>0</text:p>
          </table:table-cell>
          <table:table-cell table:formula="of:=['patched-standard'.O172]" office:value-type="float" office:value="0" calcext:value-type="float">
            <text:p>0</text:p>
          </table:table-cell>
          <table:table-cell table:formula="of:=['patched-aggressive'.AB172]" office:value-type="float" office:value="0" calcext:value-type="float">
            <text:p>0</text:p>
          </table:table-cell>
          <table:table-cell table:formula="of:=['patched-aggressive'.AC172]" office:value-type="float" office:value="0" calcext:value-type="float">
            <text:p>0</text:p>
          </table:table-cell>
          <table:table-cell table:formula="of:=['patched-aggressive'.O172]" office:value-type="float" office:value="0" calcext:value-type="float">
            <text:p>0</text:p>
          </table:table-cell>
        </table:table-row>
        <table:table-row table:style-name="ro1">
          <table:table-cell table:formula="of:=[original.AB173]" office:value-type="float" office:value="0" calcext:value-type="float">
            <text:p>0</text:p>
          </table:table-cell>
          <table:table-cell table:formula="of:=[original.AC173]" office:value-type="float" office:value="0" calcext:value-type="float">
            <text:p>0</text:p>
          </table:table-cell>
          <table:table-cell table:formula="of:=[original.O173]" office:value-type="float" office:value="0" calcext:value-type="float">
            <text:p>0</text:p>
          </table:table-cell>
          <table:table-cell table:formula="of:=['patched-standard'.AB173]" office:value-type="float" office:value="0" calcext:value-type="float">
            <text:p>0</text:p>
          </table:table-cell>
          <table:table-cell table:formula="of:=['patched-standard'.AC173]" office:value-type="float" office:value="0" calcext:value-type="float">
            <text:p>0</text:p>
          </table:table-cell>
          <table:table-cell table:formula="of:=['patched-standard'.O173]" office:value-type="float" office:value="0" calcext:value-type="float">
            <text:p>0</text:p>
          </table:table-cell>
          <table:table-cell table:formula="of:=['patched-aggressive'.AB173]" office:value-type="float" office:value="0" calcext:value-type="float">
            <text:p>0</text:p>
          </table:table-cell>
          <table:table-cell table:formula="of:=['patched-aggressive'.AC173]" office:value-type="float" office:value="0" calcext:value-type="float">
            <text:p>0</text:p>
          </table:table-cell>
          <table:table-cell table:formula="of:=['patched-aggressive'.O173]" office:value-type="float" office:value="0" calcext:value-type="float">
            <text:p>0</text:p>
          </table:table-cell>
        </table:table-row>
        <table:table-row table:style-name="ro1">
          <table:table-cell table:formula="of:=[original.AB174]" office:value-type="float" office:value="0" calcext:value-type="float">
            <text:p>0</text:p>
          </table:table-cell>
          <table:table-cell table:formula="of:=[original.AC174]" office:value-type="float" office:value="0" calcext:value-type="float">
            <text:p>0</text:p>
          </table:table-cell>
          <table:table-cell table:formula="of:=[original.O174]" office:value-type="float" office:value="0" calcext:value-type="float">
            <text:p>0</text:p>
          </table:table-cell>
          <table:table-cell table:formula="of:=['patched-standard'.AB174]" office:value-type="float" office:value="0" calcext:value-type="float">
            <text:p>0</text:p>
          </table:table-cell>
          <table:table-cell table:formula="of:=['patched-standard'.AC174]" office:value-type="float" office:value="0" calcext:value-type="float">
            <text:p>0</text:p>
          </table:table-cell>
          <table:table-cell table:formula="of:=['patched-standard'.O174]" office:value-type="float" office:value="0" calcext:value-type="float">
            <text:p>0</text:p>
          </table:table-cell>
          <table:table-cell table:formula="of:=['patched-aggressive'.AB174]" office:value-type="float" office:value="0" calcext:value-type="float">
            <text:p>0</text:p>
          </table:table-cell>
          <table:table-cell table:formula="of:=['patched-aggressive'.AC174]" office:value-type="float" office:value="0" calcext:value-type="float">
            <text:p>0</text:p>
          </table:table-cell>
          <table:table-cell table:formula="of:=['patched-aggressive'.O174]" office:value-type="float" office:value="0" calcext:value-type="float">
            <text:p>0</text:p>
          </table:table-cell>
        </table:table-row>
        <table:table-row table:style-name="ro1">
          <table:table-cell table:formula="of:=[original.AB175]" office:value-type="float" office:value="0" calcext:value-type="float">
            <text:p>0</text:p>
          </table:table-cell>
          <table:table-cell table:formula="of:=[original.AC175]" office:value-type="float" office:value="0" calcext:value-type="float">
            <text:p>0</text:p>
          </table:table-cell>
          <table:table-cell table:formula="of:=[original.O175]" office:value-type="float" office:value="0" calcext:value-type="float">
            <text:p>0</text:p>
          </table:table-cell>
          <table:table-cell table:formula="of:=['patched-standard'.AB175]" office:value-type="float" office:value="0" calcext:value-type="float">
            <text:p>0</text:p>
          </table:table-cell>
          <table:table-cell table:formula="of:=['patched-standard'.AC175]" office:value-type="float" office:value="0" calcext:value-type="float">
            <text:p>0</text:p>
          </table:table-cell>
          <table:table-cell table:formula="of:=['patched-standard'.O175]" office:value-type="float" office:value="0" calcext:value-type="float">
            <text:p>0</text:p>
          </table:table-cell>
          <table:table-cell table:formula="of:=['patched-aggressive'.AB175]" office:value-type="float" office:value="0" calcext:value-type="float">
            <text:p>0</text:p>
          </table:table-cell>
          <table:table-cell table:formula="of:=['patched-aggressive'.AC175]" office:value-type="float" office:value="0" calcext:value-type="float">
            <text:p>0</text:p>
          </table:table-cell>
          <table:table-cell table:formula="of:=['patched-aggressive'.O175]" office:value-type="float" office:value="0" calcext:value-type="float">
            <text:p>0</text:p>
          </table:table-cell>
        </table:table-row>
        <table:table-row table:style-name="ro1">
          <table:table-cell table:formula="of:=[original.AB176]" office:value-type="float" office:value="0" calcext:value-type="float">
            <text:p>0</text:p>
          </table:table-cell>
          <table:table-cell table:formula="of:=[original.AC176]" office:value-type="float" office:value="0" calcext:value-type="float">
            <text:p>0</text:p>
          </table:table-cell>
          <table:table-cell table:formula="of:=[original.O176]" office:value-type="float" office:value="0" calcext:value-type="float">
            <text:p>0</text:p>
          </table:table-cell>
          <table:table-cell table:formula="of:=['patched-standard'.AB176]" office:value-type="float" office:value="0" calcext:value-type="float">
            <text:p>0</text:p>
          </table:table-cell>
          <table:table-cell table:formula="of:=['patched-standard'.AC176]" office:value-type="float" office:value="0" calcext:value-type="float">
            <text:p>0</text:p>
          </table:table-cell>
          <table:table-cell table:formula="of:=['patched-standard'.O176]" office:value-type="float" office:value="0" calcext:value-type="float">
            <text:p>0</text:p>
          </table:table-cell>
          <table:table-cell table:formula="of:=['patched-aggressive'.AB176]" office:value-type="float" office:value="0" calcext:value-type="float">
            <text:p>0</text:p>
          </table:table-cell>
          <table:table-cell table:formula="of:=['patched-aggressive'.AC176]" office:value-type="float" office:value="0" calcext:value-type="float">
            <text:p>0</text:p>
          </table:table-cell>
          <table:table-cell table:formula="of:=['patched-aggressive'.O176]" office:value-type="float" office:value="0" calcext:value-type="float">
            <text:p>0</text:p>
          </table:table-cell>
        </table:table-row>
        <table:table-row table:style-name="ro1">
          <table:table-cell table:formula="of:=[original.AB177]" office:value-type="float" office:value="0" calcext:value-type="float">
            <text:p>0</text:p>
          </table:table-cell>
          <table:table-cell table:formula="of:=[original.AC177]" office:value-type="float" office:value="0" calcext:value-type="float">
            <text:p>0</text:p>
          </table:table-cell>
          <table:table-cell table:formula="of:=[original.O177]" office:value-type="float" office:value="0" calcext:value-type="float">
            <text:p>0</text:p>
          </table:table-cell>
          <table:table-cell table:formula="of:=['patched-standard'.AB177]" office:value-type="float" office:value="0" calcext:value-type="float">
            <text:p>0</text:p>
          </table:table-cell>
          <table:table-cell table:formula="of:=['patched-standard'.AC177]" office:value-type="float" office:value="0" calcext:value-type="float">
            <text:p>0</text:p>
          </table:table-cell>
          <table:table-cell table:formula="of:=['patched-standard'.O177]" office:value-type="float" office:value="0" calcext:value-type="float">
            <text:p>0</text:p>
          </table:table-cell>
          <table:table-cell table:formula="of:=['patched-aggressive'.AB177]" office:value-type="float" office:value="0" calcext:value-type="float">
            <text:p>0</text:p>
          </table:table-cell>
          <table:table-cell table:formula="of:=['patched-aggressive'.AC177]" office:value-type="float" office:value="0" calcext:value-type="float">
            <text:p>0</text:p>
          </table:table-cell>
          <table:table-cell table:formula="of:=['patched-aggressive'.O177]" office:value-type="float" office:value="0" calcext:value-type="float">
            <text:p>0</text:p>
          </table:table-cell>
        </table:table-row>
        <table:table-row table:style-name="ro1">
          <table:table-cell table:formula="of:=[original.AB178]" office:value-type="float" office:value="0" calcext:value-type="float">
            <text:p>0</text:p>
          </table:table-cell>
          <table:table-cell table:formula="of:=[original.AC178]" office:value-type="float" office:value="0" calcext:value-type="float">
            <text:p>0</text:p>
          </table:table-cell>
          <table:table-cell table:formula="of:=[original.O178]" office:value-type="float" office:value="0" calcext:value-type="float">
            <text:p>0</text:p>
          </table:table-cell>
          <table:table-cell table:formula="of:=['patched-standard'.AB178]" office:value-type="float" office:value="0" calcext:value-type="float">
            <text:p>0</text:p>
          </table:table-cell>
          <table:table-cell table:formula="of:=['patched-standard'.AC178]" office:value-type="float" office:value="0" calcext:value-type="float">
            <text:p>0</text:p>
          </table:table-cell>
          <table:table-cell table:formula="of:=['patched-standard'.O178]" office:value-type="float" office:value="0" calcext:value-type="float">
            <text:p>0</text:p>
          </table:table-cell>
          <table:table-cell table:formula="of:=['patched-aggressive'.AB178]" office:value-type="float" office:value="0" calcext:value-type="float">
            <text:p>0</text:p>
          </table:table-cell>
          <table:table-cell table:formula="of:=['patched-aggressive'.AC178]" office:value-type="float" office:value="0" calcext:value-type="float">
            <text:p>0</text:p>
          </table:table-cell>
          <table:table-cell table:formula="of:=['patched-aggressive'.O178]" office:value-type="float" office:value="0" calcext:value-type="float">
            <text:p>0</text:p>
          </table:table-cell>
        </table:table-row>
        <table:table-row table:style-name="ro1">
          <table:table-cell table:formula="of:=[original.AB179]" office:value-type="float" office:value="0" calcext:value-type="float">
            <text:p>0</text:p>
          </table:table-cell>
          <table:table-cell table:formula="of:=[original.AC179]" office:value-type="float" office:value="0" calcext:value-type="float">
            <text:p>0</text:p>
          </table:table-cell>
          <table:table-cell table:formula="of:=[original.O179]" office:value-type="float" office:value="0" calcext:value-type="float">
            <text:p>0</text:p>
          </table:table-cell>
          <table:table-cell table:formula="of:=['patched-standard'.AB179]" office:value-type="float" office:value="0" calcext:value-type="float">
            <text:p>0</text:p>
          </table:table-cell>
          <table:table-cell table:formula="of:=['patched-standard'.AC179]" office:value-type="float" office:value="0" calcext:value-type="float">
            <text:p>0</text:p>
          </table:table-cell>
          <table:table-cell table:formula="of:=['patched-standard'.O179]" office:value-type="float" office:value="0" calcext:value-type="float">
            <text:p>0</text:p>
          </table:table-cell>
          <table:table-cell table:formula="of:=['patched-aggressive'.AB179]" office:value-type="float" office:value="0" calcext:value-type="float">
            <text:p>0</text:p>
          </table:table-cell>
          <table:table-cell table:formula="of:=['patched-aggressive'.AC179]" office:value-type="float" office:value="0" calcext:value-type="float">
            <text:p>0</text:p>
          </table:table-cell>
          <table:table-cell table:formula="of:=['patched-aggressive'.O179]" office:value-type="float" office:value="0" calcext:value-type="float">
            <text:p>0</text:p>
          </table:table-cell>
        </table:table-row>
        <table:table-row table:style-name="ro1">
          <table:table-cell table:formula="of:=[original.AB180]" office:value-type="float" office:value="0" calcext:value-type="float">
            <text:p>0</text:p>
          </table:table-cell>
          <table:table-cell table:formula="of:=[original.AC180]" office:value-type="float" office:value="0" calcext:value-type="float">
            <text:p>0</text:p>
          </table:table-cell>
          <table:table-cell table:formula="of:=[original.O180]" office:value-type="float" office:value="0" calcext:value-type="float">
            <text:p>0</text:p>
          </table:table-cell>
          <table:table-cell table:formula="of:=['patched-standard'.AB180]" office:value-type="float" office:value="0" calcext:value-type="float">
            <text:p>0</text:p>
          </table:table-cell>
          <table:table-cell table:formula="of:=['patched-standard'.AC180]" office:value-type="float" office:value="0" calcext:value-type="float">
            <text:p>0</text:p>
          </table:table-cell>
          <table:table-cell table:formula="of:=['patched-standard'.O180]" office:value-type="float" office:value="0" calcext:value-type="float">
            <text:p>0</text:p>
          </table:table-cell>
          <table:table-cell table:formula="of:=['patched-aggressive'.AB180]" office:value-type="float" office:value="0" calcext:value-type="float">
            <text:p>0</text:p>
          </table:table-cell>
          <table:table-cell table:formula="of:=['patched-aggressive'.AC180]" office:value-type="float" office:value="0" calcext:value-type="float">
            <text:p>0</text:p>
          </table:table-cell>
          <table:table-cell table:formula="of:=['patched-aggressive'.O180]" office:value-type="float" office:value="0" calcext:value-type="float">
            <text:p>0</text:p>
          </table:table-cell>
        </table:table-row>
      </table:table>
      <table:table table:name="orig, comm vs used" table:style-name="ta1">
        <table:shapes>
          <draw:frame draw:z-index="0" draw:style-name="gr1" draw:text-style-name="P1" svg:width="898.3pt" svg:height="636.94pt" svg:x="0.03pt" svg:y="0.03pt">
            <loext:p draw:notify-on-update-of-ranges="Sheet3.A2:Sheet3.A3 Sheet3.A4:Sheet3.A180 Sheet3.B2:Sheet3.B3 Sheet3.B4:Sheet3.B1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, comm vs used" table:style-name="ta1">
        <table:shapes>
          <draw:frame draw:z-index="0" draw:style-name="gr1" draw:text-style-name="P1" svg:width="898.3pt" svg:height="627.17pt" svg:x="0.03pt" svg:y="0.03pt">
            <loext:p draw:notify-on-update-of-ranges="Sheet3.D2:Sheet3.D3 Sheet3.D4:Sheet3.D180 Sheet3.E2:Sheet3.E3 Sheet3.E4:Sheet3.E18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-aggr, comm vs used" table:style-name="ta1">
        <table:shapes>
          <draw:frame draw:z-index="0" draw:style-name="gr1" draw:text-style-name="P1" svg:width="893.62pt" svg:height="623.4pt" svg:x="0.03pt" svg:y="0.03pt">
            <loext:p draw:notify-on-update-of-ranges="Sheet3.G2:Sheet3.G3 Sheet3.G4:Sheet3.G180 Sheet3.H2:Sheet3.H3 Sheet3.H4:Sheet3.H1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, comm" table:style-name="ta1">
        <table:shapes>
          <draw:frame draw:z-index="0" draw:style-name="gr1" draw:text-style-name="P1" svg:width="893.62pt" svg:height="622.63pt" svg:x="0.03pt" svg:y="0.03pt">
            <loext:p draw:notify-on-update-of-ranges="Sheet3.A2:Sheet3.A3 Sheet3.A4:Sheet3.A180 Sheet3.D2:Sheet3.D3 Sheet3.D4:Sheet3.D18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, rss" table:style-name="ta1">
        <table:shapes>
          <draw:frame draw:z-index="0" draw:style-name="gr1" draw:text-style-name="P1" svg:width="894.42pt" svg:height="639.95pt" svg:x="0.03pt" svg:y="0.03pt">
            <loext:p draw:notify-on-update-of-ranges="Sheet3.C2:Sheet3.C3 Sheet3.C4:Sheet3.C180 Sheet3.F2:Sheet3.F3 Sheet3.F4:Sheet3.F18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8">00/00/0000</text:date>, <text:time style:data-style-name="N2" text:time-value="08:16:10.991494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9:07.368535656</meta:creation-date>
    <dc:date>2019-10-08T08:35:40.512619546</dc:date>
    <meta:editing-duration>PT54M11S</meta:editing-duration>
    <meta:editing-cycles>30</meta:editing-cycles>
    <meta:generator>LibreOffice/5.1.6.2$Linux_X86_64 LibreOffice_project/10m0$Build-2</meta:generator>
    <meta:document-statistic meta:table-count="9" meta:cell-count="2213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07cm" svg:y="3.952cm" style:legend-expansion="high" chart:style-name="ch2"/>
        <chart:plot-area chart:style-name="ch3" table:cell-range-address="Sheet3.C2:Sheet3.C180 Sheet3.F2:Sheet3.F180" chart:data-source-has-labels="row" svg:x="0.32cm" svg:y="0.18cm" svg:width="11.767cm" svg:height="8.64cm">
          <chartooo:coordinate-region svg:x="1.682cm" svg:y="0.301cm" svg:width="10.40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80" chart:label-cell-address="Sheet3.C2:Sheet3.C3" chart:class="chart:line">
            <chart:data-point chart:repeated="177"/>
          </chart:series>
          <chart:series chart:style-name="ch7" chart:values-cell-range-address="Sheet3.F4:Sheet3.F180" chart:label-cell-address="Sheet3.F2:Sheet3.F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rss-all</text:p>
                <text:list>
                  <text:list-item>
                    <text:p>original</text:p>
                  </text:list-item>
                  <text:list-item>
                    <text:p>rss-all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patched rss-all</text:p>
                <text:list>
                  <text:list-item>
                    <text:p>patched</text:p>
                  </text:list-item>
                  <text:list-item>
                    <text:p>rss-all</text:p>
                  </text:list-item>
                </text:list>
                <draw:g>
                  <svg:desc>Sheet3.F2:Sheet3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80</svg:desc>
                </draw:g>
              </table:table-cell>
              <table:table-cell office:value-type="float" office:value="0">
                <text:p>0</text:p>
                <draw:g>
                  <svg:desc>Sheet3.F4:Sheet3.F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376">
                <text:p>33376</text:p>
              </table:table-cell>
              <table:table-cell office:value-type="float" office:value="33180">
                <text:p>331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872">
                <text:p>120872</text:p>
              </table:table-cell>
              <table:table-cell office:value-type="float" office:value="120460">
                <text:p>1204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9220">
                <text:p>229220</text:p>
              </table:table-cell>
              <table:table-cell office:value-type="float" office:value="227420">
                <text:p>2274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296">
                <text:p>275296</text:p>
              </table:table-cell>
              <table:table-cell office:value-type="float" office:value="269864">
                <text:p>269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960">
                <text:p>120960</text:p>
              </table:table-cell>
              <table:table-cell office:value-type="float" office:value="116484">
                <text:p>116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960">
                <text:p>120960</text:p>
              </table:table-cell>
              <table:table-cell office:value-type="float" office:value="116484">
                <text:p>116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960">
                <text:p>120960</text:p>
              </table:table-cell>
              <table:table-cell office:value-type="float" office:value="116484">
                <text:p>116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960">
                <text:p>120960</text:p>
              </table:table-cell>
              <table:table-cell office:value-type="float" office:value="116484">
                <text:p>116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300">
                <text:p>190300</text:p>
              </table:table-cell>
              <table:table-cell office:value-type="float" office:value="194532">
                <text:p>194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5876">
                <text:p>285876</text:p>
              </table:table-cell>
              <table:table-cell office:value-type="float" office:value="290976">
                <text:p>290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9904">
                <text:p>379904</text:p>
              </table:table-cell>
              <table:table-cell office:value-type="float" office:value="387516">
                <text:p>387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6920">
                <text:p>466920</text:p>
              </table:table-cell>
              <table:table-cell office:value-type="float" office:value="481844">
                <text:p>481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1992">
                <text:p>571992</text:p>
              </table:table-cell>
              <table:table-cell office:value-type="float" office:value="618016">
                <text:p>618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4788">
                <text:p>494788</text:p>
              </table:table-cell>
              <table:table-cell office:value-type="float" office:value="280408">
                <text:p>2804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9276">
                <text:p>499276</text:p>
              </table:table-cell>
              <table:table-cell office:value-type="float" office:value="369772">
                <text:p>3697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5348">
                <text:p>505348</text:p>
              </table:table-cell>
              <table:table-cell office:value-type="float" office:value="462428">
                <text:p>4624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8316">
                <text:p>588316</text:p>
              </table:table-cell>
              <table:table-cell office:value-type="float" office:value="551060">
                <text:p>5510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1368">
                <text:p>681368</text:p>
              </table:table-cell>
              <table:table-cell office:value-type="float" office:value="643716">
                <text:p>6437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7440">
                <text:p>687440</text:p>
              </table:table-cell>
              <table:table-cell office:value-type="float" office:value="684464">
                <text:p>6844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7440">
                <text:p>687440</text:p>
              </table:table-cell>
              <table:table-cell office:value-type="float" office:value="684464">
                <text:p>6844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7440">
                <text:p>687440</text:p>
              </table:table-cell>
              <table:table-cell office:value-type="float" office:value="684464">
                <text:p>6844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87440">
                <text:p>687440</text:p>
              </table:table-cell>
              <table:table-cell office:value-type="float" office:value="684464">
                <text:p>6844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7440">
                <text:p>687440</text:p>
              </table:table-cell>
              <table:table-cell office:value-type="float" office:value="684536">
                <text:p>6845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7440">
                <text:p>687440</text:p>
              </table:table-cell>
              <table:table-cell office:value-type="float" office:value="684536">
                <text:p>6845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87440">
                <text:p>687440</text:p>
              </table:table-cell>
              <table:table-cell office:value-type="float" office:value="684536">
                <text:p>6845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7440">
                <text:p>687440</text:p>
              </table:table-cell>
              <table:table-cell office:value-type="float" office:value="684536">
                <text:p>6845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9536">
                <text:p>189536</text:p>
              </table:table-cell>
              <table:table-cell office:value-type="float" office:value="148376">
                <text:p>148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9536">
                <text:p>189536</text:p>
              </table:table-cell>
              <table:table-cell office:value-type="float" office:value="148376">
                <text:p>1483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9536">
                <text:p>189536</text:p>
              </table:table-cell>
              <table:table-cell office:value-type="float" office:value="148376">
                <text:p>1483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9536">
                <text:p>189536</text:p>
              </table:table-cell>
              <table:table-cell office:value-type="float" office:value="148376">
                <text:p>1483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471cm" xlink:href=".." xlink:type="simple" chart:class="chart:line" chart:style-name="ch1">
        <chart:legend chart:legend-position="end" svg:x="27.331cm" svg:y="10.687cm" style:legend-expansion="high" chart:style-name="ch2"/>
        <chart:plot-area chart:style-name="ch3" table:cell-range-address="Sheet3.A2:Sheet3.B180" chart:data-source-has-labels="row" svg:x="0.633cm" svg:y="0.449cm" svg:width="26.065cm" svg:height="21.573cm">
          <chartooo:coordinate-region svg:x="1.995cm" svg:y="0.57cm" svg:width="24.703cm" svg:height="20.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B4:Sheet3.B180" chart:label-cell-address="Sheet3.B2:Sheet3.B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original meta-used</text:p>
                <text:list>
                  <text:list-item>
                    <text:p>original</text:p>
                  </text:list-item>
                  <text:list-item>
                    <text:p>meta-used</text:p>
                  </text:list-item>
                </text:list>
                <draw:g>
                  <svg:desc>Sheet3.B2:Sheet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B4:Sheet3.B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52">
                <text:p>13952</text:p>
              </table:table-cell>
              <table:table-cell office:value-type="float" office:value="11729">
                <text:p>11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76">
                <text:p>14976</text:p>
              </table:table-cell>
              <table:table-cell office:value-type="float" office:value="12691">
                <text:p>12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76">
                <text:p>14976</text:p>
              </table:table-cell>
              <table:table-cell office:value-type="float" office:value="12958">
                <text:p>12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76">
                <text:p>14976</text:p>
              </table:table-cell>
              <table:table-cell office:value-type="float" office:value="13031">
                <text:p>13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76">
                <text:p>14976</text:p>
              </table:table-cell>
              <table:table-cell office:value-type="float" office:value="13031">
                <text:p>13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76">
                <text:p>14976</text:p>
              </table:table-cell>
              <table:table-cell office:value-type="float" office:value="13031">
                <text:p>13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976">
                <text:p>14976</text:p>
              </table:table-cell>
              <table:table-cell office:value-type="float" office:value="13031">
                <text:p>13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980">
                <text:p>75980</text:p>
              </table:table-cell>
              <table:table-cell office:value-type="float" office:value="70870">
                <text:p>708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828">
                <text:p>170828</text:p>
              </table:table-cell>
              <table:table-cell office:value-type="float" office:value="160446">
                <text:p>160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8108">
                <text:p>268108</text:p>
              </table:table-cell>
              <table:table-cell office:value-type="float" office:value="252034">
                <text:p>252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7580">
                <text:p>357580</text:p>
              </table:table-cell>
              <table:table-cell office:value-type="float" office:value="336678">
                <text:p>336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3836">
                <text:p>453836</text:p>
              </table:table-cell>
              <table:table-cell office:value-type="float" office:value="427530">
                <text:p>4275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380">
                <text:p>466380</text:p>
              </table:table-cell>
              <table:table-cell office:value-type="float" office:value="272299">
                <text:p>272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6380">
                <text:p>466380</text:p>
              </table:table-cell>
              <table:table-cell office:value-type="float" office:value="272299">
                <text:p>272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6380">
                <text:p>466380</text:p>
              </table:table-cell>
              <table:table-cell office:value-type="float" office:value="272299">
                <text:p>2722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6380">
                <text:p>466380</text:p>
              </table:table-cell>
              <table:table-cell office:value-type="float" office:value="272299">
                <text:p>2722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6380">
                <text:p>466380</text:p>
              </table:table-cell>
              <table:table-cell office:value-type="float" office:value="272300">
                <text:p>2723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6380">
                <text:p>466380</text:p>
              </table:table-cell>
              <table:table-cell office:value-type="float" office:value="272300">
                <text:p>2723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6380">
                <text:p>466380</text:p>
              </table:table-cell>
              <table:table-cell office:value-type="float" office:value="272300">
                <text:p>2723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6380">
                <text:p>466380</text:p>
              </table:table-cell>
              <table:table-cell office:value-type="float" office:value="272300">
                <text:p>2723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0364">
                <text:p>380364</text:p>
              </table:table-cell>
              <table:table-cell office:value-type="float" office:value="151310">
                <text:p>1513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0364">
                <text:p>380364</text:p>
              </table:table-cell>
              <table:table-cell office:value-type="float" office:value="249497">
                <text:p>2494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0364">
                <text:p>380364</text:p>
              </table:table-cell>
              <table:table-cell office:value-type="float" office:value="343194">
                <text:p>3431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3820">
                <text:p>463820</text:p>
              </table:table-cell>
              <table:table-cell office:value-type="float" office:value="435928">
                <text:p>4359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8668">
                <text:p>558668</text:p>
              </table:table-cell>
              <table:table-cell office:value-type="float" office:value="526499">
                <text:p>5264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5372">
                <text:p>535372</text:p>
              </table:table-cell>
              <table:table-cell office:value-type="float" office:value="272302">
                <text:p>2723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5372">
                <text:p>535372</text:p>
              </table:table-cell>
              <table:table-cell office:value-type="float" office:value="272302">
                <text:p>2723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5372">
                <text:p>535372</text:p>
              </table:table-cell>
              <table:table-cell office:value-type="float" office:value="272302">
                <text:p>2723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5372">
                <text:p>535372</text:p>
              </table:table-cell>
              <table:table-cell office:value-type="float" office:value="272302">
                <text:p>2723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5372">
                <text:p>535372</text:p>
              </table:table-cell>
              <table:table-cell office:value-type="float" office:value="272304">
                <text:p>2723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5372">
                <text:p>535372</text:p>
              </table:table-cell>
              <table:table-cell office:value-type="float" office:value="272304">
                <text:p>2723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5372">
                <text:p>535372</text:p>
              </table:table-cell>
              <table:table-cell office:value-type="float" office:value="272304">
                <text:p>2723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5372">
                <text:p>535372</text:p>
              </table:table-cell>
              <table:table-cell office:value-type="float" office:value="272304">
                <text:p>2723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6432">
                <text:p>66432</text:p>
              </table:table-cell>
              <table:table-cell office:value-type="float" office:value="13074">
                <text:p>130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432">
                <text:p>66432</text:p>
              </table:table-cell>
              <table:table-cell office:value-type="float" office:value="13074">
                <text:p>130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432">
                <text:p>66432</text:p>
              </table:table-cell>
              <table:table-cell office:value-type="float" office:value="13074">
                <text:p>130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432">
                <text:p>66432</text:p>
              </table:table-cell>
              <table:table-cell office:value-type="float" office:value="13074">
                <text:p>130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126cm" xlink:href=".." xlink:type="simple" chart:class="chart:line" chart:style-name="ch1">
        <chart:legend chart:legend-position="end" svg:x="27.198cm" svg:y="10.515cm" style:legend-expansion="high" chart:style-name="ch2"/>
        <chart:plot-area chart:style-name="ch3" table:cell-range-address="Sheet3.D2:Sheet3.E180" chart:data-source-has-labels="row" svg:x="0.633cm" svg:y="0.442cm" svg:width="25.932cm" svg:height="21.242cm">
          <chartooo:coordinate-region svg:x="1.995cm" svg:y="0.563cm" svg:width="24.569cm" svg:height="20.1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4:Sheet3.D180" chart:label-cell-address="Sheet3.D2:Sheet3.D3" chart:class="chart:line">
            <chart:data-point chart:repeated="177"/>
          </chart:series>
          <chart:series chart:style-name="ch7" chart:values-cell-range-address="Sheet3.E4:Sheet3.E180" chart:label-cell-address="Sheet3.E2:Sheet3.E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 meta-comm</text:p>
                <text:list>
                  <text:list-item>
                    <text:p>patched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  <table:table-cell office:value-type="string">
                <text:p>patched meta-used</text:p>
                <text:list>
                  <text:list-item>
                    <text:p>patched</text:p>
                  </text:list-item>
                  <text:list-item>
                    <text:p>meta-used</text:p>
                  </text:list-item>
                </text:list>
                <draw:g>
                  <svg:desc>Sheet3.E2:Sheet3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  <table:table-cell office:value-type="float" office:value="0">
                <text:p>0</text:p>
                <draw:g>
                  <svg:desc>Sheet3.E4:Sheet3.E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96">
                <text:p>12096</text:p>
              </table:table-cell>
              <table:table-cell office:value-type="float" office:value="11828">
                <text:p>11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20">
                <text:p>13120</text:p>
              </table:table-cell>
              <table:table-cell office:value-type="float" office:value="12836">
                <text:p>12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76">
                <text:p>13376</text:p>
              </table:table-cell>
              <table:table-cell office:value-type="float" office:value="13131">
                <text:p>13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76">
                <text:p>13376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76">
                <text:p>13376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76">
                <text:p>13376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76">
                <text:p>13376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224">
                <text:p>76224</text:p>
              </table:table-cell>
              <table:table-cell office:value-type="float" office:value="75976">
                <text:p>75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232">
                <text:p>167232</text:p>
              </table:table-cell>
              <table:table-cell office:value-type="float" office:value="166852">
                <text:p>166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9584">
                <text:p>259584</text:p>
              </table:table-cell>
              <table:table-cell office:value-type="float" office:value="259015">
                <text:p>259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4832">
                <text:p>344832</text:p>
              </table:table-cell>
              <table:table-cell office:value-type="float" office:value="344231">
                <text:p>344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6288">
                <text:p>436288</text:p>
              </table:table-cell>
              <table:table-cell office:value-type="float" office:value="435609">
                <text:p>4356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8832">
                <text:p>288832</text:p>
              </table:table-cell>
              <table:table-cell office:value-type="float" office:value="278370">
                <text:p>2783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2">
                <text:p>288832</text:p>
              </table:table-cell>
              <table:table-cell office:value-type="float" office:value="278370">
                <text:p>2783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8832">
                <text:p>288832</text:p>
              </table:table-cell>
              <table:table-cell office:value-type="float" office:value="278370">
                <text:p>2783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832">
                <text:p>288832</text:p>
              </table:table-cell>
              <table:table-cell office:value-type="float" office:value="278370">
                <text:p>2783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8832">
                <text:p>288832</text:p>
              </table:table-cell>
              <table:table-cell office:value-type="float" office:value="278371">
                <text:p>2783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8832">
                <text:p>288832</text:p>
              </table:table-cell>
              <table:table-cell office:value-type="float" office:value="278371">
                <text:p>278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8832">
                <text:p>288832</text:p>
              </table:table-cell>
              <table:table-cell office:value-type="float" office:value="278371">
                <text:p>2783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8832">
                <text:p>288832</text:p>
              </table:table-cell>
              <table:table-cell office:value-type="float" office:value="278371">
                <text:p>2783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6560">
                <text:p>146560</text:p>
              </table:table-cell>
              <table:table-cell office:value-type="float" office:value="144202">
                <text:p>1442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5968">
                <text:p>235968</text:p>
              </table:table-cell>
              <table:table-cell office:value-type="float" office:value="235419">
                <text:p>2354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8640">
                <text:p>328640</text:p>
              </table:table-cell>
              <table:table-cell office:value-type="float" office:value="328025">
                <text:p>3280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5936">
                <text:p>415936</text:p>
              </table:table-cell>
              <table:table-cell office:value-type="float" office:value="415235">
                <text:p>4152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7200">
                <text:p>507200</text:p>
              </table:table-cell>
              <table:table-cell office:value-type="float" office:value="506418">
                <text:p>5064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3888">
                <text:p>293888</text:p>
              </table:table-cell>
              <table:table-cell office:value-type="float" office:value="278373">
                <text:p>2783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3888">
                <text:p>293888</text:p>
              </table:table-cell>
              <table:table-cell office:value-type="float" office:value="278373">
                <text:p>2783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3888">
                <text:p>293888</text:p>
              </table:table-cell>
              <table:table-cell office:value-type="float" office:value="278373">
                <text:p>2783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3888">
                <text:p>293888</text:p>
              </table:table-cell>
              <table:table-cell office:value-type="float" office:value="278373">
                <text:p>2783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3888">
                <text:p>293888</text:p>
              </table:table-cell>
              <table:table-cell office:value-type="float" office:value="278374">
                <text:p>2783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3888">
                <text:p>293888</text:p>
              </table:table-cell>
              <table:table-cell office:value-type="float" office:value="278374">
                <text:p>2783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3888">
                <text:p>293888</text:p>
              </table:table-cell>
              <table:table-cell office:value-type="float" office:value="278374">
                <text:p>2783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888">
                <text:p>293888</text:p>
              </table:table-cell>
              <table:table-cell office:value-type="float" office:value="278374">
                <text:p>2783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504">
                <text:p>13504</text:p>
              </table:table-cell>
              <table:table-cell office:value-type="float" office:value="13220">
                <text:p>132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504">
                <text:p>13504</text:p>
              </table:table-cell>
              <table:table-cell office:value-type="float" office:value="13220">
                <text:p>132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504">
                <text:p>13504</text:p>
              </table:table-cell>
              <table:table-cell office:value-type="float" office:value="13220">
                <text:p>132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504">
                <text:p>13504</text:p>
              </table:table-cell>
              <table:table-cell office:value-type="float" office:value="13220">
                <text:p>132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93cm" xlink:href=".." xlink:type="simple" chart:class="chart:line" chart:style-name="ch1">
        <chart:legend chart:legend-position="end" svg:x="26.266cm" svg:y="10.448cm" style:legend-expansion="high" chart:style-name="ch2"/>
        <chart:plot-area chart:style-name="ch3" table:cell-range-address="Sheet3.G2:Sheet3.H180" chart:data-source-has-labels="row" svg:x="0.63cm" svg:y="0.439cm" svg:width="25.006cm" svg:height="21.115cm">
          <chartooo:coordinate-region svg:x="1.992cm" svg:y="0.56cm" svg:width="23.638cm" svg:height="19.9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4:Sheet3.G180" chart:label-cell-address="Sheet3.G2:Sheet3.G3" chart:class="chart:line">
            <chart:data-point chart:repeated="177"/>
          </chart:series>
          <chart:series chart:style-name="ch7" chart:values-cell-range-address="Sheet3.H4:Sheet3.H180" chart:label-cell-address="Sheet3.H2:Sheet3.H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-aggr meta-comm</text:p>
                <text:list>
                  <text:list-item>
                    <text:p>patched-aggr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  <table:table-cell office:value-type="string">
                <text:p>patched-aggr meta-used</text:p>
                <text:list>
                  <text:list-item>
                    <text:p>patched-aggr</text:p>
                  </text:list-item>
                  <text:list-item>
                    <text:p>meta-used</text:p>
                  </text:list-item>
                </text:list>
                <draw:g>
                  <svg:desc>Sheet3.H2:Sheet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G4:Sheet3.G180</svg:desc>
                </draw:g>
              </table:table-cell>
              <table:table-cell office:value-type="float" office:value="0">
                <text:p>0</text:p>
                <draw:g>
                  <svg:desc>Sheet3.H4:Sheet3.H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84">
                <text:p>11984</text:p>
              </table:table-cell>
              <table:table-cell office:value-type="float" office:value="11775">
                <text:p>11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24">
                <text:p>13024</text:p>
              </table:table-cell>
              <table:table-cell office:value-type="float" office:value="12819">
                <text:p>12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96">
                <text:p>13296</text:p>
              </table:table-cell>
              <table:table-cell office:value-type="float" office:value="13106">
                <text:p>13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76">
                <text:p>13376</text:p>
              </table:table-cell>
              <table:table-cell office:value-type="float" office:value="13178">
                <text:p>131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76">
                <text:p>13376</text:p>
              </table:table-cell>
              <table:table-cell office:value-type="float" office:value="13178">
                <text:p>13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76">
                <text:p>13376</text:p>
              </table:table-cell>
              <table:table-cell office:value-type="float" office:value="13178">
                <text:p>13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76">
                <text:p>13376</text:p>
              </table:table-cell>
              <table:table-cell office:value-type="float" office:value="13178">
                <text:p>131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592">
                <text:p>76592</text:p>
              </table:table-cell>
              <table:table-cell office:value-type="float" office:value="76326">
                <text:p>76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1504">
                <text:p>161504</text:p>
              </table:table-cell>
              <table:table-cell office:value-type="float" office:value="161158">
                <text:p>161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1056">
                <text:p>241056</text:p>
              </table:table-cell>
              <table:table-cell office:value-type="float" office:value="240625">
                <text:p>24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3424">
                <text:p>313424</text:p>
              </table:table-cell>
              <table:table-cell office:value-type="float" office:value="312913">
                <text:p>3129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96">
                <text:p>392496</text:p>
              </table:table-cell>
              <table:table-cell office:value-type="float" office:value="391907">
                <text:p>391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1200">
                <text:p>281200</text:p>
              </table:table-cell>
              <table:table-cell office:value-type="float" office:value="278363">
                <text:p>2783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1200">
                <text:p>281200</text:p>
              </table:table-cell>
              <table:table-cell office:value-type="float" office:value="278363">
                <text:p>2783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1200">
                <text:p>281200</text:p>
              </table:table-cell>
              <table:table-cell office:value-type="float" office:value="278363">
                <text:p>2783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1200">
                <text:p>281200</text:p>
              </table:table-cell>
              <table:table-cell office:value-type="float" office:value="278363">
                <text:p>278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1200">
                <text:p>281200</text:p>
              </table:table-cell>
              <table:table-cell office:value-type="float" office:value="278365">
                <text:p>2783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1200">
                <text:p>281200</text:p>
              </table:table-cell>
              <table:table-cell office:value-type="float" office:value="278365">
                <text:p>2783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1200">
                <text:p>281200</text:p>
              </table:table-cell>
              <table:table-cell office:value-type="float" office:value="278365">
                <text:p>278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1200">
                <text:p>281200</text:p>
              </table:table-cell>
              <table:table-cell office:value-type="float" office:value="278365">
                <text:p>2783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7616">
                <text:p>187616</text:p>
              </table:table-cell>
              <table:table-cell office:value-type="float" office:value="187241">
                <text:p>1872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8656">
                <text:p>278656</text:p>
              </table:table-cell>
              <table:table-cell office:value-type="float" office:value="278194">
                <text:p>2781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8384">
                <text:p>368384</text:p>
              </table:table-cell>
              <table:table-cell office:value-type="float" office:value="367816">
                <text:p>3678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5520">
                <text:p>455520</text:p>
              </table:table-cell>
              <table:table-cell office:value-type="float" office:value="454862">
                <text:p>4548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872">
                <text:p>281872</text:p>
              </table:table-cell>
              <table:table-cell office:value-type="float" office:value="278367">
                <text:p>2783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1872">
                <text:p>281872</text:p>
              </table:table-cell>
              <table:table-cell office:value-type="float" office:value="278367">
                <text:p>2783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1872">
                <text:p>281872</text:p>
              </table:table-cell>
              <table:table-cell office:value-type="float" office:value="278367">
                <text:p>2783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1872">
                <text:p>281872</text:p>
              </table:table-cell>
              <table:table-cell office:value-type="float" office:value="278367">
                <text:p>2783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1872">
                <text:p>281872</text:p>
              </table:table-cell>
              <table:table-cell office:value-type="float" office:value="278369">
                <text:p>2783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1872">
                <text:p>281872</text:p>
              </table:table-cell>
              <table:table-cell office:value-type="float" office:value="278369">
                <text:p>2783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1872">
                <text:p>281872</text:p>
              </table:table-cell>
              <table:table-cell office:value-type="float" office:value="278369">
                <text:p>2783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1872">
                <text:p>281872</text:p>
              </table:table-cell>
              <table:table-cell office:value-type="float" office:value="278369">
                <text:p>2783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408">
                <text:p>13408</text:p>
              </table:table-cell>
              <table:table-cell office:value-type="float" office:value="13215">
                <text:p>132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408">
                <text:p>13408</text:p>
              </table:table-cell>
              <table:table-cell office:value-type="float" office:value="13215">
                <text:p>132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408">
                <text:p>13408</text:p>
              </table:table-cell>
              <table:table-cell office:value-type="float" office:value="13215">
                <text:p>132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408">
                <text:p>13408</text:p>
              </table:table-cell>
              <table:table-cell office:value-type="float" office:value="13215">
                <text:p>132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66cm" xlink:href=".." xlink:type="simple" chart:class="chart:line" chart:style-name="ch1">
        <chart:legend chart:legend-position="end" svg:x="27.033cm" svg:y="10.435cm" style:legend-expansion="high" chart:style-name="ch2"/>
        <chart:plot-area chart:style-name="ch3" table:cell-range-address="Sheet3.A2:Sheet3.A180 Sheet3.D2:Sheet3.D180" chart:data-source-has-labels="row" svg:x="0.63cm" svg:y="0.439cm" svg:width="25.773cm" svg:height="21.088cm">
          <chartooo:coordinate-region svg:x="1.992cm" svg:y="0.56cm" svg:width="24.409cm" svg:height="19.9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D4:Sheet3.D180" chart:label-cell-address="Sheet3.D2:Sheet3.D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patched meta-comm</text:p>
                <text:list>
                  <text:list-item>
                    <text:p>patched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52">
                <text:p>13952</text:p>
              </table:table-cell>
              <table:table-cell office:value-type="float" office:value="12096">
                <text:p>1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76">
                <text:p>14976</text:p>
              </table:table-cell>
              <table:table-cell office:value-type="float" office:value="13120">
                <text:p>13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980">
                <text:p>75980</text:p>
              </table:table-cell>
              <table:table-cell office:value-type="float" office:value="76224">
                <text:p>76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828">
                <text:p>170828</text:p>
              </table:table-cell>
              <table:table-cell office:value-type="float" office:value="167232">
                <text:p>167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8108">
                <text:p>268108</text:p>
              </table:table-cell>
              <table:table-cell office:value-type="float" office:value="259584">
                <text:p>259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7580">
                <text:p>357580</text:p>
              </table:table-cell>
              <table:table-cell office:value-type="float" office:value="344832">
                <text:p>344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3836">
                <text:p>453836</text:p>
              </table:table-cell>
              <table:table-cell office:value-type="float" office:value="436288">
                <text:p>436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0364">
                <text:p>380364</text:p>
              </table:table-cell>
              <table:table-cell office:value-type="float" office:value="146560">
                <text:p>1465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0364">
                <text:p>380364</text:p>
              </table:table-cell>
              <table:table-cell office:value-type="float" office:value="235968">
                <text:p>2359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0364">
                <text:p>380364</text:p>
              </table:table-cell>
              <table:table-cell office:value-type="float" office:value="328640">
                <text:p>3286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3820">
                <text:p>463820</text:p>
              </table:table-cell>
              <table:table-cell office:value-type="float" office:value="415936">
                <text:p>4159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8668">
                <text:p>558668</text:p>
              </table:table-cell>
              <table:table-cell office:value-type="float" office:value="507200">
                <text:p>5072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6432">
                <text:p>66432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432">
                <text:p>66432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432">
                <text:p>66432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432">
                <text:p>66432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54cm" svg:height="22.577cm" xlink:href=".." xlink:type="simple" chart:class="chart:line" chart:style-name="ch1">
        <chart:legend chart:legend-position="end" svg:x="27.961cm" svg:y="10.74cm" style:legend-expansion="high" chart:style-name="ch2"/>
        <chart:plot-area chart:style-name="ch3" table:cell-range-address="Sheet3.C2:Sheet3.C180 Sheet3.F2:Sheet3.F180" chart:data-source-has-labels="row" svg:x="0.631cm" svg:y="0.451cm" svg:width="26.699cm" svg:height="21.675cm">
          <chartooo:coordinate-region svg:x="1.993cm" svg:y="0.572cm" svg:width="25.196cm" svg:height="20.5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80" chart:label-cell-address="Sheet3.C2:Sheet3.C3" chart:class="chart:line">
            <chart:data-point chart:repeated="177"/>
          </chart:series>
          <chart:series chart:style-name="ch7" chart:values-cell-range-address="Sheet3.F4:Sheet3.F180" chart:label-cell-address="Sheet3.F2:Sheet3.F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rss-all</text:p>
                <text:list>
                  <text:list-item>
                    <text:p>original</text:p>
                  </text:list-item>
                  <text:list-item>
                    <text:p>rss-all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patched rss-all</text:p>
                <text:list>
                  <text:list-item>
                    <text:p>patched</text:p>
                  </text:list-item>
                  <text:list-item>
                    <text:p>rss-all</text:p>
                  </text:list-item>
                </text:list>
                <draw:g>
                  <svg:desc>Sheet3.F2:Sheet3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80</svg:desc>
                </draw:g>
              </table:table-cell>
              <table:table-cell office:value-type="float" office:value="0">
                <text:p>0</text:p>
                <draw:g>
                  <svg:desc>Sheet3.F4:Sheet3.F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376">
                <text:p>33376</text:p>
              </table:table-cell>
              <table:table-cell office:value-type="float" office:value="33180">
                <text:p>331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872">
                <text:p>120872</text:p>
              </table:table-cell>
              <table:table-cell office:value-type="float" office:value="120460">
                <text:p>1204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9220">
                <text:p>229220</text:p>
              </table:table-cell>
              <table:table-cell office:value-type="float" office:value="227420">
                <text:p>2274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296">
                <text:p>275296</text:p>
              </table:table-cell>
              <table:table-cell office:value-type="float" office:value="269864">
                <text:p>269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960">
                <text:p>120960</text:p>
              </table:table-cell>
              <table:table-cell office:value-type="float" office:value="116484">
                <text:p>116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960">
                <text:p>120960</text:p>
              </table:table-cell>
              <table:table-cell office:value-type="float" office:value="116484">
                <text:p>116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960">
                <text:p>120960</text:p>
              </table:table-cell>
              <table:table-cell office:value-type="float" office:value="116484">
                <text:p>116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960">
                <text:p>120960</text:p>
              </table:table-cell>
              <table:table-cell office:value-type="float" office:value="116484">
                <text:p>116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300">
                <text:p>190300</text:p>
              </table:table-cell>
              <table:table-cell office:value-type="float" office:value="194532">
                <text:p>194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5876">
                <text:p>285876</text:p>
              </table:table-cell>
              <table:table-cell office:value-type="float" office:value="290976">
                <text:p>290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9904">
                <text:p>379904</text:p>
              </table:table-cell>
              <table:table-cell office:value-type="float" office:value="387516">
                <text:p>387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6920">
                <text:p>466920</text:p>
              </table:table-cell>
              <table:table-cell office:value-type="float" office:value="481844">
                <text:p>481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1992">
                <text:p>571992</text:p>
              </table:table-cell>
              <table:table-cell office:value-type="float" office:value="618016">
                <text:p>618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4788">
                <text:p>494788</text:p>
              </table:table-cell>
              <table:table-cell office:value-type="float" office:value="280408">
                <text:p>2804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9276">
                <text:p>499276</text:p>
              </table:table-cell>
              <table:table-cell office:value-type="float" office:value="369772">
                <text:p>3697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5348">
                <text:p>505348</text:p>
              </table:table-cell>
              <table:table-cell office:value-type="float" office:value="462428">
                <text:p>4624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8316">
                <text:p>588316</text:p>
              </table:table-cell>
              <table:table-cell office:value-type="float" office:value="551060">
                <text:p>5510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1368">
                <text:p>681368</text:p>
              </table:table-cell>
              <table:table-cell office:value-type="float" office:value="643716">
                <text:p>6437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7440">
                <text:p>687440</text:p>
              </table:table-cell>
              <table:table-cell office:value-type="float" office:value="684464">
                <text:p>6844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7440">
                <text:p>687440</text:p>
              </table:table-cell>
              <table:table-cell office:value-type="float" office:value="684464">
                <text:p>6844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7440">
                <text:p>687440</text:p>
              </table:table-cell>
              <table:table-cell office:value-type="float" office:value="684464">
                <text:p>6844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87440">
                <text:p>687440</text:p>
              </table:table-cell>
              <table:table-cell office:value-type="float" office:value="684464">
                <text:p>6844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7440">
                <text:p>687440</text:p>
              </table:table-cell>
              <table:table-cell office:value-type="float" office:value="684536">
                <text:p>6845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7440">
                <text:p>687440</text:p>
              </table:table-cell>
              <table:table-cell office:value-type="float" office:value="684536">
                <text:p>6845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87440">
                <text:p>687440</text:p>
              </table:table-cell>
              <table:table-cell office:value-type="float" office:value="684536">
                <text:p>6845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7440">
                <text:p>687440</text:p>
              </table:table-cell>
              <table:table-cell office:value-type="float" office:value="684536">
                <text:p>6845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9536">
                <text:p>189536</text:p>
              </table:table-cell>
              <table:table-cell office:value-type="float" office:value="148376">
                <text:p>148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9536">
                <text:p>189536</text:p>
              </table:table-cell>
              <table:table-cell office:value-type="float" office:value="148376">
                <text:p>1483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9536">
                <text:p>189536</text:p>
              </table:table-cell>
              <table:table-cell office:value-type="float" office:value="148376">
                <text:p>1483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9536">
                <text:p>189536</text:p>
              </table:table-cell>
              <table:table-cell office:value-type="float" office:value="148376">
                <text:p>1483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